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36.49pt"/>
    </style:style>
    <style:style style:name="co3" style:family="table-column">
      <style:table-column-properties fo:break-before="auto" style:column-width="113.5pt"/>
    </style:style>
    <style:style style:name="co4" style:family="table-column">
      <style:table-column-properties fo:break-before="auto" style:column-width="138.9pt"/>
    </style:style>
    <style:style style:name="co5" style:family="table-column">
      <style:table-column-properties fo:break-before="auto" style:column-width="111.0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ay_20_2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y 2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Input</text:p>
          </table:table-cell>
          <table:table-cell table:style-name="ce4" office:value-type="string" calcext:value-type="string">
            <text:p>HIDE THIS</text:p>
          </table:table-cell>
          <table:table-cell table:style-name="ce4" office:value-type="string" calcext:value-type="string">
            <text:p>Forward</text:p>
          </table:table-cell>
          <table:table-cell table:style-name="ce4" office:value-type="string" calcext:value-type="string">
            <text:p>HIDE THIS</text:p>
          </table:table-cell>
          <table:table-cell table:style-name="ce4" office:value-type="string" calcext:value-type="string">
            <text:p>Down</text:p>
          </table:table-cell>
          <table:table-cell table:style-name="ce4" office:value-type="string" calcext:value-type="string">
            <text:p>HIDE THIS</text:p>
          </table:table-cell>
          <table:table-cell table:style-name="ce4" office:value-type="string" calcext:value-type="string">
            <text:p>Up</text:p>
          </table:table-cell>
          <table:table-cell table:style-name="ce4" office:value-type="string" calcext:value-type="string">
            <text:p>Current Aim</text:p>
          </table:table-cell>
          <table:table-cell table:style-name="ce4" office:value-type="string" calcext:value-type="string">
            <text:p>Part 2 Current Depth</text:p>
          </table:table-cell>
          <table:table-cell/>
          <table:table-cell table:style-name="ce4" office:value-type="string" calcext:value-type="string">
            <text:p>Part 1 total Horizontal </text:p>
          </table:table-cell>
          <table:table-cell table:style-name="ce4" office:value-type="string" calcext:value-type="string">
            <text:p>Part 1 total Depth</text:p>
          </table:table-cell>
          <table:table-cell/>
          <table:table-cell table:style-name="ce4" office:value-type="string" calcext:value-type="string">
            <text:p>Part 1 Result</text:p>
          </table:table-cell>
          <table:table-cell table:style-name="ce4" office:value-type="string" calcext:value-type="string">
            <text:p>Part 2 Result</text:p>
          </table:table-cell>
          <table:table-cell/>
          <table:table-cell table:style-name="ce4" office:value-type="string" calcext:value-type="string">
            <text:p>Notes: This is so fucking ugly, maybe ill tidy it tomorrow.... Either way, it works!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forward 4</text:p>
          </table:table-cell>
          <table:table-cell table:style-name="ce5" table:formula="of:=IFERROR(__xludf.dummyfunction(&quot;IF(REGEXMATCH(A2, &quot;&quot;forward&quot;&quot;), SPLIT(A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2, &quot;&quot;down&quot;&quot;), SPLIT(A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, &quot;&quot;up&quot;&quot;), SPLIT(A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0+[.E2]-[.G2]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7" table:formula="of:=SUM([.C$1:.C$1048576])" office:value-type="float" office:value="1815" calcext:value-type="float">
            <text:p>1815</text:p>
          </table:table-cell>
          <table:table-cell table:style-name="ce7" table:formula="of:=SUM([.E$1:.E$1048576])-SUM([.G$1:.G$1048576])" office:value-type="float" office:value="908" calcext:value-type="float">
            <text:p>908</text:p>
          </table:table-cell>
          <table:table-cell/>
          <table:table-cell table:style-name="ce9" table:formula="of:=[.K2]*[.L2]" office:value-type="float" office:value="1648020" calcext:value-type="float">
            <text:p>1648020</text:p>
          </table:table-cell>
          <table:table-cell table:style-name="ce9" table:formula="of:=[.K2]*[.I1001]" office:value-type="float" office:value="1759818555" calcext:value-type="float">
            <text:p>1759818555</text:p>
          </table:table-cell>
          <table:table-cell/>
          <table:table-cell table:style-name="ce4" office:value-type="string" calcext:value-type="string">
            <text:p>note that column H "Current Aim" is the same as a theoretical partial solution, "current depth" for part 1, though i never calculated that as shown by the formula on the total depth cell L:2)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down 8</text:p>
          </table:table-cell>
          <table:table-cell table:style-name="ce5" table:formula="of:=IFERROR(__xludf.dummyfunction(&quot;IF(REGEXMATCH(A3, &quot;&quot;forward&quot;&quot;), SPLIT(A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, &quot;&quot;down&quot;&quot;), SPLIT(A3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3, &quot;&quot;up&quot;&quot;), SPLIT(A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]+[.E3]-[.G3]" office:value-type="float" office:value="8" calcext:value-type="float">
            <text:p>8</text:p>
          </table:table-cell>
          <table:table-cell table:style-name="ce7" table:formula="of:=[.I2]+[.H3]*[.C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4, &quot;&quot;forward&quot;&quot;), SPLIT(A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, &quot;&quot;down&quot;&quot;), SPLIT(A4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4, &quot;&quot;up&quot;&quot;), SPLIT(A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]+[.E4]-[.G4]" office:value-type="float" office:value="11" calcext:value-type="float">
            <text:p>11</text:p>
          </table:table-cell>
          <table:table-cell table:style-name="ce7" table:formula="of:=[.I3]+[.H4]*[.C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5, &quot;&quot;forward&quot;&quot;), SPLIT(A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, &quot;&quot;down&quot;&quot;), SPLIT(A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5, &quot;&quot;up&quot;&quot;), SPLIT(A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]+[.E5]-[.G5]" office:value-type="float" office:value="12" calcext:value-type="float">
            <text:p>12</text:p>
          </table:table-cell>
          <table:table-cell table:style-name="ce7" table:formula="of:=[.I4]+[.H5]*[.C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8</text:p>
          </table:table-cell>
          <table:table-cell table:style-name="ce5" table:formula="of:=IFERROR(__xludf.dummyfunction(&quot;IF(REGEXMATCH(A6, &quot;&quot;forward&quot;&quot;), SPLIT(A6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6, &quot;&quot;down&quot;&quot;), SPLIT(A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, &quot;&quot;up&quot;&quot;), SPLIT(A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]+[.E6]-[.G6]" office:value-type="float" office:value="12" calcext:value-type="float">
            <text:p>12</text:p>
          </table:table-cell>
          <table:table-cell table:style-name="ce7" table:formula="of:=[.I5]+[.H6]*[.C6]"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6</text:p>
          </table:table-cell>
          <table:table-cell table:style-name="ce5" table:formula="of:=IFERROR(__xludf.dummyfunction(&quot;IF(REGEXMATCH(A7, &quot;&quot;forward&quot;&quot;), SPLIT(A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, &quot;&quot;down&quot;&quot;), SPLIT(A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, &quot;&quot;up&quot;&quot;), SPLIT(A7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7" table:formula="of:=[.H6]+[.E7]-[.G7]" office:value-type="float" office:value="6" calcext:value-type="float">
            <text:p>6</text:p>
          </table:table-cell>
          <table:table-cell table:style-name="ce7" table:formula="of:=[.I6]+[.H7]*[.C7]"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8, &quot;&quot;forward&quot;&quot;), SPLIT(A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, &quot;&quot;down&quot;&quot;), SPLIT(A8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8, &quot;&quot;up&quot;&quot;), SPLIT(A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]+[.E8]-[.G8]" office:value-type="float" office:value="10" calcext:value-type="float">
            <text:p>10</text:p>
          </table:table-cell>
          <table:table-cell table:style-name="ce7" table:formula="of:=[.I7]+[.H8]*[.C8]"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9, &quot;&quot;forward&quot;&quot;), SPLIT(A9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9, &quot;&quot;down&quot;&quot;), SPLIT(A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, &quot;&quot;up&quot;&quot;), SPLIT(A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]+[.E9]-[.G9]" office:value-type="float" office:value="10" calcext:value-type="float">
            <text:p>10</text:p>
          </table:table-cell>
          <table:table-cell table:style-name="ce7" table:formula="of:=[.I8]+[.H9]*[.C9]" office:value-type="float" office:value="116" calcext:value-type="float">
            <text:p>1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10, &quot;&quot;forward&quot;&quot;), SPLIT(A1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0, &quot;&quot;down&quot;&quot;), SPLIT(A10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10, &quot;&quot;up&quot;&quot;), SPLIT(A1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]+[.E10]-[.G10]" office:value-type="float" office:value="14" calcext:value-type="float">
            <text:p>14</text:p>
          </table:table-cell>
          <table:table-cell table:style-name="ce7" table:formula="of:=[.I9]+[.H10]*[.C10]" office:value-type="float" office:value="116" calcext:value-type="float">
            <text:p>1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11, &quot;&quot;forward&quot;&quot;), SPLIT(A1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1, &quot;&quot;down&quot;&quot;), SPLIT(A11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11, &quot;&quot;up&quot;&quot;), SPLIT(A1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0]+[.E11]-[.G11]" office:value-type="float" office:value="20" calcext:value-type="float">
            <text:p>20</text:p>
          </table:table-cell>
          <table:table-cell table:style-name="ce7" table:formula="of:=[.I10]+[.H11]*[.C11]" office:value-type="float" office:value="116" calcext:value-type="float">
            <text:p>1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12, &quot;&quot;forward&quot;&quot;), SPLIT(A1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2, &quot;&quot;down&quot;&quot;), SPLIT(A12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12, &quot;&quot;up&quot;&quot;), SPLIT(A1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1]+[.E12]-[.G12]" office:value-type="float" office:value="27" calcext:value-type="float">
            <text:p>27</text:p>
          </table:table-cell>
          <table:table-cell table:style-name="ce7" table:formula="of:=[.I11]+[.H12]*[.C12]" office:value-type="float" office:value="116" calcext:value-type="float">
            <text:p>1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1</text:p>
          </table:table-cell>
          <table:table-cell table:style-name="ce5" table:formula="of:=IFERROR(__xludf.dummyfunction(&quot;IF(REGEXMATCH(A13, &quot;&quot;forward&quot;&quot;), SPLIT(A13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13, &quot;&quot;down&quot;&quot;), SPLIT(A1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3, &quot;&quot;up&quot;&quot;), SPLIT(A1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2]+[.E13]-[.G13]" office:value-type="float" office:value="27" calcext:value-type="float">
            <text:p>27</text:p>
          </table:table-cell>
          <table:table-cell table:style-name="ce7" table:formula="of:=[.I12]+[.H13]*[.C13]" office:value-type="float" office:value="143" calcext:value-type="float">
            <text:p>1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14, &quot;&quot;forward&quot;&quot;), SPLIT(A1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4, &quot;&quot;down&quot;&quot;), SPLIT(A14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14, &quot;&quot;up&quot;&quot;), SPLIT(A1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3]+[.E14]-[.G14]" office:value-type="float" office:value="31" calcext:value-type="float">
            <text:p>31</text:p>
          </table:table-cell>
          <table:table-cell table:style-name="ce7" table:formula="of:=[.I13]+[.H14]*[.C14]" office:value-type="float" office:value="143" calcext:value-type="float">
            <text:p>1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15, &quot;&quot;forward&quot;&quot;), SPLIT(A1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5, &quot;&quot;down&quot;&quot;), SPLIT(A1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15, &quot;&quot;up&quot;&quot;), SPLIT(A1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4]+[.E15]-[.G15]" office:value-type="float" office:value="37" calcext:value-type="float">
            <text:p>37</text:p>
          </table:table-cell>
          <table:table-cell table:style-name="ce7" table:formula="of:=[.I14]+[.H15]*[.C15]" office:value-type="float" office:value="143" calcext:value-type="float">
            <text:p>1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7</text:p>
          </table:table-cell>
          <table:table-cell table:style-name="ce5" table:formula="of:=IFERROR(__xludf.dummyfunction(&quot;IF(REGEXMATCH(A16, &quot;&quot;forward&quot;&quot;), SPLIT(A16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16, &quot;&quot;down&quot;&quot;), SPLIT(A1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6, &quot;&quot;up&quot;&quot;), SPLIT(A1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5]+[.E16]-[.G16]" office:value-type="float" office:value="37" calcext:value-type="float">
            <text:p>37</text:p>
          </table:table-cell>
          <table:table-cell table:style-name="ce7" table:formula="of:=[.I15]+[.H16]*[.C16]" office:value-type="float" office:value="402" calcext:value-type="float">
            <text:p>4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17, &quot;&quot;forward&quot;&quot;), SPLIT(A1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7, &quot;&quot;down&quot;&quot;), SPLIT(A1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17, &quot;&quot;up&quot;&quot;), SPLIT(A1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6]+[.E17]-[.G17]" office:value-type="float" office:value="39" calcext:value-type="float">
            <text:p>39</text:p>
          </table:table-cell>
          <table:table-cell table:style-name="ce7" table:formula="of:=[.I16]+[.H17]*[.C17]" office:value-type="float" office:value="402" calcext:value-type="float">
            <text:p>4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8</text:p>
          </table:table-cell>
          <table:table-cell table:style-name="ce5" table:formula="of:=IFERROR(__xludf.dummyfunction(&quot;IF(REGEXMATCH(A18, &quot;&quot;forward&quot;&quot;), SPLIT(A1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8, &quot;&quot;down&quot;&quot;), SPLIT(A1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8, &quot;&quot;up&quot;&quot;), SPLIT(A18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7" table:formula="of:=[.H17]+[.E18]-[.G18]" office:value-type="float" office:value="31" calcext:value-type="float">
            <text:p>31</text:p>
          </table:table-cell>
          <table:table-cell table:style-name="ce7" table:formula="of:=[.I17]+[.H18]*[.C18]" office:value-type="float" office:value="402" calcext:value-type="float">
            <text:p>4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3</text:p>
          </table:table-cell>
          <table:table-cell table:style-name="ce5" table:formula="of:=IFERROR(__xludf.dummyfunction(&quot;IF(REGEXMATCH(A19, &quot;&quot;forward&quot;&quot;), SPLIT(A1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9, &quot;&quot;down&quot;&quot;), SPLIT(A1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9, &quot;&quot;up&quot;&quot;), SPLIT(A19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7" table:formula="of:=[.H18]+[.E19]-[.G19]" office:value-type="float" office:value="28" calcext:value-type="float">
            <text:p>28</text:p>
          </table:table-cell>
          <table:table-cell table:style-name="ce7" table:formula="of:=[.I18]+[.H19]*[.C19]" office:value-type="float" office:value="402" calcext:value-type="float">
            <text:p>4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1</text:p>
          </table:table-cell>
          <table:table-cell table:style-name="ce5" table:formula="of:=IFERROR(__xludf.dummyfunction(&quot;IF(REGEXMATCH(A20, &quot;&quot;forward&quot;&quot;), SPLIT(A20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20, &quot;&quot;down&quot;&quot;), SPLIT(A2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0, &quot;&quot;up&quot;&quot;), SPLIT(A2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9]+[.E20]-[.G20]" office:value-type="float" office:value="28" calcext:value-type="float">
            <text:p>28</text:p>
          </table:table-cell>
          <table:table-cell table:style-name="ce7" table:formula="of:=[.I19]+[.H20]*[.C20]" office:value-type="float" office:value="430" calcext:value-type="float">
            <text:p>43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21, &quot;&quot;forward&quot;&quot;), SPLIT(A21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21, &quot;&quot;down&quot;&quot;), SPLIT(A2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1, &quot;&quot;up&quot;&quot;), SPLIT(A2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0]+[.E21]-[.G21]" office:value-type="float" office:value="28" calcext:value-type="float">
            <text:p>28</text:p>
          </table:table-cell>
          <table:table-cell table:style-name="ce7" table:formula="of:=[.I20]+[.H21]*[.C21]" office:value-type="float" office:value="486" calcext:value-type="float">
            <text:p>4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22, &quot;&quot;forward&quot;&quot;), SPLIT(A2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2, &quot;&quot;down&quot;&quot;), SPLIT(A22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22, &quot;&quot;up&quot;&quot;), SPLIT(A2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1]+[.E22]-[.G22]" office:value-type="float" office:value="31" calcext:value-type="float">
            <text:p>31</text:p>
          </table:table-cell>
          <table:table-cell table:style-name="ce7" table:formula="of:=[.I21]+[.H22]*[.C22]" office:value-type="float" office:value="486" calcext:value-type="float">
            <text:p>4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8</text:p>
          </table:table-cell>
          <table:table-cell table:style-name="ce5" table:formula="of:=IFERROR(__xludf.dummyfunction(&quot;IF(REGEXMATCH(A23, &quot;&quot;forward&quot;&quot;), SPLIT(A2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3, &quot;&quot;down&quot;&quot;), SPLIT(A23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23, &quot;&quot;up&quot;&quot;), SPLIT(A2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2]+[.E23]-[.G23]" office:value-type="float" office:value="39" calcext:value-type="float">
            <text:p>39</text:p>
          </table:table-cell>
          <table:table-cell table:style-name="ce7" table:formula="of:=[.I22]+[.H23]*[.C23]" office:value-type="float" office:value="486" calcext:value-type="float">
            <text:p>4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6</text:p>
          </table:table-cell>
          <table:table-cell table:style-name="ce5" table:formula="of:=IFERROR(__xludf.dummyfunction(&quot;IF(REGEXMATCH(A24, &quot;&quot;forward&quot;&quot;), SPLIT(A24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24, &quot;&quot;down&quot;&quot;), SPLIT(A2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4, &quot;&quot;up&quot;&quot;), SPLIT(A2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3]+[.E24]-[.G24]" office:value-type="float" office:value="39" calcext:value-type="float">
            <text:p>39</text:p>
          </table:table-cell>
          <table:table-cell table:style-name="ce7" table:formula="of:=[.I23]+[.H24]*[.C24]" office:value-type="float" office:value="720" calcext:value-type="float">
            <text:p>72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5</text:p>
          </table:table-cell>
          <table:table-cell table:style-name="ce5" table:formula="of:=IFERROR(__xludf.dummyfunction(&quot;IF(REGEXMATCH(A25, &quot;&quot;forward&quot;&quot;), SPLIT(A25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25, &quot;&quot;down&quot;&quot;), SPLIT(A2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5, &quot;&quot;up&quot;&quot;), SPLIT(A2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4]+[.E25]-[.G25]" office:value-type="float" office:value="39" calcext:value-type="float">
            <text:p>39</text:p>
          </table:table-cell>
          <table:table-cell table:style-name="ce7" table:formula="of:=[.I24]+[.H25]*[.C25]" office:value-type="float" office:value="915" calcext:value-type="float">
            <text:p>9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26, &quot;&quot;forward&quot;&quot;), SPLIT(A2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6, &quot;&quot;down&quot;&quot;), SPLIT(A26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26, &quot;&quot;up&quot;&quot;), SPLIT(A2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5]+[.E26]-[.G26]" office:value-type="float" office:value="43" calcext:value-type="float">
            <text:p>43</text:p>
          </table:table-cell>
          <table:table-cell table:style-name="ce7" table:formula="of:=[.I25]+[.H26]*[.C26]" office:value-type="float" office:value="915" calcext:value-type="float">
            <text:p>9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27, &quot;&quot;forward&quot;&quot;), SPLIT(A2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7, &quot;&quot;down&quot;&quot;), SPLIT(A2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27, &quot;&quot;up&quot;&quot;), SPLIT(A2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6]+[.E27]-[.G27]" office:value-type="float" office:value="44" calcext:value-type="float">
            <text:p>44</text:p>
          </table:table-cell>
          <table:table-cell table:style-name="ce7" table:formula="of:=[.I26]+[.H27]*[.C27]" office:value-type="float" office:value="915" calcext:value-type="float">
            <text:p>9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5</text:p>
          </table:table-cell>
          <table:table-cell table:style-name="ce5" table:formula="of:=IFERROR(__xludf.dummyfunction(&quot;IF(REGEXMATCH(A28, &quot;&quot;forward&quot;&quot;), SPLIT(A2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8, &quot;&quot;down&quot;&quot;), SPLIT(A2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8, &quot;&quot;up&quot;&quot;), SPLIT(A28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7" table:formula="of:=[.H27]+[.E28]-[.G28]" office:value-type="float" office:value="39" calcext:value-type="float">
            <text:p>39</text:p>
          </table:table-cell>
          <table:table-cell table:style-name="ce7" table:formula="of:=[.I27]+[.H28]*[.C28]" office:value-type="float" office:value="915" calcext:value-type="float">
            <text:p>9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5</text:p>
          </table:table-cell>
          <table:table-cell table:style-name="ce5" table:formula="of:=IFERROR(__xludf.dummyfunction(&quot;IF(REGEXMATCH(A29, &quot;&quot;forward&quot;&quot;), SPLIT(A2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9, &quot;&quot;down&quot;&quot;), SPLIT(A29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29, &quot;&quot;up&quot;&quot;), SPLIT(A2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8]+[.E29]-[.G29]" office:value-type="float" office:value="44" calcext:value-type="float">
            <text:p>44</text:p>
          </table:table-cell>
          <table:table-cell table:style-name="ce7" table:formula="of:=[.I28]+[.H29]*[.C29]" office:value-type="float" office:value="915" calcext:value-type="float">
            <text:p>9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30, &quot;&quot;forward&quot;&quot;), SPLIT(A3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0, &quot;&quot;down&quot;&quot;), SPLIT(A30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30, &quot;&quot;up&quot;&quot;), SPLIT(A3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9]+[.E30]-[.G30]" office:value-type="float" office:value="46" calcext:value-type="float">
            <text:p>46</text:p>
          </table:table-cell>
          <table:table-cell table:style-name="ce7" table:formula="of:=[.I29]+[.H30]*[.C30]" office:value-type="float" office:value="915" calcext:value-type="float">
            <text:p>9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6</text:p>
          </table:table-cell>
          <table:table-cell table:style-name="ce5" table:formula="of:=IFERROR(__xludf.dummyfunction(&quot;IF(REGEXMATCH(A31, &quot;&quot;forward&quot;&quot;), SPLIT(A3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1, &quot;&quot;down&quot;&quot;), SPLIT(A3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1, &quot;&quot;up&quot;&quot;), SPLIT(A31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7" table:formula="of:=[.H30]+[.E31]-[.G31]" office:value-type="float" office:value="40" calcext:value-type="float">
            <text:p>40</text:p>
          </table:table-cell>
          <table:table-cell table:style-name="ce7" table:formula="of:=[.I30]+[.H31]*[.C31]" office:value-type="float" office:value="915" calcext:value-type="float">
            <text:p>9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4</text:p>
          </table:table-cell>
          <table:table-cell table:style-name="ce5" table:formula="of:=IFERROR(__xludf.dummyfunction(&quot;IF(REGEXMATCH(A32, &quot;&quot;forward&quot;&quot;), SPLIT(A3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32, &quot;&quot;down&quot;&quot;), SPLIT(A3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2, &quot;&quot;up&quot;&quot;), SPLIT(A3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1]+[.E32]-[.G32]" office:value-type="float" office:value="40" calcext:value-type="float">
            <text:p>40</text:p>
          </table:table-cell>
          <table:table-cell table:style-name="ce7" table:formula="of:=[.I31]+[.H32]*[.C32]" office:value-type="float" office:value="1075" calcext:value-type="float">
            <text:p>10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3</text:p>
          </table:table-cell>
          <table:table-cell table:style-name="ce5" table:formula="of:=IFERROR(__xludf.dummyfunction(&quot;IF(REGEXMATCH(A33, &quot;&quot;forward&quot;&quot;), SPLIT(A33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33, &quot;&quot;down&quot;&quot;), SPLIT(A3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3, &quot;&quot;up&quot;&quot;), SPLIT(A3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2]+[.E33]-[.G33]" office:value-type="float" office:value="40" calcext:value-type="float">
            <text:p>40</text:p>
          </table:table-cell>
          <table:table-cell table:style-name="ce7" table:formula="of:=[.I32]+[.H33]*[.C33]" office:value-type="float" office:value="1195" calcext:value-type="float">
            <text:p>11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8</text:p>
          </table:table-cell>
          <table:table-cell table:style-name="ce5" table:formula="of:=IFERROR(__xludf.dummyfunction(&quot;IF(REGEXMATCH(A34, &quot;&quot;forward&quot;&quot;), SPLIT(A3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4, &quot;&quot;down&quot;&quot;), SPLIT(A34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34, &quot;&quot;up&quot;&quot;), SPLIT(A3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3]+[.E34]-[.G34]" office:value-type="float" office:value="48" calcext:value-type="float">
            <text:p>48</text:p>
          </table:table-cell>
          <table:table-cell table:style-name="ce7" table:formula="of:=[.I33]+[.H34]*[.C34]" office:value-type="float" office:value="1195" calcext:value-type="float">
            <text:p>11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9</text:p>
          </table:table-cell>
          <table:table-cell table:style-name="ce5" table:formula="of:=IFERROR(__xludf.dummyfunction(&quot;IF(REGEXMATCH(A35, &quot;&quot;forward&quot;&quot;), SPLIT(A3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5, &quot;&quot;down&quot;&quot;), SPLIT(A3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35, &quot;&quot;up&quot;&quot;), SPLIT(A3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4]+[.E35]-[.G35]" office:value-type="float" office:value="57" calcext:value-type="float">
            <text:p>57</text:p>
          </table:table-cell>
          <table:table-cell table:style-name="ce7" table:formula="of:=[.I34]+[.H35]*[.C35]" office:value-type="float" office:value="1195" calcext:value-type="float">
            <text:p>11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2</text:p>
          </table:table-cell>
          <table:table-cell table:style-name="ce5" table:formula="of:=IFERROR(__xludf.dummyfunction(&quot;IF(REGEXMATCH(A36, &quot;&quot;forward&quot;&quot;), SPLIT(A3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6, &quot;&quot;down&quot;&quot;), SPLIT(A3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6, &quot;&quot;up&quot;&quot;), SPLIT(A36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7" table:formula="of:=[.H35]+[.E36]-[.G36]" office:value-type="float" office:value="55" calcext:value-type="float">
            <text:p>55</text:p>
          </table:table-cell>
          <table:table-cell table:style-name="ce7" table:formula="of:=[.I35]+[.H36]*[.C36]" office:value-type="float" office:value="1195" calcext:value-type="float">
            <text:p>11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1</text:p>
          </table:table-cell>
          <table:table-cell table:style-name="ce5" table:formula="of:=IFERROR(__xludf.dummyfunction(&quot;IF(REGEXMATCH(A37, &quot;&quot;forward&quot;&quot;), SPLIT(A37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37, &quot;&quot;down&quot;&quot;), SPLIT(A3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7, &quot;&quot;up&quot;&quot;), SPLIT(A3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6]+[.E37]-[.G37]" office:value-type="float" office:value="55" calcext:value-type="float">
            <text:p>55</text:p>
          </table:table-cell>
          <table:table-cell table:style-name="ce7" table:formula="of:=[.I36]+[.H37]*[.C37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38, &quot;&quot;forward&quot;&quot;), SPLIT(A38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38, &quot;&quot;down&quot;&quot;), SPLIT(A3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8, &quot;&quot;up&quot;&quot;), SPLIT(A3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7]+[.E38]-[.G38]" office:value-type="float" office:value="55" calcext:value-type="float">
            <text:p>55</text:p>
          </table:table-cell>
          <table:table-cell table:style-name="ce7" table:formula="of:=[.I37]+[.H38]*[.C38]" office:value-type="float" office:value="1360" calcext:value-type="float">
            <text:p>13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39, &quot;&quot;forward&quot;&quot;), SPLIT(A3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9, &quot;&quot;down&quot;&quot;), SPLIT(A39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39, &quot;&quot;up&quot;&quot;), SPLIT(A3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8]+[.E39]-[.G39]" office:value-type="float" office:value="56" calcext:value-type="float">
            <text:p>56</text:p>
          </table:table-cell>
          <table:table-cell table:style-name="ce7" table:formula="of:=[.I38]+[.H39]*[.C39]" office:value-type="float" office:value="1360" calcext:value-type="float">
            <text:p>13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3</text:p>
          </table:table-cell>
          <table:table-cell table:style-name="ce5" table:formula="of:=IFERROR(__xludf.dummyfunction(&quot;IF(REGEXMATCH(A40, &quot;&quot;forward&quot;&quot;), SPLIT(A40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40, &quot;&quot;down&quot;&quot;), SPLIT(A4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0, &quot;&quot;up&quot;&quot;), SPLIT(A4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9]+[.E40]-[.G40]" office:value-type="float" office:value="56" calcext:value-type="float">
            <text:p>56</text:p>
          </table:table-cell>
          <table:table-cell table:style-name="ce7" table:formula="of:=[.I39]+[.H40]*[.C40]" office:value-type="float" office:value="1528" calcext:value-type="float">
            <text:p>15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41, &quot;&quot;forward&quot;&quot;), SPLIT(A4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1, &quot;&quot;down&quot;&quot;), SPLIT(A41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41, &quot;&quot;up&quot;&quot;), SPLIT(A4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0]+[.E41]-[.G41]" office:value-type="float" office:value="63" calcext:value-type="float">
            <text:p>63</text:p>
          </table:table-cell>
          <table:table-cell table:style-name="ce7" table:formula="of:=[.I40]+[.H41]*[.C41]" office:value-type="float" office:value="1528" calcext:value-type="float">
            <text:p>15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6</text:p>
          </table:table-cell>
          <table:table-cell table:style-name="ce5" table:formula="of:=IFERROR(__xludf.dummyfunction(&quot;IF(REGEXMATCH(A42, &quot;&quot;forward&quot;&quot;), SPLIT(A4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2, &quot;&quot;down&quot;&quot;), SPLIT(A4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2, &quot;&quot;up&quot;&quot;), SPLIT(A42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7" table:formula="of:=[.H41]+[.E42]-[.G42]" office:value-type="float" office:value="57" calcext:value-type="float">
            <text:p>57</text:p>
          </table:table-cell>
          <table:table-cell table:style-name="ce7" table:formula="of:=[.I41]+[.H42]*[.C42]" office:value-type="float" office:value="1528" calcext:value-type="float">
            <text:p>15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43, &quot;&quot;forward&quot;&quot;), SPLIT(A4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3, &quot;&quot;down&quot;&quot;), SPLIT(A43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43, &quot;&quot;up&quot;&quot;), SPLIT(A4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2]+[.E43]-[.G43]" office:value-type="float" office:value="58" calcext:value-type="float">
            <text:p>58</text:p>
          </table:table-cell>
          <table:table-cell table:style-name="ce7" table:formula="of:=[.I42]+[.H43]*[.C43]" office:value-type="float" office:value="1528" calcext:value-type="float">
            <text:p>15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44, &quot;&quot;forward&quot;&quot;), SPLIT(A4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4, &quot;&quot;down&quot;&quot;), SPLIT(A44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44, &quot;&quot;up&quot;&quot;), SPLIT(A4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3]+[.E44]-[.G44]" office:value-type="float" office:value="65" calcext:value-type="float">
            <text:p>65</text:p>
          </table:table-cell>
          <table:table-cell table:style-name="ce7" table:formula="of:=[.I43]+[.H44]*[.C44]" office:value-type="float" office:value="1528" calcext:value-type="float">
            <text:p>15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5</text:p>
          </table:table-cell>
          <table:table-cell table:style-name="ce5" table:formula="of:=IFERROR(__xludf.dummyfunction(&quot;IF(REGEXMATCH(A45, &quot;&quot;forward&quot;&quot;), SPLIT(A4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5, &quot;&quot;down&quot;&quot;), SPLIT(A4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45, &quot;&quot;up&quot;&quot;), SPLIT(A4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4]+[.E45]-[.G45]" office:value-type="float" office:value="70" calcext:value-type="float">
            <text:p>70</text:p>
          </table:table-cell>
          <table:table-cell table:style-name="ce7" table:formula="of:=[.I44]+[.H45]*[.C45]" office:value-type="float" office:value="1528" calcext:value-type="float">
            <text:p>15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8</text:p>
          </table:table-cell>
          <table:table-cell table:style-name="ce5" table:formula="of:=IFERROR(__xludf.dummyfunction(&quot;IF(REGEXMATCH(A46, &quot;&quot;forward&quot;&quot;), SPLIT(A46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46, &quot;&quot;down&quot;&quot;), SPLIT(A4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6, &quot;&quot;up&quot;&quot;), SPLIT(A4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5]+[.E46]-[.G46]" office:value-type="float" office:value="70" calcext:value-type="float">
            <text:p>70</text:p>
          </table:table-cell>
          <table:table-cell table:style-name="ce7" table:formula="of:=[.I45]+[.H46]*[.C46]" office:value-type="float" office:value="2088" calcext:value-type="float">
            <text:p>208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5</text:p>
          </table:table-cell>
          <table:table-cell table:style-name="ce5" table:formula="of:=IFERROR(__xludf.dummyfunction(&quot;IF(REGEXMATCH(A47, &quot;&quot;forward&quot;&quot;), SPLIT(A4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7, &quot;&quot;down&quot;&quot;), SPLIT(A4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47, &quot;&quot;up&quot;&quot;), SPLIT(A4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6]+[.E47]-[.G47]" office:value-type="float" office:value="75" calcext:value-type="float">
            <text:p>75</text:p>
          </table:table-cell>
          <table:table-cell table:style-name="ce7" table:formula="of:=[.I46]+[.H47]*[.C47]" office:value-type="float" office:value="2088" calcext:value-type="float">
            <text:p>208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48, &quot;&quot;forward&quot;&quot;), SPLIT(A4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8, &quot;&quot;down&quot;&quot;), SPLIT(A48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48, &quot;&quot;up&quot;&quot;), SPLIT(A4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7]+[.E48]-[.G48]" office:value-type="float" office:value="76" calcext:value-type="float">
            <text:p>76</text:p>
          </table:table-cell>
          <table:table-cell table:style-name="ce7" table:formula="of:=[.I47]+[.H48]*[.C48]" office:value-type="float" office:value="2088" calcext:value-type="float">
            <text:p>208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49, &quot;&quot;forward&quot;&quot;), SPLIT(A4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9, &quot;&quot;down&quot;&quot;), SPLIT(A49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49, &quot;&quot;up&quot;&quot;), SPLIT(A4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8]+[.E49]-[.G49]" office:value-type="float" office:value="83" calcext:value-type="float">
            <text:p>83</text:p>
          </table:table-cell>
          <table:table-cell table:style-name="ce7" table:formula="of:=[.I48]+[.H49]*[.C49]" office:value-type="float" office:value="2088" calcext:value-type="float">
            <text:p>208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9</text:p>
          </table:table-cell>
          <table:table-cell table:style-name="ce5" table:formula="of:=IFERROR(__xludf.dummyfunction(&quot;IF(REGEXMATCH(A50, &quot;&quot;forward&quot;&quot;), SPLIT(A5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0, &quot;&quot;down&quot;&quot;), SPLIT(A5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0, &quot;&quot;up&quot;&quot;), SPLIT(A50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7" table:formula="of:=[.H49]+[.E50]-[.G50]" office:value-type="float" office:value="74" calcext:value-type="float">
            <text:p>74</text:p>
          </table:table-cell>
          <table:table-cell table:style-name="ce7" table:formula="of:=[.I49]+[.H50]*[.C50]" office:value-type="float" office:value="2088" calcext:value-type="float">
            <text:p>208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6</text:p>
          </table:table-cell>
          <table:table-cell table:style-name="ce5" table:formula="of:=IFERROR(__xludf.dummyfunction(&quot;IF(REGEXMATCH(A51, &quot;&quot;forward&quot;&quot;), SPLIT(A51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51, &quot;&quot;down&quot;&quot;), SPLIT(A5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1, &quot;&quot;up&quot;&quot;), SPLIT(A5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0]+[.E51]-[.G51]" office:value-type="float" office:value="74" calcext:value-type="float">
            <text:p>74</text:p>
          </table:table-cell>
          <table:table-cell table:style-name="ce7" table:formula="of:=[.I50]+[.H51]*[.C51]" office:value-type="float" office:value="2532" calcext:value-type="float">
            <text:p>25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8</text:p>
          </table:table-cell>
          <table:table-cell table:style-name="ce5" table:formula="of:=IFERROR(__xludf.dummyfunction(&quot;IF(REGEXMATCH(A52, &quot;&quot;forward&quot;&quot;), SPLIT(A5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2, &quot;&quot;down&quot;&quot;), SPLIT(A5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2, &quot;&quot;up&quot;&quot;), SPLIT(A52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7" table:formula="of:=[.H51]+[.E52]-[.G52]" office:value-type="float" office:value="66" calcext:value-type="float">
            <text:p>66</text:p>
          </table:table-cell>
          <table:table-cell table:style-name="ce7" table:formula="of:=[.I51]+[.H52]*[.C52]" office:value-type="float" office:value="2532" calcext:value-type="float">
            <text:p>25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53, &quot;&quot;forward&quot;&quot;), SPLIT(A5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3, &quot;&quot;down&quot;&quot;), SPLIT(A53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53, &quot;&quot;up&quot;&quot;), SPLIT(A5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2]+[.E53]-[.G53]" office:value-type="float" office:value="69" calcext:value-type="float">
            <text:p>69</text:p>
          </table:table-cell>
          <table:table-cell table:style-name="ce7" table:formula="of:=[.I52]+[.H53]*[.C53]" office:value-type="float" office:value="2532" calcext:value-type="float">
            <text:p>25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9</text:p>
          </table:table-cell>
          <table:table-cell table:style-name="ce5" table:formula="of:=IFERROR(__xludf.dummyfunction(&quot;IF(REGEXMATCH(A54, &quot;&quot;forward&quot;&quot;), SPLIT(A5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4, &quot;&quot;down&quot;&quot;), SPLIT(A54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54, &quot;&quot;up&quot;&quot;), SPLIT(A5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3]+[.E54]-[.G54]" office:value-type="float" office:value="78" calcext:value-type="float">
            <text:p>78</text:p>
          </table:table-cell>
          <table:table-cell table:style-name="ce7" table:formula="of:=[.I53]+[.H54]*[.C54]" office:value-type="float" office:value="2532" calcext:value-type="float">
            <text:p>25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55, &quot;&quot;forward&quot;&quot;), SPLIT(A5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5, &quot;&quot;down&quot;&quot;), SPLIT(A5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55, &quot;&quot;up&quot;&quot;), SPLIT(A5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4]+[.E55]-[.G55]" office:value-type="float" office:value="81" calcext:value-type="float">
            <text:p>81</text:p>
          </table:table-cell>
          <table:table-cell table:style-name="ce7" table:formula="of:=[.I54]+[.H55]*[.C55]" office:value-type="float" office:value="2532" calcext:value-type="float">
            <text:p>25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56, &quot;&quot;forward&quot;&quot;), SPLIT(A56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56, &quot;&quot;down&quot;&quot;), SPLIT(A5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6, &quot;&quot;up&quot;&quot;), SPLIT(A5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5]+[.E56]-[.G56]" office:value-type="float" office:value="81" calcext:value-type="float">
            <text:p>81</text:p>
          </table:table-cell>
          <table:table-cell table:style-name="ce7" table:formula="of:=[.I55]+[.H56]*[.C56]" office:value-type="float" office:value="2694" calcext:value-type="float">
            <text:p>26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1</text:p>
          </table:table-cell>
          <table:table-cell table:style-name="ce5" table:formula="of:=IFERROR(__xludf.dummyfunction(&quot;IF(REGEXMATCH(A57, &quot;&quot;forward&quot;&quot;), SPLIT(A57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57, &quot;&quot;down&quot;&quot;), SPLIT(A5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7, &quot;&quot;up&quot;&quot;), SPLIT(A5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6]+[.E57]-[.G57]" office:value-type="float" office:value="81" calcext:value-type="float">
            <text:p>81</text:p>
          </table:table-cell>
          <table:table-cell table:style-name="ce7" table:formula="of:=[.I56]+[.H57]*[.C57]" office:value-type="float" office:value="2775" calcext:value-type="float">
            <text:p>27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4</text:p>
          </table:table-cell>
          <table:table-cell table:style-name="ce5" table:formula="of:=IFERROR(__xludf.dummyfunction(&quot;IF(REGEXMATCH(A58, &quot;&quot;forward&quot;&quot;), SPLIT(A58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58, &quot;&quot;down&quot;&quot;), SPLIT(A5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8, &quot;&quot;up&quot;&quot;), SPLIT(A5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7]+[.E58]-[.G58]" office:value-type="float" office:value="81" calcext:value-type="float">
            <text:p>81</text:p>
          </table:table-cell>
          <table:table-cell table:style-name="ce7" table:formula="of:=[.I57]+[.H58]*[.C58]" office:value-type="float" office:value="3099" calcext:value-type="float">
            <text:p>30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59, &quot;&quot;forward&quot;&quot;), SPLIT(A5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9, &quot;&quot;down&quot;&quot;), SPLIT(A59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59, &quot;&quot;up&quot;&quot;), SPLIT(A5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8]+[.E59]-[.G59]" office:value-type="float" office:value="88" calcext:value-type="float">
            <text:p>88</text:p>
          </table:table-cell>
          <table:table-cell table:style-name="ce7" table:formula="of:=[.I58]+[.H59]*[.C59]" office:value-type="float" office:value="3099" calcext:value-type="float">
            <text:p>30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8</text:p>
          </table:table-cell>
          <table:table-cell table:style-name="ce5" table:formula="of:=IFERROR(__xludf.dummyfunction(&quot;IF(REGEXMATCH(A60, &quot;&quot;forward&quot;&quot;), SPLIT(A6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0, &quot;&quot;down&quot;&quot;), SPLIT(A6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0, &quot;&quot;up&quot;&quot;), SPLIT(A60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7" table:formula="of:=[.H59]+[.E60]-[.G60]" office:value-type="float" office:value="80" calcext:value-type="float">
            <text:p>80</text:p>
          </table:table-cell>
          <table:table-cell table:style-name="ce7" table:formula="of:=[.I59]+[.H60]*[.C60]" office:value-type="float" office:value="3099" calcext:value-type="float">
            <text:p>30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61, &quot;&quot;forward&quot;&quot;), SPLIT(A6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1, &quot;&quot;down&quot;&quot;), SPLIT(A61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61, &quot;&quot;up&quot;&quot;), SPLIT(A6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0]+[.E61]-[.G61]" office:value-type="float" office:value="81" calcext:value-type="float">
            <text:p>81</text:p>
          </table:table-cell>
          <table:table-cell table:style-name="ce7" table:formula="of:=[.I60]+[.H61]*[.C61]" office:value-type="float" office:value="3099" calcext:value-type="float">
            <text:p>30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1</text:p>
          </table:table-cell>
          <table:table-cell table:style-name="ce5" table:formula="of:=IFERROR(__xludf.dummyfunction(&quot;IF(REGEXMATCH(A62, &quot;&quot;forward&quot;&quot;), SPLIT(A6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2, &quot;&quot;down&quot;&quot;), SPLIT(A6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2, &quot;&quot;up&quot;&quot;), SPLIT(A62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7" table:formula="of:=[.H61]+[.E62]-[.G62]" office:value-type="float" office:value="80" calcext:value-type="float">
            <text:p>80</text:p>
          </table:table-cell>
          <table:table-cell table:style-name="ce7" table:formula="of:=[.I61]+[.H62]*[.C62]" office:value-type="float" office:value="3099" calcext:value-type="float">
            <text:p>30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4</text:p>
          </table:table-cell>
          <table:table-cell table:style-name="ce5" table:formula="of:=IFERROR(__xludf.dummyfunction(&quot;IF(REGEXMATCH(A63, &quot;&quot;forward&quot;&quot;), SPLIT(A63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63, &quot;&quot;down&quot;&quot;), SPLIT(A6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3, &quot;&quot;up&quot;&quot;), SPLIT(A6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2]+[.E63]-[.G63]" office:value-type="float" office:value="80" calcext:value-type="float">
            <text:p>80</text:p>
          </table:table-cell>
          <table:table-cell table:style-name="ce7" table:formula="of:=[.I62]+[.H63]*[.C63]" office:value-type="float" office:value="3419" calcext:value-type="float">
            <text:p>34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64, &quot;&quot;forward&quot;&quot;), SPLIT(A6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4, &quot;&quot;down&quot;&quot;), SPLIT(A64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64, &quot;&quot;up&quot;&quot;), SPLIT(A6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3]+[.E64]-[.G64]" office:value-type="float" office:value="87" calcext:value-type="float">
            <text:p>87</text:p>
          </table:table-cell>
          <table:table-cell table:style-name="ce7" table:formula="of:=[.I63]+[.H64]*[.C64]" office:value-type="float" office:value="3419" calcext:value-type="float">
            <text:p>34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5</text:p>
          </table:table-cell>
          <table:table-cell table:style-name="ce5" table:formula="of:=IFERROR(__xludf.dummyfunction(&quot;IF(REGEXMATCH(A65, &quot;&quot;forward&quot;&quot;), SPLIT(A65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65, &quot;&quot;down&quot;&quot;), SPLIT(A6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5, &quot;&quot;up&quot;&quot;), SPLIT(A6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4]+[.E65]-[.G65]" office:value-type="float" office:value="87" calcext:value-type="float">
            <text:p>87</text:p>
          </table:table-cell>
          <table:table-cell table:style-name="ce7" table:formula="of:=[.I64]+[.H65]*[.C65]" office:value-type="float" office:value="3854" calcext:value-type="float">
            <text:p>38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66, &quot;&quot;forward&quot;&quot;), SPLIT(A66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66, &quot;&quot;down&quot;&quot;), SPLIT(A6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6, &quot;&quot;up&quot;&quot;), SPLIT(A6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5]+[.E66]-[.G66]" office:value-type="float" office:value="87" calcext:value-type="float">
            <text:p>87</text:p>
          </table:table-cell>
          <table:table-cell table:style-name="ce7" table:formula="of:=[.I65]+[.H66]*[.C66]" office:value-type="float" office:value="4028" calcext:value-type="float">
            <text:p>40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1</text:p>
          </table:table-cell>
          <table:table-cell table:style-name="ce5" table:formula="of:=IFERROR(__xludf.dummyfunction(&quot;IF(REGEXMATCH(A67, &quot;&quot;forward&quot;&quot;), SPLIT(A67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67, &quot;&quot;down&quot;&quot;), SPLIT(A6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7, &quot;&quot;up&quot;&quot;), SPLIT(A6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6]+[.E67]-[.G67]" office:value-type="float" office:value="87" calcext:value-type="float">
            <text:p>87</text:p>
          </table:table-cell>
          <table:table-cell table:style-name="ce7" table:formula="of:=[.I66]+[.H67]*[.C67]" office:value-type="float" office:value="4115" calcext:value-type="float">
            <text:p>41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8</text:p>
          </table:table-cell>
          <table:table-cell table:style-name="ce5" table:formula="of:=IFERROR(__xludf.dummyfunction(&quot;IF(REGEXMATCH(A68, &quot;&quot;forward&quot;&quot;), SPLIT(A6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8, &quot;&quot;down&quot;&quot;), SPLIT(A6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8, &quot;&quot;up&quot;&quot;), SPLIT(A68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7" table:formula="of:=[.H67]+[.E68]-[.G68]" office:value-type="float" office:value="79" calcext:value-type="float">
            <text:p>79</text:p>
          </table:table-cell>
          <table:table-cell table:style-name="ce7" table:formula="of:=[.I67]+[.H68]*[.C68]" office:value-type="float" office:value="4115" calcext:value-type="float">
            <text:p>41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69, &quot;&quot;forward&quot;&quot;), SPLIT(A6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9, &quot;&quot;down&quot;&quot;), SPLIT(A69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69, &quot;&quot;up&quot;&quot;), SPLIT(A6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8]+[.E69]-[.G69]" office:value-type="float" office:value="81" calcext:value-type="float">
            <text:p>81</text:p>
          </table:table-cell>
          <table:table-cell table:style-name="ce7" table:formula="of:=[.I68]+[.H69]*[.C69]" office:value-type="float" office:value="4115" calcext:value-type="float">
            <text:p>41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6</text:p>
          </table:table-cell>
          <table:table-cell table:style-name="ce5" table:formula="of:=IFERROR(__xludf.dummyfunction(&quot;IF(REGEXMATCH(A70, &quot;&quot;forward&quot;&quot;), SPLIT(A7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0, &quot;&quot;down&quot;&quot;), SPLIT(A7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0, &quot;&quot;up&quot;&quot;), SPLIT(A70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7" table:formula="of:=[.H69]+[.E70]-[.G70]" office:value-type="float" office:value="75" calcext:value-type="float">
            <text:p>75</text:p>
          </table:table-cell>
          <table:table-cell table:style-name="ce7" table:formula="of:=[.I69]+[.H70]*[.C70]" office:value-type="float" office:value="4115" calcext:value-type="float">
            <text:p>41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71, &quot;&quot;forward&quot;&quot;), SPLIT(A7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1, &quot;&quot;down&quot;&quot;), SPLIT(A71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71, &quot;&quot;up&quot;&quot;), SPLIT(A7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0]+[.E71]-[.G71]" office:value-type="float" office:value="82" calcext:value-type="float">
            <text:p>82</text:p>
          </table:table-cell>
          <table:table-cell table:style-name="ce7" table:formula="of:=[.I70]+[.H71]*[.C71]" office:value-type="float" office:value="4115" calcext:value-type="float">
            <text:p>41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72, &quot;&quot;forward&quot;&quot;), SPLIT(A7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2, &quot;&quot;down&quot;&quot;), SPLIT(A72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72, &quot;&quot;up&quot;&quot;), SPLIT(A7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1]+[.E72]-[.G72]" office:value-type="float" office:value="86" calcext:value-type="float">
            <text:p>86</text:p>
          </table:table-cell>
          <table:table-cell table:style-name="ce7" table:formula="of:=[.I71]+[.H72]*[.C72]" office:value-type="float" office:value="4115" calcext:value-type="float">
            <text:p>41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6</text:p>
          </table:table-cell>
          <table:table-cell table:style-name="ce5" table:formula="of:=IFERROR(__xludf.dummyfunction(&quot;IF(REGEXMATCH(A73, &quot;&quot;forward&quot;&quot;), SPLIT(A7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3, &quot;&quot;down&quot;&quot;), SPLIT(A7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3, &quot;&quot;up&quot;&quot;), SPLIT(A73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7" table:formula="of:=[.H72]+[.E73]-[.G73]" office:value-type="float" office:value="80" calcext:value-type="float">
            <text:p>80</text:p>
          </table:table-cell>
          <table:table-cell table:style-name="ce7" table:formula="of:=[.I72]+[.H73]*[.C73]" office:value-type="float" office:value="4115" calcext:value-type="float">
            <text:p>41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74, &quot;&quot;forward&quot;&quot;), SPLIT(A74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74, &quot;&quot;down&quot;&quot;), SPLIT(A7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4, &quot;&quot;up&quot;&quot;), SPLIT(A7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3]+[.E74]-[.G74]" office:value-type="float" office:value="80" calcext:value-type="float">
            <text:p>80</text:p>
          </table:table-cell>
          <table:table-cell table:style-name="ce7" table:formula="of:=[.I73]+[.H74]*[.C74]" office:value-type="float" office:value="4275" calcext:value-type="float">
            <text:p>42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8</text:p>
          </table:table-cell>
          <table:table-cell table:style-name="ce5" table:formula="of:=IFERROR(__xludf.dummyfunction(&quot;IF(REGEXMATCH(A75, &quot;&quot;forward&quot;&quot;), SPLIT(A75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75, &quot;&quot;down&quot;&quot;), SPLIT(A7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5, &quot;&quot;up&quot;&quot;), SPLIT(A7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4]+[.E75]-[.G75]" office:value-type="float" office:value="80" calcext:value-type="float">
            <text:p>80</text:p>
          </table:table-cell>
          <table:table-cell table:style-name="ce7" table:formula="of:=[.I74]+[.H75]*[.C75]" office:value-type="float" office:value="4915" calcext:value-type="float">
            <text:p>49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8</text:p>
          </table:table-cell>
          <table:table-cell table:style-name="ce5" table:formula="of:=IFERROR(__xludf.dummyfunction(&quot;IF(REGEXMATCH(A76, &quot;&quot;forward&quot;&quot;), SPLIT(A7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6, &quot;&quot;down&quot;&quot;), SPLIT(A76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76, &quot;&quot;up&quot;&quot;), SPLIT(A7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5]+[.E76]-[.G76]" office:value-type="float" office:value="88" calcext:value-type="float">
            <text:p>88</text:p>
          </table:table-cell>
          <table:table-cell table:style-name="ce7" table:formula="of:=[.I75]+[.H76]*[.C76]" office:value-type="float" office:value="4915" calcext:value-type="float">
            <text:p>49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77, &quot;&quot;forward&quot;&quot;), SPLIT(A7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7, &quot;&quot;down&quot;&quot;), SPLIT(A7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77, &quot;&quot;up&quot;&quot;), SPLIT(A7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6]+[.E77]-[.G77]" office:value-type="float" office:value="90" calcext:value-type="float">
            <text:p>90</text:p>
          </table:table-cell>
          <table:table-cell table:style-name="ce7" table:formula="of:=[.I76]+[.H77]*[.C77]" office:value-type="float" office:value="4915" calcext:value-type="float">
            <text:p>49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78, &quot;&quot;forward&quot;&quot;), SPLIT(A78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78, &quot;&quot;down&quot;&quot;), SPLIT(A7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8, &quot;&quot;up&quot;&quot;), SPLIT(A7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7]+[.E78]-[.G78]" office:value-type="float" office:value="90" calcext:value-type="float">
            <text:p>90</text:p>
          </table:table-cell>
          <table:table-cell table:style-name="ce7" table:formula="of:=[.I77]+[.H78]*[.C78]" office:value-type="float" office:value="5095" calcext:value-type="float">
            <text:p>50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79, &quot;&quot;forward&quot;&quot;), SPLIT(A79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79, &quot;&quot;down&quot;&quot;), SPLIT(A7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9, &quot;&quot;up&quot;&quot;), SPLIT(A7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8]+[.E79]-[.G79]" office:value-type="float" office:value="90" calcext:value-type="float">
            <text:p>90</text:p>
          </table:table-cell>
          <table:table-cell table:style-name="ce7" table:formula="of:=[.I78]+[.H79]*[.C79]" office:value-type="float" office:value="5905" calcext:value-type="float">
            <text:p>59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80, &quot;&quot;forward&quot;&quot;), SPLIT(A8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0, &quot;&quot;down&quot;&quot;), SPLIT(A80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80, &quot;&quot;up&quot;&quot;), SPLIT(A8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9]+[.E80]-[.G80]" office:value-type="float" office:value="91" calcext:value-type="float">
            <text:p>91</text:p>
          </table:table-cell>
          <table:table-cell table:style-name="ce7" table:formula="of:=[.I79]+[.H80]*[.C80]" office:value-type="float" office:value="5905" calcext:value-type="float">
            <text:p>59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5</text:p>
          </table:table-cell>
          <table:table-cell table:style-name="ce5" table:formula="of:=IFERROR(__xludf.dummyfunction(&quot;IF(REGEXMATCH(A81, &quot;&quot;forward&quot;&quot;), SPLIT(A81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81, &quot;&quot;down&quot;&quot;), SPLIT(A8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1, &quot;&quot;up&quot;&quot;), SPLIT(A8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0]+[.E81]-[.G81]" office:value-type="float" office:value="91" calcext:value-type="float">
            <text:p>91</text:p>
          </table:table-cell>
          <table:table-cell table:style-name="ce7" table:formula="of:=[.I80]+[.H81]*[.C81]" office:value-type="float" office:value="6360" calcext:value-type="float">
            <text:p>63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82, &quot;&quot;forward&quot;&quot;), SPLIT(A8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2, &quot;&quot;down&quot;&quot;), SPLIT(A82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82, &quot;&quot;up&quot;&quot;), SPLIT(A8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1]+[.E82]-[.G82]" office:value-type="float" office:value="95" calcext:value-type="float">
            <text:p>95</text:p>
          </table:table-cell>
          <table:table-cell table:style-name="ce7" table:formula="of:=[.I81]+[.H82]*[.C82]" office:value-type="float" office:value="6360" calcext:value-type="float">
            <text:p>63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4</text:p>
          </table:table-cell>
          <table:table-cell table:style-name="ce5" table:formula="of:=IFERROR(__xludf.dummyfunction(&quot;IF(REGEXMATCH(A83, &quot;&quot;forward&quot;&quot;), SPLIT(A83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83, &quot;&quot;down&quot;&quot;), SPLIT(A8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3, &quot;&quot;up&quot;&quot;), SPLIT(A8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2]+[.E83]-[.G83]" office:value-type="float" office:value="95" calcext:value-type="float">
            <text:p>95</text:p>
          </table:table-cell>
          <table:table-cell table:style-name="ce7" table:formula="of:=[.I82]+[.H83]*[.C83]" office:value-type="float" office:value="6740" calcext:value-type="float">
            <text:p>67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84, &quot;&quot;forward&quot;&quot;), SPLIT(A8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4, &quot;&quot;down&quot;&quot;), SPLIT(A84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84, &quot;&quot;up&quot;&quot;), SPLIT(A8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3]+[.E84]-[.G84]" office:value-type="float" office:value="97" calcext:value-type="float">
            <text:p>97</text:p>
          </table:table-cell>
          <table:table-cell table:style-name="ce7" table:formula="of:=[.I83]+[.H84]*[.C84]" office:value-type="float" office:value="6740" calcext:value-type="float">
            <text:p>67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85, &quot;&quot;forward&quot;&quot;), SPLIT(A8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5, &quot;&quot;down&quot;&quot;), SPLIT(A8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85, &quot;&quot;up&quot;&quot;), SPLIT(A8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4]+[.E85]-[.G85]" office:value-type="float" office:value="98" calcext:value-type="float">
            <text:p>98</text:p>
          </table:table-cell>
          <table:table-cell table:style-name="ce7" table:formula="of:=[.I84]+[.H85]*[.C85]" office:value-type="float" office:value="6740" calcext:value-type="float">
            <text:p>67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7</text:p>
          </table:table-cell>
          <table:table-cell table:style-name="ce5" table:formula="of:=IFERROR(__xludf.dummyfunction(&quot;IF(REGEXMATCH(A86, &quot;&quot;forward&quot;&quot;), SPLIT(A86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86, &quot;&quot;down&quot;&quot;), SPLIT(A8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6, &quot;&quot;up&quot;&quot;), SPLIT(A8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5]+[.E86]-[.G86]" office:value-type="float" office:value="98" calcext:value-type="float">
            <text:p>98</text:p>
          </table:table-cell>
          <table:table-cell table:style-name="ce7" table:formula="of:=[.I85]+[.H86]*[.C86]" office:value-type="float" office:value="7426" calcext:value-type="float">
            <text:p>74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87, &quot;&quot;forward&quot;&quot;), SPLIT(A8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7, &quot;&quot;down&quot;&quot;), SPLIT(A8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87, &quot;&quot;up&quot;&quot;), SPLIT(A8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6]+[.E87]-[.G87]" office:value-type="float" office:value="99" calcext:value-type="float">
            <text:p>99</text:p>
          </table:table-cell>
          <table:table-cell table:style-name="ce7" table:formula="of:=[.I86]+[.H87]*[.C87]" office:value-type="float" office:value="7426" calcext:value-type="float">
            <text:p>74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5</text:p>
          </table:table-cell>
          <table:table-cell table:style-name="ce5" table:formula="of:=IFERROR(__xludf.dummyfunction(&quot;IF(REGEXMATCH(A88, &quot;&quot;forward&quot;&quot;), SPLIT(A8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8, &quot;&quot;down&quot;&quot;), SPLIT(A88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88, &quot;&quot;up&quot;&quot;), SPLIT(A8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7]+[.E88]-[.G88]" office:value-type="float" office:value="104" calcext:value-type="float">
            <text:p>104</text:p>
          </table:table-cell>
          <table:table-cell table:style-name="ce7" table:formula="of:=[.I87]+[.H88]*[.C88]" office:value-type="float" office:value="7426" calcext:value-type="float">
            <text:p>74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5</text:p>
          </table:table-cell>
          <table:table-cell table:style-name="ce5" table:formula="of:=IFERROR(__xludf.dummyfunction(&quot;IF(REGEXMATCH(A89, &quot;&quot;forward&quot;&quot;), SPLIT(A8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9, &quot;&quot;down&quot;&quot;), SPLIT(A89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89, &quot;&quot;up&quot;&quot;), SPLIT(A8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8]+[.E89]-[.G89]" office:value-type="float" office:value="109" calcext:value-type="float">
            <text:p>109</text:p>
          </table:table-cell>
          <table:table-cell table:style-name="ce7" table:formula="of:=[.I88]+[.H89]*[.C89]" office:value-type="float" office:value="7426" calcext:value-type="float">
            <text:p>74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5</text:p>
          </table:table-cell>
          <table:table-cell table:style-name="ce5" table:formula="of:=IFERROR(__xludf.dummyfunction(&quot;IF(REGEXMATCH(A90, &quot;&quot;forward&quot;&quot;), SPLIT(A9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0, &quot;&quot;down&quot;&quot;), SPLIT(A9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0, &quot;&quot;up&quot;&quot;), SPLIT(A90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7" table:formula="of:=[.H89]+[.E90]-[.G90]" office:value-type="float" office:value="104" calcext:value-type="float">
            <text:p>104</text:p>
          </table:table-cell>
          <table:table-cell table:style-name="ce7" table:formula="of:=[.I89]+[.H90]*[.C90]" office:value-type="float" office:value="7426" calcext:value-type="float">
            <text:p>74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7</text:p>
          </table:table-cell>
          <table:table-cell table:style-name="ce5" table:formula="of:=IFERROR(__xludf.dummyfunction(&quot;IF(REGEXMATCH(A91, &quot;&quot;forward&quot;&quot;), SPLIT(A91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91, &quot;&quot;down&quot;&quot;), SPLIT(A9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1, &quot;&quot;up&quot;&quot;), SPLIT(A9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0]+[.E91]-[.G91]" office:value-type="float" office:value="104" calcext:value-type="float">
            <text:p>104</text:p>
          </table:table-cell>
          <table:table-cell table:style-name="ce7" table:formula="of:=[.I90]+[.H91]*[.C91]" office:value-type="float" office:value="8154" calcext:value-type="float">
            <text:p>81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6</text:p>
          </table:table-cell>
          <table:table-cell table:style-name="ce5" table:formula="of:=IFERROR(__xludf.dummyfunction(&quot;IF(REGEXMATCH(A92, &quot;&quot;forward&quot;&quot;), SPLIT(A9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92, &quot;&quot;down&quot;&quot;), SPLIT(A9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2, &quot;&quot;up&quot;&quot;), SPLIT(A9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1]+[.E92]-[.G92]" office:value-type="float" office:value="104" calcext:value-type="float">
            <text:p>104</text:p>
          </table:table-cell>
          <table:table-cell table:style-name="ce7" table:formula="of:=[.I91]+[.H92]*[.C92]" office:value-type="float" office:value="8778" calcext:value-type="float">
            <text:p>877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3</text:p>
          </table:table-cell>
          <table:table-cell table:style-name="ce5" table:formula="of:=IFERROR(__xludf.dummyfunction(&quot;IF(REGEXMATCH(A93, &quot;&quot;forward&quot;&quot;), SPLIT(A93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93, &quot;&quot;down&quot;&quot;), SPLIT(A9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3, &quot;&quot;up&quot;&quot;), SPLIT(A9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2]+[.E93]-[.G93]" office:value-type="float" office:value="104" calcext:value-type="float">
            <text:p>104</text:p>
          </table:table-cell>
          <table:table-cell table:style-name="ce7" table:formula="of:=[.I92]+[.H93]*[.C93]" office:value-type="float" office:value="9090" calcext:value-type="float">
            <text:p>909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94, &quot;&quot;forward&quot;&quot;), SPLIT(A94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94, &quot;&quot;down&quot;&quot;), SPLIT(A9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4, &quot;&quot;up&quot;&quot;), SPLIT(A9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3]+[.E94]-[.G94]" office:value-type="float" office:value="104" calcext:value-type="float">
            <text:p>104</text:p>
          </table:table-cell>
          <table:table-cell table:style-name="ce7" table:formula="of:=[.I93]+[.H94]*[.C94]" office:value-type="float" office:value="10026" calcext:value-type="float">
            <text:p>100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3</text:p>
          </table:table-cell>
          <table:table-cell table:style-name="ce5" table:formula="of:=IFERROR(__xludf.dummyfunction(&quot;IF(REGEXMATCH(A95, &quot;&quot;forward&quot;&quot;), SPLIT(A95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95, &quot;&quot;down&quot;&quot;), SPLIT(A9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5, &quot;&quot;up&quot;&quot;), SPLIT(A9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4]+[.E95]-[.G95]" office:value-type="float" office:value="104" calcext:value-type="float">
            <text:p>104</text:p>
          </table:table-cell>
          <table:table-cell table:style-name="ce7" table:formula="of:=[.I94]+[.H95]*[.C95]" office:value-type="float" office:value="10338" calcext:value-type="float">
            <text:p>103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5</text:p>
          </table:table-cell>
          <table:table-cell table:style-name="ce5" table:formula="of:=IFERROR(__xludf.dummyfunction(&quot;IF(REGEXMATCH(A96, &quot;&quot;forward&quot;&quot;), SPLIT(A96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96, &quot;&quot;down&quot;&quot;), SPLIT(A9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6, &quot;&quot;up&quot;&quot;), SPLIT(A9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5]+[.E96]-[.G96]" office:value-type="float" office:value="104" calcext:value-type="float">
            <text:p>104</text:p>
          </table:table-cell>
          <table:table-cell table:style-name="ce7" table:formula="of:=[.I95]+[.H96]*[.C96]" office:value-type="float" office:value="10858" calcext:value-type="float">
            <text:p>108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8</text:p>
          </table:table-cell>
          <table:table-cell table:style-name="ce5" table:formula="of:=IFERROR(__xludf.dummyfunction(&quot;IF(REGEXMATCH(A97, &quot;&quot;forward&quot;&quot;), SPLIT(A9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7, &quot;&quot;down&quot;&quot;), SPLIT(A9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97, &quot;&quot;up&quot;&quot;), SPLIT(A9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6]+[.E97]-[.G97]" office:value-type="float" office:value="112" calcext:value-type="float">
            <text:p>112</text:p>
          </table:table-cell>
          <table:table-cell table:style-name="ce7" table:formula="of:=[.I96]+[.H97]*[.C97]" office:value-type="float" office:value="10858" calcext:value-type="float">
            <text:p>108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9</text:p>
          </table:table-cell>
          <table:table-cell table:style-name="ce5" table:formula="of:=IFERROR(__xludf.dummyfunction(&quot;IF(REGEXMATCH(A98, &quot;&quot;forward&quot;&quot;), SPLIT(A9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8, &quot;&quot;down&quot;&quot;), SPLIT(A98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98, &quot;&quot;up&quot;&quot;), SPLIT(A9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7]+[.E98]-[.G98]" office:value-type="float" office:value="121" calcext:value-type="float">
            <text:p>121</text:p>
          </table:table-cell>
          <table:table-cell table:style-name="ce7" table:formula="of:=[.I97]+[.H98]*[.C98]" office:value-type="float" office:value="10858" calcext:value-type="float">
            <text:p>108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7</text:p>
          </table:table-cell>
          <table:table-cell table:style-name="ce5" table:formula="of:=IFERROR(__xludf.dummyfunction(&quot;IF(REGEXMATCH(A99, &quot;&quot;forward&quot;&quot;), SPLIT(A99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99, &quot;&quot;down&quot;&quot;), SPLIT(A9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9, &quot;&quot;up&quot;&quot;), SPLIT(A9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8]+[.E99]-[.G99]" office:value-type="float" office:value="121" calcext:value-type="float">
            <text:p>121</text:p>
          </table:table-cell>
          <table:table-cell table:style-name="ce7" table:formula="of:=[.I98]+[.H99]*[.C99]" office:value-type="float" office:value="11705" calcext:value-type="float">
            <text:p>117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5</text:p>
          </table:table-cell>
          <table:table-cell table:style-name="ce5" table:formula="of:=IFERROR(__xludf.dummyfunction(&quot;IF(REGEXMATCH(A100, &quot;&quot;forward&quot;&quot;), SPLIT(A10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00, &quot;&quot;down&quot;&quot;), SPLIT(A10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00, &quot;&quot;up&quot;&quot;), SPLIT(A100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7" table:formula="of:=[.H99]+[.E100]-[.G100]" office:value-type="float" office:value="116" calcext:value-type="float">
            <text:p>116</text:p>
          </table:table-cell>
          <table:table-cell table:style-name="ce7" table:formula="of:=[.I99]+[.H100]*[.C100]" office:value-type="float" office:value="11705" calcext:value-type="float">
            <text:p>117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7</text:p>
          </table:table-cell>
          <table:table-cell table:style-name="ce5" table:formula="of:=IFERROR(__xludf.dummyfunction(&quot;IF(REGEXMATCH(A101, &quot;&quot;forward&quot;&quot;), SPLIT(A10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01, &quot;&quot;down&quot;&quot;), SPLIT(A10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01, &quot;&quot;up&quot;&quot;), SPLIT(A101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7" table:formula="of:=[.H100]+[.E101]-[.G101]" office:value-type="float" office:value="109" calcext:value-type="float">
            <text:p>109</text:p>
          </table:table-cell>
          <table:table-cell table:style-name="ce7" table:formula="of:=[.I100]+[.H101]*[.C101]" office:value-type="float" office:value="11705" calcext:value-type="float">
            <text:p>117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5</text:p>
          </table:table-cell>
          <table:table-cell table:style-name="ce5" table:formula="of:=IFERROR(__xludf.dummyfunction(&quot;IF(REGEXMATCH(A102, &quot;&quot;forward&quot;&quot;), SPLIT(A10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02, &quot;&quot;down&quot;&quot;), SPLIT(A102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102, &quot;&quot;up&quot;&quot;), SPLIT(A10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01]+[.E102]-[.G102]" office:value-type="float" office:value="114" calcext:value-type="float">
            <text:p>114</text:p>
          </table:table-cell>
          <table:table-cell table:style-name="ce7" table:formula="of:=[.I101]+[.H102]*[.C102]" office:value-type="float" office:value="11705" calcext:value-type="float">
            <text:p>117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9</text:p>
          </table:table-cell>
          <table:table-cell table:style-name="ce5" table:formula="of:=IFERROR(__xludf.dummyfunction(&quot;IF(REGEXMATCH(A103, &quot;&quot;forward&quot;&quot;), SPLIT(A10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03, &quot;&quot;down&quot;&quot;), SPLIT(A10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03, &quot;&quot;up&quot;&quot;), SPLIT(A103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7" table:formula="of:=[.H102]+[.E103]-[.G103]" office:value-type="float" office:value="105" calcext:value-type="float">
            <text:p>105</text:p>
          </table:table-cell>
          <table:table-cell table:style-name="ce7" table:formula="of:=[.I102]+[.H103]*[.C103]" office:value-type="float" office:value="11705" calcext:value-type="float">
            <text:p>117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104, &quot;&quot;forward&quot;&quot;), SPLIT(A104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104, &quot;&quot;down&quot;&quot;), SPLIT(A10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04, &quot;&quot;up&quot;&quot;), SPLIT(A10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03]+[.E104]-[.G104]" office:value-type="float" office:value="105" calcext:value-type="float">
            <text:p>105</text:p>
          </table:table-cell>
          <table:table-cell table:style-name="ce7" table:formula="of:=[.I103]+[.H104]*[.C104]" office:value-type="float" office:value="12650" calcext:value-type="float">
            <text:p>126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8</text:p>
          </table:table-cell>
          <table:table-cell table:style-name="ce5" table:formula="of:=IFERROR(__xludf.dummyfunction(&quot;IF(REGEXMATCH(A105, &quot;&quot;forward&quot;&quot;), SPLIT(A10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05, &quot;&quot;down&quot;&quot;), SPLIT(A10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05, &quot;&quot;up&quot;&quot;), SPLIT(A105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7" table:formula="of:=[.H104]+[.E105]-[.G105]" office:value-type="float" office:value="97" calcext:value-type="float">
            <text:p>97</text:p>
          </table:table-cell>
          <table:table-cell table:style-name="ce7" table:formula="of:=[.I104]+[.H105]*[.C105]" office:value-type="float" office:value="12650" calcext:value-type="float">
            <text:p>126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2</text:p>
          </table:table-cell>
          <table:table-cell table:style-name="ce5" table:formula="of:=IFERROR(__xludf.dummyfunction(&quot;IF(REGEXMATCH(A106, &quot;&quot;forward&quot;&quot;), SPLIT(A10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06, &quot;&quot;down&quot;&quot;), SPLIT(A10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06, &quot;&quot;up&quot;&quot;), SPLIT(A106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7" table:formula="of:=[.H105]+[.E106]-[.G106]" office:value-type="float" office:value="95" calcext:value-type="float">
            <text:p>95</text:p>
          </table:table-cell>
          <table:table-cell table:style-name="ce7" table:formula="of:=[.I105]+[.H106]*[.C106]" office:value-type="float" office:value="12650" calcext:value-type="float">
            <text:p>126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5</text:p>
          </table:table-cell>
          <table:table-cell table:style-name="ce5" table:formula="of:=IFERROR(__xludf.dummyfunction(&quot;IF(REGEXMATCH(A107, &quot;&quot;forward&quot;&quot;), SPLIT(A107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107, &quot;&quot;down&quot;&quot;), SPLIT(A10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07, &quot;&quot;up&quot;&quot;), SPLIT(A10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06]+[.E107]-[.G107]" office:value-type="float" office:value="95" calcext:value-type="float">
            <text:p>95</text:p>
          </table:table-cell>
          <table:table-cell table:style-name="ce7" table:formula="of:=[.I106]+[.H107]*[.C107]" office:value-type="float" office:value="13125" calcext:value-type="float">
            <text:p>1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108, &quot;&quot;forward&quot;&quot;), SPLIT(A10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08, &quot;&quot;down&quot;&quot;), SPLIT(A108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108, &quot;&quot;up&quot;&quot;), SPLIT(A10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07]+[.E108]-[.G108]" office:value-type="float" office:value="97" calcext:value-type="float">
            <text:p>97</text:p>
          </table:table-cell>
          <table:table-cell table:style-name="ce7" table:formula="of:=[.I107]+[.H108]*[.C108]" office:value-type="float" office:value="13125" calcext:value-type="float">
            <text:p>1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109, &quot;&quot;forward&quot;&quot;), SPLIT(A109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109, &quot;&quot;down&quot;&quot;), SPLIT(A10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09, &quot;&quot;up&quot;&quot;), SPLIT(A10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08]+[.E109]-[.G109]" office:value-type="float" office:value="97" calcext:value-type="float">
            <text:p>97</text:p>
          </table:table-cell>
          <table:table-cell table:style-name="ce7" table:formula="of:=[.I108]+[.H109]*[.C109]" office:value-type="float" office:value="13319" calcext:value-type="float">
            <text:p>133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110, &quot;&quot;forward&quot;&quot;), SPLIT(A11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10, &quot;&quot;down&quot;&quot;), SPLIT(A110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110, &quot;&quot;up&quot;&quot;), SPLIT(A11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09]+[.E110]-[.G110]" office:value-type="float" office:value="101" calcext:value-type="float">
            <text:p>101</text:p>
          </table:table-cell>
          <table:table-cell table:style-name="ce7" table:formula="of:=[.I109]+[.H110]*[.C110]" office:value-type="float" office:value="13319" calcext:value-type="float">
            <text:p>133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4</text:p>
          </table:table-cell>
          <table:table-cell table:style-name="ce5" table:formula="of:=IFERROR(__xludf.dummyfunction(&quot;IF(REGEXMATCH(A111, &quot;&quot;forward&quot;&quot;), SPLIT(A11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11, &quot;&quot;down&quot;&quot;), SPLIT(A11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11, &quot;&quot;up&quot;&quot;), SPLIT(A111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7" table:formula="of:=[.H110]+[.E111]-[.G111]" office:value-type="float" office:value="97" calcext:value-type="float">
            <text:p>97</text:p>
          </table:table-cell>
          <table:table-cell table:style-name="ce7" table:formula="of:=[.I110]+[.H111]*[.C111]" office:value-type="float" office:value="13319" calcext:value-type="float">
            <text:p>133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112, &quot;&quot;forward&quot;&quot;), SPLIT(A11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12, &quot;&quot;down&quot;&quot;), SPLIT(A112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112, &quot;&quot;up&quot;&quot;), SPLIT(A11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11]+[.E112]-[.G112]" office:value-type="float" office:value="99" calcext:value-type="float">
            <text:p>99</text:p>
          </table:table-cell>
          <table:table-cell table:style-name="ce7" table:formula="of:=[.I111]+[.H112]*[.C112]" office:value-type="float" office:value="13319" calcext:value-type="float">
            <text:p>133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3</text:p>
          </table:table-cell>
          <table:table-cell table:style-name="ce5" table:formula="of:=IFERROR(__xludf.dummyfunction(&quot;IF(REGEXMATCH(A113, &quot;&quot;forward&quot;&quot;), SPLIT(A11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13, &quot;&quot;down&quot;&quot;), SPLIT(A11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13, &quot;&quot;up&quot;&quot;), SPLIT(A113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7" table:formula="of:=[.H112]+[.E113]-[.G113]" office:value-type="float" office:value="96" calcext:value-type="float">
            <text:p>96</text:p>
          </table:table-cell>
          <table:table-cell table:style-name="ce7" table:formula="of:=[.I112]+[.H113]*[.C113]" office:value-type="float" office:value="13319" calcext:value-type="float">
            <text:p>133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8</text:p>
          </table:table-cell>
          <table:table-cell table:style-name="ce5" table:formula="of:=IFERROR(__xludf.dummyfunction(&quot;IF(REGEXMATCH(A114, &quot;&quot;forward&quot;&quot;), SPLIT(A11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14, &quot;&quot;down&quot;&quot;), SPLIT(A11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14, &quot;&quot;up&quot;&quot;), SPLIT(A114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7" table:formula="of:=[.H113]+[.E114]-[.G114]" office:value-type="float" office:value="88" calcext:value-type="float">
            <text:p>88</text:p>
          </table:table-cell>
          <table:table-cell table:style-name="ce7" table:formula="of:=[.I113]+[.H114]*[.C114]" office:value-type="float" office:value="13319" calcext:value-type="float">
            <text:p>133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115, &quot;&quot;forward&quot;&quot;), SPLIT(A11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15, &quot;&quot;down&quot;&quot;), SPLIT(A11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115, &quot;&quot;up&quot;&quot;), SPLIT(A11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14]+[.E115]-[.G115]" office:value-type="float" office:value="91" calcext:value-type="float">
            <text:p>91</text:p>
          </table:table-cell>
          <table:table-cell table:style-name="ce7" table:formula="of:=[.I114]+[.H115]*[.C115]" office:value-type="float" office:value="13319" calcext:value-type="float">
            <text:p>133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116, &quot;&quot;forward&quot;&quot;), SPLIT(A11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16, &quot;&quot;down&quot;&quot;), SPLIT(A116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116, &quot;&quot;up&quot;&quot;), SPLIT(A11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15]+[.E116]-[.G116]" office:value-type="float" office:value="95" calcext:value-type="float">
            <text:p>95</text:p>
          </table:table-cell>
          <table:table-cell table:style-name="ce7" table:formula="of:=[.I115]+[.H116]*[.C116]" office:value-type="float" office:value="13319" calcext:value-type="float">
            <text:p>133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117, &quot;&quot;forward&quot;&quot;), SPLIT(A11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17, &quot;&quot;down&quot;&quot;), SPLIT(A11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117, &quot;&quot;up&quot;&quot;), SPLIT(A11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16]+[.E117]-[.G117]" office:value-type="float" office:value="102" calcext:value-type="float">
            <text:p>102</text:p>
          </table:table-cell>
          <table:table-cell table:style-name="ce7" table:formula="of:=[.I116]+[.H117]*[.C117]" office:value-type="float" office:value="13319" calcext:value-type="float">
            <text:p>133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3</text:p>
          </table:table-cell>
          <table:table-cell table:style-name="ce5" table:formula="of:=IFERROR(__xludf.dummyfunction(&quot;IF(REGEXMATCH(A118, &quot;&quot;forward&quot;&quot;), SPLIT(A118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118, &quot;&quot;down&quot;&quot;), SPLIT(A11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18, &quot;&quot;up&quot;&quot;), SPLIT(A11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17]+[.E118]-[.G118]" office:value-type="float" office:value="102" calcext:value-type="float">
            <text:p>102</text:p>
          </table:table-cell>
          <table:table-cell table:style-name="ce7" table:formula="of:=[.I117]+[.H118]*[.C118]" office:value-type="float" office:value="13625" calcext:value-type="float">
            <text:p>13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119, &quot;&quot;forward&quot;&quot;), SPLIT(A119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119, &quot;&quot;down&quot;&quot;), SPLIT(A11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19, &quot;&quot;up&quot;&quot;), SPLIT(A11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18]+[.E119]-[.G119]" office:value-type="float" office:value="102" calcext:value-type="float">
            <text:p>102</text:p>
          </table:table-cell>
          <table:table-cell table:style-name="ce7" table:formula="of:=[.I118]+[.H119]*[.C119]" office:value-type="float" office:value="14543" calcext:value-type="float">
            <text:p>145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120, &quot;&quot;forward&quot;&quot;), SPLIT(A12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20, &quot;&quot;down&quot;&quot;), SPLIT(A120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120, &quot;&quot;up&quot;&quot;), SPLIT(A12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19]+[.E120]-[.G120]" office:value-type="float" office:value="103" calcext:value-type="float">
            <text:p>103</text:p>
          </table:table-cell>
          <table:table-cell table:style-name="ce7" table:formula="of:=[.I119]+[.H120]*[.C120]" office:value-type="float" office:value="14543" calcext:value-type="float">
            <text:p>145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121, &quot;&quot;forward&quot;&quot;), SPLIT(A12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21, &quot;&quot;down&quot;&quot;), SPLIT(A121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121, &quot;&quot;up&quot;&quot;), SPLIT(A12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20]+[.E121]-[.G121]" office:value-type="float" office:value="105" calcext:value-type="float">
            <text:p>105</text:p>
          </table:table-cell>
          <table:table-cell table:style-name="ce7" table:formula="of:=[.I120]+[.H121]*[.C121]" office:value-type="float" office:value="14543" calcext:value-type="float">
            <text:p>145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5</text:p>
          </table:table-cell>
          <table:table-cell table:style-name="ce5" table:formula="of:=IFERROR(__xludf.dummyfunction(&quot;IF(REGEXMATCH(A122, &quot;&quot;forward&quot;&quot;), SPLIT(A12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22, &quot;&quot;down&quot;&quot;), SPLIT(A122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122, &quot;&quot;up&quot;&quot;), SPLIT(A12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21]+[.E122]-[.G122]" office:value-type="float" office:value="110" calcext:value-type="float">
            <text:p>110</text:p>
          </table:table-cell>
          <table:table-cell table:style-name="ce7" table:formula="of:=[.I121]+[.H122]*[.C122]" office:value-type="float" office:value="14543" calcext:value-type="float">
            <text:p>145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123, &quot;&quot;forward&quot;&quot;), SPLIT(A12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23, &quot;&quot;down&quot;&quot;), SPLIT(A123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123, &quot;&quot;up&quot;&quot;), SPLIT(A12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22]+[.E123]-[.G123]" office:value-type="float" office:value="111" calcext:value-type="float">
            <text:p>111</text:p>
          </table:table-cell>
          <table:table-cell table:style-name="ce7" table:formula="of:=[.I122]+[.H123]*[.C123]" office:value-type="float" office:value="14543" calcext:value-type="float">
            <text:p>145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124, &quot;&quot;forward&quot;&quot;), SPLIT(A124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124, &quot;&quot;down&quot;&quot;), SPLIT(A12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24, &quot;&quot;up&quot;&quot;), SPLIT(A12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23]+[.E124]-[.G124]" office:value-type="float" office:value="111" calcext:value-type="float">
            <text:p>111</text:p>
          </table:table-cell>
          <table:table-cell table:style-name="ce7" table:formula="of:=[.I123]+[.H124]*[.C124]" office:value-type="float" office:value="14765" calcext:value-type="float">
            <text:p>147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125, &quot;&quot;forward&quot;&quot;), SPLIT(A125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125, &quot;&quot;down&quot;&quot;), SPLIT(A12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25, &quot;&quot;up&quot;&quot;), SPLIT(A12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24]+[.E125]-[.G125]" office:value-type="float" office:value="111" calcext:value-type="float">
            <text:p>111</text:p>
          </table:table-cell>
          <table:table-cell table:style-name="ce7" table:formula="of:=[.I124]+[.H125]*[.C125]" office:value-type="float" office:value="14987" calcext:value-type="float">
            <text:p>149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8</text:p>
          </table:table-cell>
          <table:table-cell table:style-name="ce5" table:formula="of:=IFERROR(__xludf.dummyfunction(&quot;IF(REGEXMATCH(A126, &quot;&quot;forward&quot;&quot;), SPLIT(A12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26, &quot;&quot;down&quot;&quot;), SPLIT(A12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26, &quot;&quot;up&quot;&quot;), SPLIT(A126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7" table:formula="of:=[.H125]+[.E126]-[.G126]" office:value-type="float" office:value="103" calcext:value-type="float">
            <text:p>103</text:p>
          </table:table-cell>
          <table:table-cell table:style-name="ce7" table:formula="of:=[.I125]+[.H126]*[.C126]" office:value-type="float" office:value="14987" calcext:value-type="float">
            <text:p>149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127, &quot;&quot;forward&quot;&quot;), SPLIT(A12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27, &quot;&quot;down&quot;&quot;), SPLIT(A12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127, &quot;&quot;up&quot;&quot;), SPLIT(A12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26]+[.E127]-[.G127]" office:value-type="float" office:value="107" calcext:value-type="float">
            <text:p>107</text:p>
          </table:table-cell>
          <table:table-cell table:style-name="ce7" table:formula="of:=[.I126]+[.H127]*[.C127]" office:value-type="float" office:value="14987" calcext:value-type="float">
            <text:p>149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7</text:p>
          </table:table-cell>
          <table:table-cell table:style-name="ce5" table:formula="of:=IFERROR(__xludf.dummyfunction(&quot;IF(REGEXMATCH(A128, &quot;&quot;forward&quot;&quot;), SPLIT(A128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128, &quot;&quot;down&quot;&quot;), SPLIT(A12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28, &quot;&quot;up&quot;&quot;), SPLIT(A12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27]+[.E128]-[.G128]" office:value-type="float" office:value="107" calcext:value-type="float">
            <text:p>107</text:p>
          </table:table-cell>
          <table:table-cell table:style-name="ce7" table:formula="of:=[.I127]+[.H128]*[.C128]" office:value-type="float" office:value="15736" calcext:value-type="float">
            <text:p>157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6</text:p>
          </table:table-cell>
          <table:table-cell table:style-name="ce5" table:formula="of:=IFERROR(__xludf.dummyfunction(&quot;IF(REGEXMATCH(A129, &quot;&quot;forward&quot;&quot;), SPLIT(A12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29, &quot;&quot;down&quot;&quot;), SPLIT(A12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29, &quot;&quot;up&quot;&quot;), SPLIT(A129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7" table:formula="of:=[.H128]+[.E129]-[.G129]" office:value-type="float" office:value="101" calcext:value-type="float">
            <text:p>101</text:p>
          </table:table-cell>
          <table:table-cell table:style-name="ce7" table:formula="of:=[.I128]+[.H129]*[.C129]" office:value-type="float" office:value="15736" calcext:value-type="float">
            <text:p>157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9</text:p>
          </table:table-cell>
          <table:table-cell table:style-name="ce5" table:formula="of:=IFERROR(__xludf.dummyfunction(&quot;IF(REGEXMATCH(A130, &quot;&quot;forward&quot;&quot;), SPLIT(A13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30, &quot;&quot;down&quot;&quot;), SPLIT(A130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130, &quot;&quot;up&quot;&quot;), SPLIT(A13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29]+[.E130]-[.G130]" office:value-type="float" office:value="110" calcext:value-type="float">
            <text:p>110</text:p>
          </table:table-cell>
          <table:table-cell table:style-name="ce7" table:formula="of:=[.I129]+[.H130]*[.C130]" office:value-type="float" office:value="15736" calcext:value-type="float">
            <text:p>157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131, &quot;&quot;forward&quot;&quot;), SPLIT(A13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31, &quot;&quot;down&quot;&quot;), SPLIT(A131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131, &quot;&quot;up&quot;&quot;), SPLIT(A13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30]+[.E131]-[.G131]" office:value-type="float" office:value="116" calcext:value-type="float">
            <text:p>116</text:p>
          </table:table-cell>
          <table:table-cell table:style-name="ce7" table:formula="of:=[.I130]+[.H131]*[.C131]" office:value-type="float" office:value="15736" calcext:value-type="float">
            <text:p>157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1</text:p>
          </table:table-cell>
          <table:table-cell table:style-name="ce5" table:formula="of:=IFERROR(__xludf.dummyfunction(&quot;IF(REGEXMATCH(A132, &quot;&quot;forward&quot;&quot;), SPLIT(A13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32, &quot;&quot;down&quot;&quot;), SPLIT(A13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32, &quot;&quot;up&quot;&quot;), SPLIT(A132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7" table:formula="of:=[.H131]+[.E132]-[.G132]" office:value-type="float" office:value="115" calcext:value-type="float">
            <text:p>115</text:p>
          </table:table-cell>
          <table:table-cell table:style-name="ce7" table:formula="of:=[.I131]+[.H132]*[.C132]" office:value-type="float" office:value="15736" calcext:value-type="float">
            <text:p>157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133, &quot;&quot;forward&quot;&quot;), SPLIT(A13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33, &quot;&quot;down&quot;&quot;), SPLIT(A133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133, &quot;&quot;up&quot;&quot;), SPLIT(A13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32]+[.E133]-[.G133]" office:value-type="float" office:value="117" calcext:value-type="float">
            <text:p>117</text:p>
          </table:table-cell>
          <table:table-cell table:style-name="ce7" table:formula="of:=[.I132]+[.H133]*[.C133]" office:value-type="float" office:value="15736" calcext:value-type="float">
            <text:p>157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6</text:p>
          </table:table-cell>
          <table:table-cell table:style-name="ce5" table:formula="of:=IFERROR(__xludf.dummyfunction(&quot;IF(REGEXMATCH(A134, &quot;&quot;forward&quot;&quot;), SPLIT(A134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134, &quot;&quot;down&quot;&quot;), SPLIT(A13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34, &quot;&quot;up&quot;&quot;), SPLIT(A13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33]+[.E134]-[.G134]" office:value-type="float" office:value="117" calcext:value-type="float">
            <text:p>117</text:p>
          </table:table-cell>
          <table:table-cell table:style-name="ce7" table:formula="of:=[.I133]+[.H134]*[.C134]" office:value-type="float" office:value="16438" calcext:value-type="float">
            <text:p>164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135, &quot;&quot;forward&quot;&quot;), SPLIT(A13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35, &quot;&quot;down&quot;&quot;), SPLIT(A13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135, &quot;&quot;up&quot;&quot;), SPLIT(A13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34]+[.E135]-[.G135]" office:value-type="float" office:value="121" calcext:value-type="float">
            <text:p>121</text:p>
          </table:table-cell>
          <table:table-cell table:style-name="ce7" table:formula="of:=[.I134]+[.H135]*[.C135]" office:value-type="float" office:value="16438" calcext:value-type="float">
            <text:p>164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1</text:p>
          </table:table-cell>
          <table:table-cell table:style-name="ce5" table:formula="of:=IFERROR(__xludf.dummyfunction(&quot;IF(REGEXMATCH(A136, &quot;&quot;forward&quot;&quot;), SPLIT(A13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36, &quot;&quot;down&quot;&quot;), SPLIT(A13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36, &quot;&quot;up&quot;&quot;), SPLIT(A136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7" table:formula="of:=[.H135]+[.E136]-[.G136]" office:value-type="float" office:value="120" calcext:value-type="float">
            <text:p>120</text:p>
          </table:table-cell>
          <table:table-cell table:style-name="ce7" table:formula="of:=[.I135]+[.H136]*[.C136]" office:value-type="float" office:value="16438" calcext:value-type="float">
            <text:p>164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3</text:p>
          </table:table-cell>
          <table:table-cell table:style-name="ce5" table:formula="of:=IFERROR(__xludf.dummyfunction(&quot;IF(REGEXMATCH(A137, &quot;&quot;forward&quot;&quot;), SPLIT(A137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137, &quot;&quot;down&quot;&quot;), SPLIT(A13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37, &quot;&quot;up&quot;&quot;), SPLIT(A13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36]+[.E137]-[.G137]" office:value-type="float" office:value="120" calcext:value-type="float">
            <text:p>120</text:p>
          </table:table-cell>
          <table:table-cell table:style-name="ce7" table:formula="of:=[.I136]+[.H137]*[.C137]" office:value-type="float" office:value="16798" calcext:value-type="float">
            <text:p>1679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138, &quot;&quot;forward&quot;&quot;), SPLIT(A13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38, &quot;&quot;down&quot;&quot;), SPLIT(A138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138, &quot;&quot;up&quot;&quot;), SPLIT(A13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37]+[.E138]-[.G138]" office:value-type="float" office:value="124" calcext:value-type="float">
            <text:p>124</text:p>
          </table:table-cell>
          <table:table-cell table:style-name="ce7" table:formula="of:=[.I137]+[.H138]*[.C138]" office:value-type="float" office:value="16798" calcext:value-type="float">
            <text:p>1679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139, &quot;&quot;forward&quot;&quot;), SPLIT(A13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39, &quot;&quot;down&quot;&quot;), SPLIT(A139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139, &quot;&quot;up&quot;&quot;), SPLIT(A13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38]+[.E139]-[.G139]" office:value-type="float" office:value="125" calcext:value-type="float">
            <text:p>125</text:p>
          </table:table-cell>
          <table:table-cell table:style-name="ce7" table:formula="of:=[.I138]+[.H139]*[.C139]" office:value-type="float" office:value="16798" calcext:value-type="float">
            <text:p>1679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8</text:p>
          </table:table-cell>
          <table:table-cell table:style-name="ce5" table:formula="of:=IFERROR(__xludf.dummyfunction(&quot;IF(REGEXMATCH(A140, &quot;&quot;forward&quot;&quot;), SPLIT(A14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40, &quot;&quot;down&quot;&quot;), SPLIT(A14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40, &quot;&quot;up&quot;&quot;), SPLIT(A140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7" table:formula="of:=[.H139]+[.E140]-[.G140]" office:value-type="float" office:value="117" calcext:value-type="float">
            <text:p>117</text:p>
          </table:table-cell>
          <table:table-cell table:style-name="ce7" table:formula="of:=[.I139]+[.H140]*[.C140]" office:value-type="float" office:value="16798" calcext:value-type="float">
            <text:p>1679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3</text:p>
          </table:table-cell>
          <table:table-cell table:style-name="ce5" table:formula="of:=IFERROR(__xludf.dummyfunction(&quot;IF(REGEXMATCH(A141, &quot;&quot;forward&quot;&quot;), SPLIT(A141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141, &quot;&quot;down&quot;&quot;), SPLIT(A14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41, &quot;&quot;up&quot;&quot;), SPLIT(A14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40]+[.E141]-[.G141]" office:value-type="float" office:value="117" calcext:value-type="float">
            <text:p>117</text:p>
          </table:table-cell>
          <table:table-cell table:style-name="ce7" table:formula="of:=[.I140]+[.H141]*[.C141]" office:value-type="float" office:value="17149" calcext:value-type="float">
            <text:p>171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5</text:p>
          </table:table-cell>
          <table:table-cell table:style-name="ce5" table:formula="of:=IFERROR(__xludf.dummyfunction(&quot;IF(REGEXMATCH(A142, &quot;&quot;forward&quot;&quot;), SPLIT(A14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42, &quot;&quot;down&quot;&quot;), SPLIT(A142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142, &quot;&quot;up&quot;&quot;), SPLIT(A14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41]+[.E142]-[.G142]" office:value-type="float" office:value="122" calcext:value-type="float">
            <text:p>122</text:p>
          </table:table-cell>
          <table:table-cell table:style-name="ce7" table:formula="of:=[.I141]+[.H142]*[.C142]" office:value-type="float" office:value="17149" calcext:value-type="float">
            <text:p>171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2</text:p>
          </table:table-cell>
          <table:table-cell table:style-name="ce5" table:formula="of:=IFERROR(__xludf.dummyfunction(&quot;IF(REGEXMATCH(A143, &quot;&quot;forward&quot;&quot;), SPLIT(A14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43, &quot;&quot;down&quot;&quot;), SPLIT(A14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43, &quot;&quot;up&quot;&quot;), SPLIT(A143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7" table:formula="of:=[.H142]+[.E143]-[.G143]" office:value-type="float" office:value="120" calcext:value-type="float">
            <text:p>120</text:p>
          </table:table-cell>
          <table:table-cell table:style-name="ce7" table:formula="of:=[.I142]+[.H143]*[.C143]" office:value-type="float" office:value="17149" calcext:value-type="float">
            <text:p>171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8</text:p>
          </table:table-cell>
          <table:table-cell table:style-name="ce5" table:formula="of:=IFERROR(__xludf.dummyfunction(&quot;IF(REGEXMATCH(A144, &quot;&quot;forward&quot;&quot;), SPLIT(A14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44, &quot;&quot;down&quot;&quot;), SPLIT(A144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144, &quot;&quot;up&quot;&quot;), SPLIT(A14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43]+[.E144]-[.G144]" office:value-type="float" office:value="128" calcext:value-type="float">
            <text:p>128</text:p>
          </table:table-cell>
          <table:table-cell table:style-name="ce7" table:formula="of:=[.I143]+[.H144]*[.C144]" office:value-type="float" office:value="17149" calcext:value-type="float">
            <text:p>171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145, &quot;&quot;forward&quot;&quot;), SPLIT(A14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45, &quot;&quot;down&quot;&quot;), SPLIT(A14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145, &quot;&quot;up&quot;&quot;), SPLIT(A14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44]+[.E145]-[.G145]" office:value-type="float" office:value="132" calcext:value-type="float">
            <text:p>132</text:p>
          </table:table-cell>
          <table:table-cell table:style-name="ce7" table:formula="of:=[.I144]+[.H145]*[.C145]" office:value-type="float" office:value="17149" calcext:value-type="float">
            <text:p>171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2</text:p>
          </table:table-cell>
          <table:table-cell table:style-name="ce5" table:formula="of:=IFERROR(__xludf.dummyfunction(&quot;IF(REGEXMATCH(A146, &quot;&quot;forward&quot;&quot;), SPLIT(A14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46, &quot;&quot;down&quot;&quot;), SPLIT(A14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46, &quot;&quot;up&quot;&quot;), SPLIT(A146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7" table:formula="of:=[.H145]+[.E146]-[.G146]" office:value-type="float" office:value="130" calcext:value-type="float">
            <text:p>130</text:p>
          </table:table-cell>
          <table:table-cell table:style-name="ce7" table:formula="of:=[.I145]+[.H146]*[.C146]" office:value-type="float" office:value="17149" calcext:value-type="float">
            <text:p>171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147, &quot;&quot;forward&quot;&quot;), SPLIT(A14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47, &quot;&quot;down&quot;&quot;), SPLIT(A14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147, &quot;&quot;up&quot;&quot;), SPLIT(A14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46]+[.E147]-[.G147]" office:value-type="float" office:value="132" calcext:value-type="float">
            <text:p>132</text:p>
          </table:table-cell>
          <table:table-cell table:style-name="ce7" table:formula="of:=[.I146]+[.H147]*[.C147]" office:value-type="float" office:value="17149" calcext:value-type="float">
            <text:p>171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6</text:p>
          </table:table-cell>
          <table:table-cell table:style-name="ce5" table:formula="of:=IFERROR(__xludf.dummyfunction(&quot;IF(REGEXMATCH(A148, &quot;&quot;forward&quot;&quot;), SPLIT(A148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148, &quot;&quot;down&quot;&quot;), SPLIT(A14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48, &quot;&quot;up&quot;&quot;), SPLIT(A14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47]+[.E148]-[.G148]" office:value-type="float" office:value="132" calcext:value-type="float">
            <text:p>132</text:p>
          </table:table-cell>
          <table:table-cell table:style-name="ce7" table:formula="of:=[.I147]+[.H148]*[.C148]" office:value-type="float" office:value="17941" calcext:value-type="float">
            <text:p>179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4</text:p>
          </table:table-cell>
          <table:table-cell table:style-name="ce5" table:formula="of:=IFERROR(__xludf.dummyfunction(&quot;IF(REGEXMATCH(A149, &quot;&quot;forward&quot;&quot;), SPLIT(A14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49, &quot;&quot;down&quot;&quot;), SPLIT(A14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49, &quot;&quot;up&quot;&quot;), SPLIT(A149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7" table:formula="of:=[.H148]+[.E149]-[.G149]" office:value-type="float" office:value="128" calcext:value-type="float">
            <text:p>128</text:p>
          </table:table-cell>
          <table:table-cell table:style-name="ce7" table:formula="of:=[.I148]+[.H149]*[.C149]" office:value-type="float" office:value="17941" calcext:value-type="float">
            <text:p>179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2</text:p>
          </table:table-cell>
          <table:table-cell table:style-name="ce5" table:formula="of:=IFERROR(__xludf.dummyfunction(&quot;IF(REGEXMATCH(A150, &quot;&quot;forward&quot;&quot;), SPLIT(A15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50, &quot;&quot;down&quot;&quot;), SPLIT(A15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50, &quot;&quot;up&quot;&quot;), SPLIT(A150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7" table:formula="of:=[.H149]+[.E150]-[.G150]" office:value-type="float" office:value="126" calcext:value-type="float">
            <text:p>126</text:p>
          </table:table-cell>
          <table:table-cell table:style-name="ce7" table:formula="of:=[.I149]+[.H150]*[.C150]" office:value-type="float" office:value="17941" calcext:value-type="float">
            <text:p>179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151, &quot;&quot;forward&quot;&quot;), SPLIT(A15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51, &quot;&quot;down&quot;&quot;), SPLIT(A151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151, &quot;&quot;up&quot;&quot;), SPLIT(A15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50]+[.E151]-[.G151]" office:value-type="float" office:value="128" calcext:value-type="float">
            <text:p>128</text:p>
          </table:table-cell>
          <table:table-cell table:style-name="ce7" table:formula="of:=[.I150]+[.H151]*[.C151]" office:value-type="float" office:value="17941" calcext:value-type="float">
            <text:p>179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7</text:p>
          </table:table-cell>
          <table:table-cell table:style-name="ce5" table:formula="of:=IFERROR(__xludf.dummyfunction(&quot;IF(REGEXMATCH(A152, &quot;&quot;forward&quot;&quot;), SPLIT(A15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152, &quot;&quot;down&quot;&quot;), SPLIT(A15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52, &quot;&quot;up&quot;&quot;), SPLIT(A15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51]+[.E152]-[.G152]" office:value-type="float" office:value="128" calcext:value-type="float">
            <text:p>128</text:p>
          </table:table-cell>
          <table:table-cell table:style-name="ce7" table:formula="of:=[.I151]+[.H152]*[.C152]" office:value-type="float" office:value="18837" calcext:value-type="float">
            <text:p>188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5</text:p>
          </table:table-cell>
          <table:table-cell table:style-name="ce5" table:formula="of:=IFERROR(__xludf.dummyfunction(&quot;IF(REGEXMATCH(A153, &quot;&quot;forward&quot;&quot;), SPLIT(A15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53, &quot;&quot;down&quot;&quot;), SPLIT(A153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153, &quot;&quot;up&quot;&quot;), SPLIT(A15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52]+[.E153]-[.G153]" office:value-type="float" office:value="133" calcext:value-type="float">
            <text:p>133</text:p>
          </table:table-cell>
          <table:table-cell table:style-name="ce7" table:formula="of:=[.I152]+[.H153]*[.C153]" office:value-type="float" office:value="18837" calcext:value-type="float">
            <text:p>188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154, &quot;&quot;forward&quot;&quot;), SPLIT(A154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154, &quot;&quot;down&quot;&quot;), SPLIT(A15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54, &quot;&quot;up&quot;&quot;), SPLIT(A15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53]+[.E154]-[.G154]" office:value-type="float" office:value="133" calcext:value-type="float">
            <text:p>133</text:p>
          </table:table-cell>
          <table:table-cell table:style-name="ce7" table:formula="of:=[.I153]+[.H154]*[.C154]" office:value-type="float" office:value="19103" calcext:value-type="float">
            <text:p>191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8</text:p>
          </table:table-cell>
          <table:table-cell table:style-name="ce5" table:formula="of:=IFERROR(__xludf.dummyfunction(&quot;IF(REGEXMATCH(A155, &quot;&quot;forward&quot;&quot;), SPLIT(A155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155, &quot;&quot;down&quot;&quot;), SPLIT(A15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55, &quot;&quot;up&quot;&quot;), SPLIT(A15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54]+[.E155]-[.G155]" office:value-type="float" office:value="133" calcext:value-type="float">
            <text:p>133</text:p>
          </table:table-cell>
          <table:table-cell table:style-name="ce7" table:formula="of:=[.I154]+[.H155]*[.C155]" office:value-type="float" office:value="20167" calcext:value-type="float">
            <text:p>201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3</text:p>
          </table:table-cell>
          <table:table-cell table:style-name="ce5" table:formula="of:=IFERROR(__xludf.dummyfunction(&quot;IF(REGEXMATCH(A156, &quot;&quot;forward&quot;&quot;), SPLIT(A15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56, &quot;&quot;down&quot;&quot;), SPLIT(A15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56, &quot;&quot;up&quot;&quot;), SPLIT(A156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7" table:formula="of:=[.H155]+[.E156]-[.G156]" office:value-type="float" office:value="130" calcext:value-type="float">
            <text:p>130</text:p>
          </table:table-cell>
          <table:table-cell table:style-name="ce7" table:formula="of:=[.I155]+[.H156]*[.C156]" office:value-type="float" office:value="20167" calcext:value-type="float">
            <text:p>201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5</text:p>
          </table:table-cell>
          <table:table-cell table:style-name="ce5" table:formula="of:=IFERROR(__xludf.dummyfunction(&quot;IF(REGEXMATCH(A157, &quot;&quot;forward&quot;&quot;), SPLIT(A157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157, &quot;&quot;down&quot;&quot;), SPLIT(A15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57, &quot;&quot;up&quot;&quot;), SPLIT(A15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56]+[.E157]-[.G157]" office:value-type="float" office:value="130" calcext:value-type="float">
            <text:p>130</text:p>
          </table:table-cell>
          <table:table-cell table:style-name="ce7" table:formula="of:=[.I156]+[.H157]*[.C157]" office:value-type="float" office:value="20817" calcext:value-type="float">
            <text:p>208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6</text:p>
          </table:table-cell>
          <table:table-cell table:style-name="ce5" table:formula="of:=IFERROR(__xludf.dummyfunction(&quot;IF(REGEXMATCH(A158, &quot;&quot;forward&quot;&quot;), SPLIT(A15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58, &quot;&quot;down&quot;&quot;), SPLIT(A15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58, &quot;&quot;up&quot;&quot;), SPLIT(A158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7" table:formula="of:=[.H157]+[.E158]-[.G158]" office:value-type="float" office:value="124" calcext:value-type="float">
            <text:p>124</text:p>
          </table:table-cell>
          <table:table-cell table:style-name="ce7" table:formula="of:=[.I157]+[.H158]*[.C158]" office:value-type="float" office:value="20817" calcext:value-type="float">
            <text:p>208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159, &quot;&quot;forward&quot;&quot;), SPLIT(A15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59, &quot;&quot;down&quot;&quot;), SPLIT(A159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159, &quot;&quot;up&quot;&quot;), SPLIT(A15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58]+[.E159]-[.G159]" office:value-type="float" office:value="128" calcext:value-type="float">
            <text:p>128</text:p>
          </table:table-cell>
          <table:table-cell table:style-name="ce7" table:formula="of:=[.I158]+[.H159]*[.C159]" office:value-type="float" office:value="20817" calcext:value-type="float">
            <text:p>208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160, &quot;&quot;forward&quot;&quot;), SPLIT(A16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60, &quot;&quot;down&quot;&quot;), SPLIT(A160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160, &quot;&quot;up&quot;&quot;), SPLIT(A16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59]+[.E160]-[.G160]" office:value-type="float" office:value="129" calcext:value-type="float">
            <text:p>129</text:p>
          </table:table-cell>
          <table:table-cell table:style-name="ce7" table:formula="of:=[.I159]+[.H160]*[.C160]" office:value-type="float" office:value="20817" calcext:value-type="float">
            <text:p>208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8</text:p>
          </table:table-cell>
          <table:table-cell table:style-name="ce5" table:formula="of:=IFERROR(__xludf.dummyfunction(&quot;IF(REGEXMATCH(A161, &quot;&quot;forward&quot;&quot;), SPLIT(A16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61, &quot;&quot;down&quot;&quot;), SPLIT(A161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161, &quot;&quot;up&quot;&quot;), SPLIT(A16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60]+[.E161]-[.G161]" office:value-type="float" office:value="137" calcext:value-type="float">
            <text:p>137</text:p>
          </table:table-cell>
          <table:table-cell table:style-name="ce7" table:formula="of:=[.I160]+[.H161]*[.C161]" office:value-type="float" office:value="20817" calcext:value-type="float">
            <text:p>208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162, &quot;&quot;forward&quot;&quot;), SPLIT(A16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62, &quot;&quot;down&quot;&quot;), SPLIT(A162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162, &quot;&quot;up&quot;&quot;), SPLIT(A16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61]+[.E162]-[.G162]" office:value-type="float" office:value="139" calcext:value-type="float">
            <text:p>139</text:p>
          </table:table-cell>
          <table:table-cell table:style-name="ce7" table:formula="of:=[.I161]+[.H162]*[.C162]" office:value-type="float" office:value="20817" calcext:value-type="float">
            <text:p>208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8</text:p>
          </table:table-cell>
          <table:table-cell table:style-name="ce5" table:formula="of:=IFERROR(__xludf.dummyfunction(&quot;IF(REGEXMATCH(A163, &quot;&quot;forward&quot;&quot;), SPLIT(A163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163, &quot;&quot;down&quot;&quot;), SPLIT(A16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63, &quot;&quot;up&quot;&quot;), SPLIT(A16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62]+[.E163]-[.G163]" office:value-type="float" office:value="139" calcext:value-type="float">
            <text:p>139</text:p>
          </table:table-cell>
          <table:table-cell table:style-name="ce7" table:formula="of:=[.I162]+[.H163]*[.C163]" office:value-type="float" office:value="21929" calcext:value-type="float">
            <text:p>219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2</text:p>
          </table:table-cell>
          <table:table-cell table:style-name="ce5" table:formula="of:=IFERROR(__xludf.dummyfunction(&quot;IF(REGEXMATCH(A164, &quot;&quot;forward&quot;&quot;), SPLIT(A16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64, &quot;&quot;down&quot;&quot;), SPLIT(A16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64, &quot;&quot;up&quot;&quot;), SPLIT(A164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7" table:formula="of:=[.H163]+[.E164]-[.G164]" office:value-type="float" office:value="137" calcext:value-type="float">
            <text:p>137</text:p>
          </table:table-cell>
          <table:table-cell table:style-name="ce7" table:formula="of:=[.I163]+[.H164]*[.C164]" office:value-type="float" office:value="21929" calcext:value-type="float">
            <text:p>219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5</text:p>
          </table:table-cell>
          <table:table-cell table:style-name="ce5" table:formula="of:=IFERROR(__xludf.dummyfunction(&quot;IF(REGEXMATCH(A165, &quot;&quot;forward&quot;&quot;), SPLIT(A16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65, &quot;&quot;down&quot;&quot;), SPLIT(A16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165, &quot;&quot;up&quot;&quot;), SPLIT(A16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64]+[.E165]-[.G165]" office:value-type="float" office:value="142" calcext:value-type="float">
            <text:p>142</text:p>
          </table:table-cell>
          <table:table-cell table:style-name="ce7" table:formula="of:=[.I164]+[.H165]*[.C165]" office:value-type="float" office:value="21929" calcext:value-type="float">
            <text:p>219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8</text:p>
          </table:table-cell>
          <table:table-cell table:style-name="ce5" table:formula="of:=IFERROR(__xludf.dummyfunction(&quot;IF(REGEXMATCH(A166, &quot;&quot;forward&quot;&quot;), SPLIT(A16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66, &quot;&quot;down&quot;&quot;), SPLIT(A16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66, &quot;&quot;up&quot;&quot;), SPLIT(A166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7" table:formula="of:=[.H165]+[.E166]-[.G166]" office:value-type="float" office:value="134" calcext:value-type="float">
            <text:p>134</text:p>
          </table:table-cell>
          <table:table-cell table:style-name="ce7" table:formula="of:=[.I165]+[.H166]*[.C166]" office:value-type="float" office:value="21929" calcext:value-type="float">
            <text:p>219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167, &quot;&quot;forward&quot;&quot;), SPLIT(A16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67, &quot;&quot;down&quot;&quot;), SPLIT(A16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167, &quot;&quot;up&quot;&quot;), SPLIT(A16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66]+[.E167]-[.G167]" office:value-type="float" office:value="135" calcext:value-type="float">
            <text:p>135</text:p>
          </table:table-cell>
          <table:table-cell table:style-name="ce7" table:formula="of:=[.I166]+[.H167]*[.C167]" office:value-type="float" office:value="21929" calcext:value-type="float">
            <text:p>219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168, &quot;&quot;forward&quot;&quot;), SPLIT(A16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68, &quot;&quot;down&quot;&quot;), SPLIT(A168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168, &quot;&quot;up&quot;&quot;), SPLIT(A16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67]+[.E168]-[.G168]" office:value-type="float" office:value="136" calcext:value-type="float">
            <text:p>136</text:p>
          </table:table-cell>
          <table:table-cell table:style-name="ce7" table:formula="of:=[.I167]+[.H168]*[.C168]" office:value-type="float" office:value="21929" calcext:value-type="float">
            <text:p>219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5</text:p>
          </table:table-cell>
          <table:table-cell table:style-name="ce5" table:formula="of:=IFERROR(__xludf.dummyfunction(&quot;IF(REGEXMATCH(A169, &quot;&quot;forward&quot;&quot;), SPLIT(A16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69, &quot;&quot;down&quot;&quot;), SPLIT(A169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169, &quot;&quot;up&quot;&quot;), SPLIT(A16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68]+[.E169]-[.G169]" office:value-type="float" office:value="141" calcext:value-type="float">
            <text:p>141</text:p>
          </table:table-cell>
          <table:table-cell table:style-name="ce7" table:formula="of:=[.I168]+[.H169]*[.C169]" office:value-type="float" office:value="21929" calcext:value-type="float">
            <text:p>219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4</text:p>
          </table:table-cell>
          <table:table-cell table:style-name="ce5" table:formula="of:=IFERROR(__xludf.dummyfunction(&quot;IF(REGEXMATCH(A170, &quot;&quot;forward&quot;&quot;), SPLIT(A17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70, &quot;&quot;down&quot;&quot;), SPLIT(A17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70, &quot;&quot;up&quot;&quot;), SPLIT(A170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7" table:formula="of:=[.H169]+[.E170]-[.G170]" office:value-type="float" office:value="137" calcext:value-type="float">
            <text:p>137</text:p>
          </table:table-cell>
          <table:table-cell table:style-name="ce7" table:formula="of:=[.I169]+[.H170]*[.C170]" office:value-type="float" office:value="21929" calcext:value-type="float">
            <text:p>219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171, &quot;&quot;forward&quot;&quot;), SPLIT(A17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71, &quot;&quot;down&quot;&quot;), SPLIT(A171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171, &quot;&quot;up&quot;&quot;), SPLIT(A17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70]+[.E171]-[.G171]" office:value-type="float" office:value="138" calcext:value-type="float">
            <text:p>138</text:p>
          </table:table-cell>
          <table:table-cell table:style-name="ce7" table:formula="of:=[.I170]+[.H171]*[.C171]" office:value-type="float" office:value="21929" calcext:value-type="float">
            <text:p>219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172, &quot;&quot;forward&quot;&quot;), SPLIT(A17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72, &quot;&quot;down&quot;&quot;), SPLIT(A172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172, &quot;&quot;up&quot;&quot;), SPLIT(A17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71]+[.E172]-[.G172]" office:value-type="float" office:value="141" calcext:value-type="float">
            <text:p>141</text:p>
          </table:table-cell>
          <table:table-cell table:style-name="ce7" table:formula="of:=[.I171]+[.H172]*[.C172]" office:value-type="float" office:value="21929" calcext:value-type="float">
            <text:p>219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8</text:p>
          </table:table-cell>
          <table:table-cell table:style-name="ce5" table:formula="of:=IFERROR(__xludf.dummyfunction(&quot;IF(REGEXMATCH(A173, &quot;&quot;forward&quot;&quot;), SPLIT(A17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73, &quot;&quot;down&quot;&quot;), SPLIT(A173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173, &quot;&quot;up&quot;&quot;), SPLIT(A17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72]+[.E173]-[.G173]" office:value-type="float" office:value="149" calcext:value-type="float">
            <text:p>149</text:p>
          </table:table-cell>
          <table:table-cell table:style-name="ce7" table:formula="of:=[.I172]+[.H173]*[.C173]" office:value-type="float" office:value="21929" calcext:value-type="float">
            <text:p>219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6</text:p>
          </table:table-cell>
          <table:table-cell table:style-name="ce5" table:formula="of:=IFERROR(__xludf.dummyfunction(&quot;IF(REGEXMATCH(A174, &quot;&quot;forward&quot;&quot;), SPLIT(A174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174, &quot;&quot;down&quot;&quot;), SPLIT(A17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74, &quot;&quot;up&quot;&quot;), SPLIT(A17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73]+[.E174]-[.G174]" office:value-type="float" office:value="149" calcext:value-type="float">
            <text:p>149</text:p>
          </table:table-cell>
          <table:table-cell table:style-name="ce7" table:formula="of:=[.I173]+[.H174]*[.C174]" office:value-type="float" office:value="22823" calcext:value-type="float">
            <text:p>228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9</text:p>
          </table:table-cell>
          <table:table-cell table:style-name="ce5" table:formula="of:=IFERROR(__xludf.dummyfunction(&quot;IF(REGEXMATCH(A175, &quot;&quot;forward&quot;&quot;), SPLIT(A17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75, &quot;&quot;down&quot;&quot;), SPLIT(A17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175, &quot;&quot;up&quot;&quot;), SPLIT(A17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74]+[.E175]-[.G175]" office:value-type="float" office:value="158" calcext:value-type="float">
            <text:p>158</text:p>
          </table:table-cell>
          <table:table-cell table:style-name="ce7" table:formula="of:=[.I174]+[.H175]*[.C175]" office:value-type="float" office:value="22823" calcext:value-type="float">
            <text:p>228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6</text:p>
          </table:table-cell>
          <table:table-cell table:style-name="ce5" table:formula="of:=IFERROR(__xludf.dummyfunction(&quot;IF(REGEXMATCH(A176, &quot;&quot;forward&quot;&quot;), SPLIT(A176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176, &quot;&quot;down&quot;&quot;), SPLIT(A17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76, &quot;&quot;up&quot;&quot;), SPLIT(A17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75]+[.E176]-[.G176]" office:value-type="float" office:value="158" calcext:value-type="float">
            <text:p>158</text:p>
          </table:table-cell>
          <table:table-cell table:style-name="ce7" table:formula="of:=[.I175]+[.H176]*[.C176]" office:value-type="float" office:value="23771" calcext:value-type="float">
            <text:p>237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2</text:p>
          </table:table-cell>
          <table:table-cell table:style-name="ce5" table:formula="of:=IFERROR(__xludf.dummyfunction(&quot;IF(REGEXMATCH(A177, &quot;&quot;forward&quot;&quot;), SPLIT(A17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77, &quot;&quot;down&quot;&quot;), SPLIT(A17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77, &quot;&quot;up&quot;&quot;), SPLIT(A177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7" table:formula="of:=[.H176]+[.E177]-[.G177]" office:value-type="float" office:value="156" calcext:value-type="float">
            <text:p>156</text:p>
          </table:table-cell>
          <table:table-cell table:style-name="ce7" table:formula="of:=[.I176]+[.H177]*[.C177]" office:value-type="float" office:value="23771" calcext:value-type="float">
            <text:p>237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1</text:p>
          </table:table-cell>
          <table:table-cell table:style-name="ce5" table:formula="of:=IFERROR(__xludf.dummyfunction(&quot;IF(REGEXMATCH(A178, &quot;&quot;forward&quot;&quot;), SPLIT(A178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178, &quot;&quot;down&quot;&quot;), SPLIT(A17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78, &quot;&quot;up&quot;&quot;), SPLIT(A17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77]+[.E178]-[.G178]" office:value-type="float" office:value="156" calcext:value-type="float">
            <text:p>156</text:p>
          </table:table-cell>
          <table:table-cell table:style-name="ce7" table:formula="of:=[.I177]+[.H178]*[.C178]" office:value-type="float" office:value="23927" calcext:value-type="float">
            <text:p>2392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179, &quot;&quot;forward&quot;&quot;), SPLIT(A179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179, &quot;&quot;down&quot;&quot;), SPLIT(A17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79, &quot;&quot;up&quot;&quot;), SPLIT(A17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78]+[.E179]-[.G179]" office:value-type="float" office:value="156" calcext:value-type="float">
            <text:p>156</text:p>
          </table:table-cell>
          <table:table-cell table:style-name="ce7" table:formula="of:=[.I178]+[.H179]*[.C179]" office:value-type="float" office:value="25331" calcext:value-type="float">
            <text:p>253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9</text:p>
          </table:table-cell>
          <table:table-cell table:style-name="ce5" table:formula="of:=IFERROR(__xludf.dummyfunction(&quot;IF(REGEXMATCH(A180, &quot;&quot;forward&quot;&quot;), SPLIT(A18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80, &quot;&quot;down&quot;&quot;), SPLIT(A180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180, &quot;&quot;up&quot;&quot;), SPLIT(A18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79]+[.E180]-[.G180]" office:value-type="float" office:value="165" calcext:value-type="float">
            <text:p>165</text:p>
          </table:table-cell>
          <table:table-cell table:style-name="ce7" table:formula="of:=[.I179]+[.H180]*[.C180]" office:value-type="float" office:value="25331" calcext:value-type="float">
            <text:p>253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181, &quot;&quot;forward&quot;&quot;), SPLIT(A18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81, &quot;&quot;down&quot;&quot;), SPLIT(A181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181, &quot;&quot;up&quot;&quot;), SPLIT(A18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80]+[.E181]-[.G181]" office:value-type="float" office:value="168" calcext:value-type="float">
            <text:p>168</text:p>
          </table:table-cell>
          <table:table-cell table:style-name="ce7" table:formula="of:=[.I180]+[.H181]*[.C181]" office:value-type="float" office:value="25331" calcext:value-type="float">
            <text:p>253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9</text:p>
          </table:table-cell>
          <table:table-cell table:style-name="ce5" table:formula="of:=IFERROR(__xludf.dummyfunction(&quot;IF(REGEXMATCH(A182, &quot;&quot;forward&quot;&quot;), SPLIT(A18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82, &quot;&quot;down&quot;&quot;), SPLIT(A182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182, &quot;&quot;up&quot;&quot;), SPLIT(A18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81]+[.E182]-[.G182]" office:value-type="float" office:value="177" calcext:value-type="float">
            <text:p>177</text:p>
          </table:table-cell>
          <table:table-cell table:style-name="ce7" table:formula="of:=[.I181]+[.H182]*[.C182]" office:value-type="float" office:value="25331" calcext:value-type="float">
            <text:p>253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183, &quot;&quot;forward&quot;&quot;), SPLIT(A18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83, &quot;&quot;down&quot;&quot;), SPLIT(A183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183, &quot;&quot;up&quot;&quot;), SPLIT(A18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82]+[.E183]-[.G183]" office:value-type="float" office:value="183" calcext:value-type="float">
            <text:p>183</text:p>
          </table:table-cell>
          <table:table-cell table:style-name="ce7" table:formula="of:=[.I182]+[.H183]*[.C183]" office:value-type="float" office:value="25331" calcext:value-type="float">
            <text:p>253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184, &quot;&quot;forward&quot;&quot;), SPLIT(A18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84, &quot;&quot;down&quot;&quot;), SPLIT(A184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184, &quot;&quot;up&quot;&quot;), SPLIT(A18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83]+[.E184]-[.G184]" office:value-type="float" office:value="187" calcext:value-type="float">
            <text:p>187</text:p>
          </table:table-cell>
          <table:table-cell table:style-name="ce7" table:formula="of:=[.I183]+[.H184]*[.C184]" office:value-type="float" office:value="25331" calcext:value-type="float">
            <text:p>253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8</text:p>
          </table:table-cell>
          <table:table-cell table:style-name="ce5" table:formula="of:=IFERROR(__xludf.dummyfunction(&quot;IF(REGEXMATCH(A185, &quot;&quot;forward&quot;&quot;), SPLIT(A18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85, &quot;&quot;down&quot;&quot;), SPLIT(A18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185, &quot;&quot;up&quot;&quot;), SPLIT(A18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84]+[.E185]-[.G185]" office:value-type="float" office:value="195" calcext:value-type="float">
            <text:p>195</text:p>
          </table:table-cell>
          <table:table-cell table:style-name="ce7" table:formula="of:=[.I184]+[.H185]*[.C185]" office:value-type="float" office:value="25331" calcext:value-type="float">
            <text:p>253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1</text:p>
          </table:table-cell>
          <table:table-cell table:style-name="ce5" table:formula="of:=IFERROR(__xludf.dummyfunction(&quot;IF(REGEXMATCH(A186, &quot;&quot;forward&quot;&quot;), SPLIT(A186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186, &quot;&quot;down&quot;&quot;), SPLIT(A18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86, &quot;&quot;up&quot;&quot;), SPLIT(A18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85]+[.E186]-[.G186]" office:value-type="float" office:value="195" calcext:value-type="float">
            <text:p>195</text:p>
          </table:table-cell>
          <table:table-cell table:style-name="ce7" table:formula="of:=[.I185]+[.H186]*[.C186]" office:value-type="float" office:value="25526" calcext:value-type="float">
            <text:p>255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187, &quot;&quot;forward&quot;&quot;), SPLIT(A18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87, &quot;&quot;down&quot;&quot;), SPLIT(A18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187, &quot;&quot;up&quot;&quot;), SPLIT(A18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86]+[.E187]-[.G187]" office:value-type="float" office:value="196" calcext:value-type="float">
            <text:p>196</text:p>
          </table:table-cell>
          <table:table-cell table:style-name="ce7" table:formula="of:=[.I186]+[.H187]*[.C187]" office:value-type="float" office:value="25526" calcext:value-type="float">
            <text:p>255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188, &quot;&quot;forward&quot;&quot;), SPLIT(A188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188, &quot;&quot;down&quot;&quot;), SPLIT(A18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88, &quot;&quot;up&quot;&quot;), SPLIT(A18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87]+[.E188]-[.G188]" office:value-type="float" office:value="196" calcext:value-type="float">
            <text:p>196</text:p>
          </table:table-cell>
          <table:table-cell table:style-name="ce7" table:formula="of:=[.I187]+[.H188]*[.C188]" office:value-type="float" office:value="25918" calcext:value-type="float">
            <text:p>259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2</text:p>
          </table:table-cell>
          <table:table-cell table:style-name="ce5" table:formula="of:=IFERROR(__xludf.dummyfunction(&quot;IF(REGEXMATCH(A189, &quot;&quot;forward&quot;&quot;), SPLIT(A18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89, &quot;&quot;down&quot;&quot;), SPLIT(A18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89, &quot;&quot;up&quot;&quot;), SPLIT(A189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7" table:formula="of:=[.H188]+[.E189]-[.G189]" office:value-type="float" office:value="194" calcext:value-type="float">
            <text:p>194</text:p>
          </table:table-cell>
          <table:table-cell table:style-name="ce7" table:formula="of:=[.I188]+[.H189]*[.C189]" office:value-type="float" office:value="25918" calcext:value-type="float">
            <text:p>259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8</text:p>
          </table:table-cell>
          <table:table-cell table:style-name="ce5" table:formula="of:=IFERROR(__xludf.dummyfunction(&quot;IF(REGEXMATCH(A190, &quot;&quot;forward&quot;&quot;), SPLIT(A190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190, &quot;&quot;down&quot;&quot;), SPLIT(A19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90, &quot;&quot;up&quot;&quot;), SPLIT(A19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89]+[.E190]-[.G190]" office:value-type="float" office:value="194" calcext:value-type="float">
            <text:p>194</text:p>
          </table:table-cell>
          <table:table-cell table:style-name="ce7" table:formula="of:=[.I189]+[.H190]*[.C190]" office:value-type="float" office:value="27470" calcext:value-type="float">
            <text:p>274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191, &quot;&quot;forward&quot;&quot;), SPLIT(A19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91, &quot;&quot;down&quot;&quot;), SPLIT(A191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191, &quot;&quot;up&quot;&quot;), SPLIT(A19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90]+[.E191]-[.G191]" office:value-type="float" office:value="195" calcext:value-type="float">
            <text:p>195</text:p>
          </table:table-cell>
          <table:table-cell table:style-name="ce7" table:formula="of:=[.I190]+[.H191]*[.C191]" office:value-type="float" office:value="27470" calcext:value-type="float">
            <text:p>274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6</text:p>
          </table:table-cell>
          <table:table-cell table:style-name="ce5" table:formula="of:=IFERROR(__xludf.dummyfunction(&quot;IF(REGEXMATCH(A192, &quot;&quot;forward&quot;&quot;), SPLIT(A19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92, &quot;&quot;down&quot;&quot;), SPLIT(A19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92, &quot;&quot;up&quot;&quot;), SPLIT(A192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7" table:formula="of:=[.H191]+[.E192]-[.G192]" office:value-type="float" office:value="189" calcext:value-type="float">
            <text:p>189</text:p>
          </table:table-cell>
          <table:table-cell table:style-name="ce7" table:formula="of:=[.I191]+[.H192]*[.C192]" office:value-type="float" office:value="27470" calcext:value-type="float">
            <text:p>274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193, &quot;&quot;forward&quot;&quot;), SPLIT(A19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93, &quot;&quot;down&quot;&quot;), SPLIT(A193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193, &quot;&quot;up&quot;&quot;), SPLIT(A19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92]+[.E193]-[.G193]" office:value-type="float" office:value="193" calcext:value-type="float">
            <text:p>193</text:p>
          </table:table-cell>
          <table:table-cell table:style-name="ce7" table:formula="of:=[.I192]+[.H193]*[.C193]" office:value-type="float" office:value="27470" calcext:value-type="float">
            <text:p>274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194, &quot;&quot;forward&quot;&quot;), SPLIT(A19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94, &quot;&quot;down&quot;&quot;), SPLIT(A194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194, &quot;&quot;up&quot;&quot;), SPLIT(A19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93]+[.E194]-[.G194]" office:value-type="float" office:value="196" calcext:value-type="float">
            <text:p>196</text:p>
          </table:table-cell>
          <table:table-cell table:style-name="ce7" table:formula="of:=[.I193]+[.H194]*[.C194]" office:value-type="float" office:value="27470" calcext:value-type="float">
            <text:p>274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8</text:p>
          </table:table-cell>
          <table:table-cell table:style-name="ce5" table:formula="of:=IFERROR(__xludf.dummyfunction(&quot;IF(REGEXMATCH(A195, &quot;&quot;forward&quot;&quot;), SPLIT(A195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195, &quot;&quot;down&quot;&quot;), SPLIT(A19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95, &quot;&quot;up&quot;&quot;), SPLIT(A19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94]+[.E195]-[.G195]" office:value-type="float" office:value="196" calcext:value-type="float">
            <text:p>196</text:p>
          </table:table-cell>
          <table:table-cell table:style-name="ce7" table:formula="of:=[.I194]+[.H195]*[.C195]" office:value-type="float" office:value="29038" calcext:value-type="float">
            <text:p>290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7</text:p>
          </table:table-cell>
          <table:table-cell table:style-name="ce5" table:formula="of:=IFERROR(__xludf.dummyfunction(&quot;IF(REGEXMATCH(A196, &quot;&quot;forward&quot;&quot;), SPLIT(A19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96, &quot;&quot;down&quot;&quot;), SPLIT(A19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96, &quot;&quot;up&quot;&quot;), SPLIT(A196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7" table:formula="of:=[.H195]+[.E196]-[.G196]" office:value-type="float" office:value="189" calcext:value-type="float">
            <text:p>189</text:p>
          </table:table-cell>
          <table:table-cell table:style-name="ce7" table:formula="of:=[.I195]+[.H196]*[.C196]" office:value-type="float" office:value="29038" calcext:value-type="float">
            <text:p>290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197, &quot;&quot;forward&quot;&quot;), SPLIT(A19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97, &quot;&quot;down&quot;&quot;), SPLIT(A19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197, &quot;&quot;up&quot;&quot;), SPLIT(A19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96]+[.E197]-[.G197]" office:value-type="float" office:value="195" calcext:value-type="float">
            <text:p>195</text:p>
          </table:table-cell>
          <table:table-cell table:style-name="ce7" table:formula="of:=[.I196]+[.H197]*[.C197]" office:value-type="float" office:value="29038" calcext:value-type="float">
            <text:p>290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198, &quot;&quot;forward&quot;&quot;), SPLIT(A19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98, &quot;&quot;down&quot;&quot;), SPLIT(A198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198, &quot;&quot;up&quot;&quot;), SPLIT(A19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97]+[.E198]-[.G198]" office:value-type="float" office:value="196" calcext:value-type="float">
            <text:p>196</text:p>
          </table:table-cell>
          <table:table-cell table:style-name="ce7" table:formula="of:=[.I197]+[.H198]*[.C198]" office:value-type="float" office:value="29038" calcext:value-type="float">
            <text:p>290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199, &quot;&quot;forward&quot;&quot;), SPLIT(A19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99, &quot;&quot;down&quot;&quot;), SPLIT(A199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199, &quot;&quot;up&quot;&quot;), SPLIT(A19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98]+[.E199]-[.G199]" office:value-type="float" office:value="198" calcext:value-type="float">
            <text:p>198</text:p>
          </table:table-cell>
          <table:table-cell table:style-name="ce7" table:formula="of:=[.I198]+[.H199]*[.C199]" office:value-type="float" office:value="29038" calcext:value-type="float">
            <text:p>290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1</text:p>
          </table:table-cell>
          <table:table-cell table:style-name="ce5" table:formula="of:=IFERROR(__xludf.dummyfunction(&quot;IF(REGEXMATCH(A200, &quot;&quot;forward&quot;&quot;), SPLIT(A200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200, &quot;&quot;down&quot;&quot;), SPLIT(A20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00, &quot;&quot;up&quot;&quot;), SPLIT(A20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99]+[.E200]-[.G200]" office:value-type="float" office:value="198" calcext:value-type="float">
            <text:p>198</text:p>
          </table:table-cell>
          <table:table-cell table:style-name="ce7" table:formula="of:=[.I199]+[.H200]*[.C200]" office:value-type="float" office:value="29236" calcext:value-type="float">
            <text:p>292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5</text:p>
          </table:table-cell>
          <table:table-cell table:style-name="ce5" table:formula="of:=IFERROR(__xludf.dummyfunction(&quot;IF(REGEXMATCH(A201, &quot;&quot;forward&quot;&quot;), SPLIT(A20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01, &quot;&quot;down&quot;&quot;), SPLIT(A20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01, &quot;&quot;up&quot;&quot;), SPLIT(A201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7" table:formula="of:=[.H200]+[.E201]-[.G201]" office:value-type="float" office:value="193" calcext:value-type="float">
            <text:p>193</text:p>
          </table:table-cell>
          <table:table-cell table:style-name="ce7" table:formula="of:=[.I200]+[.H201]*[.C201]" office:value-type="float" office:value="29236" calcext:value-type="float">
            <text:p>292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7</text:p>
          </table:table-cell>
          <table:table-cell table:style-name="ce5" table:formula="of:=IFERROR(__xludf.dummyfunction(&quot;IF(REGEXMATCH(A202, &quot;&quot;forward&quot;&quot;), SPLIT(A20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02, &quot;&quot;down&quot;&quot;), SPLIT(A20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02, &quot;&quot;up&quot;&quot;), SPLIT(A202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7" table:formula="of:=[.H201]+[.E202]-[.G202]" office:value-type="float" office:value="186" calcext:value-type="float">
            <text:p>186</text:p>
          </table:table-cell>
          <table:table-cell table:style-name="ce7" table:formula="of:=[.I201]+[.H202]*[.C202]" office:value-type="float" office:value="29236" calcext:value-type="float">
            <text:p>292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203, &quot;&quot;forward&quot;&quot;), SPLIT(A20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03, &quot;&quot;down&quot;&quot;), SPLIT(A203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203, &quot;&quot;up&quot;&quot;), SPLIT(A20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02]+[.E203]-[.G203]" office:value-type="float" office:value="192" calcext:value-type="float">
            <text:p>192</text:p>
          </table:table-cell>
          <table:table-cell table:style-name="ce7" table:formula="of:=[.I202]+[.H203]*[.C203]" office:value-type="float" office:value="29236" calcext:value-type="float">
            <text:p>292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204, &quot;&quot;forward&quot;&quot;), SPLIT(A20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04, &quot;&quot;down&quot;&quot;), SPLIT(A204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204, &quot;&quot;up&quot;&quot;), SPLIT(A20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03]+[.E204]-[.G204]" office:value-type="float" office:value="196" calcext:value-type="float">
            <text:p>196</text:p>
          </table:table-cell>
          <table:table-cell table:style-name="ce7" table:formula="of:=[.I203]+[.H204]*[.C204]" office:value-type="float" office:value="29236" calcext:value-type="float">
            <text:p>292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5</text:p>
          </table:table-cell>
          <table:table-cell table:style-name="ce5" table:formula="of:=IFERROR(__xludf.dummyfunction(&quot;IF(REGEXMATCH(A205, &quot;&quot;forward&quot;&quot;), SPLIT(A20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05, &quot;&quot;down&quot;&quot;), SPLIT(A20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205, &quot;&quot;up&quot;&quot;), SPLIT(A20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04]+[.E205]-[.G205]" office:value-type="float" office:value="201" calcext:value-type="float">
            <text:p>201</text:p>
          </table:table-cell>
          <table:table-cell table:style-name="ce7" table:formula="of:=[.I204]+[.H205]*[.C205]" office:value-type="float" office:value="29236" calcext:value-type="float">
            <text:p>292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206, &quot;&quot;forward&quot;&quot;), SPLIT(A206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206, &quot;&quot;down&quot;&quot;), SPLIT(A20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06, &quot;&quot;up&quot;&quot;), SPLIT(A20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05]+[.E206]-[.G206]" office:value-type="float" office:value="201" calcext:value-type="float">
            <text:p>201</text:p>
          </table:table-cell>
          <table:table-cell table:style-name="ce7" table:formula="of:=[.I205]+[.H206]*[.C206]" office:value-type="float" office:value="31045" calcext:value-type="float">
            <text:p>310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207, &quot;&quot;forward&quot;&quot;), SPLIT(A20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07, &quot;&quot;down&quot;&quot;), SPLIT(A20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207, &quot;&quot;up&quot;&quot;), SPLIT(A20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06]+[.E207]-[.G207]" office:value-type="float" office:value="208" calcext:value-type="float">
            <text:p>208</text:p>
          </table:table-cell>
          <table:table-cell table:style-name="ce7" table:formula="of:=[.I206]+[.H207]*[.C207]" office:value-type="float" office:value="31045" calcext:value-type="float">
            <text:p>310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9</text:p>
          </table:table-cell>
          <table:table-cell table:style-name="ce5" table:formula="of:=IFERROR(__xludf.dummyfunction(&quot;IF(REGEXMATCH(A208, &quot;&quot;forward&quot;&quot;), SPLIT(A20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08, &quot;&quot;down&quot;&quot;), SPLIT(A208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208, &quot;&quot;up&quot;&quot;), SPLIT(A20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07]+[.E208]-[.G208]" office:value-type="float" office:value="217" calcext:value-type="float">
            <text:p>217</text:p>
          </table:table-cell>
          <table:table-cell table:style-name="ce7" table:formula="of:=[.I207]+[.H208]*[.C208]" office:value-type="float" office:value="31045" calcext:value-type="float">
            <text:p>310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5</text:p>
          </table:table-cell>
          <table:table-cell table:style-name="ce5" table:formula="of:=IFERROR(__xludf.dummyfunction(&quot;IF(REGEXMATCH(A209, &quot;&quot;forward&quot;&quot;), SPLIT(A20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09, &quot;&quot;down&quot;&quot;), SPLIT(A209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209, &quot;&quot;up&quot;&quot;), SPLIT(A20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08]+[.E209]-[.G209]" office:value-type="float" office:value="222" calcext:value-type="float">
            <text:p>222</text:p>
          </table:table-cell>
          <table:table-cell table:style-name="ce7" table:formula="of:=[.I208]+[.H209]*[.C209]" office:value-type="float" office:value="31045" calcext:value-type="float">
            <text:p>310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210, &quot;&quot;forward&quot;&quot;), SPLIT(A210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210, &quot;&quot;down&quot;&quot;), SPLIT(A21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10, &quot;&quot;up&quot;&quot;), SPLIT(A21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09]+[.E210]-[.G210]" office:value-type="float" office:value="222" calcext:value-type="float">
            <text:p>222</text:p>
          </table:table-cell>
          <table:table-cell table:style-name="ce7" table:formula="of:=[.I209]+[.H210]*[.C210]" office:value-type="float" office:value="33043" calcext:value-type="float">
            <text:p>330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7</text:p>
          </table:table-cell>
          <table:table-cell table:style-name="ce5" table:formula="of:=IFERROR(__xludf.dummyfunction(&quot;IF(REGEXMATCH(A211, &quot;&quot;forward&quot;&quot;), SPLIT(A211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211, &quot;&quot;down&quot;&quot;), SPLIT(A21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11, &quot;&quot;up&quot;&quot;), SPLIT(A21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10]+[.E211]-[.G211]" office:value-type="float" office:value="222" calcext:value-type="float">
            <text:p>222</text:p>
          </table:table-cell>
          <table:table-cell table:style-name="ce7" table:formula="of:=[.I210]+[.H211]*[.C211]" office:value-type="float" office:value="34597" calcext:value-type="float">
            <text:p>345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212, &quot;&quot;forward&quot;&quot;), SPLIT(A21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212, &quot;&quot;down&quot;&quot;), SPLIT(A21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12, &quot;&quot;up&quot;&quot;), SPLIT(A21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11]+[.E212]-[.G212]" office:value-type="float" office:value="222" calcext:value-type="float">
            <text:p>222</text:p>
          </table:table-cell>
          <table:table-cell table:style-name="ce7" table:formula="of:=[.I211]+[.H212]*[.C212]" office:value-type="float" office:value="36595" calcext:value-type="float">
            <text:p>365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8</text:p>
          </table:table-cell>
          <table:table-cell table:style-name="ce5" table:formula="of:=IFERROR(__xludf.dummyfunction(&quot;IF(REGEXMATCH(A213, &quot;&quot;forward&quot;&quot;), SPLIT(A213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213, &quot;&quot;down&quot;&quot;), SPLIT(A21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13, &quot;&quot;up&quot;&quot;), SPLIT(A21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12]+[.E213]-[.G213]" office:value-type="float" office:value="222" calcext:value-type="float">
            <text:p>222</text:p>
          </table:table-cell>
          <table:table-cell table:style-name="ce7" table:formula="of:=[.I212]+[.H213]*[.C213]" office:value-type="float" office:value="38371" calcext:value-type="float">
            <text:p>383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4</text:p>
          </table:table-cell>
          <table:table-cell table:style-name="ce5" table:formula="of:=IFERROR(__xludf.dummyfunction(&quot;IF(REGEXMATCH(A214, &quot;&quot;forward&quot;&quot;), SPLIT(A21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14, &quot;&quot;down&quot;&quot;), SPLIT(A21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14, &quot;&quot;up&quot;&quot;), SPLIT(A214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7" table:formula="of:=[.H213]+[.E214]-[.G214]" office:value-type="float" office:value="218" calcext:value-type="float">
            <text:p>218</text:p>
          </table:table-cell>
          <table:table-cell table:style-name="ce7" table:formula="of:=[.I213]+[.H214]*[.C214]" office:value-type="float" office:value="38371" calcext:value-type="float">
            <text:p>383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5</text:p>
          </table:table-cell>
          <table:table-cell table:style-name="ce5" table:formula="of:=IFERROR(__xludf.dummyfunction(&quot;IF(REGEXMATCH(A215, &quot;&quot;forward&quot;&quot;), SPLIT(A215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215, &quot;&quot;down&quot;&quot;), SPLIT(A21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15, &quot;&quot;up&quot;&quot;), SPLIT(A21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14]+[.E215]-[.G215]" office:value-type="float" office:value="218" calcext:value-type="float">
            <text:p>218</text:p>
          </table:table-cell>
          <table:table-cell table:style-name="ce7" table:formula="of:=[.I214]+[.H215]*[.C215]" office:value-type="float" office:value="39461" calcext:value-type="float">
            <text:p>394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216, &quot;&quot;forward&quot;&quot;), SPLIT(A21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16, &quot;&quot;down&quot;&quot;), SPLIT(A216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216, &quot;&quot;up&quot;&quot;), SPLIT(A21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15]+[.E216]-[.G216]" office:value-type="float" office:value="225" calcext:value-type="float">
            <text:p>225</text:p>
          </table:table-cell>
          <table:table-cell table:style-name="ce7" table:formula="of:=[.I215]+[.H216]*[.C216]" office:value-type="float" office:value="39461" calcext:value-type="float">
            <text:p>394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8</text:p>
          </table:table-cell>
          <table:table-cell table:style-name="ce5" table:formula="of:=IFERROR(__xludf.dummyfunction(&quot;IF(REGEXMATCH(A217, &quot;&quot;forward&quot;&quot;), SPLIT(A217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217, &quot;&quot;down&quot;&quot;), SPLIT(A21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17, &quot;&quot;up&quot;&quot;), SPLIT(A21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16]+[.E217]-[.G217]" office:value-type="float" office:value="225" calcext:value-type="float">
            <text:p>225</text:p>
          </table:table-cell>
          <table:table-cell table:style-name="ce7" table:formula="of:=[.I216]+[.H217]*[.C217]" office:value-type="float" office:value="41261" calcext:value-type="float">
            <text:p>412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1</text:p>
          </table:table-cell>
          <table:table-cell table:style-name="ce5" table:formula="of:=IFERROR(__xludf.dummyfunction(&quot;IF(REGEXMATCH(A218, &quot;&quot;forward&quot;&quot;), SPLIT(A21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18, &quot;&quot;down&quot;&quot;), SPLIT(A21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18, &quot;&quot;up&quot;&quot;), SPLIT(A218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7" table:formula="of:=[.H217]+[.E218]-[.G218]" office:value-type="float" office:value="224" calcext:value-type="float">
            <text:p>224</text:p>
          </table:table-cell>
          <table:table-cell table:style-name="ce7" table:formula="of:=[.I217]+[.H218]*[.C218]" office:value-type="float" office:value="41261" calcext:value-type="float">
            <text:p>412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3</text:p>
          </table:table-cell>
          <table:table-cell table:style-name="ce5" table:formula="of:=IFERROR(__xludf.dummyfunction(&quot;IF(REGEXMATCH(A219, &quot;&quot;forward&quot;&quot;), SPLIT(A219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219, &quot;&quot;down&quot;&quot;), SPLIT(A21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19, &quot;&quot;up&quot;&quot;), SPLIT(A21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18]+[.E219]-[.G219]" office:value-type="float" office:value="224" calcext:value-type="float">
            <text:p>224</text:p>
          </table:table-cell>
          <table:table-cell table:style-name="ce7" table:formula="of:=[.I218]+[.H219]*[.C219]" office:value-type="float" office:value="41933" calcext:value-type="float">
            <text:p>419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220, &quot;&quot;forward&quot;&quot;), SPLIT(A220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220, &quot;&quot;down&quot;&quot;), SPLIT(A22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20, &quot;&quot;up&quot;&quot;), SPLIT(A22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19]+[.E220]-[.G220]" office:value-type="float" office:value="224" calcext:value-type="float">
            <text:p>224</text:p>
          </table:table-cell>
          <table:table-cell table:style-name="ce7" table:formula="of:=[.I219]+[.H220]*[.C220]" office:value-type="float" office:value="42381" calcext:value-type="float">
            <text:p>4238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221, &quot;&quot;forward&quot;&quot;), SPLIT(A221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221, &quot;&quot;down&quot;&quot;), SPLIT(A22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21, &quot;&quot;up&quot;&quot;), SPLIT(A22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20]+[.E221]-[.G221]" office:value-type="float" office:value="224" calcext:value-type="float">
            <text:p>224</text:p>
          </table:table-cell>
          <table:table-cell table:style-name="ce7" table:formula="of:=[.I220]+[.H221]*[.C221]" office:value-type="float" office:value="42829" calcext:value-type="float">
            <text:p>428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222, &quot;&quot;forward&quot;&quot;), SPLIT(A22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22, &quot;&quot;down&quot;&quot;), SPLIT(A222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222, &quot;&quot;up&quot;&quot;), SPLIT(A22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21]+[.E222]-[.G222]" office:value-type="float" office:value="231" calcext:value-type="float">
            <text:p>231</text:p>
          </table:table-cell>
          <table:table-cell table:style-name="ce7" table:formula="of:=[.I221]+[.H222]*[.C222]" office:value-type="float" office:value="42829" calcext:value-type="float">
            <text:p>428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223, &quot;&quot;forward&quot;&quot;), SPLIT(A223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223, &quot;&quot;down&quot;&quot;), SPLIT(A22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23, &quot;&quot;up&quot;&quot;), SPLIT(A22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22]+[.E223]-[.G223]" office:value-type="float" office:value="231" calcext:value-type="float">
            <text:p>231</text:p>
          </table:table-cell>
          <table:table-cell table:style-name="ce7" table:formula="of:=[.I222]+[.H223]*[.C223]" office:value-type="float" office:value="44908" calcext:value-type="float">
            <text:p>449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224, &quot;&quot;forward&quot;&quot;), SPLIT(A22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24, &quot;&quot;down&quot;&quot;), SPLIT(A224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224, &quot;&quot;up&quot;&quot;), SPLIT(A22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23]+[.E224]-[.G224]" office:value-type="float" office:value="238" calcext:value-type="float">
            <text:p>238</text:p>
          </table:table-cell>
          <table:table-cell table:style-name="ce7" table:formula="of:=[.I223]+[.H224]*[.C224]" office:value-type="float" office:value="44908" calcext:value-type="float">
            <text:p>449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9</text:p>
          </table:table-cell>
          <table:table-cell table:style-name="ce5" table:formula="of:=IFERROR(__xludf.dummyfunction(&quot;IF(REGEXMATCH(A225, &quot;&quot;forward&quot;&quot;), SPLIT(A22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25, &quot;&quot;down&quot;&quot;), SPLIT(A22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225, &quot;&quot;up&quot;&quot;), SPLIT(A22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24]+[.E225]-[.G225]" office:value-type="float" office:value="247" calcext:value-type="float">
            <text:p>247</text:p>
          </table:table-cell>
          <table:table-cell table:style-name="ce7" table:formula="of:=[.I224]+[.H225]*[.C225]" office:value-type="float" office:value="44908" calcext:value-type="float">
            <text:p>449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6</text:p>
          </table:table-cell>
          <table:table-cell table:style-name="ce5" table:formula="of:=IFERROR(__xludf.dummyfunction(&quot;IF(REGEXMATCH(A226, &quot;&quot;forward&quot;&quot;), SPLIT(A226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226, &quot;&quot;down&quot;&quot;), SPLIT(A22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26, &quot;&quot;up&quot;&quot;), SPLIT(A22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25]+[.E226]-[.G226]" office:value-type="float" office:value="247" calcext:value-type="float">
            <text:p>247</text:p>
          </table:table-cell>
          <table:table-cell table:style-name="ce7" table:formula="of:=[.I225]+[.H226]*[.C226]" office:value-type="float" office:value="46390" calcext:value-type="float">
            <text:p>4639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8</text:p>
          </table:table-cell>
          <table:table-cell table:style-name="ce5" table:formula="of:=IFERROR(__xludf.dummyfunction(&quot;IF(REGEXMATCH(A227, &quot;&quot;forward&quot;&quot;), SPLIT(A227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227, &quot;&quot;down&quot;&quot;), SPLIT(A22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27, &quot;&quot;up&quot;&quot;), SPLIT(A22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26]+[.E227]-[.G227]" office:value-type="float" office:value="247" calcext:value-type="float">
            <text:p>247</text:p>
          </table:table-cell>
          <table:table-cell table:style-name="ce7" table:formula="of:=[.I226]+[.H227]*[.C227]" office:value-type="float" office:value="48366" calcext:value-type="float">
            <text:p>483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5</text:p>
          </table:table-cell>
          <table:table-cell table:style-name="ce5" table:formula="of:=IFERROR(__xludf.dummyfunction(&quot;IF(REGEXMATCH(A228, &quot;&quot;forward&quot;&quot;), SPLIT(A22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28, &quot;&quot;down&quot;&quot;), SPLIT(A22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28, &quot;&quot;up&quot;&quot;), SPLIT(A228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7" table:formula="of:=[.H227]+[.E228]-[.G228]" office:value-type="float" office:value="242" calcext:value-type="float">
            <text:p>242</text:p>
          </table:table-cell>
          <table:table-cell table:style-name="ce7" table:formula="of:=[.I227]+[.H228]*[.C228]" office:value-type="float" office:value="48366" calcext:value-type="float">
            <text:p>483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8</text:p>
          </table:table-cell>
          <table:table-cell table:style-name="ce5" table:formula="of:=IFERROR(__xludf.dummyfunction(&quot;IF(REGEXMATCH(A229, &quot;&quot;forward&quot;&quot;), SPLIT(A22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29, &quot;&quot;down&quot;&quot;), SPLIT(A22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29, &quot;&quot;up&quot;&quot;), SPLIT(A229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7" table:formula="of:=[.H228]+[.E229]-[.G229]" office:value-type="float" office:value="234" calcext:value-type="float">
            <text:p>234</text:p>
          </table:table-cell>
          <table:table-cell table:style-name="ce7" table:formula="of:=[.I228]+[.H229]*[.C229]" office:value-type="float" office:value="48366" calcext:value-type="float">
            <text:p>483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7</text:p>
          </table:table-cell>
          <table:table-cell table:style-name="ce5" table:formula="of:=IFERROR(__xludf.dummyfunction(&quot;IF(REGEXMATCH(A230, &quot;&quot;forward&quot;&quot;), SPLIT(A23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30, &quot;&quot;down&quot;&quot;), SPLIT(A23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30, &quot;&quot;up&quot;&quot;), SPLIT(A230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7" table:formula="of:=[.H229]+[.E230]-[.G230]" office:value-type="float" office:value="227" calcext:value-type="float">
            <text:p>227</text:p>
          </table:table-cell>
          <table:table-cell table:style-name="ce7" table:formula="of:=[.I229]+[.H230]*[.C230]" office:value-type="float" office:value="48366" calcext:value-type="float">
            <text:p>483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6</text:p>
          </table:table-cell>
          <table:table-cell table:style-name="ce5" table:formula="of:=IFERROR(__xludf.dummyfunction(&quot;IF(REGEXMATCH(A231, &quot;&quot;forward&quot;&quot;), SPLIT(A23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31, &quot;&quot;down&quot;&quot;), SPLIT(A23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31, &quot;&quot;up&quot;&quot;), SPLIT(A231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7" table:formula="of:=[.H230]+[.E231]-[.G231]" office:value-type="float" office:value="221" calcext:value-type="float">
            <text:p>221</text:p>
          </table:table-cell>
          <table:table-cell table:style-name="ce7" table:formula="of:=[.I230]+[.H231]*[.C231]" office:value-type="float" office:value="48366" calcext:value-type="float">
            <text:p>483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7</text:p>
          </table:table-cell>
          <table:table-cell table:style-name="ce5" table:formula="of:=IFERROR(__xludf.dummyfunction(&quot;IF(REGEXMATCH(A232, &quot;&quot;forward&quot;&quot;), SPLIT(A23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232, &quot;&quot;down&quot;&quot;), SPLIT(A23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32, &quot;&quot;up&quot;&quot;), SPLIT(A23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31]+[.E232]-[.G232]" office:value-type="float" office:value="221" calcext:value-type="float">
            <text:p>221</text:p>
          </table:table-cell>
          <table:table-cell table:style-name="ce7" table:formula="of:=[.I231]+[.H232]*[.C232]" office:value-type="float" office:value="49913" calcext:value-type="float">
            <text:p>499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233, &quot;&quot;forward&quot;&quot;), SPLIT(A23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33, &quot;&quot;down&quot;&quot;), SPLIT(A233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233, &quot;&quot;up&quot;&quot;), SPLIT(A23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32]+[.E233]-[.G233]" office:value-type="float" office:value="227" calcext:value-type="float">
            <text:p>227</text:p>
          </table:table-cell>
          <table:table-cell table:style-name="ce7" table:formula="of:=[.I232]+[.H233]*[.C233]" office:value-type="float" office:value="49913" calcext:value-type="float">
            <text:p>499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5</text:p>
          </table:table-cell>
          <table:table-cell table:style-name="ce5" table:formula="of:=IFERROR(__xludf.dummyfunction(&quot;IF(REGEXMATCH(A234, &quot;&quot;forward&quot;&quot;), SPLIT(A23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34, &quot;&quot;down&quot;&quot;), SPLIT(A234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234, &quot;&quot;up&quot;&quot;), SPLIT(A23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33]+[.E234]-[.G234]" office:value-type="float" office:value="232" calcext:value-type="float">
            <text:p>232</text:p>
          </table:table-cell>
          <table:table-cell table:style-name="ce7" table:formula="of:=[.I233]+[.H234]*[.C234]" office:value-type="float" office:value="49913" calcext:value-type="float">
            <text:p>499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235, &quot;&quot;forward&quot;&quot;), SPLIT(A23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35, &quot;&quot;down&quot;&quot;), SPLIT(A23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235, &quot;&quot;up&quot;&quot;), SPLIT(A23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34]+[.E235]-[.G235]" office:value-type="float" office:value="235" calcext:value-type="float">
            <text:p>235</text:p>
          </table:table-cell>
          <table:table-cell table:style-name="ce7" table:formula="of:=[.I234]+[.H235]*[.C235]" office:value-type="float" office:value="49913" calcext:value-type="float">
            <text:p>499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7</text:p>
          </table:table-cell>
          <table:table-cell table:style-name="ce5" table:formula="of:=IFERROR(__xludf.dummyfunction(&quot;IF(REGEXMATCH(A236, &quot;&quot;forward&quot;&quot;), SPLIT(A236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236, &quot;&quot;down&quot;&quot;), SPLIT(A23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36, &quot;&quot;up&quot;&quot;), SPLIT(A23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35]+[.E236]-[.G236]" office:value-type="float" office:value="235" calcext:value-type="float">
            <text:p>235</text:p>
          </table:table-cell>
          <table:table-cell table:style-name="ce7" table:formula="of:=[.I235]+[.H236]*[.C236]" office:value-type="float" office:value="51558" calcext:value-type="float">
            <text:p>515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237, &quot;&quot;forward&quot;&quot;), SPLIT(A23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37, &quot;&quot;down&quot;&quot;), SPLIT(A23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237, &quot;&quot;up&quot;&quot;), SPLIT(A23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36]+[.E237]-[.G237]" office:value-type="float" office:value="242" calcext:value-type="float">
            <text:p>242</text:p>
          </table:table-cell>
          <table:table-cell table:style-name="ce7" table:formula="of:=[.I236]+[.H237]*[.C237]" office:value-type="float" office:value="51558" calcext:value-type="float">
            <text:p>515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6</text:p>
          </table:table-cell>
          <table:table-cell table:style-name="ce5" table:formula="of:=IFERROR(__xludf.dummyfunction(&quot;IF(REGEXMATCH(A238, &quot;&quot;forward&quot;&quot;), SPLIT(A238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238, &quot;&quot;down&quot;&quot;), SPLIT(A23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38, &quot;&quot;up&quot;&quot;), SPLIT(A23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37]+[.E238]-[.G238]" office:value-type="float" office:value="242" calcext:value-type="float">
            <text:p>242</text:p>
          </table:table-cell>
          <table:table-cell table:style-name="ce7" table:formula="of:=[.I237]+[.H238]*[.C238]" office:value-type="float" office:value="53010" calcext:value-type="float">
            <text:p>530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239, &quot;&quot;forward&quot;&quot;), SPLIT(A23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39, &quot;&quot;down&quot;&quot;), SPLIT(A239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239, &quot;&quot;up&quot;&quot;), SPLIT(A23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38]+[.E239]-[.G239]" office:value-type="float" office:value="246" calcext:value-type="float">
            <text:p>246</text:p>
          </table:table-cell>
          <table:table-cell table:style-name="ce7" table:formula="of:=[.I238]+[.H239]*[.C239]" office:value-type="float" office:value="53010" calcext:value-type="float">
            <text:p>530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240, &quot;&quot;forward&quot;&quot;), SPLIT(A24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40, &quot;&quot;down&quot;&quot;), SPLIT(A240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240, &quot;&quot;up&quot;&quot;), SPLIT(A24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39]+[.E240]-[.G240]" office:value-type="float" office:value="248" calcext:value-type="float">
            <text:p>248</text:p>
          </table:table-cell>
          <table:table-cell table:style-name="ce7" table:formula="of:=[.I239]+[.H240]*[.C240]" office:value-type="float" office:value="53010" calcext:value-type="float">
            <text:p>530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9</text:p>
          </table:table-cell>
          <table:table-cell table:style-name="ce5" table:formula="of:=IFERROR(__xludf.dummyfunction(&quot;IF(REGEXMATCH(A241, &quot;&quot;forward&quot;&quot;), SPLIT(A24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41, &quot;&quot;down&quot;&quot;), SPLIT(A241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241, &quot;&quot;up&quot;&quot;), SPLIT(A24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40]+[.E241]-[.G241]" office:value-type="float" office:value="257" calcext:value-type="float">
            <text:p>257</text:p>
          </table:table-cell>
          <table:table-cell table:style-name="ce7" table:formula="of:=[.I240]+[.H241]*[.C241]" office:value-type="float" office:value="53010" calcext:value-type="float">
            <text:p>530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242, &quot;&quot;forward&quot;&quot;), SPLIT(A24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42, &quot;&quot;down&quot;&quot;), SPLIT(A242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242, &quot;&quot;up&quot;&quot;), SPLIT(A24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41]+[.E242]-[.G242]" office:value-type="float" office:value="259" calcext:value-type="float">
            <text:p>259</text:p>
          </table:table-cell>
          <table:table-cell table:style-name="ce7" table:formula="of:=[.I241]+[.H242]*[.C242]" office:value-type="float" office:value="53010" calcext:value-type="float">
            <text:p>530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8</text:p>
          </table:table-cell>
          <table:table-cell table:style-name="ce5" table:formula="of:=IFERROR(__xludf.dummyfunction(&quot;IF(REGEXMATCH(A243, &quot;&quot;forward&quot;&quot;), SPLIT(A24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43, &quot;&quot;down&quot;&quot;), SPLIT(A24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43, &quot;&quot;up&quot;&quot;), SPLIT(A243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7" table:formula="of:=[.H242]+[.E243]-[.G243]" office:value-type="float" office:value="251" calcext:value-type="float">
            <text:p>251</text:p>
          </table:table-cell>
          <table:table-cell table:style-name="ce7" table:formula="of:=[.I242]+[.H243]*[.C243]" office:value-type="float" office:value="53010" calcext:value-type="float">
            <text:p>530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8</text:p>
          </table:table-cell>
          <table:table-cell table:style-name="ce5" table:formula="of:=IFERROR(__xludf.dummyfunction(&quot;IF(REGEXMATCH(A244, &quot;&quot;forward&quot;&quot;), SPLIT(A24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44, &quot;&quot;down&quot;&quot;), SPLIT(A244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244, &quot;&quot;up&quot;&quot;), SPLIT(A24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43]+[.E244]-[.G244]" office:value-type="float" office:value="259" calcext:value-type="float">
            <text:p>259</text:p>
          </table:table-cell>
          <table:table-cell table:style-name="ce7" table:formula="of:=[.I243]+[.H244]*[.C244]" office:value-type="float" office:value="53010" calcext:value-type="float">
            <text:p>530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245, &quot;&quot;forward&quot;&quot;), SPLIT(A24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45, &quot;&quot;down&quot;&quot;), SPLIT(A24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245, &quot;&quot;up&quot;&quot;), SPLIT(A24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44]+[.E245]-[.G245]" office:value-type="float" office:value="262" calcext:value-type="float">
            <text:p>262</text:p>
          </table:table-cell>
          <table:table-cell table:style-name="ce7" table:formula="of:=[.I244]+[.H245]*[.C245]" office:value-type="float" office:value="53010" calcext:value-type="float">
            <text:p>530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246, &quot;&quot;forward&quot;&quot;), SPLIT(A24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46, &quot;&quot;down&quot;&quot;), SPLIT(A246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246, &quot;&quot;up&quot;&quot;), SPLIT(A24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45]+[.E246]-[.G246]" office:value-type="float" office:value="266" calcext:value-type="float">
            <text:p>266</text:p>
          </table:table-cell>
          <table:table-cell table:style-name="ce7" table:formula="of:=[.I245]+[.H246]*[.C246]" office:value-type="float" office:value="53010" calcext:value-type="float">
            <text:p>530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3</text:p>
          </table:table-cell>
          <table:table-cell table:style-name="ce5" table:formula="of:=IFERROR(__xludf.dummyfunction(&quot;IF(REGEXMATCH(A247, &quot;&quot;forward&quot;&quot;), SPLIT(A247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247, &quot;&quot;down&quot;&quot;), SPLIT(A24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47, &quot;&quot;up&quot;&quot;), SPLIT(A24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46]+[.E247]-[.G247]" office:value-type="float" office:value="266" calcext:value-type="float">
            <text:p>266</text:p>
          </table:table-cell>
          <table:table-cell table:style-name="ce7" table:formula="of:=[.I246]+[.H247]*[.C247]" office:value-type="float" office:value="53808" calcext:value-type="float">
            <text:p>538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6</text:p>
          </table:table-cell>
          <table:table-cell table:style-name="ce5" table:formula="of:=IFERROR(__xludf.dummyfunction(&quot;IF(REGEXMATCH(A248, &quot;&quot;forward&quot;&quot;), SPLIT(A24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48, &quot;&quot;down&quot;&quot;), SPLIT(A24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48, &quot;&quot;up&quot;&quot;), SPLIT(A248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7" table:formula="of:=[.H247]+[.E248]-[.G248]" office:value-type="float" office:value="260" calcext:value-type="float">
            <text:p>260</text:p>
          </table:table-cell>
          <table:table-cell table:style-name="ce7" table:formula="of:=[.I247]+[.H248]*[.C248]" office:value-type="float" office:value="53808" calcext:value-type="float">
            <text:p>538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9</text:p>
          </table:table-cell>
          <table:table-cell table:style-name="ce5" table:formula="of:=IFERROR(__xludf.dummyfunction(&quot;IF(REGEXMATCH(A249, &quot;&quot;forward&quot;&quot;), SPLIT(A24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49, &quot;&quot;down&quot;&quot;), SPLIT(A249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249, &quot;&quot;up&quot;&quot;), SPLIT(A24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48]+[.E249]-[.G249]" office:value-type="float" office:value="269" calcext:value-type="float">
            <text:p>269</text:p>
          </table:table-cell>
          <table:table-cell table:style-name="ce7" table:formula="of:=[.I248]+[.H249]*[.C249]" office:value-type="float" office:value="53808" calcext:value-type="float">
            <text:p>538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1</text:p>
          </table:table-cell>
          <table:table-cell table:style-name="ce5" table:formula="of:=IFERROR(__xludf.dummyfunction(&quot;IF(REGEXMATCH(A250, &quot;&quot;forward&quot;&quot;), SPLIT(A250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250, &quot;&quot;down&quot;&quot;), SPLIT(A25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50, &quot;&quot;up&quot;&quot;), SPLIT(A25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49]+[.E250]-[.G250]" office:value-type="float" office:value="269" calcext:value-type="float">
            <text:p>269</text:p>
          </table:table-cell>
          <table:table-cell table:style-name="ce7" table:formula="of:=[.I249]+[.H250]*[.C250]" office:value-type="float" office:value="54077" calcext:value-type="float">
            <text:p>540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251, &quot;&quot;forward&quot;&quot;), SPLIT(A25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51, &quot;&quot;down&quot;&quot;), SPLIT(A251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251, &quot;&quot;up&quot;&quot;), SPLIT(A25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50]+[.E251]-[.G251]" office:value-type="float" office:value="272" calcext:value-type="float">
            <text:p>272</text:p>
          </table:table-cell>
          <table:table-cell table:style-name="ce7" table:formula="of:=[.I250]+[.H251]*[.C251]" office:value-type="float" office:value="54077" calcext:value-type="float">
            <text:p>540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252, &quot;&quot;forward&quot;&quot;), SPLIT(A25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252, &quot;&quot;down&quot;&quot;), SPLIT(A25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52, &quot;&quot;up&quot;&quot;), SPLIT(A25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51]+[.E252]-[.G252]" office:value-type="float" office:value="272" calcext:value-type="float">
            <text:p>272</text:p>
          </table:table-cell>
          <table:table-cell table:style-name="ce7" table:formula="of:=[.I251]+[.H252]*[.C252]" office:value-type="float" office:value="56525" calcext:value-type="float">
            <text:p>565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253, &quot;&quot;forward&quot;&quot;), SPLIT(A25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53, &quot;&quot;down&quot;&quot;), SPLIT(A253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253, &quot;&quot;up&quot;&quot;), SPLIT(A25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52]+[.E253]-[.G253]" office:value-type="float" office:value="278" calcext:value-type="float">
            <text:p>278</text:p>
          </table:table-cell>
          <table:table-cell table:style-name="ce7" table:formula="of:=[.I252]+[.H253]*[.C253]" office:value-type="float" office:value="56525" calcext:value-type="float">
            <text:p>565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254, &quot;&quot;forward&quot;&quot;), SPLIT(A254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254, &quot;&quot;down&quot;&quot;), SPLIT(A25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54, &quot;&quot;up&quot;&quot;), SPLIT(A25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53]+[.E254]-[.G254]" office:value-type="float" office:value="278" calcext:value-type="float">
            <text:p>278</text:p>
          </table:table-cell>
          <table:table-cell table:style-name="ce7" table:formula="of:=[.I253]+[.H254]*[.C254]" office:value-type="float" office:value="59027" calcext:value-type="float">
            <text:p>5902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8</text:p>
          </table:table-cell>
          <table:table-cell table:style-name="ce5" table:formula="of:=IFERROR(__xludf.dummyfunction(&quot;IF(REGEXMATCH(A255, &quot;&quot;forward&quot;&quot;), SPLIT(A255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255, &quot;&quot;down&quot;&quot;), SPLIT(A25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55, &quot;&quot;up&quot;&quot;), SPLIT(A25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54]+[.E255]-[.G255]" office:value-type="float" office:value="278" calcext:value-type="float">
            <text:p>278</text:p>
          </table:table-cell>
          <table:table-cell table:style-name="ce7" table:formula="of:=[.I254]+[.H255]*[.C255]" office:value-type="float" office:value="61251" calcext:value-type="float">
            <text:p>6125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5</text:p>
          </table:table-cell>
          <table:table-cell table:style-name="ce5" table:formula="of:=IFERROR(__xludf.dummyfunction(&quot;IF(REGEXMATCH(A256, &quot;&quot;forward&quot;&quot;), SPLIT(A256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256, &quot;&quot;down&quot;&quot;), SPLIT(A25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56, &quot;&quot;up&quot;&quot;), SPLIT(A25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55]+[.E256]-[.G256]" office:value-type="float" office:value="278" calcext:value-type="float">
            <text:p>278</text:p>
          </table:table-cell>
          <table:table-cell table:style-name="ce7" table:formula="of:=[.I255]+[.H256]*[.C256]" office:value-type="float" office:value="62641" calcext:value-type="float">
            <text:p>626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2</text:p>
          </table:table-cell>
          <table:table-cell table:style-name="ce5" table:formula="of:=IFERROR(__xludf.dummyfunction(&quot;IF(REGEXMATCH(A257, &quot;&quot;forward&quot;&quot;), SPLIT(A25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57, &quot;&quot;down&quot;&quot;), SPLIT(A25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57, &quot;&quot;up&quot;&quot;), SPLIT(A257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7" table:formula="of:=[.H256]+[.E257]-[.G257]" office:value-type="float" office:value="276" calcext:value-type="float">
            <text:p>276</text:p>
          </table:table-cell>
          <table:table-cell table:style-name="ce7" table:formula="of:=[.I256]+[.H257]*[.C257]" office:value-type="float" office:value="62641" calcext:value-type="float">
            <text:p>626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5</text:p>
          </table:table-cell>
          <table:table-cell table:style-name="ce5" table:formula="of:=IFERROR(__xludf.dummyfunction(&quot;IF(REGEXMATCH(A258, &quot;&quot;forward&quot;&quot;), SPLIT(A258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258, &quot;&quot;down&quot;&quot;), SPLIT(A25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58, &quot;&quot;up&quot;&quot;), SPLIT(A25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57]+[.E258]-[.G258]" office:value-type="float" office:value="276" calcext:value-type="float">
            <text:p>276</text:p>
          </table:table-cell>
          <table:table-cell table:style-name="ce7" table:formula="of:=[.I257]+[.H258]*[.C258]" office:value-type="float" office:value="64021" calcext:value-type="float">
            <text:p>640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7</text:p>
          </table:table-cell>
          <table:table-cell table:style-name="ce5" table:formula="of:=IFERROR(__xludf.dummyfunction(&quot;IF(REGEXMATCH(A259, &quot;&quot;forward&quot;&quot;), SPLIT(A25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59, &quot;&quot;down&quot;&quot;), SPLIT(A25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59, &quot;&quot;up&quot;&quot;), SPLIT(A259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7" table:formula="of:=[.H258]+[.E259]-[.G259]" office:value-type="float" office:value="269" calcext:value-type="float">
            <text:p>269</text:p>
          </table:table-cell>
          <table:table-cell table:style-name="ce7" table:formula="of:=[.I258]+[.H259]*[.C259]" office:value-type="float" office:value="64021" calcext:value-type="float">
            <text:p>640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260, &quot;&quot;forward&quot;&quot;), SPLIT(A26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60, &quot;&quot;down&quot;&quot;), SPLIT(A260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260, &quot;&quot;up&quot;&quot;), SPLIT(A26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59]+[.E260]-[.G260]" office:value-type="float" office:value="275" calcext:value-type="float">
            <text:p>275</text:p>
          </table:table-cell>
          <table:table-cell table:style-name="ce7" table:formula="of:=[.I259]+[.H260]*[.C260]" office:value-type="float" office:value="64021" calcext:value-type="float">
            <text:p>640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6</text:p>
          </table:table-cell>
          <table:table-cell table:style-name="ce5" table:formula="of:=IFERROR(__xludf.dummyfunction(&quot;IF(REGEXMATCH(A261, &quot;&quot;forward&quot;&quot;), SPLIT(A261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261, &quot;&quot;down&quot;&quot;), SPLIT(A26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61, &quot;&quot;up&quot;&quot;), SPLIT(A26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60]+[.E261]-[.G261]" office:value-type="float" office:value="275" calcext:value-type="float">
            <text:p>275</text:p>
          </table:table-cell>
          <table:table-cell table:style-name="ce7" table:formula="of:=[.I260]+[.H261]*[.C261]" office:value-type="float" office:value="65671" calcext:value-type="float">
            <text:p>656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8</text:p>
          </table:table-cell>
          <table:table-cell table:style-name="ce5" table:formula="of:=IFERROR(__xludf.dummyfunction(&quot;IF(REGEXMATCH(A262, &quot;&quot;forward&quot;&quot;), SPLIT(A26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62, &quot;&quot;down&quot;&quot;), SPLIT(A262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262, &quot;&quot;up&quot;&quot;), SPLIT(A26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61]+[.E262]-[.G262]" office:value-type="float" office:value="283" calcext:value-type="float">
            <text:p>283</text:p>
          </table:table-cell>
          <table:table-cell table:style-name="ce7" table:formula="of:=[.I261]+[.H262]*[.C262]" office:value-type="float" office:value="65671" calcext:value-type="float">
            <text:p>656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263, &quot;&quot;forward&quot;&quot;), SPLIT(A263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263, &quot;&quot;down&quot;&quot;), SPLIT(A26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63, &quot;&quot;up&quot;&quot;), SPLIT(A26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62]+[.E263]-[.G263]" office:value-type="float" office:value="283" calcext:value-type="float">
            <text:p>283</text:p>
          </table:table-cell>
          <table:table-cell table:style-name="ce7" table:formula="of:=[.I262]+[.H263]*[.C263]" office:value-type="float" office:value="66237" calcext:value-type="float">
            <text:p>662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264, &quot;&quot;forward&quot;&quot;), SPLIT(A26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64, &quot;&quot;down&quot;&quot;), SPLIT(A264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264, &quot;&quot;up&quot;&quot;), SPLIT(A26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63]+[.E264]-[.G264]" office:value-type="float" office:value="290" calcext:value-type="float">
            <text:p>290</text:p>
          </table:table-cell>
          <table:table-cell table:style-name="ce7" table:formula="of:=[.I263]+[.H264]*[.C264]" office:value-type="float" office:value="66237" calcext:value-type="float">
            <text:p>662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8</text:p>
          </table:table-cell>
          <table:table-cell table:style-name="ce5" table:formula="of:=IFERROR(__xludf.dummyfunction(&quot;IF(REGEXMATCH(A265, &quot;&quot;forward&quot;&quot;), SPLIT(A26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65, &quot;&quot;down&quot;&quot;), SPLIT(A26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265, &quot;&quot;up&quot;&quot;), SPLIT(A26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64]+[.E265]-[.G265]" office:value-type="float" office:value="298" calcext:value-type="float">
            <text:p>298</text:p>
          </table:table-cell>
          <table:table-cell table:style-name="ce7" table:formula="of:=[.I264]+[.H265]*[.C265]" office:value-type="float" office:value="66237" calcext:value-type="float">
            <text:p>662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1</text:p>
          </table:table-cell>
          <table:table-cell table:style-name="ce5" table:formula="of:=IFERROR(__xludf.dummyfunction(&quot;IF(REGEXMATCH(A266, &quot;&quot;forward&quot;&quot;), SPLIT(A26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66, &quot;&quot;down&quot;&quot;), SPLIT(A26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66, &quot;&quot;up&quot;&quot;), SPLIT(A266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7" table:formula="of:=[.H265]+[.E266]-[.G266]" office:value-type="float" office:value="297" calcext:value-type="float">
            <text:p>297</text:p>
          </table:table-cell>
          <table:table-cell table:style-name="ce7" table:formula="of:=[.I265]+[.H266]*[.C266]" office:value-type="float" office:value="66237" calcext:value-type="float">
            <text:p>662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3</text:p>
          </table:table-cell>
          <table:table-cell table:style-name="ce5" table:formula="of:=IFERROR(__xludf.dummyfunction(&quot;IF(REGEXMATCH(A267, &quot;&quot;forward&quot;&quot;), SPLIT(A267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267, &quot;&quot;down&quot;&quot;), SPLIT(A26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67, &quot;&quot;up&quot;&quot;), SPLIT(A26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66]+[.E267]-[.G267]" office:value-type="float" office:value="297" calcext:value-type="float">
            <text:p>297</text:p>
          </table:table-cell>
          <table:table-cell table:style-name="ce7" table:formula="of:=[.I266]+[.H267]*[.C267]" office:value-type="float" office:value="67128" calcext:value-type="float">
            <text:p>671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5</text:p>
          </table:table-cell>
          <table:table-cell table:style-name="ce5" table:formula="of:=IFERROR(__xludf.dummyfunction(&quot;IF(REGEXMATCH(A268, &quot;&quot;forward&quot;&quot;), SPLIT(A268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268, &quot;&quot;down&quot;&quot;), SPLIT(A26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68, &quot;&quot;up&quot;&quot;), SPLIT(A26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67]+[.E268]-[.G268]" office:value-type="float" office:value="297" calcext:value-type="float">
            <text:p>297</text:p>
          </table:table-cell>
          <table:table-cell table:style-name="ce7" table:formula="of:=[.I267]+[.H268]*[.C268]" office:value-type="float" office:value="68613" calcext:value-type="float">
            <text:p>686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269, &quot;&quot;forward&quot;&quot;), SPLIT(A26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69, &quot;&quot;down&quot;&quot;), SPLIT(A269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269, &quot;&quot;up&quot;&quot;), SPLIT(A26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68]+[.E269]-[.G269]" office:value-type="float" office:value="300" calcext:value-type="float">
            <text:p>300</text:p>
          </table:table-cell>
          <table:table-cell table:style-name="ce7" table:formula="of:=[.I268]+[.H269]*[.C269]" office:value-type="float" office:value="68613" calcext:value-type="float">
            <text:p>686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8</text:p>
          </table:table-cell>
          <table:table-cell table:style-name="ce5" table:formula="of:=IFERROR(__xludf.dummyfunction(&quot;IF(REGEXMATCH(A270, &quot;&quot;forward&quot;&quot;), SPLIT(A270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270, &quot;&quot;down&quot;&quot;), SPLIT(A27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70, &quot;&quot;up&quot;&quot;), SPLIT(A27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69]+[.E270]-[.G270]" office:value-type="float" office:value="300" calcext:value-type="float">
            <text:p>300</text:p>
          </table:table-cell>
          <table:table-cell table:style-name="ce7" table:formula="of:=[.I269]+[.H270]*[.C270]" office:value-type="float" office:value="71013" calcext:value-type="float">
            <text:p>710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7</text:p>
          </table:table-cell>
          <table:table-cell table:style-name="ce5" table:formula="of:=IFERROR(__xludf.dummyfunction(&quot;IF(REGEXMATCH(A271, &quot;&quot;forward&quot;&quot;), SPLIT(A27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71, &quot;&quot;down&quot;&quot;), SPLIT(A27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71, &quot;&quot;up&quot;&quot;), SPLIT(A271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7" table:formula="of:=[.H270]+[.E271]-[.G271]" office:value-type="float" office:value="293" calcext:value-type="float">
            <text:p>293</text:p>
          </table:table-cell>
          <table:table-cell table:style-name="ce7" table:formula="of:=[.I270]+[.H271]*[.C271]" office:value-type="float" office:value="71013" calcext:value-type="float">
            <text:p>710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272, &quot;&quot;forward&quot;&quot;), SPLIT(A27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272, &quot;&quot;down&quot;&quot;), SPLIT(A27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72, &quot;&quot;up&quot;&quot;), SPLIT(A27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71]+[.E272]-[.G272]" office:value-type="float" office:value="293" calcext:value-type="float">
            <text:p>293</text:p>
          </table:table-cell>
          <table:table-cell table:style-name="ce7" table:formula="of:=[.I271]+[.H272]*[.C272]" office:value-type="float" office:value="73650" calcext:value-type="float">
            <text:p>736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6</text:p>
          </table:table-cell>
          <table:table-cell table:style-name="ce5" table:formula="of:=IFERROR(__xludf.dummyfunction(&quot;IF(REGEXMATCH(A273, &quot;&quot;forward&quot;&quot;), SPLIT(A273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273, &quot;&quot;down&quot;&quot;), SPLIT(A27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73, &quot;&quot;up&quot;&quot;), SPLIT(A27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72]+[.E273]-[.G273]" office:value-type="float" office:value="293" calcext:value-type="float">
            <text:p>293</text:p>
          </table:table-cell>
          <table:table-cell table:style-name="ce7" table:formula="of:=[.I272]+[.H273]*[.C273]" office:value-type="float" office:value="75408" calcext:value-type="float">
            <text:p>754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1</text:p>
          </table:table-cell>
          <table:table-cell table:style-name="ce5" table:formula="of:=IFERROR(__xludf.dummyfunction(&quot;IF(REGEXMATCH(A274, &quot;&quot;forward&quot;&quot;), SPLIT(A274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274, &quot;&quot;down&quot;&quot;), SPLIT(A27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74, &quot;&quot;up&quot;&quot;), SPLIT(A27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73]+[.E274]-[.G274]" office:value-type="float" office:value="293" calcext:value-type="float">
            <text:p>293</text:p>
          </table:table-cell>
          <table:table-cell table:style-name="ce7" table:formula="of:=[.I273]+[.H274]*[.C274]" office:value-type="float" office:value="75701" calcext:value-type="float">
            <text:p>757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7</text:p>
          </table:table-cell>
          <table:table-cell table:style-name="ce5" table:formula="of:=IFERROR(__xludf.dummyfunction(&quot;IF(REGEXMATCH(A275, &quot;&quot;forward&quot;&quot;), SPLIT(A275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275, &quot;&quot;down&quot;&quot;), SPLIT(A27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75, &quot;&quot;up&quot;&quot;), SPLIT(A27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74]+[.E275]-[.G275]" office:value-type="float" office:value="293" calcext:value-type="float">
            <text:p>293</text:p>
          </table:table-cell>
          <table:table-cell table:style-name="ce7" table:formula="of:=[.I274]+[.H275]*[.C275]" office:value-type="float" office:value="77752" calcext:value-type="float">
            <text:p>7775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5</text:p>
          </table:table-cell>
          <table:table-cell table:style-name="ce5" table:formula="of:=IFERROR(__xludf.dummyfunction(&quot;IF(REGEXMATCH(A276, &quot;&quot;forward&quot;&quot;), SPLIT(A27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76, &quot;&quot;down&quot;&quot;), SPLIT(A276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276, &quot;&quot;up&quot;&quot;), SPLIT(A27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75]+[.E276]-[.G276]" office:value-type="float" office:value="298" calcext:value-type="float">
            <text:p>298</text:p>
          </table:table-cell>
          <table:table-cell table:style-name="ce7" table:formula="of:=[.I275]+[.H276]*[.C276]" office:value-type="float" office:value="77752" calcext:value-type="float">
            <text:p>7775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3</text:p>
          </table:table-cell>
          <table:table-cell table:style-name="ce5" table:formula="of:=IFERROR(__xludf.dummyfunction(&quot;IF(REGEXMATCH(A277, &quot;&quot;forward&quot;&quot;), SPLIT(A277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277, &quot;&quot;down&quot;&quot;), SPLIT(A27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77, &quot;&quot;up&quot;&quot;), SPLIT(A27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76]+[.E277]-[.G277]" office:value-type="float" office:value="298" calcext:value-type="float">
            <text:p>298</text:p>
          </table:table-cell>
          <table:table-cell table:style-name="ce7" table:formula="of:=[.I276]+[.H277]*[.C277]" office:value-type="float" office:value="78646" calcext:value-type="float">
            <text:p>786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5</text:p>
          </table:table-cell>
          <table:table-cell table:style-name="ce5" table:formula="of:=IFERROR(__xludf.dummyfunction(&quot;IF(REGEXMATCH(A278, &quot;&quot;forward&quot;&quot;), SPLIT(A27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78, &quot;&quot;down&quot;&quot;), SPLIT(A278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278, &quot;&quot;up&quot;&quot;), SPLIT(A27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77]+[.E278]-[.G278]" office:value-type="float" office:value="303" calcext:value-type="float">
            <text:p>303</text:p>
          </table:table-cell>
          <table:table-cell table:style-name="ce7" table:formula="of:=[.I277]+[.H278]*[.C278]" office:value-type="float" office:value="78646" calcext:value-type="float">
            <text:p>786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279, &quot;&quot;forward&quot;&quot;), SPLIT(A27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79, &quot;&quot;down&quot;&quot;), SPLIT(A279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279, &quot;&quot;up&quot;&quot;), SPLIT(A27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78]+[.E279]-[.G279]" office:value-type="float" office:value="309" calcext:value-type="float">
            <text:p>309</text:p>
          </table:table-cell>
          <table:table-cell table:style-name="ce7" table:formula="of:=[.I278]+[.H279]*[.C279]" office:value-type="float" office:value="78646" calcext:value-type="float">
            <text:p>786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280, &quot;&quot;forward&quot;&quot;), SPLIT(A28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80, &quot;&quot;down&quot;&quot;), SPLIT(A280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280, &quot;&quot;up&quot;&quot;), SPLIT(A28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79]+[.E280]-[.G280]" office:value-type="float" office:value="316" calcext:value-type="float">
            <text:p>316</text:p>
          </table:table-cell>
          <table:table-cell table:style-name="ce7" table:formula="of:=[.I279]+[.H280]*[.C280]" office:value-type="float" office:value="78646" calcext:value-type="float">
            <text:p>786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281, &quot;&quot;forward&quot;&quot;), SPLIT(A28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81, &quot;&quot;down&quot;&quot;), SPLIT(A281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281, &quot;&quot;up&quot;&quot;), SPLIT(A28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80]+[.E281]-[.G281]" office:value-type="float" office:value="319" calcext:value-type="float">
            <text:p>319</text:p>
          </table:table-cell>
          <table:table-cell table:style-name="ce7" table:formula="of:=[.I280]+[.H281]*[.C281]" office:value-type="float" office:value="78646" calcext:value-type="float">
            <text:p>786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8</text:p>
          </table:table-cell>
          <table:table-cell table:style-name="ce5" table:formula="of:=IFERROR(__xludf.dummyfunction(&quot;IF(REGEXMATCH(A282, &quot;&quot;forward&quot;&quot;), SPLIT(A28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82, &quot;&quot;down&quot;&quot;), SPLIT(A282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282, &quot;&quot;up&quot;&quot;), SPLIT(A28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81]+[.E282]-[.G282]" office:value-type="float" office:value="327" calcext:value-type="float">
            <text:p>327</text:p>
          </table:table-cell>
          <table:table-cell table:style-name="ce7" table:formula="of:=[.I281]+[.H282]*[.C282]" office:value-type="float" office:value="78646" calcext:value-type="float">
            <text:p>786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5</text:p>
          </table:table-cell>
          <table:table-cell table:style-name="ce5" table:formula="of:=IFERROR(__xludf.dummyfunction(&quot;IF(REGEXMATCH(A283, &quot;&quot;forward&quot;&quot;), SPLIT(A28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83, &quot;&quot;down&quot;&quot;), SPLIT(A28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83, &quot;&quot;up&quot;&quot;), SPLIT(A283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7" table:formula="of:=[.H282]+[.E283]-[.G283]" office:value-type="float" office:value="322" calcext:value-type="float">
            <text:p>322</text:p>
          </table:table-cell>
          <table:table-cell table:style-name="ce7" table:formula="of:=[.I282]+[.H283]*[.C283]" office:value-type="float" office:value="78646" calcext:value-type="float">
            <text:p>786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284, &quot;&quot;forward&quot;&quot;), SPLIT(A284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284, &quot;&quot;down&quot;&quot;), SPLIT(A28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84, &quot;&quot;up&quot;&quot;), SPLIT(A28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83]+[.E284]-[.G284]" office:value-type="float" office:value="322" calcext:value-type="float">
            <text:p>322</text:p>
          </table:table-cell>
          <table:table-cell table:style-name="ce7" table:formula="of:=[.I283]+[.H284]*[.C284]" office:value-type="float" office:value="79290" calcext:value-type="float">
            <text:p>7929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5</text:p>
          </table:table-cell>
          <table:table-cell table:style-name="ce5" table:formula="of:=IFERROR(__xludf.dummyfunction(&quot;IF(REGEXMATCH(A285, &quot;&quot;forward&quot;&quot;), SPLIT(A285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285, &quot;&quot;down&quot;&quot;), SPLIT(A28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85, &quot;&quot;up&quot;&quot;), SPLIT(A28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84]+[.E285]-[.G285]" office:value-type="float" office:value="322" calcext:value-type="float">
            <text:p>322</text:p>
          </table:table-cell>
          <table:table-cell table:style-name="ce7" table:formula="of:=[.I284]+[.H285]*[.C285]" office:value-type="float" office:value="80900" calcext:value-type="float">
            <text:p>809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7</text:p>
          </table:table-cell>
          <table:table-cell table:style-name="ce5" table:formula="of:=IFERROR(__xludf.dummyfunction(&quot;IF(REGEXMATCH(A286, &quot;&quot;forward&quot;&quot;), SPLIT(A28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86, &quot;&quot;down&quot;&quot;), SPLIT(A28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86, &quot;&quot;up&quot;&quot;), SPLIT(A286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7" table:formula="of:=[.H285]+[.E286]-[.G286]" office:value-type="float" office:value="315" calcext:value-type="float">
            <text:p>315</text:p>
          </table:table-cell>
          <table:table-cell table:style-name="ce7" table:formula="of:=[.I285]+[.H286]*[.C286]" office:value-type="float" office:value="80900" calcext:value-type="float">
            <text:p>809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4</text:p>
          </table:table-cell>
          <table:table-cell table:style-name="ce5" table:formula="of:=IFERROR(__xludf.dummyfunction(&quot;IF(REGEXMATCH(A287, &quot;&quot;forward&quot;&quot;), SPLIT(A28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87, &quot;&quot;down&quot;&quot;), SPLIT(A28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87, &quot;&quot;up&quot;&quot;), SPLIT(A287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7" table:formula="of:=[.H286]+[.E287]-[.G287]" office:value-type="float" office:value="311" calcext:value-type="float">
            <text:p>311</text:p>
          </table:table-cell>
          <table:table-cell table:style-name="ce7" table:formula="of:=[.I286]+[.H287]*[.C287]" office:value-type="float" office:value="80900" calcext:value-type="float">
            <text:p>809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1</text:p>
          </table:table-cell>
          <table:table-cell table:style-name="ce5" table:formula="of:=IFERROR(__xludf.dummyfunction(&quot;IF(REGEXMATCH(A288, &quot;&quot;forward&quot;&quot;), SPLIT(A288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288, &quot;&quot;down&quot;&quot;), SPLIT(A28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88, &quot;&quot;up&quot;&quot;), SPLIT(A28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87]+[.E288]-[.G288]" office:value-type="float" office:value="311" calcext:value-type="float">
            <text:p>311</text:p>
          </table:table-cell>
          <table:table-cell table:style-name="ce7" table:formula="of:=[.I287]+[.H288]*[.C288]" office:value-type="float" office:value="81211" calcext:value-type="float">
            <text:p>812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1</text:p>
          </table:table-cell>
          <table:table-cell table:style-name="ce5" table:formula="of:=IFERROR(__xludf.dummyfunction(&quot;IF(REGEXMATCH(A289, &quot;&quot;forward&quot;&quot;), SPLIT(A289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289, &quot;&quot;down&quot;&quot;), SPLIT(A28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89, &quot;&quot;up&quot;&quot;), SPLIT(A28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88]+[.E289]-[.G289]" office:value-type="float" office:value="311" calcext:value-type="float">
            <text:p>311</text:p>
          </table:table-cell>
          <table:table-cell table:style-name="ce7" table:formula="of:=[.I288]+[.H289]*[.C289]" office:value-type="float" office:value="81522" calcext:value-type="float">
            <text:p>815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290, &quot;&quot;forward&quot;&quot;), SPLIT(A29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90, &quot;&quot;down&quot;&quot;), SPLIT(A290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290, &quot;&quot;up&quot;&quot;), SPLIT(A29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89]+[.E290]-[.G290]" office:value-type="float" office:value="312" calcext:value-type="float">
            <text:p>312</text:p>
          </table:table-cell>
          <table:table-cell table:style-name="ce7" table:formula="of:=[.I289]+[.H290]*[.C290]" office:value-type="float" office:value="81522" calcext:value-type="float">
            <text:p>815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291, &quot;&quot;forward&quot;&quot;), SPLIT(A29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91, &quot;&quot;down&quot;&quot;), SPLIT(A291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291, &quot;&quot;up&quot;&quot;), SPLIT(A29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90]+[.E291]-[.G291]" office:value-type="float" office:value="319" calcext:value-type="float">
            <text:p>319</text:p>
          </table:table-cell>
          <table:table-cell table:style-name="ce7" table:formula="of:=[.I290]+[.H291]*[.C291]" office:value-type="float" office:value="81522" calcext:value-type="float">
            <text:p>815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4</text:p>
          </table:table-cell>
          <table:table-cell table:style-name="ce5" table:formula="of:=IFERROR(__xludf.dummyfunction(&quot;IF(REGEXMATCH(A292, &quot;&quot;forward&quot;&quot;), SPLIT(A29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292, &quot;&quot;down&quot;&quot;), SPLIT(A29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92, &quot;&quot;up&quot;&quot;), SPLIT(A29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91]+[.E292]-[.G292]" office:value-type="float" office:value="319" calcext:value-type="float">
            <text:p>319</text:p>
          </table:table-cell>
          <table:table-cell table:style-name="ce7" table:formula="of:=[.I291]+[.H292]*[.C292]" office:value-type="float" office:value="82798" calcext:value-type="float">
            <text:p>8279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8</text:p>
          </table:table-cell>
          <table:table-cell table:style-name="ce5" table:formula="of:=IFERROR(__xludf.dummyfunction(&quot;IF(REGEXMATCH(A293, &quot;&quot;forward&quot;&quot;), SPLIT(A29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93, &quot;&quot;down&quot;&quot;), SPLIT(A29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93, &quot;&quot;up&quot;&quot;), SPLIT(A293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7" table:formula="of:=[.H292]+[.E293]-[.G293]" office:value-type="float" office:value="311" calcext:value-type="float">
            <text:p>311</text:p>
          </table:table-cell>
          <table:table-cell table:style-name="ce7" table:formula="of:=[.I292]+[.H293]*[.C293]" office:value-type="float" office:value="82798" calcext:value-type="float">
            <text:p>8279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5</text:p>
          </table:table-cell>
          <table:table-cell table:style-name="ce5" table:formula="of:=IFERROR(__xludf.dummyfunction(&quot;IF(REGEXMATCH(A294, &quot;&quot;forward&quot;&quot;), SPLIT(A294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294, &quot;&quot;down&quot;&quot;), SPLIT(A29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94, &quot;&quot;up&quot;&quot;), SPLIT(A29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93]+[.E294]-[.G294]" office:value-type="float" office:value="311" calcext:value-type="float">
            <text:p>311</text:p>
          </table:table-cell>
          <table:table-cell table:style-name="ce7" table:formula="of:=[.I293]+[.H294]*[.C294]" office:value-type="float" office:value="84353" calcext:value-type="float">
            <text:p>843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9</text:p>
          </table:table-cell>
          <table:table-cell table:style-name="ce5" table:formula="of:=IFERROR(__xludf.dummyfunction(&quot;IF(REGEXMATCH(A295, &quot;&quot;forward&quot;&quot;), SPLIT(A29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95, &quot;&quot;down&quot;&quot;), SPLIT(A29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295, &quot;&quot;up&quot;&quot;), SPLIT(A29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94]+[.E295]-[.G295]" office:value-type="float" office:value="320" calcext:value-type="float">
            <text:p>320</text:p>
          </table:table-cell>
          <table:table-cell table:style-name="ce7" table:formula="of:=[.I294]+[.H295]*[.C295]" office:value-type="float" office:value="84353" calcext:value-type="float">
            <text:p>843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7</text:p>
          </table:table-cell>
          <table:table-cell table:style-name="ce5" table:formula="of:=IFERROR(__xludf.dummyfunction(&quot;IF(REGEXMATCH(A296, &quot;&quot;forward&quot;&quot;), SPLIT(A29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96, &quot;&quot;down&quot;&quot;), SPLIT(A29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96, &quot;&quot;up&quot;&quot;), SPLIT(A296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7" table:formula="of:=[.H295]+[.E296]-[.G296]" office:value-type="float" office:value="313" calcext:value-type="float">
            <text:p>313</text:p>
          </table:table-cell>
          <table:table-cell table:style-name="ce7" table:formula="of:=[.I295]+[.H296]*[.C296]" office:value-type="float" office:value="84353" calcext:value-type="float">
            <text:p>843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8</text:p>
          </table:table-cell>
          <table:table-cell table:style-name="ce5" table:formula="of:=IFERROR(__xludf.dummyfunction(&quot;IF(REGEXMATCH(A297, &quot;&quot;forward&quot;&quot;), SPLIT(A297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297, &quot;&quot;down&quot;&quot;), SPLIT(A29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97, &quot;&quot;up&quot;&quot;), SPLIT(A29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96]+[.E297]-[.G297]" office:value-type="float" office:value="313" calcext:value-type="float">
            <text:p>313</text:p>
          </table:table-cell>
          <table:table-cell table:style-name="ce7" table:formula="of:=[.I296]+[.H297]*[.C297]" office:value-type="float" office:value="86857" calcext:value-type="float">
            <text:p>868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298, &quot;&quot;forward&quot;&quot;), SPLIT(A29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98, &quot;&quot;down&quot;&quot;), SPLIT(A298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298, &quot;&quot;up&quot;&quot;), SPLIT(A29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97]+[.E298]-[.G298]" office:value-type="float" office:value="317" calcext:value-type="float">
            <text:p>317</text:p>
          </table:table-cell>
          <table:table-cell table:style-name="ce7" table:formula="of:=[.I297]+[.H298]*[.C298]" office:value-type="float" office:value="86857" calcext:value-type="float">
            <text:p>868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4</text:p>
          </table:table-cell>
          <table:table-cell table:style-name="ce5" table:formula="of:=IFERROR(__xludf.dummyfunction(&quot;IF(REGEXMATCH(A299, &quot;&quot;forward&quot;&quot;), SPLIT(A299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299, &quot;&quot;down&quot;&quot;), SPLIT(A29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299, &quot;&quot;up&quot;&quot;), SPLIT(A29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98]+[.E299]-[.G299]" office:value-type="float" office:value="317" calcext:value-type="float">
            <text:p>317</text:p>
          </table:table-cell>
          <table:table-cell table:style-name="ce7" table:formula="of:=[.I298]+[.H299]*[.C299]" office:value-type="float" office:value="88125" calcext:value-type="float">
            <text:p>8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6</text:p>
          </table:table-cell>
          <table:table-cell table:style-name="ce5" table:formula="of:=IFERROR(__xludf.dummyfunction(&quot;IF(REGEXMATCH(A300, &quot;&quot;forward&quot;&quot;), SPLIT(A300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300, &quot;&quot;down&quot;&quot;), SPLIT(A30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00, &quot;&quot;up&quot;&quot;), SPLIT(A30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299]+[.E300]-[.G300]" office:value-type="float" office:value="317" calcext:value-type="float">
            <text:p>317</text:p>
          </table:table-cell>
          <table:table-cell table:style-name="ce7" table:formula="of:=[.I299]+[.H300]*[.C300]" office:value-type="float" office:value="90027" calcext:value-type="float">
            <text:p>9002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8</text:p>
          </table:table-cell>
          <table:table-cell table:style-name="ce5" table:formula="of:=IFERROR(__xludf.dummyfunction(&quot;IF(REGEXMATCH(A301, &quot;&quot;forward&quot;&quot;), SPLIT(A30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01, &quot;&quot;down&quot;&quot;), SPLIT(A301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301, &quot;&quot;up&quot;&quot;), SPLIT(A30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00]+[.E301]-[.G301]" office:value-type="float" office:value="325" calcext:value-type="float">
            <text:p>325</text:p>
          </table:table-cell>
          <table:table-cell table:style-name="ce7" table:formula="of:=[.I300]+[.H301]*[.C301]" office:value-type="float" office:value="90027" calcext:value-type="float">
            <text:p>9002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7</text:p>
          </table:table-cell>
          <table:table-cell table:style-name="ce5" table:formula="of:=IFERROR(__xludf.dummyfunction(&quot;IF(REGEXMATCH(A302, &quot;&quot;forward&quot;&quot;), SPLIT(A30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302, &quot;&quot;down&quot;&quot;), SPLIT(A30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02, &quot;&quot;up&quot;&quot;), SPLIT(A30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01]+[.E302]-[.G302]" office:value-type="float" office:value="325" calcext:value-type="float">
            <text:p>325</text:p>
          </table:table-cell>
          <table:table-cell table:style-name="ce7" table:formula="of:=[.I301]+[.H302]*[.C302]" office:value-type="float" office:value="92302" calcext:value-type="float">
            <text:p>923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303, &quot;&quot;forward&quot;&quot;), SPLIT(A30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03, &quot;&quot;down&quot;&quot;), SPLIT(A303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303, &quot;&quot;up&quot;&quot;), SPLIT(A30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02]+[.E303]-[.G303]" office:value-type="float" office:value="326" calcext:value-type="float">
            <text:p>326</text:p>
          </table:table-cell>
          <table:table-cell table:style-name="ce7" table:formula="of:=[.I302]+[.H303]*[.C303]" office:value-type="float" office:value="92302" calcext:value-type="float">
            <text:p>923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304, &quot;&quot;forward&quot;&quot;), SPLIT(A304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304, &quot;&quot;down&quot;&quot;), SPLIT(A30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04, &quot;&quot;up&quot;&quot;), SPLIT(A30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03]+[.E304]-[.G304]" office:value-type="float" office:value="326" calcext:value-type="float">
            <text:p>326</text:p>
          </table:table-cell>
          <table:table-cell table:style-name="ce7" table:formula="of:=[.I303]+[.H304]*[.C304]" office:value-type="float" office:value="95236" calcext:value-type="float">
            <text:p>952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9</text:p>
          </table:table-cell>
          <table:table-cell table:style-name="ce5" table:formula="of:=IFERROR(__xludf.dummyfunction(&quot;IF(REGEXMATCH(A305, &quot;&quot;forward&quot;&quot;), SPLIT(A30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05, &quot;&quot;down&quot;&quot;), SPLIT(A30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305, &quot;&quot;up&quot;&quot;), SPLIT(A30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04]+[.E305]-[.G305]" office:value-type="float" office:value="335" calcext:value-type="float">
            <text:p>335</text:p>
          </table:table-cell>
          <table:table-cell table:style-name="ce7" table:formula="of:=[.I304]+[.H305]*[.C305]" office:value-type="float" office:value="95236" calcext:value-type="float">
            <text:p>952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1</text:p>
          </table:table-cell>
          <table:table-cell table:style-name="ce5" table:formula="of:=IFERROR(__xludf.dummyfunction(&quot;IF(REGEXMATCH(A306, &quot;&quot;forward&quot;&quot;), SPLIT(A30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06, &quot;&quot;down&quot;&quot;), SPLIT(A30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06, &quot;&quot;up&quot;&quot;), SPLIT(A306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7" table:formula="of:=[.H305]+[.E306]-[.G306]" office:value-type="float" office:value="334" calcext:value-type="float">
            <text:p>334</text:p>
          </table:table-cell>
          <table:table-cell table:style-name="ce7" table:formula="of:=[.I305]+[.H306]*[.C306]" office:value-type="float" office:value="95236" calcext:value-type="float">
            <text:p>952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307, &quot;&quot;forward&quot;&quot;), SPLIT(A30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07, &quot;&quot;down&quot;&quot;), SPLIT(A30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307, &quot;&quot;up&quot;&quot;), SPLIT(A30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06]+[.E307]-[.G307]" office:value-type="float" office:value="340" calcext:value-type="float">
            <text:p>340</text:p>
          </table:table-cell>
          <table:table-cell table:style-name="ce7" table:formula="of:=[.I306]+[.H307]*[.C307]" office:value-type="float" office:value="95236" calcext:value-type="float">
            <text:p>952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6</text:p>
          </table:table-cell>
          <table:table-cell table:style-name="ce5" table:formula="of:=IFERROR(__xludf.dummyfunction(&quot;IF(REGEXMATCH(A308, &quot;&quot;forward&quot;&quot;), SPLIT(A308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308, &quot;&quot;down&quot;&quot;), SPLIT(A30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08, &quot;&quot;up&quot;&quot;), SPLIT(A30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07]+[.E308]-[.G308]" office:value-type="float" office:value="340" calcext:value-type="float">
            <text:p>340</text:p>
          </table:table-cell>
          <table:table-cell table:style-name="ce7" table:formula="of:=[.I307]+[.H308]*[.C308]" office:value-type="float" office:value="97276" calcext:value-type="float">
            <text:p>9727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309, &quot;&quot;forward&quot;&quot;), SPLIT(A30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09, &quot;&quot;down&quot;&quot;), SPLIT(A309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309, &quot;&quot;up&quot;&quot;), SPLIT(A30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08]+[.E309]-[.G309]" office:value-type="float" office:value="347" calcext:value-type="float">
            <text:p>347</text:p>
          </table:table-cell>
          <table:table-cell table:style-name="ce7" table:formula="of:=[.I308]+[.H309]*[.C309]" office:value-type="float" office:value="97276" calcext:value-type="float">
            <text:p>9727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310, &quot;&quot;forward&quot;&quot;), SPLIT(A31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10, &quot;&quot;down&quot;&quot;), SPLIT(A310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310, &quot;&quot;up&quot;&quot;), SPLIT(A31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09]+[.E310]-[.G310]" office:value-type="float" office:value="351" calcext:value-type="float">
            <text:p>351</text:p>
          </table:table-cell>
          <table:table-cell table:style-name="ce7" table:formula="of:=[.I309]+[.H310]*[.C310]" office:value-type="float" office:value="97276" calcext:value-type="float">
            <text:p>9727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6</text:p>
          </table:table-cell>
          <table:table-cell table:style-name="ce5" table:formula="of:=IFERROR(__xludf.dummyfunction(&quot;IF(REGEXMATCH(A311, &quot;&quot;forward&quot;&quot;), SPLIT(A311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311, &quot;&quot;down&quot;&quot;), SPLIT(A31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11, &quot;&quot;up&quot;&quot;), SPLIT(A31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10]+[.E311]-[.G311]" office:value-type="float" office:value="351" calcext:value-type="float">
            <text:p>351</text:p>
          </table:table-cell>
          <table:table-cell table:style-name="ce7" table:formula="of:=[.I310]+[.H311]*[.C311]" office:value-type="float" office:value="99382" calcext:value-type="float">
            <text:p>993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3</text:p>
          </table:table-cell>
          <table:table-cell table:style-name="ce5" table:formula="of:=IFERROR(__xludf.dummyfunction(&quot;IF(REGEXMATCH(A312, &quot;&quot;forward&quot;&quot;), SPLIT(A31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312, &quot;&quot;down&quot;&quot;), SPLIT(A31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12, &quot;&quot;up&quot;&quot;), SPLIT(A31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11]+[.E312]-[.G312]" office:value-type="float" office:value="351" calcext:value-type="float">
            <text:p>351</text:p>
          </table:table-cell>
          <table:table-cell table:style-name="ce7" table:formula="of:=[.I311]+[.H312]*[.C312]" office:value-type="float" office:value="100435" calcext:value-type="float">
            <text:p>1004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5</text:p>
          </table:table-cell>
          <table:table-cell table:style-name="ce5" table:formula="of:=IFERROR(__xludf.dummyfunction(&quot;IF(REGEXMATCH(A313, &quot;&quot;forward&quot;&quot;), SPLIT(A31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13, &quot;&quot;down&quot;&quot;), SPLIT(A313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313, &quot;&quot;up&quot;&quot;), SPLIT(A31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12]+[.E313]-[.G313]" office:value-type="float" office:value="356" calcext:value-type="float">
            <text:p>356</text:p>
          </table:table-cell>
          <table:table-cell table:style-name="ce7" table:formula="of:=[.I312]+[.H313]*[.C313]" office:value-type="float" office:value="100435" calcext:value-type="float">
            <text:p>1004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5</text:p>
          </table:table-cell>
          <table:table-cell table:style-name="ce5" table:formula="of:=IFERROR(__xludf.dummyfunction(&quot;IF(REGEXMATCH(A314, &quot;&quot;forward&quot;&quot;), SPLIT(A31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14, &quot;&quot;down&quot;&quot;), SPLIT(A31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14, &quot;&quot;up&quot;&quot;), SPLIT(A314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7" table:formula="of:=[.H313]+[.E314]-[.G314]" office:value-type="float" office:value="351" calcext:value-type="float">
            <text:p>351</text:p>
          </table:table-cell>
          <table:table-cell table:style-name="ce7" table:formula="of:=[.I313]+[.H314]*[.C314]" office:value-type="float" office:value="100435" calcext:value-type="float">
            <text:p>1004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7</text:p>
          </table:table-cell>
          <table:table-cell table:style-name="ce5" table:formula="of:=IFERROR(__xludf.dummyfunction(&quot;IF(REGEXMATCH(A315, &quot;&quot;forward&quot;&quot;), SPLIT(A31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15, &quot;&quot;down&quot;&quot;), SPLIT(A31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15, &quot;&quot;up&quot;&quot;), SPLIT(A315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7" table:formula="of:=[.H314]+[.E315]-[.G315]" office:value-type="float" office:value="344" calcext:value-type="float">
            <text:p>344</text:p>
          </table:table-cell>
          <table:table-cell table:style-name="ce7" table:formula="of:=[.I314]+[.H315]*[.C315]" office:value-type="float" office:value="100435" calcext:value-type="float">
            <text:p>1004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5</text:p>
          </table:table-cell>
          <table:table-cell table:style-name="ce5" table:formula="of:=IFERROR(__xludf.dummyfunction(&quot;IF(REGEXMATCH(A316, &quot;&quot;forward&quot;&quot;), SPLIT(A31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16, &quot;&quot;down&quot;&quot;), SPLIT(A31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16, &quot;&quot;up&quot;&quot;), SPLIT(A316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7" table:formula="of:=[.H315]+[.E316]-[.G316]" office:value-type="float" office:value="339" calcext:value-type="float">
            <text:p>339</text:p>
          </table:table-cell>
          <table:table-cell table:style-name="ce7" table:formula="of:=[.I315]+[.H316]*[.C316]" office:value-type="float" office:value="100435" calcext:value-type="float">
            <text:p>1004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317, &quot;&quot;forward&quot;&quot;), SPLIT(A31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17, &quot;&quot;down&quot;&quot;), SPLIT(A31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317, &quot;&quot;up&quot;&quot;), SPLIT(A31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16]+[.E317]-[.G317]" office:value-type="float" office:value="345" calcext:value-type="float">
            <text:p>345</text:p>
          </table:table-cell>
          <table:table-cell table:style-name="ce7" table:formula="of:=[.I316]+[.H317]*[.C317]" office:value-type="float" office:value="100435" calcext:value-type="float">
            <text:p>1004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7</text:p>
          </table:table-cell>
          <table:table-cell table:style-name="ce5" table:formula="of:=IFERROR(__xludf.dummyfunction(&quot;IF(REGEXMATCH(A318, &quot;&quot;forward&quot;&quot;), SPLIT(A318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318, &quot;&quot;down&quot;&quot;), SPLIT(A31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18, &quot;&quot;up&quot;&quot;), SPLIT(A31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17]+[.E318]-[.G318]" office:value-type="float" office:value="345" calcext:value-type="float">
            <text:p>345</text:p>
          </table:table-cell>
          <table:table-cell table:style-name="ce7" table:formula="of:=[.I317]+[.H318]*[.C318]" office:value-type="float" office:value="102850" calcext:value-type="float">
            <text:p>1028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3</text:p>
          </table:table-cell>
          <table:table-cell table:style-name="ce5" table:formula="of:=IFERROR(__xludf.dummyfunction(&quot;IF(REGEXMATCH(A319, &quot;&quot;forward&quot;&quot;), SPLIT(A31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19, &quot;&quot;down&quot;&quot;), SPLIT(A31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19, &quot;&quot;up&quot;&quot;), SPLIT(A319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7" table:formula="of:=[.H318]+[.E319]-[.G319]" office:value-type="float" office:value="342" calcext:value-type="float">
            <text:p>342</text:p>
          </table:table-cell>
          <table:table-cell table:style-name="ce7" table:formula="of:=[.I318]+[.H319]*[.C319]" office:value-type="float" office:value="102850" calcext:value-type="float">
            <text:p>1028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320, &quot;&quot;forward&quot;&quot;), SPLIT(A32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20, &quot;&quot;down&quot;&quot;), SPLIT(A320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320, &quot;&quot;up&quot;&quot;), SPLIT(A32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19]+[.E320]-[.G320]" office:value-type="float" office:value="344" calcext:value-type="float">
            <text:p>344</text:p>
          </table:table-cell>
          <table:table-cell table:style-name="ce7" table:formula="of:=[.I319]+[.H320]*[.C320]" office:value-type="float" office:value="102850" calcext:value-type="float">
            <text:p>1028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6</text:p>
          </table:table-cell>
          <table:table-cell table:style-name="ce5" table:formula="of:=IFERROR(__xludf.dummyfunction(&quot;IF(REGEXMATCH(A321, &quot;&quot;forward&quot;&quot;), SPLIT(A321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321, &quot;&quot;down&quot;&quot;), SPLIT(A32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21, &quot;&quot;up&quot;&quot;), SPLIT(A32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20]+[.E321]-[.G321]" office:value-type="float" office:value="344" calcext:value-type="float">
            <text:p>344</text:p>
          </table:table-cell>
          <table:table-cell table:style-name="ce7" table:formula="of:=[.I320]+[.H321]*[.C321]" office:value-type="float" office:value="104914" calcext:value-type="float">
            <text:p>1049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8</text:p>
          </table:table-cell>
          <table:table-cell table:style-name="ce5" table:formula="of:=IFERROR(__xludf.dummyfunction(&quot;IF(REGEXMATCH(A322, &quot;&quot;forward&quot;&quot;), SPLIT(A32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22, &quot;&quot;down&quot;&quot;), SPLIT(A322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322, &quot;&quot;up&quot;&quot;), SPLIT(A32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21]+[.E322]-[.G322]" office:value-type="float" office:value="352" calcext:value-type="float">
            <text:p>352</text:p>
          </table:table-cell>
          <table:table-cell table:style-name="ce7" table:formula="of:=[.I321]+[.H322]*[.C322]" office:value-type="float" office:value="104914" calcext:value-type="float">
            <text:p>1049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323, &quot;&quot;forward&quot;&quot;), SPLIT(A32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23, &quot;&quot;down&quot;&quot;), SPLIT(A323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323, &quot;&quot;up&quot;&quot;), SPLIT(A32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22]+[.E323]-[.G323]" office:value-type="float" office:value="359" calcext:value-type="float">
            <text:p>359</text:p>
          </table:table-cell>
          <table:table-cell table:style-name="ce7" table:formula="of:=[.I322]+[.H323]*[.C323]" office:value-type="float" office:value="104914" calcext:value-type="float">
            <text:p>1049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9</text:p>
          </table:table-cell>
          <table:table-cell table:style-name="ce5" table:formula="of:=IFERROR(__xludf.dummyfunction(&quot;IF(REGEXMATCH(A324, &quot;&quot;forward&quot;&quot;), SPLIT(A32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24, &quot;&quot;down&quot;&quot;), SPLIT(A32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24, &quot;&quot;up&quot;&quot;), SPLIT(A324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7" table:formula="of:=[.H323]+[.E324]-[.G324]" office:value-type="float" office:value="350" calcext:value-type="float">
            <text:p>350</text:p>
          </table:table-cell>
          <table:table-cell table:style-name="ce7" table:formula="of:=[.I323]+[.H324]*[.C324]" office:value-type="float" office:value="104914" calcext:value-type="float">
            <text:p>1049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3</text:p>
          </table:table-cell>
          <table:table-cell table:style-name="ce5" table:formula="of:=IFERROR(__xludf.dummyfunction(&quot;IF(REGEXMATCH(A325, &quot;&quot;forward&quot;&quot;), SPLIT(A325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325, &quot;&quot;down&quot;&quot;), SPLIT(A32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25, &quot;&quot;up&quot;&quot;), SPLIT(A32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24]+[.E325]-[.G325]" office:value-type="float" office:value="350" calcext:value-type="float">
            <text:p>350</text:p>
          </table:table-cell>
          <table:table-cell table:style-name="ce7" table:formula="of:=[.I324]+[.H325]*[.C325]" office:value-type="float" office:value="105964" calcext:value-type="float">
            <text:p>1059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1</text:p>
          </table:table-cell>
          <table:table-cell table:style-name="ce5" table:formula="of:=IFERROR(__xludf.dummyfunction(&quot;IF(REGEXMATCH(A326, &quot;&quot;forward&quot;&quot;), SPLIT(A326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326, &quot;&quot;down&quot;&quot;), SPLIT(A32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26, &quot;&quot;up&quot;&quot;), SPLIT(A32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25]+[.E326]-[.G326]" office:value-type="float" office:value="350" calcext:value-type="float">
            <text:p>350</text:p>
          </table:table-cell>
          <table:table-cell table:style-name="ce7" table:formula="of:=[.I325]+[.H326]*[.C326]" office:value-type="float" office:value="106314" calcext:value-type="float">
            <text:p>1063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8</text:p>
          </table:table-cell>
          <table:table-cell table:style-name="ce5" table:formula="of:=IFERROR(__xludf.dummyfunction(&quot;IF(REGEXMATCH(A327, &quot;&quot;forward&quot;&quot;), SPLIT(A32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27, &quot;&quot;down&quot;&quot;), SPLIT(A32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327, &quot;&quot;up&quot;&quot;), SPLIT(A32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26]+[.E327]-[.G327]" office:value-type="float" office:value="358" calcext:value-type="float">
            <text:p>358</text:p>
          </table:table-cell>
          <table:table-cell table:style-name="ce7" table:formula="of:=[.I326]+[.H327]*[.C327]" office:value-type="float" office:value="106314" calcext:value-type="float">
            <text:p>1063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6</text:p>
          </table:table-cell>
          <table:table-cell table:style-name="ce5" table:formula="of:=IFERROR(__xludf.dummyfunction(&quot;IF(REGEXMATCH(A328, &quot;&quot;forward&quot;&quot;), SPLIT(A328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328, &quot;&quot;down&quot;&quot;), SPLIT(A32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28, &quot;&quot;up&quot;&quot;), SPLIT(A32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27]+[.E328]-[.G328]" office:value-type="float" office:value="358" calcext:value-type="float">
            <text:p>358</text:p>
          </table:table-cell>
          <table:table-cell table:style-name="ce7" table:formula="of:=[.I327]+[.H328]*[.C328]" office:value-type="float" office:value="108462" calcext:value-type="float">
            <text:p>1084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4</text:p>
          </table:table-cell>
          <table:table-cell table:style-name="ce5" table:formula="of:=IFERROR(__xludf.dummyfunction(&quot;IF(REGEXMATCH(A329, &quot;&quot;forward&quot;&quot;), SPLIT(A329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329, &quot;&quot;down&quot;&quot;), SPLIT(A32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29, &quot;&quot;up&quot;&quot;), SPLIT(A32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28]+[.E329]-[.G329]" office:value-type="float" office:value="358" calcext:value-type="float">
            <text:p>358</text:p>
          </table:table-cell>
          <table:table-cell table:style-name="ce7" table:formula="of:=[.I328]+[.H329]*[.C329]" office:value-type="float" office:value="109894" calcext:value-type="float">
            <text:p>1098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9</text:p>
          </table:table-cell>
          <table:table-cell table:style-name="ce5" table:formula="of:=IFERROR(__xludf.dummyfunction(&quot;IF(REGEXMATCH(A330, &quot;&quot;forward&quot;&quot;), SPLIT(A33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30, &quot;&quot;down&quot;&quot;), SPLIT(A33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30, &quot;&quot;up&quot;&quot;), SPLIT(A330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7" table:formula="of:=[.H329]+[.E330]-[.G330]" office:value-type="float" office:value="349" calcext:value-type="float">
            <text:p>349</text:p>
          </table:table-cell>
          <table:table-cell table:style-name="ce7" table:formula="of:=[.I329]+[.H330]*[.C330]" office:value-type="float" office:value="109894" calcext:value-type="float">
            <text:p>1098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3</text:p>
          </table:table-cell>
          <table:table-cell table:style-name="ce5" table:formula="of:=IFERROR(__xludf.dummyfunction(&quot;IF(REGEXMATCH(A331, &quot;&quot;forward&quot;&quot;), SPLIT(A331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331, &quot;&quot;down&quot;&quot;), SPLIT(A33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31, &quot;&quot;up&quot;&quot;), SPLIT(A33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30]+[.E331]-[.G331]" office:value-type="float" office:value="349" calcext:value-type="float">
            <text:p>349</text:p>
          </table:table-cell>
          <table:table-cell table:style-name="ce7" table:formula="of:=[.I330]+[.H331]*[.C331]" office:value-type="float" office:value="110941" calcext:value-type="float">
            <text:p>1109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332, &quot;&quot;forward&quot;&quot;), SPLIT(A33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32, &quot;&quot;down&quot;&quot;), SPLIT(A332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332, &quot;&quot;up&quot;&quot;), SPLIT(A33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31]+[.E332]-[.G332]" office:value-type="float" office:value="350" calcext:value-type="float">
            <text:p>350</text:p>
          </table:table-cell>
          <table:table-cell table:style-name="ce7" table:formula="of:=[.I331]+[.H332]*[.C332]" office:value-type="float" office:value="110941" calcext:value-type="float">
            <text:p>1109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4</text:p>
          </table:table-cell>
          <table:table-cell table:style-name="ce5" table:formula="of:=IFERROR(__xludf.dummyfunction(&quot;IF(REGEXMATCH(A333, &quot;&quot;forward&quot;&quot;), SPLIT(A333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333, &quot;&quot;down&quot;&quot;), SPLIT(A33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33, &quot;&quot;up&quot;&quot;), SPLIT(A33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32]+[.E333]-[.G333]" office:value-type="float" office:value="350" calcext:value-type="float">
            <text:p>350</text:p>
          </table:table-cell>
          <table:table-cell table:style-name="ce7" table:formula="of:=[.I332]+[.H333]*[.C333]" office:value-type="float" office:value="112341" calcext:value-type="float">
            <text:p>1123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334, &quot;&quot;forward&quot;&quot;), SPLIT(A334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334, &quot;&quot;down&quot;&quot;), SPLIT(A33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34, &quot;&quot;up&quot;&quot;), SPLIT(A33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33]+[.E334]-[.G334]" office:value-type="float" office:value="350" calcext:value-type="float">
            <text:p>350</text:p>
          </table:table-cell>
          <table:table-cell table:style-name="ce7" table:formula="of:=[.I333]+[.H334]*[.C334]" office:value-type="float" office:value="115491" calcext:value-type="float">
            <text:p>11549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335, &quot;&quot;forward&quot;&quot;), SPLIT(A335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335, &quot;&quot;down&quot;&quot;), SPLIT(A33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35, &quot;&quot;up&quot;&quot;), SPLIT(A33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34]+[.E335]-[.G335]" office:value-type="float" office:value="350" calcext:value-type="float">
            <text:p>350</text:p>
          </table:table-cell>
          <table:table-cell table:style-name="ce7" table:formula="of:=[.I334]+[.H335]*[.C335]" office:value-type="float" office:value="116191" calcext:value-type="float">
            <text:p>11619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8</text:p>
          </table:table-cell>
          <table:table-cell table:style-name="ce5" table:formula="of:=IFERROR(__xludf.dummyfunction(&quot;IF(REGEXMATCH(A336, &quot;&quot;forward&quot;&quot;), SPLIT(A336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336, &quot;&quot;down&quot;&quot;), SPLIT(A33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36, &quot;&quot;up&quot;&quot;), SPLIT(A33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35]+[.E336]-[.G336]" office:value-type="float" office:value="350" calcext:value-type="float">
            <text:p>350</text:p>
          </table:table-cell>
          <table:table-cell table:style-name="ce7" table:formula="of:=[.I335]+[.H336]*[.C336]" office:value-type="float" office:value="118991" calcext:value-type="float">
            <text:p>11899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1</text:p>
          </table:table-cell>
          <table:table-cell table:style-name="ce5" table:formula="of:=IFERROR(__xludf.dummyfunction(&quot;IF(REGEXMATCH(A337, &quot;&quot;forward&quot;&quot;), SPLIT(A337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337, &quot;&quot;down&quot;&quot;), SPLIT(A33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37, &quot;&quot;up&quot;&quot;), SPLIT(A33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36]+[.E337]-[.G337]" office:value-type="float" office:value="350" calcext:value-type="float">
            <text:p>350</text:p>
          </table:table-cell>
          <table:table-cell table:style-name="ce7" table:formula="of:=[.I336]+[.H337]*[.C337]" office:value-type="float" office:value="119341" calcext:value-type="float">
            <text:p>1193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338, &quot;&quot;forward&quot;&quot;), SPLIT(A338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338, &quot;&quot;down&quot;&quot;), SPLIT(A33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38, &quot;&quot;up&quot;&quot;), SPLIT(A33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37]+[.E338]-[.G338]" office:value-type="float" office:value="350" calcext:value-type="float">
            <text:p>350</text:p>
          </table:table-cell>
          <table:table-cell table:style-name="ce7" table:formula="of:=[.I337]+[.H338]*[.C338]" office:value-type="float" office:value="120041" calcext:value-type="float">
            <text:p>1200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7</text:p>
          </table:table-cell>
          <table:table-cell table:style-name="ce5" table:formula="of:=IFERROR(__xludf.dummyfunction(&quot;IF(REGEXMATCH(A339, &quot;&quot;forward&quot;&quot;), SPLIT(A339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339, &quot;&quot;down&quot;&quot;), SPLIT(A33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39, &quot;&quot;up&quot;&quot;), SPLIT(A33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38]+[.E339]-[.G339]" office:value-type="float" office:value="350" calcext:value-type="float">
            <text:p>350</text:p>
          </table:table-cell>
          <table:table-cell table:style-name="ce7" table:formula="of:=[.I338]+[.H339]*[.C339]" office:value-type="float" office:value="122491" calcext:value-type="float">
            <text:p>12249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340, &quot;&quot;forward&quot;&quot;), SPLIT(A34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40, &quot;&quot;down&quot;&quot;), SPLIT(A340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340, &quot;&quot;up&quot;&quot;), SPLIT(A34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39]+[.E340]-[.G340]" office:value-type="float" office:value="356" calcext:value-type="float">
            <text:p>356</text:p>
          </table:table-cell>
          <table:table-cell table:style-name="ce7" table:formula="of:=[.I339]+[.H340]*[.C340]" office:value-type="float" office:value="122491" calcext:value-type="float">
            <text:p>12249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6</text:p>
          </table:table-cell>
          <table:table-cell table:style-name="ce5" table:formula="of:=IFERROR(__xludf.dummyfunction(&quot;IF(REGEXMATCH(A341, &quot;&quot;forward&quot;&quot;), SPLIT(A341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341, &quot;&quot;down&quot;&quot;), SPLIT(A34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41, &quot;&quot;up&quot;&quot;), SPLIT(A34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40]+[.E341]-[.G341]" office:value-type="float" office:value="356" calcext:value-type="float">
            <text:p>356</text:p>
          </table:table-cell>
          <table:table-cell table:style-name="ce7" table:formula="of:=[.I340]+[.H341]*[.C341]" office:value-type="float" office:value="124627" calcext:value-type="float">
            <text:p>12462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2</text:p>
          </table:table-cell>
          <table:table-cell table:style-name="ce5" table:formula="of:=IFERROR(__xludf.dummyfunction(&quot;IF(REGEXMATCH(A342, &quot;&quot;forward&quot;&quot;), SPLIT(A34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42, &quot;&quot;down&quot;&quot;), SPLIT(A34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42, &quot;&quot;up&quot;&quot;), SPLIT(A342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7" table:formula="of:=[.H341]+[.E342]-[.G342]" office:value-type="float" office:value="354" calcext:value-type="float">
            <text:p>354</text:p>
          </table:table-cell>
          <table:table-cell table:style-name="ce7" table:formula="of:=[.I341]+[.H342]*[.C342]" office:value-type="float" office:value="124627" calcext:value-type="float">
            <text:p>12462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5</text:p>
          </table:table-cell>
          <table:table-cell table:style-name="ce5" table:formula="of:=IFERROR(__xludf.dummyfunction(&quot;IF(REGEXMATCH(A343, &quot;&quot;forward&quot;&quot;), SPLIT(A343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343, &quot;&quot;down&quot;&quot;), SPLIT(A34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43, &quot;&quot;up&quot;&quot;), SPLIT(A34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42]+[.E343]-[.G343]" office:value-type="float" office:value="354" calcext:value-type="float">
            <text:p>354</text:p>
          </table:table-cell>
          <table:table-cell table:style-name="ce7" table:formula="of:=[.I342]+[.H343]*[.C343]" office:value-type="float" office:value="126397" calcext:value-type="float">
            <text:p>1263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8</text:p>
          </table:table-cell>
          <table:table-cell table:style-name="ce5" table:formula="of:=IFERROR(__xludf.dummyfunction(&quot;IF(REGEXMATCH(A344, &quot;&quot;forward&quot;&quot;), SPLIT(A34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44, &quot;&quot;down&quot;&quot;), SPLIT(A34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44, &quot;&quot;up&quot;&quot;), SPLIT(A344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7" table:formula="of:=[.H343]+[.E344]-[.G344]" office:value-type="float" office:value="346" calcext:value-type="float">
            <text:p>346</text:p>
          </table:table-cell>
          <table:table-cell table:style-name="ce7" table:formula="of:=[.I343]+[.H344]*[.C344]" office:value-type="float" office:value="126397" calcext:value-type="float">
            <text:p>1263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9</text:p>
          </table:table-cell>
          <table:table-cell table:style-name="ce5" table:formula="of:=IFERROR(__xludf.dummyfunction(&quot;IF(REGEXMATCH(A345, &quot;&quot;forward&quot;&quot;), SPLIT(A34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45, &quot;&quot;down&quot;&quot;), SPLIT(A34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345, &quot;&quot;up&quot;&quot;), SPLIT(A34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44]+[.E345]-[.G345]" office:value-type="float" office:value="355" calcext:value-type="float">
            <text:p>355</text:p>
          </table:table-cell>
          <table:table-cell table:style-name="ce7" table:formula="of:=[.I344]+[.H345]*[.C345]" office:value-type="float" office:value="126397" calcext:value-type="float">
            <text:p>1263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8</text:p>
          </table:table-cell>
          <table:table-cell table:style-name="ce5" table:formula="of:=IFERROR(__xludf.dummyfunction(&quot;IF(REGEXMATCH(A346, &quot;&quot;forward&quot;&quot;), SPLIT(A34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46, &quot;&quot;down&quot;&quot;), SPLIT(A34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46, &quot;&quot;up&quot;&quot;), SPLIT(A346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7" table:formula="of:=[.H345]+[.E346]-[.G346]" office:value-type="float" office:value="347" calcext:value-type="float">
            <text:p>347</text:p>
          </table:table-cell>
          <table:table-cell table:style-name="ce7" table:formula="of:=[.I345]+[.H346]*[.C346]" office:value-type="float" office:value="126397" calcext:value-type="float">
            <text:p>1263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5</text:p>
          </table:table-cell>
          <table:table-cell table:style-name="ce5" table:formula="of:=IFERROR(__xludf.dummyfunction(&quot;IF(REGEXMATCH(A347, &quot;&quot;forward&quot;&quot;), SPLIT(A34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47, &quot;&quot;down&quot;&quot;), SPLIT(A34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347, &quot;&quot;up&quot;&quot;), SPLIT(A34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46]+[.E347]-[.G347]" office:value-type="float" office:value="352" calcext:value-type="float">
            <text:p>352</text:p>
          </table:table-cell>
          <table:table-cell table:style-name="ce7" table:formula="of:=[.I346]+[.H347]*[.C347]" office:value-type="float" office:value="126397" calcext:value-type="float">
            <text:p>1263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348, &quot;&quot;forward&quot;&quot;), SPLIT(A34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48, &quot;&quot;down&quot;&quot;), SPLIT(A348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348, &quot;&quot;up&quot;&quot;), SPLIT(A34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47]+[.E348]-[.G348]" office:value-type="float" office:value="353" calcext:value-type="float">
            <text:p>353</text:p>
          </table:table-cell>
          <table:table-cell table:style-name="ce7" table:formula="of:=[.I347]+[.H348]*[.C348]" office:value-type="float" office:value="126397" calcext:value-type="float">
            <text:p>1263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349, &quot;&quot;forward&quot;&quot;), SPLIT(A34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49, &quot;&quot;down&quot;&quot;), SPLIT(A349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349, &quot;&quot;up&quot;&quot;), SPLIT(A34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48]+[.E349]-[.G349]" office:value-type="float" office:value="359" calcext:value-type="float">
            <text:p>359</text:p>
          </table:table-cell>
          <table:table-cell table:style-name="ce7" table:formula="of:=[.I348]+[.H349]*[.C349]" office:value-type="float" office:value="126397" calcext:value-type="float">
            <text:p>1263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4</text:p>
          </table:table-cell>
          <table:table-cell table:style-name="ce5" table:formula="of:=IFERROR(__xludf.dummyfunction(&quot;IF(REGEXMATCH(A350, &quot;&quot;forward&quot;&quot;), SPLIT(A35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50, &quot;&quot;down&quot;&quot;), SPLIT(A35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50, &quot;&quot;up&quot;&quot;), SPLIT(A350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7" table:formula="of:=[.H349]+[.E350]-[.G350]" office:value-type="float" office:value="355" calcext:value-type="float">
            <text:p>355</text:p>
          </table:table-cell>
          <table:table-cell table:style-name="ce7" table:formula="of:=[.I349]+[.H350]*[.C350]" office:value-type="float" office:value="126397" calcext:value-type="float">
            <text:p>1263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351, &quot;&quot;forward&quot;&quot;), SPLIT(A35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51, &quot;&quot;down&quot;&quot;), SPLIT(A351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351, &quot;&quot;up&quot;&quot;), SPLIT(A35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50]+[.E351]-[.G351]" office:value-type="float" office:value="359" calcext:value-type="float">
            <text:p>359</text:p>
          </table:table-cell>
          <table:table-cell table:style-name="ce7" table:formula="of:=[.I350]+[.H351]*[.C351]" office:value-type="float" office:value="126397" calcext:value-type="float">
            <text:p>1263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5</text:p>
          </table:table-cell>
          <table:table-cell table:style-name="ce5" table:formula="of:=IFERROR(__xludf.dummyfunction(&quot;IF(REGEXMATCH(A352, &quot;&quot;forward&quot;&quot;), SPLIT(A35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52, &quot;&quot;down&quot;&quot;), SPLIT(A352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352, &quot;&quot;up&quot;&quot;), SPLIT(A35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51]+[.E352]-[.G352]" office:value-type="float" office:value="364" calcext:value-type="float">
            <text:p>364</text:p>
          </table:table-cell>
          <table:table-cell table:style-name="ce7" table:formula="of:=[.I351]+[.H352]*[.C352]" office:value-type="float" office:value="126397" calcext:value-type="float">
            <text:p>1263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6</text:p>
          </table:table-cell>
          <table:table-cell table:style-name="ce5" table:formula="of:=IFERROR(__xludf.dummyfunction(&quot;IF(REGEXMATCH(A353, &quot;&quot;forward&quot;&quot;), SPLIT(A35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53, &quot;&quot;down&quot;&quot;), SPLIT(A35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53, &quot;&quot;up&quot;&quot;), SPLIT(A353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7" table:formula="of:=[.H352]+[.E353]-[.G353]" office:value-type="float" office:value="358" calcext:value-type="float">
            <text:p>358</text:p>
          </table:table-cell>
          <table:table-cell table:style-name="ce7" table:formula="of:=[.I352]+[.H353]*[.C353]" office:value-type="float" office:value="126397" calcext:value-type="float">
            <text:p>1263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8</text:p>
          </table:table-cell>
          <table:table-cell table:style-name="ce5" table:formula="of:=IFERROR(__xludf.dummyfunction(&quot;IF(REGEXMATCH(A354, &quot;&quot;forward&quot;&quot;), SPLIT(A35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54, &quot;&quot;down&quot;&quot;), SPLIT(A354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354, &quot;&quot;up&quot;&quot;), SPLIT(A35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53]+[.E354]-[.G354]" office:value-type="float" office:value="366" calcext:value-type="float">
            <text:p>366</text:p>
          </table:table-cell>
          <table:table-cell table:style-name="ce7" table:formula="of:=[.I353]+[.H354]*[.C354]" office:value-type="float" office:value="126397" calcext:value-type="float">
            <text:p>1263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8</text:p>
          </table:table-cell>
          <table:table-cell table:style-name="ce5" table:formula="of:=IFERROR(__xludf.dummyfunction(&quot;IF(REGEXMATCH(A355, &quot;&quot;forward&quot;&quot;), SPLIT(A35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55, &quot;&quot;down&quot;&quot;), SPLIT(A35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355, &quot;&quot;up&quot;&quot;), SPLIT(A35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54]+[.E355]-[.G355]" office:value-type="float" office:value="374" calcext:value-type="float">
            <text:p>374</text:p>
          </table:table-cell>
          <table:table-cell table:style-name="ce7" table:formula="of:=[.I354]+[.H355]*[.C355]" office:value-type="float" office:value="126397" calcext:value-type="float">
            <text:p>1263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356, &quot;&quot;forward&quot;&quot;), SPLIT(A356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356, &quot;&quot;down&quot;&quot;), SPLIT(A35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56, &quot;&quot;up&quot;&quot;), SPLIT(A35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55]+[.E356]-[.G356]" office:value-type="float" office:value="374" calcext:value-type="float">
            <text:p>374</text:p>
          </table:table-cell>
          <table:table-cell table:style-name="ce7" table:formula="of:=[.I355]+[.H356]*[.C356]" office:value-type="float" office:value="129763" calcext:value-type="float">
            <text:p>12976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8</text:p>
          </table:table-cell>
          <table:table-cell table:style-name="ce5" table:formula="of:=IFERROR(__xludf.dummyfunction(&quot;IF(REGEXMATCH(A357, &quot;&quot;forward&quot;&quot;), SPLIT(A357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357, &quot;&quot;down&quot;&quot;), SPLIT(A35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57, &quot;&quot;up&quot;&quot;), SPLIT(A35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56]+[.E357]-[.G357]" office:value-type="float" office:value="374" calcext:value-type="float">
            <text:p>374</text:p>
          </table:table-cell>
          <table:table-cell table:style-name="ce7" table:formula="of:=[.I356]+[.H357]*[.C357]" office:value-type="float" office:value="132755" calcext:value-type="float">
            <text:p>1327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358, &quot;&quot;forward&quot;&quot;), SPLIT(A358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358, &quot;&quot;down&quot;&quot;), SPLIT(A35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58, &quot;&quot;up&quot;&quot;), SPLIT(A35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57]+[.E358]-[.G358]" office:value-type="float" office:value="374" calcext:value-type="float">
            <text:p>374</text:p>
          </table:table-cell>
          <table:table-cell table:style-name="ce7" table:formula="of:=[.I357]+[.H358]*[.C358]" office:value-type="float" office:value="133503" calcext:value-type="float">
            <text:p>1335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359, &quot;&quot;forward&quot;&quot;), SPLIT(A35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59, &quot;&quot;down&quot;&quot;), SPLIT(A359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359, &quot;&quot;up&quot;&quot;), SPLIT(A35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58]+[.E359]-[.G359]" office:value-type="float" office:value="376" calcext:value-type="float">
            <text:p>376</text:p>
          </table:table-cell>
          <table:table-cell table:style-name="ce7" table:formula="of:=[.I358]+[.H359]*[.C359]" office:value-type="float" office:value="133503" calcext:value-type="float">
            <text:p>1335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3</text:p>
          </table:table-cell>
          <table:table-cell table:style-name="ce5" table:formula="of:=IFERROR(__xludf.dummyfunction(&quot;IF(REGEXMATCH(A360, &quot;&quot;forward&quot;&quot;), SPLIT(A36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60, &quot;&quot;down&quot;&quot;), SPLIT(A36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60, &quot;&quot;up&quot;&quot;), SPLIT(A360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7" table:formula="of:=[.H359]+[.E360]-[.G360]" office:value-type="float" office:value="373" calcext:value-type="float">
            <text:p>373</text:p>
          </table:table-cell>
          <table:table-cell table:style-name="ce7" table:formula="of:=[.I359]+[.H360]*[.C360]" office:value-type="float" office:value="133503" calcext:value-type="float">
            <text:p>1335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361, &quot;&quot;forward&quot;&quot;), SPLIT(A361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361, &quot;&quot;down&quot;&quot;), SPLIT(A36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61, &quot;&quot;up&quot;&quot;), SPLIT(A36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60]+[.E361]-[.G361]" office:value-type="float" office:value="373" calcext:value-type="float">
            <text:p>373</text:p>
          </table:table-cell>
          <table:table-cell table:style-name="ce7" table:formula="of:=[.I360]+[.H361]*[.C361]" office:value-type="float" office:value="134249" calcext:value-type="float">
            <text:p>1342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8</text:p>
          </table:table-cell>
          <table:table-cell table:style-name="ce5" table:formula="of:=IFERROR(__xludf.dummyfunction(&quot;IF(REGEXMATCH(A362, &quot;&quot;forward&quot;&quot;), SPLIT(A36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62, &quot;&quot;down&quot;&quot;), SPLIT(A362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362, &quot;&quot;up&quot;&quot;), SPLIT(A36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61]+[.E362]-[.G362]" office:value-type="float" office:value="381" calcext:value-type="float">
            <text:p>381</text:p>
          </table:table-cell>
          <table:table-cell table:style-name="ce7" table:formula="of:=[.I361]+[.H362]*[.C362]" office:value-type="float" office:value="134249" calcext:value-type="float">
            <text:p>1342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8</text:p>
          </table:table-cell>
          <table:table-cell table:style-name="ce5" table:formula="of:=IFERROR(__xludf.dummyfunction(&quot;IF(REGEXMATCH(A363, &quot;&quot;forward&quot;&quot;), SPLIT(A36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63, &quot;&quot;down&quot;&quot;), SPLIT(A363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363, &quot;&quot;up&quot;&quot;), SPLIT(A36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62]+[.E363]-[.G363]" office:value-type="float" office:value="389" calcext:value-type="float">
            <text:p>389</text:p>
          </table:table-cell>
          <table:table-cell table:style-name="ce7" table:formula="of:=[.I362]+[.H363]*[.C363]" office:value-type="float" office:value="134249" calcext:value-type="float">
            <text:p>1342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3</text:p>
          </table:table-cell>
          <table:table-cell table:style-name="ce5" table:formula="of:=IFERROR(__xludf.dummyfunction(&quot;IF(REGEXMATCH(A364, &quot;&quot;forward&quot;&quot;), SPLIT(A364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364, &quot;&quot;down&quot;&quot;), SPLIT(A36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64, &quot;&quot;up&quot;&quot;), SPLIT(A36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63]+[.E364]-[.G364]" office:value-type="float" office:value="389" calcext:value-type="float">
            <text:p>389</text:p>
          </table:table-cell>
          <table:table-cell table:style-name="ce7" table:formula="of:=[.I363]+[.H364]*[.C364]" office:value-type="float" office:value="135416" calcext:value-type="float">
            <text:p>1354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5</text:p>
          </table:table-cell>
          <table:table-cell table:style-name="ce5" table:formula="of:=IFERROR(__xludf.dummyfunction(&quot;IF(REGEXMATCH(A365, &quot;&quot;forward&quot;&quot;), SPLIT(A365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365, &quot;&quot;down&quot;&quot;), SPLIT(A36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65, &quot;&quot;up&quot;&quot;), SPLIT(A36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64]+[.E365]-[.G365]" office:value-type="float" office:value="389" calcext:value-type="float">
            <text:p>389</text:p>
          </table:table-cell>
          <table:table-cell table:style-name="ce7" table:formula="of:=[.I364]+[.H365]*[.C365]" office:value-type="float" office:value="137361" calcext:value-type="float">
            <text:p>1373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9</text:p>
          </table:table-cell>
          <table:table-cell table:style-name="ce5" table:formula="of:=IFERROR(__xludf.dummyfunction(&quot;IF(REGEXMATCH(A366, &quot;&quot;forward&quot;&quot;), SPLIT(A36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66, &quot;&quot;down&quot;&quot;), SPLIT(A366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366, &quot;&quot;up&quot;&quot;), SPLIT(A36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65]+[.E366]-[.G366]" office:value-type="float" office:value="398" calcext:value-type="float">
            <text:p>398</text:p>
          </table:table-cell>
          <table:table-cell table:style-name="ce7" table:formula="of:=[.I365]+[.H366]*[.C366]" office:value-type="float" office:value="137361" calcext:value-type="float">
            <text:p>1373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367, &quot;&quot;forward&quot;&quot;), SPLIT(A36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67, &quot;&quot;down&quot;&quot;), SPLIT(A36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367, &quot;&quot;up&quot;&quot;), SPLIT(A36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66]+[.E367]-[.G367]" office:value-type="float" office:value="400" calcext:value-type="float">
            <text:p>400</text:p>
          </table:table-cell>
          <table:table-cell table:style-name="ce7" table:formula="of:=[.I366]+[.H367]*[.C367]" office:value-type="float" office:value="137361" calcext:value-type="float">
            <text:p>1373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6</text:p>
          </table:table-cell>
          <table:table-cell table:style-name="ce5" table:formula="of:=IFERROR(__xludf.dummyfunction(&quot;IF(REGEXMATCH(A368, &quot;&quot;forward&quot;&quot;), SPLIT(A368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368, &quot;&quot;down&quot;&quot;), SPLIT(A36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68, &quot;&quot;up&quot;&quot;), SPLIT(A36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67]+[.E368]-[.G368]" office:value-type="float" office:value="400" calcext:value-type="float">
            <text:p>400</text:p>
          </table:table-cell>
          <table:table-cell table:style-name="ce7" table:formula="of:=[.I367]+[.H368]*[.C368]" office:value-type="float" office:value="139761" calcext:value-type="float">
            <text:p>1397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7</text:p>
          </table:table-cell>
          <table:table-cell table:style-name="ce5" table:formula="of:=IFERROR(__xludf.dummyfunction(&quot;IF(REGEXMATCH(A369, &quot;&quot;forward&quot;&quot;), SPLIT(A369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369, &quot;&quot;down&quot;&quot;), SPLIT(A36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69, &quot;&quot;up&quot;&quot;), SPLIT(A36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68]+[.E369]-[.G369]" office:value-type="float" office:value="400" calcext:value-type="float">
            <text:p>400</text:p>
          </table:table-cell>
          <table:table-cell table:style-name="ce7" table:formula="of:=[.I368]+[.H369]*[.C369]" office:value-type="float" office:value="142561" calcext:value-type="float">
            <text:p>1425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370, &quot;&quot;forward&quot;&quot;), SPLIT(A37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70, &quot;&quot;down&quot;&quot;), SPLIT(A370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370, &quot;&quot;up&quot;&quot;), SPLIT(A37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69]+[.E370]-[.G370]" office:value-type="float" office:value="407" calcext:value-type="float">
            <text:p>407</text:p>
          </table:table-cell>
          <table:table-cell table:style-name="ce7" table:formula="of:=[.I369]+[.H370]*[.C370]" office:value-type="float" office:value="142561" calcext:value-type="float">
            <text:p>1425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4</text:p>
          </table:table-cell>
          <table:table-cell table:style-name="ce5" table:formula="of:=IFERROR(__xludf.dummyfunction(&quot;IF(REGEXMATCH(A371, &quot;&quot;forward&quot;&quot;), SPLIT(A371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371, &quot;&quot;down&quot;&quot;), SPLIT(A37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71, &quot;&quot;up&quot;&quot;), SPLIT(A37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70]+[.E371]-[.G371]" office:value-type="float" office:value="407" calcext:value-type="float">
            <text:p>407</text:p>
          </table:table-cell>
          <table:table-cell table:style-name="ce7" table:formula="of:=[.I370]+[.H371]*[.C371]" office:value-type="float" office:value="144189" calcext:value-type="float">
            <text:p>14418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372, &quot;&quot;forward&quot;&quot;), SPLIT(A37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372, &quot;&quot;down&quot;&quot;), SPLIT(A37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72, &quot;&quot;up&quot;&quot;), SPLIT(A37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71]+[.E372]-[.G372]" office:value-type="float" office:value="407" calcext:value-type="float">
            <text:p>407</text:p>
          </table:table-cell>
          <table:table-cell table:style-name="ce7" table:formula="of:=[.I371]+[.H372]*[.C372]" office:value-type="float" office:value="145003" calcext:value-type="float">
            <text:p>1450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373, &quot;&quot;forward&quot;&quot;), SPLIT(A37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73, &quot;&quot;down&quot;&quot;), SPLIT(A373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373, &quot;&quot;up&quot;&quot;), SPLIT(A37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72]+[.E373]-[.G373]" office:value-type="float" office:value="408" calcext:value-type="float">
            <text:p>408</text:p>
          </table:table-cell>
          <table:table-cell table:style-name="ce7" table:formula="of:=[.I372]+[.H373]*[.C373]" office:value-type="float" office:value="145003" calcext:value-type="float">
            <text:p>1450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374, &quot;&quot;forward&quot;&quot;), SPLIT(A37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74, &quot;&quot;down&quot;&quot;), SPLIT(A374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374, &quot;&quot;up&quot;&quot;), SPLIT(A37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73]+[.E374]-[.G374]" office:value-type="float" office:value="414" calcext:value-type="float">
            <text:p>414</text:p>
          </table:table-cell>
          <table:table-cell table:style-name="ce7" table:formula="of:=[.I373]+[.H374]*[.C374]" office:value-type="float" office:value="145003" calcext:value-type="float">
            <text:p>1450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5</text:p>
          </table:table-cell>
          <table:table-cell table:style-name="ce5" table:formula="of:=IFERROR(__xludf.dummyfunction(&quot;IF(REGEXMATCH(A375, &quot;&quot;forward&quot;&quot;), SPLIT(A37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75, &quot;&quot;down&quot;&quot;), SPLIT(A37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75, &quot;&quot;up&quot;&quot;), SPLIT(A375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7" table:formula="of:=[.H374]+[.E375]-[.G375]" office:value-type="float" office:value="409" calcext:value-type="float">
            <text:p>409</text:p>
          </table:table-cell>
          <table:table-cell table:style-name="ce7" table:formula="of:=[.I374]+[.H375]*[.C375]" office:value-type="float" office:value="145003" calcext:value-type="float">
            <text:p>1450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376, &quot;&quot;forward&quot;&quot;), SPLIT(A37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76, &quot;&quot;down&quot;&quot;), SPLIT(A376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376, &quot;&quot;up&quot;&quot;), SPLIT(A37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75]+[.E376]-[.G376]" office:value-type="float" office:value="411" calcext:value-type="float">
            <text:p>411</text:p>
          </table:table-cell>
          <table:table-cell table:style-name="ce7" table:formula="of:=[.I375]+[.H376]*[.C376]" office:value-type="float" office:value="145003" calcext:value-type="float">
            <text:p>1450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3</text:p>
          </table:table-cell>
          <table:table-cell table:style-name="ce5" table:formula="of:=IFERROR(__xludf.dummyfunction(&quot;IF(REGEXMATCH(A377, &quot;&quot;forward&quot;&quot;), SPLIT(A377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377, &quot;&quot;down&quot;&quot;), SPLIT(A37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77, &quot;&quot;up&quot;&quot;), SPLIT(A37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76]+[.E377]-[.G377]" office:value-type="float" office:value="411" calcext:value-type="float">
            <text:p>411</text:p>
          </table:table-cell>
          <table:table-cell table:style-name="ce7" table:formula="of:=[.I376]+[.H377]*[.C377]" office:value-type="float" office:value="146236" calcext:value-type="float">
            <text:p>1462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378, &quot;&quot;forward&quot;&quot;), SPLIT(A378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378, &quot;&quot;down&quot;&quot;), SPLIT(A37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78, &quot;&quot;up&quot;&quot;), SPLIT(A37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77]+[.E378]-[.G378]" office:value-type="float" office:value="411" calcext:value-type="float">
            <text:p>411</text:p>
          </table:table-cell>
          <table:table-cell table:style-name="ce7" table:formula="of:=[.I377]+[.H378]*[.C378]" office:value-type="float" office:value="149935" calcext:value-type="float">
            <text:p>1499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9</text:p>
          </table:table-cell>
          <table:table-cell table:style-name="ce5" table:formula="of:=IFERROR(__xludf.dummyfunction(&quot;IF(REGEXMATCH(A379, &quot;&quot;forward&quot;&quot;), SPLIT(A37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79, &quot;&quot;down&quot;&quot;), SPLIT(A379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379, &quot;&quot;up&quot;&quot;), SPLIT(A37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78]+[.E379]-[.G379]" office:value-type="float" office:value="420" calcext:value-type="float">
            <text:p>420</text:p>
          </table:table-cell>
          <table:table-cell table:style-name="ce7" table:formula="of:=[.I378]+[.H379]*[.C379]" office:value-type="float" office:value="149935" calcext:value-type="float">
            <text:p>1499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380, &quot;&quot;forward&quot;&quot;), SPLIT(A38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80, &quot;&quot;down&quot;&quot;), SPLIT(A380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380, &quot;&quot;up&quot;&quot;), SPLIT(A38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79]+[.E380]-[.G380]" office:value-type="float" office:value="423" calcext:value-type="float">
            <text:p>423</text:p>
          </table:table-cell>
          <table:table-cell table:style-name="ce7" table:formula="of:=[.I379]+[.H380]*[.C380]" office:value-type="float" office:value="149935" calcext:value-type="float">
            <text:p>1499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3</text:p>
          </table:table-cell>
          <table:table-cell table:style-name="ce5" table:formula="of:=IFERROR(__xludf.dummyfunction(&quot;IF(REGEXMATCH(A381, &quot;&quot;forward&quot;&quot;), SPLIT(A381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381, &quot;&quot;down&quot;&quot;), SPLIT(A38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81, &quot;&quot;up&quot;&quot;), SPLIT(A38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80]+[.E381]-[.G381]" office:value-type="float" office:value="423" calcext:value-type="float">
            <text:p>423</text:p>
          </table:table-cell>
          <table:table-cell table:style-name="ce7" table:formula="of:=[.I380]+[.H381]*[.C381]" office:value-type="float" office:value="151204" calcext:value-type="float">
            <text:p>1512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6</text:p>
          </table:table-cell>
          <table:table-cell table:style-name="ce5" table:formula="of:=IFERROR(__xludf.dummyfunction(&quot;IF(REGEXMATCH(A382, &quot;&quot;forward&quot;&quot;), SPLIT(A38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382, &quot;&quot;down&quot;&quot;), SPLIT(A38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82, &quot;&quot;up&quot;&quot;), SPLIT(A38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81]+[.E382]-[.G382]" office:value-type="float" office:value="423" calcext:value-type="float">
            <text:p>423</text:p>
          </table:table-cell>
          <table:table-cell table:style-name="ce7" table:formula="of:=[.I381]+[.H382]*[.C382]" office:value-type="float" office:value="153742" calcext:value-type="float">
            <text:p>1537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383, &quot;&quot;forward&quot;&quot;), SPLIT(A38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83, &quot;&quot;down&quot;&quot;), SPLIT(A383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383, &quot;&quot;up&quot;&quot;), SPLIT(A38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82]+[.E383]-[.G383]" office:value-type="float" office:value="425" calcext:value-type="float">
            <text:p>425</text:p>
          </table:table-cell>
          <table:table-cell table:style-name="ce7" table:formula="of:=[.I382]+[.H383]*[.C383]" office:value-type="float" office:value="153742" calcext:value-type="float">
            <text:p>1537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5</text:p>
          </table:table-cell>
          <table:table-cell table:style-name="ce5" table:formula="of:=IFERROR(__xludf.dummyfunction(&quot;IF(REGEXMATCH(A384, &quot;&quot;forward&quot;&quot;), SPLIT(A384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384, &quot;&quot;down&quot;&quot;), SPLIT(A38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84, &quot;&quot;up&quot;&quot;), SPLIT(A38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83]+[.E384]-[.G384]" office:value-type="float" office:value="425" calcext:value-type="float">
            <text:p>425</text:p>
          </table:table-cell>
          <table:table-cell table:style-name="ce7" table:formula="of:=[.I383]+[.H384]*[.C384]" office:value-type="float" office:value="155867" calcext:value-type="float">
            <text:p>1558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7</text:p>
          </table:table-cell>
          <table:table-cell table:style-name="ce5" table:formula="of:=IFERROR(__xludf.dummyfunction(&quot;IF(REGEXMATCH(A385, &quot;&quot;forward&quot;&quot;), SPLIT(A385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385, &quot;&quot;down&quot;&quot;), SPLIT(A38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85, &quot;&quot;up&quot;&quot;), SPLIT(A38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84]+[.E385]-[.G385]" office:value-type="float" office:value="425" calcext:value-type="float">
            <text:p>425</text:p>
          </table:table-cell>
          <table:table-cell table:style-name="ce7" table:formula="of:=[.I384]+[.H385]*[.C385]" office:value-type="float" office:value="158842" calcext:value-type="float">
            <text:p>1588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386, &quot;&quot;forward&quot;&quot;), SPLIT(A38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86, &quot;&quot;down&quot;&quot;), SPLIT(A386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386, &quot;&quot;up&quot;&quot;), SPLIT(A38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85]+[.E386]-[.G386]" office:value-type="float" office:value="431" calcext:value-type="float">
            <text:p>431</text:p>
          </table:table-cell>
          <table:table-cell table:style-name="ce7" table:formula="of:=[.I385]+[.H386]*[.C386]" office:value-type="float" office:value="158842" calcext:value-type="float">
            <text:p>1588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4</text:p>
          </table:table-cell>
          <table:table-cell table:style-name="ce5" table:formula="of:=IFERROR(__xludf.dummyfunction(&quot;IF(REGEXMATCH(A387, &quot;&quot;forward&quot;&quot;), SPLIT(A387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387, &quot;&quot;down&quot;&quot;), SPLIT(A38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87, &quot;&quot;up&quot;&quot;), SPLIT(A38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86]+[.E387]-[.G387]" office:value-type="float" office:value="431" calcext:value-type="float">
            <text:p>431</text:p>
          </table:table-cell>
          <table:table-cell table:style-name="ce7" table:formula="of:=[.I386]+[.H387]*[.C387]" office:value-type="float" office:value="160566" calcext:value-type="float">
            <text:p>1605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388, &quot;&quot;forward&quot;&quot;), SPLIT(A38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88, &quot;&quot;down&quot;&quot;), SPLIT(A388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388, &quot;&quot;up&quot;&quot;), SPLIT(A38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87]+[.E388]-[.G388]" office:value-type="float" office:value="437" calcext:value-type="float">
            <text:p>437</text:p>
          </table:table-cell>
          <table:table-cell table:style-name="ce7" table:formula="of:=[.I387]+[.H388]*[.C388]" office:value-type="float" office:value="160566" calcext:value-type="float">
            <text:p>1605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6</text:p>
          </table:table-cell>
          <table:table-cell table:style-name="ce5" table:formula="of:=IFERROR(__xludf.dummyfunction(&quot;IF(REGEXMATCH(A389, &quot;&quot;forward&quot;&quot;), SPLIT(A389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389, &quot;&quot;down&quot;&quot;), SPLIT(A38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89, &quot;&quot;up&quot;&quot;), SPLIT(A38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88]+[.E389]-[.G389]" office:value-type="float" office:value="437" calcext:value-type="float">
            <text:p>437</text:p>
          </table:table-cell>
          <table:table-cell table:style-name="ce7" table:formula="of:=[.I388]+[.H389]*[.C389]" office:value-type="float" office:value="163188" calcext:value-type="float">
            <text:p>16318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3</text:p>
          </table:table-cell>
          <table:table-cell table:style-name="ce5" table:formula="of:=IFERROR(__xludf.dummyfunction(&quot;IF(REGEXMATCH(A390, &quot;&quot;forward&quot;&quot;), SPLIT(A390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390, &quot;&quot;down&quot;&quot;), SPLIT(A39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90, &quot;&quot;up&quot;&quot;), SPLIT(A39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89]+[.E390]-[.G390]" office:value-type="float" office:value="437" calcext:value-type="float">
            <text:p>437</text:p>
          </table:table-cell>
          <table:table-cell table:style-name="ce7" table:formula="of:=[.I389]+[.H390]*[.C390]" office:value-type="float" office:value="164499" calcext:value-type="float">
            <text:p>1644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3</text:p>
          </table:table-cell>
          <table:table-cell table:style-name="ce5" table:formula="of:=IFERROR(__xludf.dummyfunction(&quot;IF(REGEXMATCH(A391, &quot;&quot;forward&quot;&quot;), SPLIT(A391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391, &quot;&quot;down&quot;&quot;), SPLIT(A39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91, &quot;&quot;up&quot;&quot;), SPLIT(A39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90]+[.E391]-[.G391]" office:value-type="float" office:value="437" calcext:value-type="float">
            <text:p>437</text:p>
          </table:table-cell>
          <table:table-cell table:style-name="ce7" table:formula="of:=[.I390]+[.H391]*[.C391]" office:value-type="float" office:value="165810" calcext:value-type="float">
            <text:p>1658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8</text:p>
          </table:table-cell>
          <table:table-cell table:style-name="ce5" table:formula="of:=IFERROR(__xludf.dummyfunction(&quot;IF(REGEXMATCH(A392, &quot;&quot;forward&quot;&quot;), SPLIT(A39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392, &quot;&quot;down&quot;&quot;), SPLIT(A39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92, &quot;&quot;up&quot;&quot;), SPLIT(A39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91]+[.E392]-[.G392]" office:value-type="float" office:value="437" calcext:value-type="float">
            <text:p>437</text:p>
          </table:table-cell>
          <table:table-cell table:style-name="ce7" table:formula="of:=[.I391]+[.H392]*[.C392]" office:value-type="float" office:value="169306" calcext:value-type="float">
            <text:p>1693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393, &quot;&quot;forward&quot;&quot;), SPLIT(A39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93, &quot;&quot;down&quot;&quot;), SPLIT(A393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393, &quot;&quot;up&quot;&quot;), SPLIT(A39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92]+[.E393]-[.G393]" office:value-type="float" office:value="441" calcext:value-type="float">
            <text:p>441</text:p>
          </table:table-cell>
          <table:table-cell table:style-name="ce7" table:formula="of:=[.I392]+[.H393]*[.C393]" office:value-type="float" office:value="169306" calcext:value-type="float">
            <text:p>1693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4</text:p>
          </table:table-cell>
          <table:table-cell table:style-name="ce5" table:formula="of:=IFERROR(__xludf.dummyfunction(&quot;IF(REGEXMATCH(A394, &quot;&quot;forward&quot;&quot;), SPLIT(A39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94, &quot;&quot;down&quot;&quot;), SPLIT(A39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94, &quot;&quot;up&quot;&quot;), SPLIT(A394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7" table:formula="of:=[.H393]+[.E394]-[.G394]" office:value-type="float" office:value="437" calcext:value-type="float">
            <text:p>437</text:p>
          </table:table-cell>
          <table:table-cell table:style-name="ce7" table:formula="of:=[.I393]+[.H394]*[.C394]" office:value-type="float" office:value="169306" calcext:value-type="float">
            <text:p>1693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395, &quot;&quot;forward&quot;&quot;), SPLIT(A39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95, &quot;&quot;down&quot;&quot;), SPLIT(A39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395, &quot;&quot;up&quot;&quot;), SPLIT(A39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94]+[.E395]-[.G395]" office:value-type="float" office:value="443" calcext:value-type="float">
            <text:p>443</text:p>
          </table:table-cell>
          <table:table-cell table:style-name="ce7" table:formula="of:=[.I394]+[.H395]*[.C395]" office:value-type="float" office:value="169306" calcext:value-type="float">
            <text:p>1693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396, &quot;&quot;forward&quot;&quot;), SPLIT(A39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96, &quot;&quot;down&quot;&quot;), SPLIT(A396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396, &quot;&quot;up&quot;&quot;), SPLIT(A39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95]+[.E396]-[.G396]" office:value-type="float" office:value="447" calcext:value-type="float">
            <text:p>447</text:p>
          </table:table-cell>
          <table:table-cell table:style-name="ce7" table:formula="of:=[.I395]+[.H396]*[.C396]" office:value-type="float" office:value="169306" calcext:value-type="float">
            <text:p>1693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9</text:p>
          </table:table-cell>
          <table:table-cell table:style-name="ce5" table:formula="of:=IFERROR(__xludf.dummyfunction(&quot;IF(REGEXMATCH(A397, &quot;&quot;forward&quot;&quot;), SPLIT(A39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97, &quot;&quot;down&quot;&quot;), SPLIT(A39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397, &quot;&quot;up&quot;&quot;), SPLIT(A39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96]+[.E397]-[.G397]" office:value-type="float" office:value="456" calcext:value-type="float">
            <text:p>456</text:p>
          </table:table-cell>
          <table:table-cell table:style-name="ce7" table:formula="of:=[.I396]+[.H397]*[.C397]" office:value-type="float" office:value="169306" calcext:value-type="float">
            <text:p>1693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7</text:p>
          </table:table-cell>
          <table:table-cell table:style-name="ce5" table:formula="of:=IFERROR(__xludf.dummyfunction(&quot;IF(REGEXMATCH(A398, &quot;&quot;forward&quot;&quot;), SPLIT(A398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398, &quot;&quot;down&quot;&quot;), SPLIT(A39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98, &quot;&quot;up&quot;&quot;), SPLIT(A39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97]+[.E398]-[.G398]" office:value-type="float" office:value="456" calcext:value-type="float">
            <text:p>456</text:p>
          </table:table-cell>
          <table:table-cell table:style-name="ce7" table:formula="of:=[.I397]+[.H398]*[.C398]" office:value-type="float" office:value="172498" calcext:value-type="float">
            <text:p>17249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4</text:p>
          </table:table-cell>
          <table:table-cell table:style-name="ce5" table:formula="of:=IFERROR(__xludf.dummyfunction(&quot;IF(REGEXMATCH(A399, &quot;&quot;forward&quot;&quot;), SPLIT(A399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399, &quot;&quot;down&quot;&quot;), SPLIT(A39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399, &quot;&quot;up&quot;&quot;), SPLIT(A39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98]+[.E399]-[.G399]" office:value-type="float" office:value="456" calcext:value-type="float">
            <text:p>456</text:p>
          </table:table-cell>
          <table:table-cell table:style-name="ce7" table:formula="of:=[.I398]+[.H399]*[.C399]" office:value-type="float" office:value="174322" calcext:value-type="float">
            <text:p>1743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7</text:p>
          </table:table-cell>
          <table:table-cell table:style-name="ce5" table:formula="of:=IFERROR(__xludf.dummyfunction(&quot;IF(REGEXMATCH(A400, &quot;&quot;forward&quot;&quot;), SPLIT(A400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400, &quot;&quot;down&quot;&quot;), SPLIT(A40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00, &quot;&quot;up&quot;&quot;), SPLIT(A40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399]+[.E400]-[.G400]" office:value-type="float" office:value="456" calcext:value-type="float">
            <text:p>456</text:p>
          </table:table-cell>
          <table:table-cell table:style-name="ce7" table:formula="of:=[.I399]+[.H400]*[.C400]" office:value-type="float" office:value="177514" calcext:value-type="float">
            <text:p>1775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401, &quot;&quot;forward&quot;&quot;), SPLIT(A40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01, &quot;&quot;down&quot;&quot;), SPLIT(A401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401, &quot;&quot;up&quot;&quot;), SPLIT(A40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00]+[.E401]-[.G401]" office:value-type="float" office:value="459" calcext:value-type="float">
            <text:p>459</text:p>
          </table:table-cell>
          <table:table-cell table:style-name="ce7" table:formula="of:=[.I400]+[.H401]*[.C401]" office:value-type="float" office:value="177514" calcext:value-type="float">
            <text:p>1775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1</text:p>
          </table:table-cell>
          <table:table-cell table:style-name="ce5" table:formula="of:=IFERROR(__xludf.dummyfunction(&quot;IF(REGEXMATCH(A402, &quot;&quot;forward&quot;&quot;), SPLIT(A40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402, &quot;&quot;down&quot;&quot;), SPLIT(A40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02, &quot;&quot;up&quot;&quot;), SPLIT(A40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01]+[.E402]-[.G402]" office:value-type="float" office:value="459" calcext:value-type="float">
            <text:p>459</text:p>
          </table:table-cell>
          <table:table-cell table:style-name="ce7" table:formula="of:=[.I401]+[.H402]*[.C402]" office:value-type="float" office:value="177973" calcext:value-type="float">
            <text:p>1779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403, &quot;&quot;forward&quot;&quot;), SPLIT(A40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03, &quot;&quot;down&quot;&quot;), SPLIT(A403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403, &quot;&quot;up&quot;&quot;), SPLIT(A40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02]+[.E403]-[.G403]" office:value-type="float" office:value="466" calcext:value-type="float">
            <text:p>466</text:p>
          </table:table-cell>
          <table:table-cell table:style-name="ce7" table:formula="of:=[.I402]+[.H403]*[.C403]" office:value-type="float" office:value="177973" calcext:value-type="float">
            <text:p>1779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404, &quot;&quot;forward&quot;&quot;), SPLIT(A40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04, &quot;&quot;down&quot;&quot;), SPLIT(A404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404, &quot;&quot;up&quot;&quot;), SPLIT(A40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03]+[.E404]-[.G404]" office:value-type="float" office:value="469" calcext:value-type="float">
            <text:p>469</text:p>
          </table:table-cell>
          <table:table-cell table:style-name="ce7" table:formula="of:=[.I403]+[.H404]*[.C404]" office:value-type="float" office:value="177973" calcext:value-type="float">
            <text:p>1779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1</text:p>
          </table:table-cell>
          <table:table-cell table:style-name="ce5" table:formula="of:=IFERROR(__xludf.dummyfunction(&quot;IF(REGEXMATCH(A405, &quot;&quot;forward&quot;&quot;), SPLIT(A405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405, &quot;&quot;down&quot;&quot;), SPLIT(A40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05, &quot;&quot;up&quot;&quot;), SPLIT(A40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04]+[.E405]-[.G405]" office:value-type="float" office:value="469" calcext:value-type="float">
            <text:p>469</text:p>
          </table:table-cell>
          <table:table-cell table:style-name="ce7" table:formula="of:=[.I404]+[.H405]*[.C405]" office:value-type="float" office:value="178442" calcext:value-type="float">
            <text:p>1784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406, &quot;&quot;forward&quot;&quot;), SPLIT(A40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06, &quot;&quot;down&quot;&quot;), SPLIT(A406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406, &quot;&quot;up&quot;&quot;), SPLIT(A40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05]+[.E406]-[.G406]" office:value-type="float" office:value="476" calcext:value-type="float">
            <text:p>476</text:p>
          </table:table-cell>
          <table:table-cell table:style-name="ce7" table:formula="of:=[.I405]+[.H406]*[.C406]" office:value-type="float" office:value="178442" calcext:value-type="float">
            <text:p>1784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5</text:p>
          </table:table-cell>
          <table:table-cell table:style-name="ce5" table:formula="of:=IFERROR(__xludf.dummyfunction(&quot;IF(REGEXMATCH(A407, &quot;&quot;forward&quot;&quot;), SPLIT(A40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07, &quot;&quot;down&quot;&quot;), SPLIT(A40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407, &quot;&quot;up&quot;&quot;), SPLIT(A40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06]+[.E407]-[.G407]" office:value-type="float" office:value="481" calcext:value-type="float">
            <text:p>481</text:p>
          </table:table-cell>
          <table:table-cell table:style-name="ce7" table:formula="of:=[.I406]+[.H407]*[.C407]" office:value-type="float" office:value="178442" calcext:value-type="float">
            <text:p>1784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6</text:p>
          </table:table-cell>
          <table:table-cell table:style-name="ce5" table:formula="of:=IFERROR(__xludf.dummyfunction(&quot;IF(REGEXMATCH(A408, &quot;&quot;forward&quot;&quot;), SPLIT(A408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408, &quot;&quot;down&quot;&quot;), SPLIT(A40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08, &quot;&quot;up&quot;&quot;), SPLIT(A40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07]+[.E408]-[.G408]" office:value-type="float" office:value="481" calcext:value-type="float">
            <text:p>481</text:p>
          </table:table-cell>
          <table:table-cell table:style-name="ce7" table:formula="of:=[.I407]+[.H408]*[.C408]" office:value-type="float" office:value="181328" calcext:value-type="float">
            <text:p>1813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7</text:p>
          </table:table-cell>
          <table:table-cell table:style-name="ce5" table:formula="of:=IFERROR(__xludf.dummyfunction(&quot;IF(REGEXMATCH(A409, &quot;&quot;forward&quot;&quot;), SPLIT(A40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09, &quot;&quot;down&quot;&quot;), SPLIT(A40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09, &quot;&quot;up&quot;&quot;), SPLIT(A409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7" table:formula="of:=[.H408]+[.E409]-[.G409]" office:value-type="float" office:value="474" calcext:value-type="float">
            <text:p>474</text:p>
          </table:table-cell>
          <table:table-cell table:style-name="ce7" table:formula="of:=[.I408]+[.H409]*[.C409]" office:value-type="float" office:value="181328" calcext:value-type="float">
            <text:p>1813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410, &quot;&quot;forward&quot;&quot;), SPLIT(A41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10, &quot;&quot;down&quot;&quot;), SPLIT(A410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410, &quot;&quot;up&quot;&quot;), SPLIT(A41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09]+[.E410]-[.G410]" office:value-type="float" office:value="481" calcext:value-type="float">
            <text:p>481</text:p>
          </table:table-cell>
          <table:table-cell table:style-name="ce7" table:formula="of:=[.I409]+[.H410]*[.C410]" office:value-type="float" office:value="181328" calcext:value-type="float">
            <text:p>1813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5</text:p>
          </table:table-cell>
          <table:table-cell table:style-name="ce5" table:formula="of:=IFERROR(__xludf.dummyfunction(&quot;IF(REGEXMATCH(A411, &quot;&quot;forward&quot;&quot;), SPLIT(A411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411, &quot;&quot;down&quot;&quot;), SPLIT(A41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11, &quot;&quot;up&quot;&quot;), SPLIT(A41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10]+[.E411]-[.G411]" office:value-type="float" office:value="481" calcext:value-type="float">
            <text:p>481</text:p>
          </table:table-cell>
          <table:table-cell table:style-name="ce7" table:formula="of:=[.I410]+[.H411]*[.C411]" office:value-type="float" office:value="183733" calcext:value-type="float">
            <text:p>1837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5</text:p>
          </table:table-cell>
          <table:table-cell table:style-name="ce5" table:formula="of:=IFERROR(__xludf.dummyfunction(&quot;IF(REGEXMATCH(A412, &quot;&quot;forward&quot;&quot;), SPLIT(A41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412, &quot;&quot;down&quot;&quot;), SPLIT(A41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12, &quot;&quot;up&quot;&quot;), SPLIT(A41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11]+[.E412]-[.G412]" office:value-type="float" office:value="481" calcext:value-type="float">
            <text:p>481</text:p>
          </table:table-cell>
          <table:table-cell table:style-name="ce7" table:formula="of:=[.I411]+[.H412]*[.C412]" office:value-type="float" office:value="186138" calcext:value-type="float">
            <text:p>1861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9</text:p>
          </table:table-cell>
          <table:table-cell table:style-name="ce5" table:formula="of:=IFERROR(__xludf.dummyfunction(&quot;IF(REGEXMATCH(A413, &quot;&quot;forward&quot;&quot;), SPLIT(A41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13, &quot;&quot;down&quot;&quot;), SPLIT(A41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13, &quot;&quot;up&quot;&quot;), SPLIT(A413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7" table:formula="of:=[.H412]+[.E413]-[.G413]" office:value-type="float" office:value="472" calcext:value-type="float">
            <text:p>472</text:p>
          </table:table-cell>
          <table:table-cell table:style-name="ce7" table:formula="of:=[.I412]+[.H413]*[.C413]" office:value-type="float" office:value="186138" calcext:value-type="float">
            <text:p>1861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414, &quot;&quot;forward&quot;&quot;), SPLIT(A41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14, &quot;&quot;down&quot;&quot;), SPLIT(A414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414, &quot;&quot;up&quot;&quot;), SPLIT(A41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13]+[.E414]-[.G414]" office:value-type="float" office:value="479" calcext:value-type="float">
            <text:p>479</text:p>
          </table:table-cell>
          <table:table-cell table:style-name="ce7" table:formula="of:=[.I413]+[.H414]*[.C414]" office:value-type="float" office:value="186138" calcext:value-type="float">
            <text:p>1861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1</text:p>
          </table:table-cell>
          <table:table-cell table:style-name="ce5" table:formula="of:=IFERROR(__xludf.dummyfunction(&quot;IF(REGEXMATCH(A415, &quot;&quot;forward&quot;&quot;), SPLIT(A415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415, &quot;&quot;down&quot;&quot;), SPLIT(A41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15, &quot;&quot;up&quot;&quot;), SPLIT(A41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14]+[.E415]-[.G415]" office:value-type="float" office:value="479" calcext:value-type="float">
            <text:p>479</text:p>
          </table:table-cell>
          <table:table-cell table:style-name="ce7" table:formula="of:=[.I414]+[.H415]*[.C415]" office:value-type="float" office:value="186617" calcext:value-type="float">
            <text:p>1866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416, &quot;&quot;forward&quot;&quot;), SPLIT(A416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416, &quot;&quot;down&quot;&quot;), SPLIT(A41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16, &quot;&quot;up&quot;&quot;), SPLIT(A41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15]+[.E416]-[.G416]" office:value-type="float" office:value="479" calcext:value-type="float">
            <text:p>479</text:p>
          </table:table-cell>
          <table:table-cell table:style-name="ce7" table:formula="of:=[.I415]+[.H416]*[.C416]" office:value-type="float" office:value="187575" calcext:value-type="float">
            <text:p>1875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417, &quot;&quot;forward&quot;&quot;), SPLIT(A41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17, &quot;&quot;down&quot;&quot;), SPLIT(A41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417, &quot;&quot;up&quot;&quot;), SPLIT(A41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16]+[.E417]-[.G417]" office:value-type="float" office:value="483" calcext:value-type="float">
            <text:p>483</text:p>
          </table:table-cell>
          <table:table-cell table:style-name="ce7" table:formula="of:=[.I416]+[.H417]*[.C417]" office:value-type="float" office:value="187575" calcext:value-type="float">
            <text:p>1875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8</text:p>
          </table:table-cell>
          <table:table-cell table:style-name="ce5" table:formula="of:=IFERROR(__xludf.dummyfunction(&quot;IF(REGEXMATCH(A418, &quot;&quot;forward&quot;&quot;), SPLIT(A41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18, &quot;&quot;down&quot;&quot;), SPLIT(A418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418, &quot;&quot;up&quot;&quot;), SPLIT(A41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17]+[.E418]-[.G418]" office:value-type="float" office:value="491" calcext:value-type="float">
            <text:p>491</text:p>
          </table:table-cell>
          <table:table-cell table:style-name="ce7" table:formula="of:=[.I417]+[.H418]*[.C418]" office:value-type="float" office:value="187575" calcext:value-type="float">
            <text:p>1875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419, &quot;&quot;forward&quot;&quot;), SPLIT(A41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19, &quot;&quot;down&quot;&quot;), SPLIT(A419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419, &quot;&quot;up&quot;&quot;), SPLIT(A41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18]+[.E419]-[.G419]" office:value-type="float" office:value="498" calcext:value-type="float">
            <text:p>498</text:p>
          </table:table-cell>
          <table:table-cell table:style-name="ce7" table:formula="of:=[.I418]+[.H419]*[.C419]" office:value-type="float" office:value="187575" calcext:value-type="float">
            <text:p>1875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4</text:p>
          </table:table-cell>
          <table:table-cell table:style-name="ce5" table:formula="of:=IFERROR(__xludf.dummyfunction(&quot;IF(REGEXMATCH(A420, &quot;&quot;forward&quot;&quot;), SPLIT(A420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420, &quot;&quot;down&quot;&quot;), SPLIT(A42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20, &quot;&quot;up&quot;&quot;), SPLIT(A42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19]+[.E420]-[.G420]" office:value-type="float" office:value="498" calcext:value-type="float">
            <text:p>498</text:p>
          </table:table-cell>
          <table:table-cell table:style-name="ce7" table:formula="of:=[.I419]+[.H420]*[.C420]" office:value-type="float" office:value="189567" calcext:value-type="float">
            <text:p>1895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4</text:p>
          </table:table-cell>
          <table:table-cell table:style-name="ce5" table:formula="of:=IFERROR(__xludf.dummyfunction(&quot;IF(REGEXMATCH(A421, &quot;&quot;forward&quot;&quot;), SPLIT(A421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421, &quot;&quot;down&quot;&quot;), SPLIT(A42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21, &quot;&quot;up&quot;&quot;), SPLIT(A42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20]+[.E421]-[.G421]" office:value-type="float" office:value="498" calcext:value-type="float">
            <text:p>498</text:p>
          </table:table-cell>
          <table:table-cell table:style-name="ce7" table:formula="of:=[.I420]+[.H421]*[.C421]" office:value-type="float" office:value="191559" calcext:value-type="float">
            <text:p>1915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3</text:p>
          </table:table-cell>
          <table:table-cell table:style-name="ce5" table:formula="of:=IFERROR(__xludf.dummyfunction(&quot;IF(REGEXMATCH(A422, &quot;&quot;forward&quot;&quot;), SPLIT(A42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422, &quot;&quot;down&quot;&quot;), SPLIT(A42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22, &quot;&quot;up&quot;&quot;), SPLIT(A42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21]+[.E422]-[.G422]" office:value-type="float" office:value="498" calcext:value-type="float">
            <text:p>498</text:p>
          </table:table-cell>
          <table:table-cell table:style-name="ce7" table:formula="of:=[.I421]+[.H422]*[.C422]" office:value-type="float" office:value="193053" calcext:value-type="float">
            <text:p>1930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8</text:p>
          </table:table-cell>
          <table:table-cell table:style-name="ce5" table:formula="of:=IFERROR(__xludf.dummyfunction(&quot;IF(REGEXMATCH(A423, &quot;&quot;forward&quot;&quot;), SPLIT(A42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23, &quot;&quot;down&quot;&quot;), SPLIT(A423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423, &quot;&quot;up&quot;&quot;), SPLIT(A42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22]+[.E423]-[.G423]" office:value-type="float" office:value="506" calcext:value-type="float">
            <text:p>506</text:p>
          </table:table-cell>
          <table:table-cell table:style-name="ce7" table:formula="of:=[.I422]+[.H423]*[.C423]" office:value-type="float" office:value="193053" calcext:value-type="float">
            <text:p>1930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424, &quot;&quot;forward&quot;&quot;), SPLIT(A42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24, &quot;&quot;down&quot;&quot;), SPLIT(A424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424, &quot;&quot;up&quot;&quot;), SPLIT(A42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23]+[.E424]-[.G424]" office:value-type="float" office:value="513" calcext:value-type="float">
            <text:p>513</text:p>
          </table:table-cell>
          <table:table-cell table:style-name="ce7" table:formula="of:=[.I423]+[.H424]*[.C424]" office:value-type="float" office:value="193053" calcext:value-type="float">
            <text:p>1930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8</text:p>
          </table:table-cell>
          <table:table-cell table:style-name="ce5" table:formula="of:=IFERROR(__xludf.dummyfunction(&quot;IF(REGEXMATCH(A425, &quot;&quot;forward&quot;&quot;), SPLIT(A42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25, &quot;&quot;down&quot;&quot;), SPLIT(A42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425, &quot;&quot;up&quot;&quot;), SPLIT(A42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24]+[.E425]-[.G425]" office:value-type="float" office:value="521" calcext:value-type="float">
            <text:p>521</text:p>
          </table:table-cell>
          <table:table-cell table:style-name="ce7" table:formula="of:=[.I424]+[.H425]*[.C425]" office:value-type="float" office:value="193053" calcext:value-type="float">
            <text:p>1930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426, &quot;&quot;forward&quot;&quot;), SPLIT(A426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426, &quot;&quot;down&quot;&quot;), SPLIT(A42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26, &quot;&quot;up&quot;&quot;), SPLIT(A42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25]+[.E426]-[.G426]" office:value-type="float" office:value="521" calcext:value-type="float">
            <text:p>521</text:p>
          </table:table-cell>
          <table:table-cell table:style-name="ce7" table:formula="of:=[.I425]+[.H426]*[.C426]" office:value-type="float" office:value="194095" calcext:value-type="float">
            <text:p>1940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427, &quot;&quot;forward&quot;&quot;), SPLIT(A42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27, &quot;&quot;down&quot;&quot;), SPLIT(A42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427, &quot;&quot;up&quot;&quot;), SPLIT(A42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26]+[.E427]-[.G427]" office:value-type="float" office:value="523" calcext:value-type="float">
            <text:p>523</text:p>
          </table:table-cell>
          <table:table-cell table:style-name="ce7" table:formula="of:=[.I426]+[.H427]*[.C427]" office:value-type="float" office:value="194095" calcext:value-type="float">
            <text:p>1940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428, &quot;&quot;forward&quot;&quot;), SPLIT(A428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428, &quot;&quot;down&quot;&quot;), SPLIT(A42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28, &quot;&quot;up&quot;&quot;), SPLIT(A42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27]+[.E428]-[.G428]" office:value-type="float" office:value="523" calcext:value-type="float">
            <text:p>523</text:p>
          </table:table-cell>
          <table:table-cell table:style-name="ce7" table:formula="of:=[.I427]+[.H428]*[.C428]" office:value-type="float" office:value="195141" calcext:value-type="float">
            <text:p>1951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4</text:p>
          </table:table-cell>
          <table:table-cell table:style-name="ce5" table:formula="of:=IFERROR(__xludf.dummyfunction(&quot;IF(REGEXMATCH(A429, &quot;&quot;forward&quot;&quot;), SPLIT(A429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429, &quot;&quot;down&quot;&quot;), SPLIT(A42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29, &quot;&quot;up&quot;&quot;), SPLIT(A42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28]+[.E429]-[.G429]" office:value-type="float" office:value="523" calcext:value-type="float">
            <text:p>523</text:p>
          </table:table-cell>
          <table:table-cell table:style-name="ce7" table:formula="of:=[.I428]+[.H429]*[.C429]" office:value-type="float" office:value="197233" calcext:value-type="float">
            <text:p>1972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6</text:p>
          </table:table-cell>
          <table:table-cell table:style-name="ce5" table:formula="of:=IFERROR(__xludf.dummyfunction(&quot;IF(REGEXMATCH(A430, &quot;&quot;forward&quot;&quot;), SPLIT(A43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30, &quot;&quot;down&quot;&quot;), SPLIT(A43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30, &quot;&quot;up&quot;&quot;), SPLIT(A430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7" table:formula="of:=[.H429]+[.E430]-[.G430]" office:value-type="float" office:value="517" calcext:value-type="float">
            <text:p>517</text:p>
          </table:table-cell>
          <table:table-cell table:style-name="ce7" table:formula="of:=[.I429]+[.H430]*[.C430]" office:value-type="float" office:value="197233" calcext:value-type="float">
            <text:p>1972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431, &quot;&quot;forward&quot;&quot;), SPLIT(A43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31, &quot;&quot;down&quot;&quot;), SPLIT(A431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431, &quot;&quot;up&quot;&quot;), SPLIT(A43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30]+[.E431]-[.G431]" office:value-type="float" office:value="521" calcext:value-type="float">
            <text:p>521</text:p>
          </table:table-cell>
          <table:table-cell table:style-name="ce7" table:formula="of:=[.I430]+[.H431]*[.C431]" office:value-type="float" office:value="197233" calcext:value-type="float">
            <text:p>1972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3</text:p>
          </table:table-cell>
          <table:table-cell table:style-name="ce5" table:formula="of:=IFERROR(__xludf.dummyfunction(&quot;IF(REGEXMATCH(A432, &quot;&quot;forward&quot;&quot;), SPLIT(A43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32, &quot;&quot;down&quot;&quot;), SPLIT(A43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32, &quot;&quot;up&quot;&quot;), SPLIT(A432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7" table:formula="of:=[.H431]+[.E432]-[.G432]" office:value-type="float" office:value="518" calcext:value-type="float">
            <text:p>518</text:p>
          </table:table-cell>
          <table:table-cell table:style-name="ce7" table:formula="of:=[.I431]+[.H432]*[.C432]" office:value-type="float" office:value="197233" calcext:value-type="float">
            <text:p>1972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7</text:p>
          </table:table-cell>
          <table:table-cell table:style-name="ce5" table:formula="of:=IFERROR(__xludf.dummyfunction(&quot;IF(REGEXMATCH(A433, &quot;&quot;forward&quot;&quot;), SPLIT(A433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433, &quot;&quot;down&quot;&quot;), SPLIT(A43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33, &quot;&quot;up&quot;&quot;), SPLIT(A43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32]+[.E433]-[.G433]" office:value-type="float" office:value="518" calcext:value-type="float">
            <text:p>518</text:p>
          </table:table-cell>
          <table:table-cell table:style-name="ce7" table:formula="of:=[.I432]+[.H433]*[.C433]" office:value-type="float" office:value="200859" calcext:value-type="float">
            <text:p>2008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9</text:p>
          </table:table-cell>
          <table:table-cell table:style-name="ce5" table:formula="of:=IFERROR(__xludf.dummyfunction(&quot;IF(REGEXMATCH(A434, &quot;&quot;forward&quot;&quot;), SPLIT(A43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34, &quot;&quot;down&quot;&quot;), SPLIT(A434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434, &quot;&quot;up&quot;&quot;), SPLIT(A43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33]+[.E434]-[.G434]" office:value-type="float" office:value="527" calcext:value-type="float">
            <text:p>527</text:p>
          </table:table-cell>
          <table:table-cell table:style-name="ce7" table:formula="of:=[.I433]+[.H434]*[.C434]" office:value-type="float" office:value="200859" calcext:value-type="float">
            <text:p>2008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435, &quot;&quot;forward&quot;&quot;), SPLIT(A43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35, &quot;&quot;down&quot;&quot;), SPLIT(A43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435, &quot;&quot;up&quot;&quot;), SPLIT(A43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34]+[.E435]-[.G435]" office:value-type="float" office:value="530" calcext:value-type="float">
            <text:p>530</text:p>
          </table:table-cell>
          <table:table-cell table:style-name="ce7" table:formula="of:=[.I434]+[.H435]*[.C435]" office:value-type="float" office:value="200859" calcext:value-type="float">
            <text:p>2008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3</text:p>
          </table:table-cell>
          <table:table-cell table:style-name="ce5" table:formula="of:=IFERROR(__xludf.dummyfunction(&quot;IF(REGEXMATCH(A436, &quot;&quot;forward&quot;&quot;), SPLIT(A436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436, &quot;&quot;down&quot;&quot;), SPLIT(A43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36, &quot;&quot;up&quot;&quot;), SPLIT(A43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35]+[.E436]-[.G436]" office:value-type="float" office:value="530" calcext:value-type="float">
            <text:p>530</text:p>
          </table:table-cell>
          <table:table-cell table:style-name="ce7" table:formula="of:=[.I435]+[.H436]*[.C436]" office:value-type="float" office:value="202449" calcext:value-type="float">
            <text:p>2024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437, &quot;&quot;forward&quot;&quot;), SPLIT(A43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37, &quot;&quot;down&quot;&quot;), SPLIT(A43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437, &quot;&quot;up&quot;&quot;), SPLIT(A43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36]+[.E437]-[.G437]" office:value-type="float" office:value="532" calcext:value-type="float">
            <text:p>532</text:p>
          </table:table-cell>
          <table:table-cell table:style-name="ce7" table:formula="of:=[.I436]+[.H437]*[.C437]" office:value-type="float" office:value="202449" calcext:value-type="float">
            <text:p>2024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438, &quot;&quot;forward&quot;&quot;), SPLIT(A43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38, &quot;&quot;down&quot;&quot;), SPLIT(A438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438, &quot;&quot;up&quot;&quot;), SPLIT(A43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37]+[.E438]-[.G438]" office:value-type="float" office:value="534" calcext:value-type="float">
            <text:p>534</text:p>
          </table:table-cell>
          <table:table-cell table:style-name="ce7" table:formula="of:=[.I437]+[.H438]*[.C438]" office:value-type="float" office:value="202449" calcext:value-type="float">
            <text:p>2024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5</text:p>
          </table:table-cell>
          <table:table-cell table:style-name="ce5" table:formula="of:=IFERROR(__xludf.dummyfunction(&quot;IF(REGEXMATCH(A439, &quot;&quot;forward&quot;&quot;), SPLIT(A43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39, &quot;&quot;down&quot;&quot;), SPLIT(A43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39, &quot;&quot;up&quot;&quot;), SPLIT(A439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7" table:formula="of:=[.H438]+[.E439]-[.G439]" office:value-type="float" office:value="529" calcext:value-type="float">
            <text:p>529</text:p>
          </table:table-cell>
          <table:table-cell table:style-name="ce7" table:formula="of:=[.I438]+[.H439]*[.C439]" office:value-type="float" office:value="202449" calcext:value-type="float">
            <text:p>2024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440, &quot;&quot;forward&quot;&quot;), SPLIT(A44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40, &quot;&quot;down&quot;&quot;), SPLIT(A440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440, &quot;&quot;up&quot;&quot;), SPLIT(A44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39]+[.E440]-[.G440]" office:value-type="float" office:value="533" calcext:value-type="float">
            <text:p>533</text:p>
          </table:table-cell>
          <table:table-cell table:style-name="ce7" table:formula="of:=[.I439]+[.H440]*[.C440]" office:value-type="float" office:value="202449" calcext:value-type="float">
            <text:p>2024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3</text:p>
          </table:table-cell>
          <table:table-cell table:style-name="ce5" table:formula="of:=IFERROR(__xludf.dummyfunction(&quot;IF(REGEXMATCH(A441, &quot;&quot;forward&quot;&quot;), SPLIT(A441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441, &quot;&quot;down&quot;&quot;), SPLIT(A44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41, &quot;&quot;up&quot;&quot;), SPLIT(A44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40]+[.E441]-[.G441]" office:value-type="float" office:value="533" calcext:value-type="float">
            <text:p>533</text:p>
          </table:table-cell>
          <table:table-cell table:style-name="ce7" table:formula="of:=[.I440]+[.H441]*[.C441]" office:value-type="float" office:value="204048" calcext:value-type="float">
            <text:p>2040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3</text:p>
          </table:table-cell>
          <table:table-cell table:style-name="ce5" table:formula="of:=IFERROR(__xludf.dummyfunction(&quot;IF(REGEXMATCH(A442, &quot;&quot;forward&quot;&quot;), SPLIT(A44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442, &quot;&quot;down&quot;&quot;), SPLIT(A44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42, &quot;&quot;up&quot;&quot;), SPLIT(A44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41]+[.E442]-[.G442]" office:value-type="float" office:value="533" calcext:value-type="float">
            <text:p>533</text:p>
          </table:table-cell>
          <table:table-cell table:style-name="ce7" table:formula="of:=[.I441]+[.H442]*[.C442]" office:value-type="float" office:value="205647" calcext:value-type="float">
            <text:p>20564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7</text:p>
          </table:table-cell>
          <table:table-cell table:style-name="ce5" table:formula="of:=IFERROR(__xludf.dummyfunction(&quot;IF(REGEXMATCH(A443, &quot;&quot;forward&quot;&quot;), SPLIT(A44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43, &quot;&quot;down&quot;&quot;), SPLIT(A44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43, &quot;&quot;up&quot;&quot;), SPLIT(A443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7" table:formula="of:=[.H442]+[.E443]-[.G443]" office:value-type="float" office:value="526" calcext:value-type="float">
            <text:p>526</text:p>
          </table:table-cell>
          <table:table-cell table:style-name="ce7" table:formula="of:=[.I442]+[.H443]*[.C443]" office:value-type="float" office:value="205647" calcext:value-type="float">
            <text:p>20564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8</text:p>
          </table:table-cell>
          <table:table-cell table:style-name="ce5" table:formula="of:=IFERROR(__xludf.dummyfunction(&quot;IF(REGEXMATCH(A444, &quot;&quot;forward&quot;&quot;), SPLIT(A444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444, &quot;&quot;down&quot;&quot;), SPLIT(A44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44, &quot;&quot;up&quot;&quot;), SPLIT(A44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43]+[.E444]-[.G444]" office:value-type="float" office:value="526" calcext:value-type="float">
            <text:p>526</text:p>
          </table:table-cell>
          <table:table-cell table:style-name="ce7" table:formula="of:=[.I443]+[.H444]*[.C444]" office:value-type="float" office:value="209855" calcext:value-type="float">
            <text:p>2098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6</text:p>
          </table:table-cell>
          <table:table-cell table:style-name="ce5" table:formula="of:=IFERROR(__xludf.dummyfunction(&quot;IF(REGEXMATCH(A445, &quot;&quot;forward&quot;&quot;), SPLIT(A445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445, &quot;&quot;down&quot;&quot;), SPLIT(A44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45, &quot;&quot;up&quot;&quot;), SPLIT(A44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44]+[.E445]-[.G445]" office:value-type="float" office:value="526" calcext:value-type="float">
            <text:p>526</text:p>
          </table:table-cell>
          <table:table-cell table:style-name="ce7" table:formula="of:=[.I444]+[.H445]*[.C445]" office:value-type="float" office:value="213011" calcext:value-type="float">
            <text:p>2130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446, &quot;&quot;forward&quot;&quot;), SPLIT(A44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46, &quot;&quot;down&quot;&quot;), SPLIT(A446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446, &quot;&quot;up&quot;&quot;), SPLIT(A44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45]+[.E446]-[.G446]" office:value-type="float" office:value="529" calcext:value-type="float">
            <text:p>529</text:p>
          </table:table-cell>
          <table:table-cell table:style-name="ce7" table:formula="of:=[.I445]+[.H446]*[.C446]" office:value-type="float" office:value="213011" calcext:value-type="float">
            <text:p>2130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447, &quot;&quot;forward&quot;&quot;), SPLIT(A447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447, &quot;&quot;down&quot;&quot;), SPLIT(A44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47, &quot;&quot;up&quot;&quot;), SPLIT(A44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46]+[.E447]-[.G447]" office:value-type="float" office:value="529" calcext:value-type="float">
            <text:p>529</text:p>
          </table:table-cell>
          <table:table-cell table:style-name="ce7" table:formula="of:=[.I446]+[.H447]*[.C447]" office:value-type="float" office:value="214069" calcext:value-type="float">
            <text:p>2140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448, &quot;&quot;forward&quot;&quot;), SPLIT(A44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48, &quot;&quot;down&quot;&quot;), SPLIT(A448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448, &quot;&quot;up&quot;&quot;), SPLIT(A44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47]+[.E448]-[.G448]" office:value-type="float" office:value="535" calcext:value-type="float">
            <text:p>535</text:p>
          </table:table-cell>
          <table:table-cell table:style-name="ce7" table:formula="of:=[.I447]+[.H448]*[.C448]" office:value-type="float" office:value="214069" calcext:value-type="float">
            <text:p>2140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1</text:p>
          </table:table-cell>
          <table:table-cell table:style-name="ce5" table:formula="of:=IFERROR(__xludf.dummyfunction(&quot;IF(REGEXMATCH(A449, &quot;&quot;forward&quot;&quot;), SPLIT(A44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49, &quot;&quot;down&quot;&quot;), SPLIT(A44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49, &quot;&quot;up&quot;&quot;), SPLIT(A449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7" table:formula="of:=[.H448]+[.E449]-[.G449]" office:value-type="float" office:value="534" calcext:value-type="float">
            <text:p>534</text:p>
          </table:table-cell>
          <table:table-cell table:style-name="ce7" table:formula="of:=[.I448]+[.H449]*[.C449]" office:value-type="float" office:value="214069" calcext:value-type="float">
            <text:p>2140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450, &quot;&quot;forward&quot;&quot;), SPLIT(A45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50, &quot;&quot;down&quot;&quot;), SPLIT(A450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450, &quot;&quot;up&quot;&quot;), SPLIT(A45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49]+[.E450]-[.G450]" office:value-type="float" office:value="541" calcext:value-type="float">
            <text:p>541</text:p>
          </table:table-cell>
          <table:table-cell table:style-name="ce7" table:formula="of:=[.I449]+[.H450]*[.C450]" office:value-type="float" office:value="214069" calcext:value-type="float">
            <text:p>2140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451, &quot;&quot;forward&quot;&quot;), SPLIT(A45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51, &quot;&quot;down&quot;&quot;), SPLIT(A451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451, &quot;&quot;up&quot;&quot;), SPLIT(A45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50]+[.E451]-[.G451]" office:value-type="float" office:value="548" calcext:value-type="float">
            <text:p>548</text:p>
          </table:table-cell>
          <table:table-cell table:style-name="ce7" table:formula="of:=[.I450]+[.H451]*[.C451]" office:value-type="float" office:value="214069" calcext:value-type="float">
            <text:p>2140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8</text:p>
          </table:table-cell>
          <table:table-cell table:style-name="ce5" table:formula="of:=IFERROR(__xludf.dummyfunction(&quot;IF(REGEXMATCH(A452, &quot;&quot;forward&quot;&quot;), SPLIT(A45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452, &quot;&quot;down&quot;&quot;), SPLIT(A45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52, &quot;&quot;up&quot;&quot;), SPLIT(A45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51]+[.E452]-[.G452]" office:value-type="float" office:value="548" calcext:value-type="float">
            <text:p>548</text:p>
          </table:table-cell>
          <table:table-cell table:style-name="ce7" table:formula="of:=[.I451]+[.H452]*[.C452]" office:value-type="float" office:value="218453" calcext:value-type="float">
            <text:p>2184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1</text:p>
          </table:table-cell>
          <table:table-cell table:style-name="ce5" table:formula="of:=IFERROR(__xludf.dummyfunction(&quot;IF(REGEXMATCH(A453, &quot;&quot;forward&quot;&quot;), SPLIT(A45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53, &quot;&quot;down&quot;&quot;), SPLIT(A45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53, &quot;&quot;up&quot;&quot;), SPLIT(A453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7" table:formula="of:=[.H452]+[.E453]-[.G453]" office:value-type="float" office:value="547" calcext:value-type="float">
            <text:p>547</text:p>
          </table:table-cell>
          <table:table-cell table:style-name="ce7" table:formula="of:=[.I452]+[.H453]*[.C453]" office:value-type="float" office:value="218453" calcext:value-type="float">
            <text:p>2184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8</text:p>
          </table:table-cell>
          <table:table-cell table:style-name="ce5" table:formula="of:=IFERROR(__xludf.dummyfunction(&quot;IF(REGEXMATCH(A454, &quot;&quot;forward&quot;&quot;), SPLIT(A45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54, &quot;&quot;down&quot;&quot;), SPLIT(A45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54, &quot;&quot;up&quot;&quot;), SPLIT(A454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7" table:formula="of:=[.H453]+[.E454]-[.G454]" office:value-type="float" office:value="539" calcext:value-type="float">
            <text:p>539</text:p>
          </table:table-cell>
          <table:table-cell table:style-name="ce7" table:formula="of:=[.I453]+[.H454]*[.C454]" office:value-type="float" office:value="218453" calcext:value-type="float">
            <text:p>2184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4</text:p>
          </table:table-cell>
          <table:table-cell table:style-name="ce5" table:formula="of:=IFERROR(__xludf.dummyfunction(&quot;IF(REGEXMATCH(A455, &quot;&quot;forward&quot;&quot;), SPLIT(A45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55, &quot;&quot;down&quot;&quot;), SPLIT(A45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55, &quot;&quot;up&quot;&quot;), SPLIT(A455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7" table:formula="of:=[.H454]+[.E455]-[.G455]" office:value-type="float" office:value="535" calcext:value-type="float">
            <text:p>535</text:p>
          </table:table-cell>
          <table:table-cell table:style-name="ce7" table:formula="of:=[.I454]+[.H455]*[.C455]" office:value-type="float" office:value="218453" calcext:value-type="float">
            <text:p>2184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1</text:p>
          </table:table-cell>
          <table:table-cell table:style-name="ce5" table:formula="of:=IFERROR(__xludf.dummyfunction(&quot;IF(REGEXMATCH(A456, &quot;&quot;forward&quot;&quot;), SPLIT(A45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56, &quot;&quot;down&quot;&quot;), SPLIT(A45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56, &quot;&quot;up&quot;&quot;), SPLIT(A456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7" table:formula="of:=[.H455]+[.E456]-[.G456]" office:value-type="float" office:value="534" calcext:value-type="float">
            <text:p>534</text:p>
          </table:table-cell>
          <table:table-cell table:style-name="ce7" table:formula="of:=[.I455]+[.H456]*[.C456]" office:value-type="float" office:value="218453" calcext:value-type="float">
            <text:p>2184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4</text:p>
          </table:table-cell>
          <table:table-cell table:style-name="ce5" table:formula="of:=IFERROR(__xludf.dummyfunction(&quot;IF(REGEXMATCH(A457, &quot;&quot;forward&quot;&quot;), SPLIT(A457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457, &quot;&quot;down&quot;&quot;), SPLIT(A45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57, &quot;&quot;up&quot;&quot;), SPLIT(A45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56]+[.E457]-[.G457]" office:value-type="float" office:value="534" calcext:value-type="float">
            <text:p>534</text:p>
          </table:table-cell>
          <table:table-cell table:style-name="ce7" table:formula="of:=[.I456]+[.H457]*[.C457]" office:value-type="float" office:value="220589" calcext:value-type="float">
            <text:p>22058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458, &quot;&quot;forward&quot;&quot;), SPLIT(A458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458, &quot;&quot;down&quot;&quot;), SPLIT(A45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58, &quot;&quot;up&quot;&quot;), SPLIT(A45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57]+[.E458]-[.G458]" office:value-type="float" office:value="534" calcext:value-type="float">
            <text:p>534</text:p>
          </table:table-cell>
          <table:table-cell table:style-name="ce7" table:formula="of:=[.I457]+[.H458]*[.C458]" office:value-type="float" office:value="225395" calcext:value-type="float">
            <text:p>2253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9</text:p>
          </table:table-cell>
          <table:table-cell table:style-name="ce5" table:formula="of:=IFERROR(__xludf.dummyfunction(&quot;IF(REGEXMATCH(A459, &quot;&quot;forward&quot;&quot;), SPLIT(A45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59, &quot;&quot;down&quot;&quot;), SPLIT(A459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459, &quot;&quot;up&quot;&quot;), SPLIT(A45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58]+[.E459]-[.G459]" office:value-type="float" office:value="543" calcext:value-type="float">
            <text:p>543</text:p>
          </table:table-cell>
          <table:table-cell table:style-name="ce7" table:formula="of:=[.I458]+[.H459]*[.C459]" office:value-type="float" office:value="225395" calcext:value-type="float">
            <text:p>2253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5</text:p>
          </table:table-cell>
          <table:table-cell table:style-name="ce5" table:formula="of:=IFERROR(__xludf.dummyfunction(&quot;IF(REGEXMATCH(A460, &quot;&quot;forward&quot;&quot;), SPLIT(A46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60, &quot;&quot;down&quot;&quot;), SPLIT(A460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460, &quot;&quot;up&quot;&quot;), SPLIT(A46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59]+[.E460]-[.G460]" office:value-type="float" office:value="548" calcext:value-type="float">
            <text:p>548</text:p>
          </table:table-cell>
          <table:table-cell table:style-name="ce7" table:formula="of:=[.I459]+[.H460]*[.C460]" office:value-type="float" office:value="225395" calcext:value-type="float">
            <text:p>2253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461, &quot;&quot;forward&quot;&quot;), SPLIT(A46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61, &quot;&quot;down&quot;&quot;), SPLIT(A461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461, &quot;&quot;up&quot;&quot;), SPLIT(A46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60]+[.E461]-[.G461]" office:value-type="float" office:value="551" calcext:value-type="float">
            <text:p>551</text:p>
          </table:table-cell>
          <table:table-cell table:style-name="ce7" table:formula="of:=[.I460]+[.H461]*[.C461]" office:value-type="float" office:value="225395" calcext:value-type="float">
            <text:p>2253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8</text:p>
          </table:table-cell>
          <table:table-cell table:style-name="ce5" table:formula="of:=IFERROR(__xludf.dummyfunction(&quot;IF(REGEXMATCH(A462, &quot;&quot;forward&quot;&quot;), SPLIT(A46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462, &quot;&quot;down&quot;&quot;), SPLIT(A46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62, &quot;&quot;up&quot;&quot;), SPLIT(A46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61]+[.E462]-[.G462]" office:value-type="float" office:value="551" calcext:value-type="float">
            <text:p>551</text:p>
          </table:table-cell>
          <table:table-cell table:style-name="ce7" table:formula="of:=[.I461]+[.H462]*[.C462]" office:value-type="float" office:value="229803" calcext:value-type="float">
            <text:p>2298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463, &quot;&quot;forward&quot;&quot;), SPLIT(A46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63, &quot;&quot;down&quot;&quot;), SPLIT(A463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463, &quot;&quot;up&quot;&quot;), SPLIT(A46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62]+[.E463]-[.G463]" office:value-type="float" office:value="554" calcext:value-type="float">
            <text:p>554</text:p>
          </table:table-cell>
          <table:table-cell table:style-name="ce7" table:formula="of:=[.I462]+[.H463]*[.C463]" office:value-type="float" office:value="229803" calcext:value-type="float">
            <text:p>2298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4</text:p>
          </table:table-cell>
          <table:table-cell table:style-name="ce5" table:formula="of:=IFERROR(__xludf.dummyfunction(&quot;IF(REGEXMATCH(A464, &quot;&quot;forward&quot;&quot;), SPLIT(A464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464, &quot;&quot;down&quot;&quot;), SPLIT(A46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64, &quot;&quot;up&quot;&quot;), SPLIT(A46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63]+[.E464]-[.G464]" office:value-type="float" office:value="554" calcext:value-type="float">
            <text:p>554</text:p>
          </table:table-cell>
          <table:table-cell table:style-name="ce7" table:formula="of:=[.I463]+[.H464]*[.C464]" office:value-type="float" office:value="232019" calcext:value-type="float">
            <text:p>2320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465, &quot;&quot;forward&quot;&quot;), SPLIT(A46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65, &quot;&quot;down&quot;&quot;), SPLIT(A46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465, &quot;&quot;up&quot;&quot;), SPLIT(A46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64]+[.E465]-[.G465]" office:value-type="float" office:value="560" calcext:value-type="float">
            <text:p>560</text:p>
          </table:table-cell>
          <table:table-cell table:style-name="ce7" table:formula="of:=[.I464]+[.H465]*[.C465]" office:value-type="float" office:value="232019" calcext:value-type="float">
            <text:p>2320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9</text:p>
          </table:table-cell>
          <table:table-cell table:style-name="ce5" table:formula="of:=IFERROR(__xludf.dummyfunction(&quot;IF(REGEXMATCH(A466, &quot;&quot;forward&quot;&quot;), SPLIT(A46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66, &quot;&quot;down&quot;&quot;), SPLIT(A466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466, &quot;&quot;up&quot;&quot;), SPLIT(A46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65]+[.E466]-[.G466]" office:value-type="float" office:value="569" calcext:value-type="float">
            <text:p>569</text:p>
          </table:table-cell>
          <table:table-cell table:style-name="ce7" table:formula="of:=[.I465]+[.H466]*[.C466]" office:value-type="float" office:value="232019" calcext:value-type="float">
            <text:p>2320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467, &quot;&quot;forward&quot;&quot;), SPLIT(A46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67, &quot;&quot;down&quot;&quot;), SPLIT(A46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467, &quot;&quot;up&quot;&quot;), SPLIT(A46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66]+[.E467]-[.G467]" office:value-type="float" office:value="572" calcext:value-type="float">
            <text:p>572</text:p>
          </table:table-cell>
          <table:table-cell table:style-name="ce7" table:formula="of:=[.I466]+[.H467]*[.C467]" office:value-type="float" office:value="232019" calcext:value-type="float">
            <text:p>2320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6</text:p>
          </table:table-cell>
          <table:table-cell table:style-name="ce5" table:formula="of:=IFERROR(__xludf.dummyfunction(&quot;IF(REGEXMATCH(A468, &quot;&quot;forward&quot;&quot;), SPLIT(A468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468, &quot;&quot;down&quot;&quot;), SPLIT(A46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68, &quot;&quot;up&quot;&quot;), SPLIT(A46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67]+[.E468]-[.G468]" office:value-type="float" office:value="572" calcext:value-type="float">
            <text:p>572</text:p>
          </table:table-cell>
          <table:table-cell table:style-name="ce7" table:formula="of:=[.I467]+[.H468]*[.C468]" office:value-type="float" office:value="235451" calcext:value-type="float">
            <text:p>23545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1</text:p>
          </table:table-cell>
          <table:table-cell table:style-name="ce5" table:formula="of:=IFERROR(__xludf.dummyfunction(&quot;IF(REGEXMATCH(A469, &quot;&quot;forward&quot;&quot;), SPLIT(A46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69, &quot;&quot;down&quot;&quot;), SPLIT(A46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69, &quot;&quot;up&quot;&quot;), SPLIT(A469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7" table:formula="of:=[.H468]+[.E469]-[.G469]" office:value-type="float" office:value="571" calcext:value-type="float">
            <text:p>571</text:p>
          </table:table-cell>
          <table:table-cell table:style-name="ce7" table:formula="of:=[.I468]+[.H469]*[.C469]" office:value-type="float" office:value="235451" calcext:value-type="float">
            <text:p>23545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4</text:p>
          </table:table-cell>
          <table:table-cell table:style-name="ce5" table:formula="of:=IFERROR(__xludf.dummyfunction(&quot;IF(REGEXMATCH(A470, &quot;&quot;forward&quot;&quot;), SPLIT(A47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70, &quot;&quot;down&quot;&quot;), SPLIT(A47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70, &quot;&quot;up&quot;&quot;), SPLIT(A470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7" table:formula="of:=[.H469]+[.E470]-[.G470]" office:value-type="float" office:value="567" calcext:value-type="float">
            <text:p>567</text:p>
          </table:table-cell>
          <table:table-cell table:style-name="ce7" table:formula="of:=[.I469]+[.H470]*[.C470]" office:value-type="float" office:value="235451" calcext:value-type="float">
            <text:p>23545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471, &quot;&quot;forward&quot;&quot;), SPLIT(A471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471, &quot;&quot;down&quot;&quot;), SPLIT(A47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71, &quot;&quot;up&quot;&quot;), SPLIT(A47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70]+[.E471]-[.G471]" office:value-type="float" office:value="567" calcext:value-type="float">
            <text:p>567</text:p>
          </table:table-cell>
          <table:table-cell table:style-name="ce7" table:formula="of:=[.I470]+[.H471]*[.C471]" office:value-type="float" office:value="240554" calcext:value-type="float">
            <text:p>2405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472, &quot;&quot;forward&quot;&quot;), SPLIT(A47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72, &quot;&quot;down&quot;&quot;), SPLIT(A472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472, &quot;&quot;up&quot;&quot;), SPLIT(A47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71]+[.E472]-[.G472]" office:value-type="float" office:value="570" calcext:value-type="float">
            <text:p>570</text:p>
          </table:table-cell>
          <table:table-cell table:style-name="ce7" table:formula="of:=[.I471]+[.H472]*[.C472]" office:value-type="float" office:value="240554" calcext:value-type="float">
            <text:p>2405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1</text:p>
          </table:table-cell>
          <table:table-cell table:style-name="ce5" table:formula="of:=IFERROR(__xludf.dummyfunction(&quot;IF(REGEXMATCH(A473, &quot;&quot;forward&quot;&quot;), SPLIT(A47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73, &quot;&quot;down&quot;&quot;), SPLIT(A47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73, &quot;&quot;up&quot;&quot;), SPLIT(A473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7" table:formula="of:=[.H472]+[.E473]-[.G473]" office:value-type="float" office:value="569" calcext:value-type="float">
            <text:p>569</text:p>
          </table:table-cell>
          <table:table-cell table:style-name="ce7" table:formula="of:=[.I472]+[.H473]*[.C473]" office:value-type="float" office:value="240554" calcext:value-type="float">
            <text:p>2405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4</text:p>
          </table:table-cell>
          <table:table-cell table:style-name="ce5" table:formula="of:=IFERROR(__xludf.dummyfunction(&quot;IF(REGEXMATCH(A474, &quot;&quot;forward&quot;&quot;), SPLIT(A474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474, &quot;&quot;down&quot;&quot;), SPLIT(A47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74, &quot;&quot;up&quot;&quot;), SPLIT(A47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73]+[.E474]-[.G474]" office:value-type="float" office:value="569" calcext:value-type="float">
            <text:p>569</text:p>
          </table:table-cell>
          <table:table-cell table:style-name="ce7" table:formula="of:=[.I473]+[.H474]*[.C474]" office:value-type="float" office:value="242830" calcext:value-type="float">
            <text:p>24283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1</text:p>
          </table:table-cell>
          <table:table-cell table:style-name="ce5" table:formula="of:=IFERROR(__xludf.dummyfunction(&quot;IF(REGEXMATCH(A475, &quot;&quot;forward&quot;&quot;), SPLIT(A47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75, &quot;&quot;down&quot;&quot;), SPLIT(A47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75, &quot;&quot;up&quot;&quot;), SPLIT(A475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7" table:formula="of:=[.H474]+[.E475]-[.G475]" office:value-type="float" office:value="568" calcext:value-type="float">
            <text:p>568</text:p>
          </table:table-cell>
          <table:table-cell table:style-name="ce7" table:formula="of:=[.I474]+[.H475]*[.C475]" office:value-type="float" office:value="242830" calcext:value-type="float">
            <text:p>24283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8</text:p>
          </table:table-cell>
          <table:table-cell table:style-name="ce5" table:formula="of:=IFERROR(__xludf.dummyfunction(&quot;IF(REGEXMATCH(A476, &quot;&quot;forward&quot;&quot;), SPLIT(A476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476, &quot;&quot;down&quot;&quot;), SPLIT(A47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76, &quot;&quot;up&quot;&quot;), SPLIT(A47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75]+[.E476]-[.G476]" office:value-type="float" office:value="568" calcext:value-type="float">
            <text:p>568</text:p>
          </table:table-cell>
          <table:table-cell table:style-name="ce7" table:formula="of:=[.I475]+[.H476]*[.C476]" office:value-type="float" office:value="247374" calcext:value-type="float">
            <text:p>2473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9</text:p>
          </table:table-cell>
          <table:table-cell table:style-name="ce5" table:formula="of:=IFERROR(__xludf.dummyfunction(&quot;IF(REGEXMATCH(A477, &quot;&quot;forward&quot;&quot;), SPLIT(A47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77, &quot;&quot;down&quot;&quot;), SPLIT(A47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477, &quot;&quot;up&quot;&quot;), SPLIT(A47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76]+[.E477]-[.G477]" office:value-type="float" office:value="577" calcext:value-type="float">
            <text:p>577</text:p>
          </table:table-cell>
          <table:table-cell table:style-name="ce7" table:formula="of:=[.I476]+[.H477]*[.C477]" office:value-type="float" office:value="247374" calcext:value-type="float">
            <text:p>2473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1</text:p>
          </table:table-cell>
          <table:table-cell table:style-name="ce5" table:formula="of:=IFERROR(__xludf.dummyfunction(&quot;IF(REGEXMATCH(A478, &quot;&quot;forward&quot;&quot;), SPLIT(A47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78, &quot;&quot;down&quot;&quot;), SPLIT(A47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78, &quot;&quot;up&quot;&quot;), SPLIT(A478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7" table:formula="of:=[.H477]+[.E478]-[.G478]" office:value-type="float" office:value="576" calcext:value-type="float">
            <text:p>576</text:p>
          </table:table-cell>
          <table:table-cell table:style-name="ce7" table:formula="of:=[.I477]+[.H478]*[.C478]" office:value-type="float" office:value="247374" calcext:value-type="float">
            <text:p>2473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3</text:p>
          </table:table-cell>
          <table:table-cell table:style-name="ce5" table:formula="of:=IFERROR(__xludf.dummyfunction(&quot;IF(REGEXMATCH(A479, &quot;&quot;forward&quot;&quot;), SPLIT(A479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479, &quot;&quot;down&quot;&quot;), SPLIT(A47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79, &quot;&quot;up&quot;&quot;), SPLIT(A47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78]+[.E479]-[.G479]" office:value-type="float" office:value="576" calcext:value-type="float">
            <text:p>576</text:p>
          </table:table-cell>
          <table:table-cell table:style-name="ce7" table:formula="of:=[.I478]+[.H479]*[.C479]" office:value-type="float" office:value="249102" calcext:value-type="float">
            <text:p>2491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480, &quot;&quot;forward&quot;&quot;), SPLIT(A48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80, &quot;&quot;down&quot;&quot;), SPLIT(A480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480, &quot;&quot;up&quot;&quot;), SPLIT(A48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79]+[.E480]-[.G480]" office:value-type="float" office:value="583" calcext:value-type="float">
            <text:p>583</text:p>
          </table:table-cell>
          <table:table-cell table:style-name="ce7" table:formula="of:=[.I479]+[.H480]*[.C480]" office:value-type="float" office:value="249102" calcext:value-type="float">
            <text:p>2491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481, &quot;&quot;forward&quot;&quot;), SPLIT(A48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81, &quot;&quot;down&quot;&quot;), SPLIT(A481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481, &quot;&quot;up&quot;&quot;), SPLIT(A48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80]+[.E481]-[.G481]" office:value-type="float" office:value="590" calcext:value-type="float">
            <text:p>590</text:p>
          </table:table-cell>
          <table:table-cell table:style-name="ce7" table:formula="of:=[.I480]+[.H481]*[.C481]" office:value-type="float" office:value="249102" calcext:value-type="float">
            <text:p>2491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482, &quot;&quot;forward&quot;&quot;), SPLIT(A48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82, &quot;&quot;down&quot;&quot;), SPLIT(A482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482, &quot;&quot;up&quot;&quot;), SPLIT(A48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81]+[.E482]-[.G482]" office:value-type="float" office:value="593" calcext:value-type="float">
            <text:p>593</text:p>
          </table:table-cell>
          <table:table-cell table:style-name="ce7" table:formula="of:=[.I481]+[.H482]*[.C482]" office:value-type="float" office:value="249102" calcext:value-type="float">
            <text:p>2491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7</text:p>
          </table:table-cell>
          <table:table-cell table:style-name="ce5" table:formula="of:=IFERROR(__xludf.dummyfunction(&quot;IF(REGEXMATCH(A483, &quot;&quot;forward&quot;&quot;), SPLIT(A483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483, &quot;&quot;down&quot;&quot;), SPLIT(A48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83, &quot;&quot;up&quot;&quot;), SPLIT(A48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82]+[.E483]-[.G483]" office:value-type="float" office:value="593" calcext:value-type="float">
            <text:p>593</text:p>
          </table:table-cell>
          <table:table-cell table:style-name="ce7" table:formula="of:=[.I482]+[.H483]*[.C483]" office:value-type="float" office:value="253253" calcext:value-type="float">
            <text:p>2532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5</text:p>
          </table:table-cell>
          <table:table-cell table:style-name="ce5" table:formula="of:=IFERROR(__xludf.dummyfunction(&quot;IF(REGEXMATCH(A484, &quot;&quot;forward&quot;&quot;), SPLIT(A484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484, &quot;&quot;down&quot;&quot;), SPLIT(A48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84, &quot;&quot;up&quot;&quot;), SPLIT(A48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83]+[.E484]-[.G484]" office:value-type="float" office:value="593" calcext:value-type="float">
            <text:p>593</text:p>
          </table:table-cell>
          <table:table-cell table:style-name="ce7" table:formula="of:=[.I483]+[.H484]*[.C484]" office:value-type="float" office:value="256218" calcext:value-type="float">
            <text:p>2562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8</text:p>
          </table:table-cell>
          <table:table-cell table:style-name="ce5" table:formula="of:=IFERROR(__xludf.dummyfunction(&quot;IF(REGEXMATCH(A485, &quot;&quot;forward&quot;&quot;), SPLIT(A48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85, &quot;&quot;down&quot;&quot;), SPLIT(A48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485, &quot;&quot;up&quot;&quot;), SPLIT(A48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84]+[.E485]-[.G485]" office:value-type="float" office:value="601" calcext:value-type="float">
            <text:p>601</text:p>
          </table:table-cell>
          <table:table-cell table:style-name="ce7" table:formula="of:=[.I484]+[.H485]*[.C485]" office:value-type="float" office:value="256218" calcext:value-type="float">
            <text:p>2562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8</text:p>
          </table:table-cell>
          <table:table-cell table:style-name="ce5" table:formula="of:=IFERROR(__xludf.dummyfunction(&quot;IF(REGEXMATCH(A486, &quot;&quot;forward&quot;&quot;), SPLIT(A48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86, &quot;&quot;down&quot;&quot;), SPLIT(A48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86, &quot;&quot;up&quot;&quot;), SPLIT(A486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7" table:formula="of:=[.H485]+[.E486]-[.G486]" office:value-type="float" office:value="593" calcext:value-type="float">
            <text:p>593</text:p>
          </table:table-cell>
          <table:table-cell table:style-name="ce7" table:formula="of:=[.I485]+[.H486]*[.C486]" office:value-type="float" office:value="256218" calcext:value-type="float">
            <text:p>2562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487, &quot;&quot;forward&quot;&quot;), SPLIT(A48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87, &quot;&quot;down&quot;&quot;), SPLIT(A48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487, &quot;&quot;up&quot;&quot;), SPLIT(A48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86]+[.E487]-[.G487]" office:value-type="float" office:value="599" calcext:value-type="float">
            <text:p>599</text:p>
          </table:table-cell>
          <table:table-cell table:style-name="ce7" table:formula="of:=[.I486]+[.H487]*[.C487]" office:value-type="float" office:value="256218" calcext:value-type="float">
            <text:p>2562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488, &quot;&quot;forward&quot;&quot;), SPLIT(A48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88, &quot;&quot;down&quot;&quot;), SPLIT(A488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488, &quot;&quot;up&quot;&quot;), SPLIT(A48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87]+[.E488]-[.G488]" office:value-type="float" office:value="603" calcext:value-type="float">
            <text:p>603</text:p>
          </table:table-cell>
          <table:table-cell table:style-name="ce7" table:formula="of:=[.I487]+[.H488]*[.C488]" office:value-type="float" office:value="256218" calcext:value-type="float">
            <text:p>2562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489, &quot;&quot;forward&quot;&quot;), SPLIT(A489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489, &quot;&quot;down&quot;&quot;), SPLIT(A48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89, &quot;&quot;up&quot;&quot;), SPLIT(A48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88]+[.E489]-[.G489]" office:value-type="float" office:value="603" calcext:value-type="float">
            <text:p>603</text:p>
          </table:table-cell>
          <table:table-cell table:style-name="ce7" table:formula="of:=[.I488]+[.H489]*[.C489]" office:value-type="float" office:value="261645" calcext:value-type="float">
            <text:p>2616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9</text:p>
          </table:table-cell>
          <table:table-cell table:style-name="ce5" table:formula="of:=IFERROR(__xludf.dummyfunction(&quot;IF(REGEXMATCH(A490, &quot;&quot;forward&quot;&quot;), SPLIT(A49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90, &quot;&quot;down&quot;&quot;), SPLIT(A490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490, &quot;&quot;up&quot;&quot;), SPLIT(A49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89]+[.E490]-[.G490]" office:value-type="float" office:value="612" calcext:value-type="float">
            <text:p>612</text:p>
          </table:table-cell>
          <table:table-cell table:style-name="ce7" table:formula="of:=[.I489]+[.H490]*[.C490]" office:value-type="float" office:value="261645" calcext:value-type="float">
            <text:p>2616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5</text:p>
          </table:table-cell>
          <table:table-cell table:style-name="ce5" table:formula="of:=IFERROR(__xludf.dummyfunction(&quot;IF(REGEXMATCH(A491, &quot;&quot;forward&quot;&quot;), SPLIT(A49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91, &quot;&quot;down&quot;&quot;), SPLIT(A49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91, &quot;&quot;up&quot;&quot;), SPLIT(A491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7" table:formula="of:=[.H490]+[.E491]-[.G491]" office:value-type="float" office:value="607" calcext:value-type="float">
            <text:p>607</text:p>
          </table:table-cell>
          <table:table-cell table:style-name="ce7" table:formula="of:=[.I490]+[.H491]*[.C491]" office:value-type="float" office:value="261645" calcext:value-type="float">
            <text:p>2616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6</text:p>
          </table:table-cell>
          <table:table-cell table:style-name="ce5" table:formula="of:=IFERROR(__xludf.dummyfunction(&quot;IF(REGEXMATCH(A492, &quot;&quot;forward&quot;&quot;), SPLIT(A49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492, &quot;&quot;down&quot;&quot;), SPLIT(A49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92, &quot;&quot;up&quot;&quot;), SPLIT(A49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91]+[.E492]-[.G492]" office:value-type="float" office:value="607" calcext:value-type="float">
            <text:p>607</text:p>
          </table:table-cell>
          <table:table-cell table:style-name="ce7" table:formula="of:=[.I491]+[.H492]*[.C492]" office:value-type="float" office:value="265287" calcext:value-type="float">
            <text:p>2652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8</text:p>
          </table:table-cell>
          <table:table-cell table:style-name="ce5" table:formula="of:=IFERROR(__xludf.dummyfunction(&quot;IF(REGEXMATCH(A493, &quot;&quot;forward&quot;&quot;), SPLIT(A49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93, &quot;&quot;down&quot;&quot;), SPLIT(A493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493, &quot;&quot;up&quot;&quot;), SPLIT(A49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92]+[.E493]-[.G493]" office:value-type="float" office:value="615" calcext:value-type="float">
            <text:p>615</text:p>
          </table:table-cell>
          <table:table-cell table:style-name="ce7" table:formula="of:=[.I492]+[.H493]*[.C493]" office:value-type="float" office:value="265287" calcext:value-type="float">
            <text:p>2652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8</text:p>
          </table:table-cell>
          <table:table-cell table:style-name="ce5" table:formula="of:=IFERROR(__xludf.dummyfunction(&quot;IF(REGEXMATCH(A494, &quot;&quot;forward&quot;&quot;), SPLIT(A49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94, &quot;&quot;down&quot;&quot;), SPLIT(A49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94, &quot;&quot;up&quot;&quot;), SPLIT(A494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7" table:formula="of:=[.H493]+[.E494]-[.G494]" office:value-type="float" office:value="607" calcext:value-type="float">
            <text:p>607</text:p>
          </table:table-cell>
          <table:table-cell table:style-name="ce7" table:formula="of:=[.I493]+[.H494]*[.C494]" office:value-type="float" office:value="265287" calcext:value-type="float">
            <text:p>2652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495, &quot;&quot;forward&quot;&quot;), SPLIT(A49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95, &quot;&quot;down&quot;&quot;), SPLIT(A49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495, &quot;&quot;up&quot;&quot;), SPLIT(A49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94]+[.E495]-[.G495]" office:value-type="float" office:value="609" calcext:value-type="float">
            <text:p>609</text:p>
          </table:table-cell>
          <table:table-cell table:style-name="ce7" table:formula="of:=[.I494]+[.H495]*[.C495]" office:value-type="float" office:value="265287" calcext:value-type="float">
            <text:p>2652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1</text:p>
          </table:table-cell>
          <table:table-cell table:style-name="ce5" table:formula="of:=IFERROR(__xludf.dummyfunction(&quot;IF(REGEXMATCH(A496, &quot;&quot;forward&quot;&quot;), SPLIT(A496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496, &quot;&quot;down&quot;&quot;), SPLIT(A49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96, &quot;&quot;up&quot;&quot;), SPLIT(A49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95]+[.E496]-[.G496]" office:value-type="float" office:value="609" calcext:value-type="float">
            <text:p>609</text:p>
          </table:table-cell>
          <table:table-cell table:style-name="ce7" table:formula="of:=[.I495]+[.H496]*[.C496]" office:value-type="float" office:value="265896" calcext:value-type="float">
            <text:p>2658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8</text:p>
          </table:table-cell>
          <table:table-cell table:style-name="ce5" table:formula="of:=IFERROR(__xludf.dummyfunction(&quot;IF(REGEXMATCH(A497, &quot;&quot;forward&quot;&quot;), SPLIT(A49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97, &quot;&quot;down&quot;&quot;), SPLIT(A49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497, &quot;&quot;up&quot;&quot;), SPLIT(A49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96]+[.E497]-[.G497]" office:value-type="float" office:value="617" calcext:value-type="float">
            <text:p>617</text:p>
          </table:table-cell>
          <table:table-cell table:style-name="ce7" table:formula="of:=[.I496]+[.H497]*[.C497]" office:value-type="float" office:value="265896" calcext:value-type="float">
            <text:p>2658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498, &quot;&quot;forward&quot;&quot;), SPLIT(A49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98, &quot;&quot;down&quot;&quot;), SPLIT(A498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498, &quot;&quot;up&quot;&quot;), SPLIT(A49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97]+[.E498]-[.G498]" office:value-type="float" office:value="619" calcext:value-type="float">
            <text:p>619</text:p>
          </table:table-cell>
          <table:table-cell table:style-name="ce7" table:formula="of:=[.I497]+[.H498]*[.C498]" office:value-type="float" office:value="265896" calcext:value-type="float">
            <text:p>2658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7</text:p>
          </table:table-cell>
          <table:table-cell table:style-name="ce5" table:formula="of:=IFERROR(__xludf.dummyfunction(&quot;IF(REGEXMATCH(A499, &quot;&quot;forward&quot;&quot;), SPLIT(A499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499, &quot;&quot;down&quot;&quot;), SPLIT(A49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499, &quot;&quot;up&quot;&quot;), SPLIT(A49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98]+[.E499]-[.G499]" office:value-type="float" office:value="619" calcext:value-type="float">
            <text:p>619</text:p>
          </table:table-cell>
          <table:table-cell table:style-name="ce7" table:formula="of:=[.I498]+[.H499]*[.C499]" office:value-type="float" office:value="270229" calcext:value-type="float">
            <text:p>2702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500, &quot;&quot;forward&quot;&quot;), SPLIT(A500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500, &quot;&quot;down&quot;&quot;), SPLIT(A50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00, &quot;&quot;up&quot;&quot;), SPLIT(A50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499]+[.E500]-[.G500]" office:value-type="float" office:value="619" calcext:value-type="float">
            <text:p>619</text:p>
          </table:table-cell>
          <table:table-cell table:style-name="ce7" table:formula="of:=[.I499]+[.H500]*[.C500]" office:value-type="float" office:value="271467" calcext:value-type="float">
            <text:p>2714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501, &quot;&quot;forward&quot;&quot;), SPLIT(A50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01, &quot;&quot;down&quot;&quot;), SPLIT(A501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501, &quot;&quot;up&quot;&quot;), SPLIT(A50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00]+[.E501]-[.G501]" office:value-type="float" office:value="621" calcext:value-type="float">
            <text:p>621</text:p>
          </table:table-cell>
          <table:table-cell table:style-name="ce7" table:formula="of:=[.I500]+[.H501]*[.C501]" office:value-type="float" office:value="271467" calcext:value-type="float">
            <text:p>2714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5</text:p>
          </table:table-cell>
          <table:table-cell table:style-name="ce5" table:formula="of:=IFERROR(__xludf.dummyfunction(&quot;IF(REGEXMATCH(A502, &quot;&quot;forward&quot;&quot;), SPLIT(A50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502, &quot;&quot;down&quot;&quot;), SPLIT(A50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02, &quot;&quot;up&quot;&quot;), SPLIT(A50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01]+[.E502]-[.G502]" office:value-type="float" office:value="621" calcext:value-type="float">
            <text:p>621</text:p>
          </table:table-cell>
          <table:table-cell table:style-name="ce7" table:formula="of:=[.I501]+[.H502]*[.C502]" office:value-type="float" office:value="274572" calcext:value-type="float">
            <text:p>2745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2</text:p>
          </table:table-cell>
          <table:table-cell table:style-name="ce5" table:formula="of:=IFERROR(__xludf.dummyfunction(&quot;IF(REGEXMATCH(A503, &quot;&quot;forward&quot;&quot;), SPLIT(A50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03, &quot;&quot;down&quot;&quot;), SPLIT(A50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03, &quot;&quot;up&quot;&quot;), SPLIT(A503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7" table:formula="of:=[.H502]+[.E503]-[.G503]" office:value-type="float" office:value="619" calcext:value-type="float">
            <text:p>619</text:p>
          </table:table-cell>
          <table:table-cell table:style-name="ce7" table:formula="of:=[.I502]+[.H503]*[.C503]" office:value-type="float" office:value="274572" calcext:value-type="float">
            <text:p>2745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504, &quot;&quot;forward&quot;&quot;), SPLIT(A50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04, &quot;&quot;down&quot;&quot;), SPLIT(A504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504, &quot;&quot;up&quot;&quot;), SPLIT(A50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03]+[.E504]-[.G504]" office:value-type="float" office:value="625" calcext:value-type="float">
            <text:p>625</text:p>
          </table:table-cell>
          <table:table-cell table:style-name="ce7" table:formula="of:=[.I503]+[.H504]*[.C504]" office:value-type="float" office:value="274572" calcext:value-type="float">
            <text:p>2745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505, &quot;&quot;forward&quot;&quot;), SPLIT(A50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05, &quot;&quot;down&quot;&quot;), SPLIT(A50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505, &quot;&quot;up&quot;&quot;), SPLIT(A50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04]+[.E505]-[.G505]" office:value-type="float" office:value="626" calcext:value-type="float">
            <text:p>626</text:p>
          </table:table-cell>
          <table:table-cell table:style-name="ce7" table:formula="of:=[.I504]+[.H505]*[.C505]" office:value-type="float" office:value="274572" calcext:value-type="float">
            <text:p>2745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506, &quot;&quot;forward&quot;&quot;), SPLIT(A50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06, &quot;&quot;down&quot;&quot;), SPLIT(A506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506, &quot;&quot;up&quot;&quot;), SPLIT(A50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05]+[.E506]-[.G506]" office:value-type="float" office:value="632" calcext:value-type="float">
            <text:p>632</text:p>
          </table:table-cell>
          <table:table-cell table:style-name="ce7" table:formula="of:=[.I505]+[.H506]*[.C506]" office:value-type="float" office:value="274572" calcext:value-type="float">
            <text:p>2745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507, &quot;&quot;forward&quot;&quot;), SPLIT(A50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07, &quot;&quot;down&quot;&quot;), SPLIT(A50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507, &quot;&quot;up&quot;&quot;), SPLIT(A50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06]+[.E507]-[.G507]" office:value-type="float" office:value="635" calcext:value-type="float">
            <text:p>635</text:p>
          </table:table-cell>
          <table:table-cell table:style-name="ce7" table:formula="of:=[.I506]+[.H507]*[.C507]" office:value-type="float" office:value="274572" calcext:value-type="float">
            <text:p>2745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4</text:p>
          </table:table-cell>
          <table:table-cell table:style-name="ce5" table:formula="of:=IFERROR(__xludf.dummyfunction(&quot;IF(REGEXMATCH(A508, &quot;&quot;forward&quot;&quot;), SPLIT(A50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08, &quot;&quot;down&quot;&quot;), SPLIT(A50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08, &quot;&quot;up&quot;&quot;), SPLIT(A508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7" table:formula="of:=[.H507]+[.E508]-[.G508]" office:value-type="float" office:value="631" calcext:value-type="float">
            <text:p>631</text:p>
          </table:table-cell>
          <table:table-cell table:style-name="ce7" table:formula="of:=[.I507]+[.H508]*[.C508]" office:value-type="float" office:value="274572" calcext:value-type="float">
            <text:p>2745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4</text:p>
          </table:table-cell>
          <table:table-cell table:style-name="ce5" table:formula="of:=IFERROR(__xludf.dummyfunction(&quot;IF(REGEXMATCH(A509, &quot;&quot;forward&quot;&quot;), SPLIT(A509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509, &quot;&quot;down&quot;&quot;), SPLIT(A50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09, &quot;&quot;up&quot;&quot;), SPLIT(A50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08]+[.E509]-[.G509]" office:value-type="float" office:value="631" calcext:value-type="float">
            <text:p>631</text:p>
          </table:table-cell>
          <table:table-cell table:style-name="ce7" table:formula="of:=[.I508]+[.H509]*[.C509]" office:value-type="float" office:value="277096" calcext:value-type="float">
            <text:p>2770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8</text:p>
          </table:table-cell>
          <table:table-cell table:style-name="ce5" table:formula="of:=IFERROR(__xludf.dummyfunction(&quot;IF(REGEXMATCH(A510, &quot;&quot;forward&quot;&quot;), SPLIT(A510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510, &quot;&quot;down&quot;&quot;), SPLIT(A51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10, &quot;&quot;up&quot;&quot;), SPLIT(A51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09]+[.E510]-[.G510]" office:value-type="float" office:value="631" calcext:value-type="float">
            <text:p>631</text:p>
          </table:table-cell>
          <table:table-cell table:style-name="ce7" table:formula="of:=[.I509]+[.H510]*[.C510]" office:value-type="float" office:value="282144" calcext:value-type="float">
            <text:p>2821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511, &quot;&quot;forward&quot;&quot;), SPLIT(A51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11, &quot;&quot;down&quot;&quot;), SPLIT(A511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511, &quot;&quot;up&quot;&quot;), SPLIT(A51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10]+[.E511]-[.G511]" office:value-type="float" office:value="634" calcext:value-type="float">
            <text:p>634</text:p>
          </table:table-cell>
          <table:table-cell table:style-name="ce7" table:formula="of:=[.I510]+[.H511]*[.C511]" office:value-type="float" office:value="282144" calcext:value-type="float">
            <text:p>2821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512, &quot;&quot;forward&quot;&quot;), SPLIT(A51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512, &quot;&quot;down&quot;&quot;), SPLIT(A51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12, &quot;&quot;up&quot;&quot;), SPLIT(A51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11]+[.E512]-[.G512]" office:value-type="float" office:value="634" calcext:value-type="float">
            <text:p>634</text:p>
          </table:table-cell>
          <table:table-cell table:style-name="ce7" table:formula="of:=[.I511]+[.H512]*[.C512]" office:value-type="float" office:value="287850" calcext:value-type="float">
            <text:p>2878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6</text:p>
          </table:table-cell>
          <table:table-cell table:style-name="ce5" table:formula="of:=IFERROR(__xludf.dummyfunction(&quot;IF(REGEXMATCH(A513, &quot;&quot;forward&quot;&quot;), SPLIT(A513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513, &quot;&quot;down&quot;&quot;), SPLIT(A51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13, &quot;&quot;up&quot;&quot;), SPLIT(A51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12]+[.E513]-[.G513]" office:value-type="float" office:value="634" calcext:value-type="float">
            <text:p>634</text:p>
          </table:table-cell>
          <table:table-cell table:style-name="ce7" table:formula="of:=[.I512]+[.H513]*[.C513]" office:value-type="float" office:value="291654" calcext:value-type="float">
            <text:p>2916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514, &quot;&quot;forward&quot;&quot;), SPLIT(A51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14, &quot;&quot;down&quot;&quot;), SPLIT(A514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514, &quot;&quot;up&quot;&quot;), SPLIT(A51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13]+[.E514]-[.G514]" office:value-type="float" office:value="636" calcext:value-type="float">
            <text:p>636</text:p>
          </table:table-cell>
          <table:table-cell table:style-name="ce7" table:formula="of:=[.I513]+[.H514]*[.C514]" office:value-type="float" office:value="291654" calcext:value-type="float">
            <text:p>2916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2</text:p>
          </table:table-cell>
          <table:table-cell table:style-name="ce5" table:formula="of:=IFERROR(__xludf.dummyfunction(&quot;IF(REGEXMATCH(A515, &quot;&quot;forward&quot;&quot;), SPLIT(A51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15, &quot;&quot;down&quot;&quot;), SPLIT(A51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15, &quot;&quot;up&quot;&quot;), SPLIT(A515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7" table:formula="of:=[.H514]+[.E515]-[.G515]" office:value-type="float" office:value="634" calcext:value-type="float">
            <text:p>634</text:p>
          </table:table-cell>
          <table:table-cell table:style-name="ce7" table:formula="of:=[.I514]+[.H515]*[.C515]" office:value-type="float" office:value="291654" calcext:value-type="float">
            <text:p>2916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516, &quot;&quot;forward&quot;&quot;), SPLIT(A51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16, &quot;&quot;down&quot;&quot;), SPLIT(A516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516, &quot;&quot;up&quot;&quot;), SPLIT(A51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15]+[.E516]-[.G516]" office:value-type="float" office:value="636" calcext:value-type="float">
            <text:p>636</text:p>
          </table:table-cell>
          <table:table-cell table:style-name="ce7" table:formula="of:=[.I515]+[.H516]*[.C516]" office:value-type="float" office:value="291654" calcext:value-type="float">
            <text:p>2916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4</text:p>
          </table:table-cell>
          <table:table-cell table:style-name="ce5" table:formula="of:=IFERROR(__xludf.dummyfunction(&quot;IF(REGEXMATCH(A517, &quot;&quot;forward&quot;&quot;), SPLIT(A51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17, &quot;&quot;down&quot;&quot;), SPLIT(A51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17, &quot;&quot;up&quot;&quot;), SPLIT(A517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7" table:formula="of:=[.H516]+[.E517]-[.G517]" office:value-type="float" office:value="632" calcext:value-type="float">
            <text:p>632</text:p>
          </table:table-cell>
          <table:table-cell table:style-name="ce7" table:formula="of:=[.I516]+[.H517]*[.C517]" office:value-type="float" office:value="291654" calcext:value-type="float">
            <text:p>2916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8</text:p>
          </table:table-cell>
          <table:table-cell table:style-name="ce5" table:formula="of:=IFERROR(__xludf.dummyfunction(&quot;IF(REGEXMATCH(A518, &quot;&quot;forward&quot;&quot;), SPLIT(A51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18, &quot;&quot;down&quot;&quot;), SPLIT(A518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518, &quot;&quot;up&quot;&quot;), SPLIT(A51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17]+[.E518]-[.G518]" office:value-type="float" office:value="640" calcext:value-type="float">
            <text:p>640</text:p>
          </table:table-cell>
          <table:table-cell table:style-name="ce7" table:formula="of:=[.I517]+[.H518]*[.C518]" office:value-type="float" office:value="291654" calcext:value-type="float">
            <text:p>2916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5</text:p>
          </table:table-cell>
          <table:table-cell table:style-name="ce5" table:formula="of:=IFERROR(__xludf.dummyfunction(&quot;IF(REGEXMATCH(A519, &quot;&quot;forward&quot;&quot;), SPLIT(A519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519, &quot;&quot;down&quot;&quot;), SPLIT(A51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19, &quot;&quot;up&quot;&quot;), SPLIT(A51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18]+[.E519]-[.G519]" office:value-type="float" office:value="640" calcext:value-type="float">
            <text:p>640</text:p>
          </table:table-cell>
          <table:table-cell table:style-name="ce7" table:formula="of:=[.I518]+[.H519]*[.C519]" office:value-type="float" office:value="294854" calcext:value-type="float">
            <text:p>2948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520, &quot;&quot;forward&quot;&quot;), SPLIT(A52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20, &quot;&quot;down&quot;&quot;), SPLIT(A520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520, &quot;&quot;up&quot;&quot;), SPLIT(A52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19]+[.E520]-[.G520]" office:value-type="float" office:value="644" calcext:value-type="float">
            <text:p>644</text:p>
          </table:table-cell>
          <table:table-cell table:style-name="ce7" table:formula="of:=[.I519]+[.H520]*[.C520]" office:value-type="float" office:value="294854" calcext:value-type="float">
            <text:p>2948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3</text:p>
          </table:table-cell>
          <table:table-cell table:style-name="ce5" table:formula="of:=IFERROR(__xludf.dummyfunction(&quot;IF(REGEXMATCH(A521, &quot;&quot;forward&quot;&quot;), SPLIT(A521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521, &quot;&quot;down&quot;&quot;), SPLIT(A52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21, &quot;&quot;up&quot;&quot;), SPLIT(A52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20]+[.E521]-[.G521]" office:value-type="float" office:value="644" calcext:value-type="float">
            <text:p>644</text:p>
          </table:table-cell>
          <table:table-cell table:style-name="ce7" table:formula="of:=[.I520]+[.H521]*[.C521]" office:value-type="float" office:value="296786" calcext:value-type="float">
            <text:p>2967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522, &quot;&quot;forward&quot;&quot;), SPLIT(A52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22, &quot;&quot;down&quot;&quot;), SPLIT(A522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522, &quot;&quot;up&quot;&quot;), SPLIT(A52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21]+[.E522]-[.G522]" office:value-type="float" office:value="648" calcext:value-type="float">
            <text:p>648</text:p>
          </table:table-cell>
          <table:table-cell table:style-name="ce7" table:formula="of:=[.I521]+[.H522]*[.C522]" office:value-type="float" office:value="296786" calcext:value-type="float">
            <text:p>2967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6</text:p>
          </table:table-cell>
          <table:table-cell table:style-name="ce5" table:formula="of:=IFERROR(__xludf.dummyfunction(&quot;IF(REGEXMATCH(A523, &quot;&quot;forward&quot;&quot;), SPLIT(A523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523, &quot;&quot;down&quot;&quot;), SPLIT(A52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23, &quot;&quot;up&quot;&quot;), SPLIT(A52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22]+[.E523]-[.G523]" office:value-type="float" office:value="648" calcext:value-type="float">
            <text:p>648</text:p>
          </table:table-cell>
          <table:table-cell table:style-name="ce7" table:formula="of:=[.I522]+[.H523]*[.C523]" office:value-type="float" office:value="300674" calcext:value-type="float">
            <text:p>3006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8</text:p>
          </table:table-cell>
          <table:table-cell table:style-name="ce5" table:formula="of:=IFERROR(__xludf.dummyfunction(&quot;IF(REGEXMATCH(A524, &quot;&quot;forward&quot;&quot;), SPLIT(A52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24, &quot;&quot;down&quot;&quot;), SPLIT(A524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524, &quot;&quot;up&quot;&quot;), SPLIT(A52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23]+[.E524]-[.G524]" office:value-type="float" office:value="656" calcext:value-type="float">
            <text:p>656</text:p>
          </table:table-cell>
          <table:table-cell table:style-name="ce7" table:formula="of:=[.I523]+[.H524]*[.C524]" office:value-type="float" office:value="300674" calcext:value-type="float">
            <text:p>3006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525, &quot;&quot;forward&quot;&quot;), SPLIT(A52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25, &quot;&quot;down&quot;&quot;), SPLIT(A52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525, &quot;&quot;up&quot;&quot;), SPLIT(A52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24]+[.E525]-[.G525]" office:value-type="float" office:value="658" calcext:value-type="float">
            <text:p>658</text:p>
          </table:table-cell>
          <table:table-cell table:style-name="ce7" table:formula="of:=[.I524]+[.H525]*[.C525]" office:value-type="float" office:value="300674" calcext:value-type="float">
            <text:p>3006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7</text:p>
          </table:table-cell>
          <table:table-cell table:style-name="ce5" table:formula="of:=IFERROR(__xludf.dummyfunction(&quot;IF(REGEXMATCH(A526, &quot;&quot;forward&quot;&quot;), SPLIT(A52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26, &quot;&quot;down&quot;&quot;), SPLIT(A52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26, &quot;&quot;up&quot;&quot;), SPLIT(A526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7" table:formula="of:=[.H525]+[.E526]-[.G526]" office:value-type="float" office:value="651" calcext:value-type="float">
            <text:p>651</text:p>
          </table:table-cell>
          <table:table-cell table:style-name="ce7" table:formula="of:=[.I525]+[.H526]*[.C526]" office:value-type="float" office:value="300674" calcext:value-type="float">
            <text:p>3006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527, &quot;&quot;forward&quot;&quot;), SPLIT(A52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27, &quot;&quot;down&quot;&quot;), SPLIT(A52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527, &quot;&quot;up&quot;&quot;), SPLIT(A52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26]+[.E527]-[.G527]" office:value-type="float" office:value="654" calcext:value-type="float">
            <text:p>654</text:p>
          </table:table-cell>
          <table:table-cell table:style-name="ce7" table:formula="of:=[.I526]+[.H527]*[.C527]" office:value-type="float" office:value="300674" calcext:value-type="float">
            <text:p>3006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528, &quot;&quot;forward&quot;&quot;), SPLIT(A52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28, &quot;&quot;down&quot;&quot;), SPLIT(A528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528, &quot;&quot;up&quot;&quot;), SPLIT(A52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27]+[.E528]-[.G528]" office:value-type="float" office:value="660" calcext:value-type="float">
            <text:p>660</text:p>
          </table:table-cell>
          <table:table-cell table:style-name="ce7" table:formula="of:=[.I527]+[.H528]*[.C528]" office:value-type="float" office:value="300674" calcext:value-type="float">
            <text:p>3006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1</text:p>
          </table:table-cell>
          <table:table-cell table:style-name="ce5" table:formula="of:=IFERROR(__xludf.dummyfunction(&quot;IF(REGEXMATCH(A529, &quot;&quot;forward&quot;&quot;), SPLIT(A52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29, &quot;&quot;down&quot;&quot;), SPLIT(A52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29, &quot;&quot;up&quot;&quot;), SPLIT(A529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7" table:formula="of:=[.H528]+[.E529]-[.G529]" office:value-type="float" office:value="659" calcext:value-type="float">
            <text:p>659</text:p>
          </table:table-cell>
          <table:table-cell table:style-name="ce7" table:formula="of:=[.I528]+[.H529]*[.C529]" office:value-type="float" office:value="300674" calcext:value-type="float">
            <text:p>3006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8</text:p>
          </table:table-cell>
          <table:table-cell table:style-name="ce5" table:formula="of:=IFERROR(__xludf.dummyfunction(&quot;IF(REGEXMATCH(A530, &quot;&quot;forward&quot;&quot;), SPLIT(A530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530, &quot;&quot;down&quot;&quot;), SPLIT(A53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30, &quot;&quot;up&quot;&quot;), SPLIT(A53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29]+[.E530]-[.G530]" office:value-type="float" office:value="659" calcext:value-type="float">
            <text:p>659</text:p>
          </table:table-cell>
          <table:table-cell table:style-name="ce7" table:formula="of:=[.I529]+[.H530]*[.C530]" office:value-type="float" office:value="305946" calcext:value-type="float">
            <text:p>3059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5</text:p>
          </table:table-cell>
          <table:table-cell table:style-name="ce5" table:formula="of:=IFERROR(__xludf.dummyfunction(&quot;IF(REGEXMATCH(A531, &quot;&quot;forward&quot;&quot;), SPLIT(A53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31, &quot;&quot;down&quot;&quot;), SPLIT(A53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31, &quot;&quot;up&quot;&quot;), SPLIT(A531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7" table:formula="of:=[.H530]+[.E531]-[.G531]" office:value-type="float" office:value="654" calcext:value-type="float">
            <text:p>654</text:p>
          </table:table-cell>
          <table:table-cell table:style-name="ce7" table:formula="of:=[.I530]+[.H531]*[.C531]" office:value-type="float" office:value="305946" calcext:value-type="float">
            <text:p>3059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532, &quot;&quot;forward&quot;&quot;), SPLIT(A53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32, &quot;&quot;down&quot;&quot;), SPLIT(A532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532, &quot;&quot;up&quot;&quot;), SPLIT(A53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31]+[.E532]-[.G532]" office:value-type="float" office:value="655" calcext:value-type="float">
            <text:p>655</text:p>
          </table:table-cell>
          <table:table-cell table:style-name="ce7" table:formula="of:=[.I531]+[.H532]*[.C532]" office:value-type="float" office:value="305946" calcext:value-type="float">
            <text:p>3059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3</text:p>
          </table:table-cell>
          <table:table-cell table:style-name="ce5" table:formula="of:=IFERROR(__xludf.dummyfunction(&quot;IF(REGEXMATCH(A533, &quot;&quot;forward&quot;&quot;), SPLIT(A533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533, &quot;&quot;down&quot;&quot;), SPLIT(A53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33, &quot;&quot;up&quot;&quot;), SPLIT(A53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32]+[.E533]-[.G533]" office:value-type="float" office:value="655" calcext:value-type="float">
            <text:p>655</text:p>
          </table:table-cell>
          <table:table-cell table:style-name="ce7" table:formula="of:=[.I532]+[.H533]*[.C533]" office:value-type="float" office:value="307911" calcext:value-type="float">
            <text:p>3079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534, &quot;&quot;forward&quot;&quot;), SPLIT(A53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34, &quot;&quot;down&quot;&quot;), SPLIT(A534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534, &quot;&quot;up&quot;&quot;), SPLIT(A53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33]+[.E534]-[.G534]" office:value-type="float" office:value="657" calcext:value-type="float">
            <text:p>657</text:p>
          </table:table-cell>
          <table:table-cell table:style-name="ce7" table:formula="of:=[.I533]+[.H534]*[.C534]" office:value-type="float" office:value="307911" calcext:value-type="float">
            <text:p>3079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5</text:p>
          </table:table-cell>
          <table:table-cell table:style-name="ce5" table:formula="of:=IFERROR(__xludf.dummyfunction(&quot;IF(REGEXMATCH(A535, &quot;&quot;forward&quot;&quot;), SPLIT(A53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35, &quot;&quot;down&quot;&quot;), SPLIT(A53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535, &quot;&quot;up&quot;&quot;), SPLIT(A53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34]+[.E535]-[.G535]" office:value-type="float" office:value="662" calcext:value-type="float">
            <text:p>662</text:p>
          </table:table-cell>
          <table:table-cell table:style-name="ce7" table:formula="of:=[.I534]+[.H535]*[.C535]" office:value-type="float" office:value="307911" calcext:value-type="float">
            <text:p>3079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5</text:p>
          </table:table-cell>
          <table:table-cell table:style-name="ce5" table:formula="of:=IFERROR(__xludf.dummyfunction(&quot;IF(REGEXMATCH(A536, &quot;&quot;forward&quot;&quot;), SPLIT(A53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36, &quot;&quot;down&quot;&quot;), SPLIT(A53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36, &quot;&quot;up&quot;&quot;), SPLIT(A536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7" table:formula="of:=[.H535]+[.E536]-[.G536]" office:value-type="float" office:value="657" calcext:value-type="float">
            <text:p>657</text:p>
          </table:table-cell>
          <table:table-cell table:style-name="ce7" table:formula="of:=[.I535]+[.H536]*[.C536]" office:value-type="float" office:value="307911" calcext:value-type="float">
            <text:p>3079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2</text:p>
          </table:table-cell>
          <table:table-cell table:style-name="ce5" table:formula="of:=IFERROR(__xludf.dummyfunction(&quot;IF(REGEXMATCH(A537, &quot;&quot;forward&quot;&quot;), SPLIT(A53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37, &quot;&quot;down&quot;&quot;), SPLIT(A53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37, &quot;&quot;up&quot;&quot;), SPLIT(A537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7" table:formula="of:=[.H536]+[.E537]-[.G537]" office:value-type="float" office:value="655" calcext:value-type="float">
            <text:p>655</text:p>
          </table:table-cell>
          <table:table-cell table:style-name="ce7" table:formula="of:=[.I536]+[.H537]*[.C537]" office:value-type="float" office:value="307911" calcext:value-type="float">
            <text:p>3079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538, &quot;&quot;forward&quot;&quot;), SPLIT(A53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38, &quot;&quot;down&quot;&quot;), SPLIT(A538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538, &quot;&quot;up&quot;&quot;), SPLIT(A53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37]+[.E538]-[.G538]" office:value-type="float" office:value="657" calcext:value-type="float">
            <text:p>657</text:p>
          </table:table-cell>
          <table:table-cell table:style-name="ce7" table:formula="of:=[.I537]+[.H538]*[.C538]" office:value-type="float" office:value="307911" calcext:value-type="float">
            <text:p>3079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539, &quot;&quot;forward&quot;&quot;), SPLIT(A53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39, &quot;&quot;down&quot;&quot;), SPLIT(A539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539, &quot;&quot;up&quot;&quot;), SPLIT(A53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38]+[.E539]-[.G539]" office:value-type="float" office:value="659" calcext:value-type="float">
            <text:p>659</text:p>
          </table:table-cell>
          <table:table-cell table:style-name="ce7" table:formula="of:=[.I538]+[.H539]*[.C539]" office:value-type="float" office:value="307911" calcext:value-type="float">
            <text:p>3079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540, &quot;&quot;forward&quot;&quot;), SPLIT(A54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40, &quot;&quot;down&quot;&quot;), SPLIT(A540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540, &quot;&quot;up&quot;&quot;), SPLIT(A54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39]+[.E540]-[.G540]" office:value-type="float" office:value="663" calcext:value-type="float">
            <text:p>663</text:p>
          </table:table-cell>
          <table:table-cell table:style-name="ce7" table:formula="of:=[.I539]+[.H540]*[.C540]" office:value-type="float" office:value="307911" calcext:value-type="float">
            <text:p>3079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3</text:p>
          </table:table-cell>
          <table:table-cell table:style-name="ce5" table:formula="of:=IFERROR(__xludf.dummyfunction(&quot;IF(REGEXMATCH(A541, &quot;&quot;forward&quot;&quot;), SPLIT(A541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541, &quot;&quot;down&quot;&quot;), SPLIT(A54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41, &quot;&quot;up&quot;&quot;), SPLIT(A54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40]+[.E541]-[.G541]" office:value-type="float" office:value="663" calcext:value-type="float">
            <text:p>663</text:p>
          </table:table-cell>
          <table:table-cell table:style-name="ce7" table:formula="of:=[.I540]+[.H541]*[.C541]" office:value-type="float" office:value="309900" calcext:value-type="float">
            <text:p>3099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7</text:p>
          </table:table-cell>
          <table:table-cell table:style-name="ce5" table:formula="of:=IFERROR(__xludf.dummyfunction(&quot;IF(REGEXMATCH(A542, &quot;&quot;forward&quot;&quot;), SPLIT(A54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42, &quot;&quot;down&quot;&quot;), SPLIT(A54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42, &quot;&quot;up&quot;&quot;), SPLIT(A542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7" table:formula="of:=[.H541]+[.E542]-[.G542]" office:value-type="float" office:value="656" calcext:value-type="float">
            <text:p>656</text:p>
          </table:table-cell>
          <table:table-cell table:style-name="ce7" table:formula="of:=[.I541]+[.H542]*[.C542]" office:value-type="float" office:value="309900" calcext:value-type="float">
            <text:p>3099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8</text:p>
          </table:table-cell>
          <table:table-cell table:style-name="ce5" table:formula="of:=IFERROR(__xludf.dummyfunction(&quot;IF(REGEXMATCH(A543, &quot;&quot;forward&quot;&quot;), SPLIT(A543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543, &quot;&quot;down&quot;&quot;), SPLIT(A54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43, &quot;&quot;up&quot;&quot;), SPLIT(A54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42]+[.E543]-[.G543]" office:value-type="float" office:value="656" calcext:value-type="float">
            <text:p>656</text:p>
          </table:table-cell>
          <table:table-cell table:style-name="ce7" table:formula="of:=[.I542]+[.H543]*[.C543]" office:value-type="float" office:value="315148" calcext:value-type="float">
            <text:p>3151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4</text:p>
          </table:table-cell>
          <table:table-cell table:style-name="ce5" table:formula="of:=IFERROR(__xludf.dummyfunction(&quot;IF(REGEXMATCH(A544, &quot;&quot;forward&quot;&quot;), SPLIT(A544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544, &quot;&quot;down&quot;&quot;), SPLIT(A54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44, &quot;&quot;up&quot;&quot;), SPLIT(A54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43]+[.E544]-[.G544]" office:value-type="float" office:value="656" calcext:value-type="float">
            <text:p>656</text:p>
          </table:table-cell>
          <table:table-cell table:style-name="ce7" table:formula="of:=[.I543]+[.H544]*[.C544]" office:value-type="float" office:value="317772" calcext:value-type="float">
            <text:p>3177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545, &quot;&quot;forward&quot;&quot;), SPLIT(A54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45, &quot;&quot;down&quot;&quot;), SPLIT(A54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545, &quot;&quot;up&quot;&quot;), SPLIT(A54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44]+[.E545]-[.G545]" office:value-type="float" office:value="659" calcext:value-type="float">
            <text:p>659</text:p>
          </table:table-cell>
          <table:table-cell table:style-name="ce7" table:formula="of:=[.I544]+[.H545]*[.C545]" office:value-type="float" office:value="317772" calcext:value-type="float">
            <text:p>3177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8</text:p>
          </table:table-cell>
          <table:table-cell table:style-name="ce5" table:formula="of:=IFERROR(__xludf.dummyfunction(&quot;IF(REGEXMATCH(A546, &quot;&quot;forward&quot;&quot;), SPLIT(A546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546, &quot;&quot;down&quot;&quot;), SPLIT(A54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46, &quot;&quot;up&quot;&quot;), SPLIT(A54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45]+[.E546]-[.G546]" office:value-type="float" office:value="659" calcext:value-type="float">
            <text:p>659</text:p>
          </table:table-cell>
          <table:table-cell table:style-name="ce7" table:formula="of:=[.I545]+[.H546]*[.C546]" office:value-type="float" office:value="323044" calcext:value-type="float">
            <text:p>3230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547, &quot;&quot;forward&quot;&quot;), SPLIT(A54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47, &quot;&quot;down&quot;&quot;), SPLIT(A54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547, &quot;&quot;up&quot;&quot;), SPLIT(A54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46]+[.E547]-[.G547]" office:value-type="float" office:value="663" calcext:value-type="float">
            <text:p>663</text:p>
          </table:table-cell>
          <table:table-cell table:style-name="ce7" table:formula="of:=[.I546]+[.H547]*[.C547]" office:value-type="float" office:value="323044" calcext:value-type="float">
            <text:p>3230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9</text:p>
          </table:table-cell>
          <table:table-cell table:style-name="ce5" table:formula="of:=IFERROR(__xludf.dummyfunction(&quot;IF(REGEXMATCH(A548, &quot;&quot;forward&quot;&quot;), SPLIT(A54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48, &quot;&quot;down&quot;&quot;), SPLIT(A548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548, &quot;&quot;up&quot;&quot;), SPLIT(A54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47]+[.E548]-[.G548]" office:value-type="float" office:value="672" calcext:value-type="float">
            <text:p>672</text:p>
          </table:table-cell>
          <table:table-cell table:style-name="ce7" table:formula="of:=[.I547]+[.H548]*[.C548]" office:value-type="float" office:value="323044" calcext:value-type="float">
            <text:p>3230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549, &quot;&quot;forward&quot;&quot;), SPLIT(A54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49, &quot;&quot;down&quot;&quot;), SPLIT(A549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549, &quot;&quot;up&quot;&quot;), SPLIT(A54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48]+[.E549]-[.G549]" office:value-type="float" office:value="679" calcext:value-type="float">
            <text:p>679</text:p>
          </table:table-cell>
          <table:table-cell table:style-name="ce7" table:formula="of:=[.I548]+[.H549]*[.C549]" office:value-type="float" office:value="323044" calcext:value-type="float">
            <text:p>3230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3</text:p>
          </table:table-cell>
          <table:table-cell table:style-name="ce5" table:formula="of:=IFERROR(__xludf.dummyfunction(&quot;IF(REGEXMATCH(A550, &quot;&quot;forward&quot;&quot;), SPLIT(A55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50, &quot;&quot;down&quot;&quot;), SPLIT(A55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50, &quot;&quot;up&quot;&quot;), SPLIT(A550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7" table:formula="of:=[.H549]+[.E550]-[.G550]" office:value-type="float" office:value="676" calcext:value-type="float">
            <text:p>676</text:p>
          </table:table-cell>
          <table:table-cell table:style-name="ce7" table:formula="of:=[.I549]+[.H550]*[.C550]" office:value-type="float" office:value="323044" calcext:value-type="float">
            <text:p>3230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4</text:p>
          </table:table-cell>
          <table:table-cell table:style-name="ce5" table:formula="of:=IFERROR(__xludf.dummyfunction(&quot;IF(REGEXMATCH(A551, &quot;&quot;forward&quot;&quot;), SPLIT(A55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51, &quot;&quot;down&quot;&quot;), SPLIT(A55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51, &quot;&quot;up&quot;&quot;), SPLIT(A551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7" table:formula="of:=[.H550]+[.E551]-[.G551]" office:value-type="float" office:value="672" calcext:value-type="float">
            <text:p>672</text:p>
          </table:table-cell>
          <table:table-cell table:style-name="ce7" table:formula="of:=[.I550]+[.H551]*[.C551]" office:value-type="float" office:value="323044" calcext:value-type="float">
            <text:p>3230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552, &quot;&quot;forward&quot;&quot;), SPLIT(A55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52, &quot;&quot;down&quot;&quot;), SPLIT(A552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552, &quot;&quot;up&quot;&quot;), SPLIT(A55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51]+[.E552]-[.G552]" office:value-type="float" office:value="676" calcext:value-type="float">
            <text:p>676</text:p>
          </table:table-cell>
          <table:table-cell table:style-name="ce7" table:formula="of:=[.I551]+[.H552]*[.C552]" office:value-type="float" office:value="323044" calcext:value-type="float">
            <text:p>3230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3</text:p>
          </table:table-cell>
          <table:table-cell table:style-name="ce5" table:formula="of:=IFERROR(__xludf.dummyfunction(&quot;IF(REGEXMATCH(A553, &quot;&quot;forward&quot;&quot;), SPLIT(A553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553, &quot;&quot;down&quot;&quot;), SPLIT(A55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53, &quot;&quot;up&quot;&quot;), SPLIT(A55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52]+[.E553]-[.G553]" office:value-type="float" office:value="676" calcext:value-type="float">
            <text:p>676</text:p>
          </table:table-cell>
          <table:table-cell table:style-name="ce7" table:formula="of:=[.I552]+[.H553]*[.C553]" office:value-type="float" office:value="325072" calcext:value-type="float">
            <text:p>3250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554, &quot;&quot;forward&quot;&quot;), SPLIT(A55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54, &quot;&quot;down&quot;&quot;), SPLIT(A554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554, &quot;&quot;up&quot;&quot;), SPLIT(A55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53]+[.E554]-[.G554]" office:value-type="float" office:value="679" calcext:value-type="float">
            <text:p>679</text:p>
          </table:table-cell>
          <table:table-cell table:style-name="ce7" table:formula="of:=[.I553]+[.H554]*[.C554]" office:value-type="float" office:value="325072" calcext:value-type="float">
            <text:p>3250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5</text:p>
          </table:table-cell>
          <table:table-cell table:style-name="ce5" table:formula="of:=IFERROR(__xludf.dummyfunction(&quot;IF(REGEXMATCH(A555, &quot;&quot;forward&quot;&quot;), SPLIT(A55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55, &quot;&quot;down&quot;&quot;), SPLIT(A55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55, &quot;&quot;up&quot;&quot;), SPLIT(A555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7" table:formula="of:=[.H554]+[.E555]-[.G555]" office:value-type="float" office:value="674" calcext:value-type="float">
            <text:p>674</text:p>
          </table:table-cell>
          <table:table-cell table:style-name="ce7" table:formula="of:=[.I554]+[.H555]*[.C555]" office:value-type="float" office:value="325072" calcext:value-type="float">
            <text:p>3250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556, &quot;&quot;forward&quot;&quot;), SPLIT(A55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56, &quot;&quot;down&quot;&quot;), SPLIT(A556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556, &quot;&quot;up&quot;&quot;), SPLIT(A55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55]+[.E556]-[.G556]" office:value-type="float" office:value="675" calcext:value-type="float">
            <text:p>675</text:p>
          </table:table-cell>
          <table:table-cell table:style-name="ce7" table:formula="of:=[.I555]+[.H556]*[.C556]" office:value-type="float" office:value="325072" calcext:value-type="float">
            <text:p>3250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4</text:p>
          </table:table-cell>
          <table:table-cell table:style-name="ce5" table:formula="of:=IFERROR(__xludf.dummyfunction(&quot;IF(REGEXMATCH(A557, &quot;&quot;forward&quot;&quot;), SPLIT(A557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557, &quot;&quot;down&quot;&quot;), SPLIT(A55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57, &quot;&quot;up&quot;&quot;), SPLIT(A55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56]+[.E557]-[.G557]" office:value-type="float" office:value="675" calcext:value-type="float">
            <text:p>675</text:p>
          </table:table-cell>
          <table:table-cell table:style-name="ce7" table:formula="of:=[.I556]+[.H557]*[.C557]" office:value-type="float" office:value="327772" calcext:value-type="float">
            <text:p>3277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558, &quot;&quot;forward&quot;&quot;), SPLIT(A558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558, &quot;&quot;down&quot;&quot;), SPLIT(A55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58, &quot;&quot;up&quot;&quot;), SPLIT(A55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57]+[.E558]-[.G558]" office:value-type="float" office:value="675" calcext:value-type="float">
            <text:p>675</text:p>
          </table:table-cell>
          <table:table-cell table:style-name="ce7" table:formula="of:=[.I557]+[.H558]*[.C558]" office:value-type="float" office:value="333847" calcext:value-type="float">
            <text:p>33384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3</text:p>
          </table:table-cell>
          <table:table-cell table:style-name="ce5" table:formula="of:=IFERROR(__xludf.dummyfunction(&quot;IF(REGEXMATCH(A559, &quot;&quot;forward&quot;&quot;), SPLIT(A559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559, &quot;&quot;down&quot;&quot;), SPLIT(A55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59, &quot;&quot;up&quot;&quot;), SPLIT(A55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58]+[.E559]-[.G559]" office:value-type="float" office:value="675" calcext:value-type="float">
            <text:p>675</text:p>
          </table:table-cell>
          <table:table-cell table:style-name="ce7" table:formula="of:=[.I558]+[.H559]*[.C559]" office:value-type="float" office:value="335872" calcext:value-type="float">
            <text:p>3358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3</text:p>
          </table:table-cell>
          <table:table-cell table:style-name="ce5" table:formula="of:=IFERROR(__xludf.dummyfunction(&quot;IF(REGEXMATCH(A560, &quot;&quot;forward&quot;&quot;), SPLIT(A560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560, &quot;&quot;down&quot;&quot;), SPLIT(A56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60, &quot;&quot;up&quot;&quot;), SPLIT(A56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59]+[.E560]-[.G560]" office:value-type="float" office:value="675" calcext:value-type="float">
            <text:p>675</text:p>
          </table:table-cell>
          <table:table-cell table:style-name="ce7" table:formula="of:=[.I559]+[.H560]*[.C560]" office:value-type="float" office:value="337897" calcext:value-type="float">
            <text:p>3378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6</text:p>
          </table:table-cell>
          <table:table-cell table:style-name="ce5" table:formula="of:=IFERROR(__xludf.dummyfunction(&quot;IF(REGEXMATCH(A561, &quot;&quot;forward&quot;&quot;), SPLIT(A56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61, &quot;&quot;down&quot;&quot;), SPLIT(A56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61, &quot;&quot;up&quot;&quot;), SPLIT(A561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7" table:formula="of:=[.H560]+[.E561]-[.G561]" office:value-type="float" office:value="669" calcext:value-type="float">
            <text:p>669</text:p>
          </table:table-cell>
          <table:table-cell table:style-name="ce7" table:formula="of:=[.I560]+[.H561]*[.C561]" office:value-type="float" office:value="337897" calcext:value-type="float">
            <text:p>3378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562, &quot;&quot;forward&quot;&quot;), SPLIT(A56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62, &quot;&quot;down&quot;&quot;), SPLIT(A562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562, &quot;&quot;up&quot;&quot;), SPLIT(A56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61]+[.E562]-[.G562]" office:value-type="float" office:value="672" calcext:value-type="float">
            <text:p>672</text:p>
          </table:table-cell>
          <table:table-cell table:style-name="ce7" table:formula="of:=[.I561]+[.H562]*[.C562]" office:value-type="float" office:value="337897" calcext:value-type="float">
            <text:p>3378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3</text:p>
          </table:table-cell>
          <table:table-cell table:style-name="ce5" table:formula="of:=IFERROR(__xludf.dummyfunction(&quot;IF(REGEXMATCH(A563, &quot;&quot;forward&quot;&quot;), SPLIT(A563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563, &quot;&quot;down&quot;&quot;), SPLIT(A56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63, &quot;&quot;up&quot;&quot;), SPLIT(A56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62]+[.E563]-[.G563]" office:value-type="float" office:value="672" calcext:value-type="float">
            <text:p>672</text:p>
          </table:table-cell>
          <table:table-cell table:style-name="ce7" table:formula="of:=[.I562]+[.H563]*[.C563]" office:value-type="float" office:value="339913" calcext:value-type="float">
            <text:p>3399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7</text:p>
          </table:table-cell>
          <table:table-cell table:style-name="ce5" table:formula="of:=IFERROR(__xludf.dummyfunction(&quot;IF(REGEXMATCH(A564, &quot;&quot;forward&quot;&quot;), SPLIT(A56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64, &quot;&quot;down&quot;&quot;), SPLIT(A56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64, &quot;&quot;up&quot;&quot;), SPLIT(A564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7" table:formula="of:=[.H563]+[.E564]-[.G564]" office:value-type="float" office:value="665" calcext:value-type="float">
            <text:p>665</text:p>
          </table:table-cell>
          <table:table-cell table:style-name="ce7" table:formula="of:=[.I563]+[.H564]*[.C564]" office:value-type="float" office:value="339913" calcext:value-type="float">
            <text:p>3399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565, &quot;&quot;forward&quot;&quot;), SPLIT(A56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65, &quot;&quot;down&quot;&quot;), SPLIT(A56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565, &quot;&quot;up&quot;&quot;), SPLIT(A56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64]+[.E565]-[.G565]" office:value-type="float" office:value="668" calcext:value-type="float">
            <text:p>668</text:p>
          </table:table-cell>
          <table:table-cell table:style-name="ce7" table:formula="of:=[.I564]+[.H565]*[.C565]" office:value-type="float" office:value="339913" calcext:value-type="float">
            <text:p>3399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7</text:p>
          </table:table-cell>
          <table:table-cell table:style-name="ce5" table:formula="of:=IFERROR(__xludf.dummyfunction(&quot;IF(REGEXMATCH(A566, &quot;&quot;forward&quot;&quot;), SPLIT(A56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66, &quot;&quot;down&quot;&quot;), SPLIT(A56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66, &quot;&quot;up&quot;&quot;), SPLIT(A566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7" table:formula="of:=[.H565]+[.E566]-[.G566]" office:value-type="float" office:value="661" calcext:value-type="float">
            <text:p>661</text:p>
          </table:table-cell>
          <table:table-cell table:style-name="ce7" table:formula="of:=[.I565]+[.H566]*[.C566]" office:value-type="float" office:value="339913" calcext:value-type="float">
            <text:p>3399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2</text:p>
          </table:table-cell>
          <table:table-cell table:style-name="ce5" table:formula="of:=IFERROR(__xludf.dummyfunction(&quot;IF(REGEXMATCH(A567, &quot;&quot;forward&quot;&quot;), SPLIT(A56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67, &quot;&quot;down&quot;&quot;), SPLIT(A56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67, &quot;&quot;up&quot;&quot;), SPLIT(A567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7" table:formula="of:=[.H566]+[.E567]-[.G567]" office:value-type="float" office:value="659" calcext:value-type="float">
            <text:p>659</text:p>
          </table:table-cell>
          <table:table-cell table:style-name="ce7" table:formula="of:=[.I566]+[.H567]*[.C567]" office:value-type="float" office:value="339913" calcext:value-type="float">
            <text:p>3399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2</text:p>
          </table:table-cell>
          <table:table-cell table:style-name="ce5" table:formula="of:=IFERROR(__xludf.dummyfunction(&quot;IF(REGEXMATCH(A568, &quot;&quot;forward&quot;&quot;), SPLIT(A56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68, &quot;&quot;down&quot;&quot;), SPLIT(A56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68, &quot;&quot;up&quot;&quot;), SPLIT(A568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7" table:formula="of:=[.H567]+[.E568]-[.G568]" office:value-type="float" office:value="657" calcext:value-type="float">
            <text:p>657</text:p>
          </table:table-cell>
          <table:table-cell table:style-name="ce7" table:formula="of:=[.I567]+[.H568]*[.C568]" office:value-type="float" office:value="339913" calcext:value-type="float">
            <text:p>3399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9</text:p>
          </table:table-cell>
          <table:table-cell table:style-name="ce5" table:formula="of:=IFERROR(__xludf.dummyfunction(&quot;IF(REGEXMATCH(A569, &quot;&quot;forward&quot;&quot;), SPLIT(A56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69, &quot;&quot;down&quot;&quot;), SPLIT(A569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569, &quot;&quot;up&quot;&quot;), SPLIT(A56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68]+[.E569]-[.G569]" office:value-type="float" office:value="666" calcext:value-type="float">
            <text:p>666</text:p>
          </table:table-cell>
          <table:table-cell table:style-name="ce7" table:formula="of:=[.I568]+[.H569]*[.C569]" office:value-type="float" office:value="339913" calcext:value-type="float">
            <text:p>3399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4</text:p>
          </table:table-cell>
          <table:table-cell table:style-name="ce5" table:formula="of:=IFERROR(__xludf.dummyfunction(&quot;IF(REGEXMATCH(A570, &quot;&quot;forward&quot;&quot;), SPLIT(A570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570, &quot;&quot;down&quot;&quot;), SPLIT(A57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70, &quot;&quot;up&quot;&quot;), SPLIT(A57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69]+[.E570]-[.G570]" office:value-type="float" office:value="666" calcext:value-type="float">
            <text:p>666</text:p>
          </table:table-cell>
          <table:table-cell table:style-name="ce7" table:formula="of:=[.I569]+[.H570]*[.C570]" office:value-type="float" office:value="342577" calcext:value-type="float">
            <text:p>3425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7</text:p>
          </table:table-cell>
          <table:table-cell table:style-name="ce5" table:formula="of:=IFERROR(__xludf.dummyfunction(&quot;IF(REGEXMATCH(A571, &quot;&quot;forward&quot;&quot;), SPLIT(A571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571, &quot;&quot;down&quot;&quot;), SPLIT(A57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71, &quot;&quot;up&quot;&quot;), SPLIT(A57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70]+[.E571]-[.G571]" office:value-type="float" office:value="666" calcext:value-type="float">
            <text:p>666</text:p>
          </table:table-cell>
          <table:table-cell table:style-name="ce7" table:formula="of:=[.I570]+[.H571]*[.C571]" office:value-type="float" office:value="347239" calcext:value-type="float">
            <text:p>3472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7</text:p>
          </table:table-cell>
          <table:table-cell table:style-name="ce5" table:formula="of:=IFERROR(__xludf.dummyfunction(&quot;IF(REGEXMATCH(A572, &quot;&quot;forward&quot;&quot;), SPLIT(A57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572, &quot;&quot;down&quot;&quot;), SPLIT(A57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72, &quot;&quot;up&quot;&quot;), SPLIT(A57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71]+[.E572]-[.G572]" office:value-type="float" office:value="666" calcext:value-type="float">
            <text:p>666</text:p>
          </table:table-cell>
          <table:table-cell table:style-name="ce7" table:formula="of:=[.I571]+[.H572]*[.C572]" office:value-type="float" office:value="351901" calcext:value-type="float">
            <text:p>3519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573, &quot;&quot;forward&quot;&quot;), SPLIT(A57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73, &quot;&quot;down&quot;&quot;), SPLIT(A573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573, &quot;&quot;up&quot;&quot;), SPLIT(A57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72]+[.E573]-[.G573]" office:value-type="float" office:value="673" calcext:value-type="float">
            <text:p>673</text:p>
          </table:table-cell>
          <table:table-cell table:style-name="ce7" table:formula="of:=[.I572]+[.H573]*[.C573]" office:value-type="float" office:value="351901" calcext:value-type="float">
            <text:p>3519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574, &quot;&quot;forward&quot;&quot;), SPLIT(A574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574, &quot;&quot;down&quot;&quot;), SPLIT(A57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74, &quot;&quot;up&quot;&quot;), SPLIT(A57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73]+[.E574]-[.G574]" office:value-type="float" office:value="673" calcext:value-type="float">
            <text:p>673</text:p>
          </table:table-cell>
          <table:table-cell table:style-name="ce7" table:formula="of:=[.I573]+[.H574]*[.C574]" office:value-type="float" office:value="353247" calcext:value-type="float">
            <text:p>35324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1</text:p>
          </table:table-cell>
          <table:table-cell table:style-name="ce5" table:formula="of:=IFERROR(__xludf.dummyfunction(&quot;IF(REGEXMATCH(A575, &quot;&quot;forward&quot;&quot;), SPLIT(A575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575, &quot;&quot;down&quot;&quot;), SPLIT(A57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75, &quot;&quot;up&quot;&quot;), SPLIT(A57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74]+[.E575]-[.G575]" office:value-type="float" office:value="673" calcext:value-type="float">
            <text:p>673</text:p>
          </table:table-cell>
          <table:table-cell table:style-name="ce7" table:formula="of:=[.I574]+[.H575]*[.C575]" office:value-type="float" office:value="353920" calcext:value-type="float">
            <text:p>35392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9</text:p>
          </table:table-cell>
          <table:table-cell table:style-name="ce5" table:formula="of:=IFERROR(__xludf.dummyfunction(&quot;IF(REGEXMATCH(A576, &quot;&quot;forward&quot;&quot;), SPLIT(A57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76, &quot;&quot;down&quot;&quot;), SPLIT(A576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576, &quot;&quot;up&quot;&quot;), SPLIT(A57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75]+[.E576]-[.G576]" office:value-type="float" office:value="682" calcext:value-type="float">
            <text:p>682</text:p>
          </table:table-cell>
          <table:table-cell table:style-name="ce7" table:formula="of:=[.I575]+[.H576]*[.C576]" office:value-type="float" office:value="353920" calcext:value-type="float">
            <text:p>35392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577, &quot;&quot;forward&quot;&quot;), SPLIT(A577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577, &quot;&quot;down&quot;&quot;), SPLIT(A57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77, &quot;&quot;up&quot;&quot;), SPLIT(A57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76]+[.E577]-[.G577]" office:value-type="float" office:value="682" calcext:value-type="float">
            <text:p>682</text:p>
          </table:table-cell>
          <table:table-cell table:style-name="ce7" table:formula="of:=[.I576]+[.H577]*[.C577]" office:value-type="float" office:value="355284" calcext:value-type="float">
            <text:p>35528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578, &quot;&quot;forward&quot;&quot;), SPLIT(A57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78, &quot;&quot;down&quot;&quot;), SPLIT(A578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578, &quot;&quot;up&quot;&quot;), SPLIT(A57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77]+[.E578]-[.G578]" office:value-type="float" office:value="684" calcext:value-type="float">
            <text:p>684</text:p>
          </table:table-cell>
          <table:table-cell table:style-name="ce7" table:formula="of:=[.I577]+[.H578]*[.C578]" office:value-type="float" office:value="355284" calcext:value-type="float">
            <text:p>35528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579, &quot;&quot;forward&quot;&quot;), SPLIT(A57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79, &quot;&quot;down&quot;&quot;), SPLIT(A579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579, &quot;&quot;up&quot;&quot;), SPLIT(A57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78]+[.E579]-[.G579]" office:value-type="float" office:value="688" calcext:value-type="float">
            <text:p>688</text:p>
          </table:table-cell>
          <table:table-cell table:style-name="ce7" table:formula="of:=[.I578]+[.H579]*[.C579]" office:value-type="float" office:value="355284" calcext:value-type="float">
            <text:p>35528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3</text:p>
          </table:table-cell>
          <table:table-cell table:style-name="ce5" table:formula="of:=IFERROR(__xludf.dummyfunction(&quot;IF(REGEXMATCH(A580, &quot;&quot;forward&quot;&quot;), SPLIT(A58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80, &quot;&quot;down&quot;&quot;), SPLIT(A58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80, &quot;&quot;up&quot;&quot;), SPLIT(A580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7" table:formula="of:=[.H579]+[.E580]-[.G580]" office:value-type="float" office:value="685" calcext:value-type="float">
            <text:p>685</text:p>
          </table:table-cell>
          <table:table-cell table:style-name="ce7" table:formula="of:=[.I579]+[.H580]*[.C580]" office:value-type="float" office:value="355284" calcext:value-type="float">
            <text:p>35528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8</text:p>
          </table:table-cell>
          <table:table-cell table:style-name="ce5" table:formula="of:=IFERROR(__xludf.dummyfunction(&quot;IF(REGEXMATCH(A581, &quot;&quot;forward&quot;&quot;), SPLIT(A581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581, &quot;&quot;down&quot;&quot;), SPLIT(A58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81, &quot;&quot;up&quot;&quot;), SPLIT(A58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80]+[.E581]-[.G581]" office:value-type="float" office:value="685" calcext:value-type="float">
            <text:p>685</text:p>
          </table:table-cell>
          <table:table-cell table:style-name="ce7" table:formula="of:=[.I580]+[.H581]*[.C581]" office:value-type="float" office:value="360764" calcext:value-type="float">
            <text:p>3607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3</text:p>
          </table:table-cell>
          <table:table-cell table:style-name="ce5" table:formula="of:=IFERROR(__xludf.dummyfunction(&quot;IF(REGEXMATCH(A582, &quot;&quot;forward&quot;&quot;), SPLIT(A58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82, &quot;&quot;down&quot;&quot;), SPLIT(A58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82, &quot;&quot;up&quot;&quot;), SPLIT(A582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7" table:formula="of:=[.H581]+[.E582]-[.G582]" office:value-type="float" office:value="682" calcext:value-type="float">
            <text:p>682</text:p>
          </table:table-cell>
          <table:table-cell table:style-name="ce7" table:formula="of:=[.I581]+[.H582]*[.C582]" office:value-type="float" office:value="360764" calcext:value-type="float">
            <text:p>3607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583, &quot;&quot;forward&quot;&quot;), SPLIT(A58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83, &quot;&quot;down&quot;&quot;), SPLIT(A583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583, &quot;&quot;up&quot;&quot;), SPLIT(A58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82]+[.E583]-[.G583]" office:value-type="float" office:value="689" calcext:value-type="float">
            <text:p>689</text:p>
          </table:table-cell>
          <table:table-cell table:style-name="ce7" table:formula="of:=[.I582]+[.H583]*[.C583]" office:value-type="float" office:value="360764" calcext:value-type="float">
            <text:p>3607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584, &quot;&quot;forward&quot;&quot;), SPLIT(A584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584, &quot;&quot;down&quot;&quot;), SPLIT(A58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84, &quot;&quot;up&quot;&quot;), SPLIT(A58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83]+[.E584]-[.G584]" office:value-type="float" office:value="689" calcext:value-type="float">
            <text:p>689</text:p>
          </table:table-cell>
          <table:table-cell table:style-name="ce7" table:formula="of:=[.I583]+[.H584]*[.C584]" office:value-type="float" office:value="366965" calcext:value-type="float">
            <text:p>3669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585, &quot;&quot;forward&quot;&quot;), SPLIT(A58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85, &quot;&quot;down&quot;&quot;), SPLIT(A58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585, &quot;&quot;up&quot;&quot;), SPLIT(A58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84]+[.E585]-[.G585]" office:value-type="float" office:value="696" calcext:value-type="float">
            <text:p>696</text:p>
          </table:table-cell>
          <table:table-cell table:style-name="ce7" table:formula="of:=[.I584]+[.H585]*[.C585]" office:value-type="float" office:value="366965" calcext:value-type="float">
            <text:p>3669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586, &quot;&quot;forward&quot;&quot;), SPLIT(A586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586, &quot;&quot;down&quot;&quot;), SPLIT(A58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86, &quot;&quot;up&quot;&quot;), SPLIT(A58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85]+[.E586]-[.G586]" office:value-type="float" office:value="696" calcext:value-type="float">
            <text:p>696</text:p>
          </table:table-cell>
          <table:table-cell table:style-name="ce7" table:formula="of:=[.I585]+[.H586]*[.C586]" office:value-type="float" office:value="368357" calcext:value-type="float">
            <text:p>3683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587, &quot;&quot;forward&quot;&quot;), SPLIT(A58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87, &quot;&quot;down&quot;&quot;), SPLIT(A58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587, &quot;&quot;up&quot;&quot;), SPLIT(A58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86]+[.E587]-[.G587]" office:value-type="float" office:value="697" calcext:value-type="float">
            <text:p>697</text:p>
          </table:table-cell>
          <table:table-cell table:style-name="ce7" table:formula="of:=[.I586]+[.H587]*[.C587]" office:value-type="float" office:value="368357" calcext:value-type="float">
            <text:p>3683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9</text:p>
          </table:table-cell>
          <table:table-cell table:style-name="ce5" table:formula="of:=IFERROR(__xludf.dummyfunction(&quot;IF(REGEXMATCH(A588, &quot;&quot;forward&quot;&quot;), SPLIT(A58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88, &quot;&quot;down&quot;&quot;), SPLIT(A58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88, &quot;&quot;up&quot;&quot;), SPLIT(A588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7" table:formula="of:=[.H587]+[.E588]-[.G588]" office:value-type="float" office:value="688" calcext:value-type="float">
            <text:p>688</text:p>
          </table:table-cell>
          <table:table-cell table:style-name="ce7" table:formula="of:=[.I587]+[.H588]*[.C588]" office:value-type="float" office:value="368357" calcext:value-type="float">
            <text:p>3683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7</text:p>
          </table:table-cell>
          <table:table-cell table:style-name="ce5" table:formula="of:=IFERROR(__xludf.dummyfunction(&quot;IF(REGEXMATCH(A589, &quot;&quot;forward&quot;&quot;), SPLIT(A589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589, &quot;&quot;down&quot;&quot;), SPLIT(A58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89, &quot;&quot;up&quot;&quot;), SPLIT(A58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88]+[.E589]-[.G589]" office:value-type="float" office:value="688" calcext:value-type="float">
            <text:p>688</text:p>
          </table:table-cell>
          <table:table-cell table:style-name="ce7" table:formula="of:=[.I588]+[.H589]*[.C589]" office:value-type="float" office:value="373173" calcext:value-type="float">
            <text:p>3731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590, &quot;&quot;forward&quot;&quot;), SPLIT(A590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590, &quot;&quot;down&quot;&quot;), SPLIT(A59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90, &quot;&quot;up&quot;&quot;), SPLIT(A59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89]+[.E590]-[.G590]" office:value-type="float" office:value="688" calcext:value-type="float">
            <text:p>688</text:p>
          </table:table-cell>
          <table:table-cell table:style-name="ce7" table:formula="of:=[.I589]+[.H590]*[.C590]" office:value-type="float" office:value="379365" calcext:value-type="float">
            <text:p>3793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4</text:p>
          </table:table-cell>
          <table:table-cell table:style-name="ce5" table:formula="of:=IFERROR(__xludf.dummyfunction(&quot;IF(REGEXMATCH(A591, &quot;&quot;forward&quot;&quot;), SPLIT(A59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91, &quot;&quot;down&quot;&quot;), SPLIT(A59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91, &quot;&quot;up&quot;&quot;), SPLIT(A591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7" table:formula="of:=[.H590]+[.E591]-[.G591]" office:value-type="float" office:value="684" calcext:value-type="float">
            <text:p>684</text:p>
          </table:table-cell>
          <table:table-cell table:style-name="ce7" table:formula="of:=[.I590]+[.H591]*[.C591]" office:value-type="float" office:value="379365" calcext:value-type="float">
            <text:p>3793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3</text:p>
          </table:table-cell>
          <table:table-cell table:style-name="ce5" table:formula="of:=IFERROR(__xludf.dummyfunction(&quot;IF(REGEXMATCH(A592, &quot;&quot;forward&quot;&quot;), SPLIT(A59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592, &quot;&quot;down&quot;&quot;), SPLIT(A59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92, &quot;&quot;up&quot;&quot;), SPLIT(A59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91]+[.E592]-[.G592]" office:value-type="float" office:value="684" calcext:value-type="float">
            <text:p>684</text:p>
          </table:table-cell>
          <table:table-cell table:style-name="ce7" table:formula="of:=[.I591]+[.H592]*[.C592]" office:value-type="float" office:value="381417" calcext:value-type="float">
            <text:p>3814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1</text:p>
          </table:table-cell>
          <table:table-cell table:style-name="ce5" table:formula="of:=IFERROR(__xludf.dummyfunction(&quot;IF(REGEXMATCH(A593, &quot;&quot;forward&quot;&quot;), SPLIT(A593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593, &quot;&quot;down&quot;&quot;), SPLIT(A59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93, &quot;&quot;up&quot;&quot;), SPLIT(A59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92]+[.E593]-[.G593]" office:value-type="float" office:value="684" calcext:value-type="float">
            <text:p>684</text:p>
          </table:table-cell>
          <table:table-cell table:style-name="ce7" table:formula="of:=[.I592]+[.H593]*[.C593]" office:value-type="float" office:value="382101" calcext:value-type="float">
            <text:p>3821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5</text:p>
          </table:table-cell>
          <table:table-cell table:style-name="ce5" table:formula="of:=IFERROR(__xludf.dummyfunction(&quot;IF(REGEXMATCH(A594, &quot;&quot;forward&quot;&quot;), SPLIT(A59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94, &quot;&quot;down&quot;&quot;), SPLIT(A594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594, &quot;&quot;up&quot;&quot;), SPLIT(A59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93]+[.E594]-[.G594]" office:value-type="float" office:value="689" calcext:value-type="float">
            <text:p>689</text:p>
          </table:table-cell>
          <table:table-cell table:style-name="ce7" table:formula="of:=[.I593]+[.H594]*[.C594]" office:value-type="float" office:value="382101" calcext:value-type="float">
            <text:p>3821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595, &quot;&quot;forward&quot;&quot;), SPLIT(A59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95, &quot;&quot;down&quot;&quot;), SPLIT(A59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595, &quot;&quot;up&quot;&quot;), SPLIT(A59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94]+[.E595]-[.G595]" office:value-type="float" office:value="695" calcext:value-type="float">
            <text:p>695</text:p>
          </table:table-cell>
          <table:table-cell table:style-name="ce7" table:formula="of:=[.I594]+[.H595]*[.C595]" office:value-type="float" office:value="382101" calcext:value-type="float">
            <text:p>3821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596, &quot;&quot;forward&quot;&quot;), SPLIT(A596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596, &quot;&quot;down&quot;&quot;), SPLIT(A59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96, &quot;&quot;up&quot;&quot;), SPLIT(A59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95]+[.E596]-[.G596]" office:value-type="float" office:value="695" calcext:value-type="float">
            <text:p>695</text:p>
          </table:table-cell>
          <table:table-cell table:style-name="ce7" table:formula="of:=[.I595]+[.H596]*[.C596]" office:value-type="float" office:value="388356" calcext:value-type="float">
            <text:p>3883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9</text:p>
          </table:table-cell>
          <table:table-cell table:style-name="ce5" table:formula="of:=IFERROR(__xludf.dummyfunction(&quot;IF(REGEXMATCH(A597, &quot;&quot;forward&quot;&quot;), SPLIT(A59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97, &quot;&quot;down&quot;&quot;), SPLIT(A59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597, &quot;&quot;up&quot;&quot;), SPLIT(A59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96]+[.E597]-[.G597]" office:value-type="float" office:value="704" calcext:value-type="float">
            <text:p>704</text:p>
          </table:table-cell>
          <table:table-cell table:style-name="ce7" table:formula="of:=[.I596]+[.H597]*[.C597]" office:value-type="float" office:value="388356" calcext:value-type="float">
            <text:p>3883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598, &quot;&quot;forward&quot;&quot;), SPLIT(A598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598, &quot;&quot;down&quot;&quot;), SPLIT(A59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98, &quot;&quot;up&quot;&quot;), SPLIT(A59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97]+[.E598]-[.G598]" office:value-type="float" office:value="704" calcext:value-type="float">
            <text:p>704</text:p>
          </table:table-cell>
          <table:table-cell table:style-name="ce7" table:formula="of:=[.I597]+[.H598]*[.C598]" office:value-type="float" office:value="389764" calcext:value-type="float">
            <text:p>3897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8</text:p>
          </table:table-cell>
          <table:table-cell table:style-name="ce5" table:formula="of:=IFERROR(__xludf.dummyfunction(&quot;IF(REGEXMATCH(A599, &quot;&quot;forward&quot;&quot;), SPLIT(A599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599, &quot;&quot;down&quot;&quot;), SPLIT(A59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599, &quot;&quot;up&quot;&quot;), SPLIT(A59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98]+[.E599]-[.G599]" office:value-type="float" office:value="704" calcext:value-type="float">
            <text:p>704</text:p>
          </table:table-cell>
          <table:table-cell table:style-name="ce7" table:formula="of:=[.I598]+[.H599]*[.C599]" office:value-type="float" office:value="395396" calcext:value-type="float">
            <text:p>3953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4</text:p>
          </table:table-cell>
          <table:table-cell table:style-name="ce5" table:formula="of:=IFERROR(__xludf.dummyfunction(&quot;IF(REGEXMATCH(A600, &quot;&quot;forward&quot;&quot;), SPLIT(A600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600, &quot;&quot;down&quot;&quot;), SPLIT(A60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00, &quot;&quot;up&quot;&quot;), SPLIT(A60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599]+[.E600]-[.G600]" office:value-type="float" office:value="704" calcext:value-type="float">
            <text:p>704</text:p>
          </table:table-cell>
          <table:table-cell table:style-name="ce7" table:formula="of:=[.I599]+[.H600]*[.C600]" office:value-type="float" office:value="398212" calcext:value-type="float">
            <text:p>39821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601, &quot;&quot;forward&quot;&quot;), SPLIT(A601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601, &quot;&quot;down&quot;&quot;), SPLIT(A60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01, &quot;&quot;up&quot;&quot;), SPLIT(A60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00]+[.E601]-[.G601]" office:value-type="float" office:value="704" calcext:value-type="float">
            <text:p>704</text:p>
          </table:table-cell>
          <table:table-cell table:style-name="ce7" table:formula="of:=[.I600]+[.H601]*[.C601]" office:value-type="float" office:value="404548" calcext:value-type="float">
            <text:p>4045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5</text:p>
          </table:table-cell>
          <table:table-cell table:style-name="ce5" table:formula="of:=IFERROR(__xludf.dummyfunction(&quot;IF(REGEXMATCH(A602, &quot;&quot;forward&quot;&quot;), SPLIT(A60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02, &quot;&quot;down&quot;&quot;), SPLIT(A602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602, &quot;&quot;up&quot;&quot;), SPLIT(A60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01]+[.E602]-[.G602]" office:value-type="float" office:value="709" calcext:value-type="float">
            <text:p>709</text:p>
          </table:table-cell>
          <table:table-cell table:style-name="ce7" table:formula="of:=[.I601]+[.H602]*[.C602]" office:value-type="float" office:value="404548" calcext:value-type="float">
            <text:p>4045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9</text:p>
          </table:table-cell>
          <table:table-cell table:style-name="ce5" table:formula="of:=IFERROR(__xludf.dummyfunction(&quot;IF(REGEXMATCH(A603, &quot;&quot;forward&quot;&quot;), SPLIT(A60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03, &quot;&quot;down&quot;&quot;), SPLIT(A603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603, &quot;&quot;up&quot;&quot;), SPLIT(A60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02]+[.E603]-[.G603]" office:value-type="float" office:value="718" calcext:value-type="float">
            <text:p>718</text:p>
          </table:table-cell>
          <table:table-cell table:style-name="ce7" table:formula="of:=[.I602]+[.H603]*[.C603]" office:value-type="float" office:value="404548" calcext:value-type="float">
            <text:p>4045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604, &quot;&quot;forward&quot;&quot;), SPLIT(A60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04, &quot;&quot;down&quot;&quot;), SPLIT(A604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604, &quot;&quot;up&quot;&quot;), SPLIT(A60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03]+[.E604]-[.G604]" office:value-type="float" office:value="721" calcext:value-type="float">
            <text:p>721</text:p>
          </table:table-cell>
          <table:table-cell table:style-name="ce7" table:formula="of:=[.I603]+[.H604]*[.C604]" office:value-type="float" office:value="404548" calcext:value-type="float">
            <text:p>4045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605, &quot;&quot;forward&quot;&quot;), SPLIT(A60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05, &quot;&quot;down&quot;&quot;), SPLIT(A60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605, &quot;&quot;up&quot;&quot;), SPLIT(A60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04]+[.E605]-[.G605]" office:value-type="float" office:value="728" calcext:value-type="float">
            <text:p>728</text:p>
          </table:table-cell>
          <table:table-cell table:style-name="ce7" table:formula="of:=[.I604]+[.H605]*[.C605]" office:value-type="float" office:value="404548" calcext:value-type="float">
            <text:p>4045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2</text:p>
          </table:table-cell>
          <table:table-cell table:style-name="ce5" table:formula="of:=IFERROR(__xludf.dummyfunction(&quot;IF(REGEXMATCH(A606, &quot;&quot;forward&quot;&quot;), SPLIT(A60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06, &quot;&quot;down&quot;&quot;), SPLIT(A60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06, &quot;&quot;up&quot;&quot;), SPLIT(A606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7" table:formula="of:=[.H605]+[.E606]-[.G606]" office:value-type="float" office:value="726" calcext:value-type="float">
            <text:p>726</text:p>
          </table:table-cell>
          <table:table-cell table:style-name="ce7" table:formula="of:=[.I605]+[.H606]*[.C606]" office:value-type="float" office:value="404548" calcext:value-type="float">
            <text:p>4045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7</text:p>
          </table:table-cell>
          <table:table-cell table:style-name="ce5" table:formula="of:=IFERROR(__xludf.dummyfunction(&quot;IF(REGEXMATCH(A607, &quot;&quot;forward&quot;&quot;), SPLIT(A60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07, &quot;&quot;down&quot;&quot;), SPLIT(A60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07, &quot;&quot;up&quot;&quot;), SPLIT(A607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7" table:formula="of:=[.H606]+[.E607]-[.G607]" office:value-type="float" office:value="719" calcext:value-type="float">
            <text:p>719</text:p>
          </table:table-cell>
          <table:table-cell table:style-name="ce7" table:formula="of:=[.I606]+[.H607]*[.C607]" office:value-type="float" office:value="404548" calcext:value-type="float">
            <text:p>4045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6</text:p>
          </table:table-cell>
          <table:table-cell table:style-name="ce5" table:formula="of:=IFERROR(__xludf.dummyfunction(&quot;IF(REGEXMATCH(A608, &quot;&quot;forward&quot;&quot;), SPLIT(A608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608, &quot;&quot;down&quot;&quot;), SPLIT(A60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08, &quot;&quot;up&quot;&quot;), SPLIT(A60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07]+[.E608]-[.G608]" office:value-type="float" office:value="719" calcext:value-type="float">
            <text:p>719</text:p>
          </table:table-cell>
          <table:table-cell table:style-name="ce7" table:formula="of:=[.I607]+[.H608]*[.C608]" office:value-type="float" office:value="408862" calcext:value-type="float">
            <text:p>4088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609, &quot;&quot;forward&quot;&quot;), SPLIT(A60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09, &quot;&quot;down&quot;&quot;), SPLIT(A609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609, &quot;&quot;up&quot;&quot;), SPLIT(A60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08]+[.E609]-[.G609]" office:value-type="float" office:value="722" calcext:value-type="float">
            <text:p>722</text:p>
          </table:table-cell>
          <table:table-cell table:style-name="ce7" table:formula="of:=[.I608]+[.H609]*[.C609]" office:value-type="float" office:value="408862" calcext:value-type="float">
            <text:p>4088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610, &quot;&quot;forward&quot;&quot;), SPLIT(A61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10, &quot;&quot;down&quot;&quot;), SPLIT(A610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610, &quot;&quot;up&quot;&quot;), SPLIT(A61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09]+[.E610]-[.G610]" office:value-type="float" office:value="724" calcext:value-type="float">
            <text:p>724</text:p>
          </table:table-cell>
          <table:table-cell table:style-name="ce7" table:formula="of:=[.I609]+[.H610]*[.C610]" office:value-type="float" office:value="408862" calcext:value-type="float">
            <text:p>4088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1</text:p>
          </table:table-cell>
          <table:table-cell table:style-name="ce5" table:formula="of:=IFERROR(__xludf.dummyfunction(&quot;IF(REGEXMATCH(A611, &quot;&quot;forward&quot;&quot;), SPLIT(A61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11, &quot;&quot;down&quot;&quot;), SPLIT(A61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11, &quot;&quot;up&quot;&quot;), SPLIT(A611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7" table:formula="of:=[.H610]+[.E611]-[.G611]" office:value-type="float" office:value="723" calcext:value-type="float">
            <text:p>723</text:p>
          </table:table-cell>
          <table:table-cell table:style-name="ce7" table:formula="of:=[.I610]+[.H611]*[.C611]" office:value-type="float" office:value="408862" calcext:value-type="float">
            <text:p>4088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4</text:p>
          </table:table-cell>
          <table:table-cell table:style-name="ce5" table:formula="of:=IFERROR(__xludf.dummyfunction(&quot;IF(REGEXMATCH(A612, &quot;&quot;forward&quot;&quot;), SPLIT(A61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612, &quot;&quot;down&quot;&quot;), SPLIT(A61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12, &quot;&quot;up&quot;&quot;), SPLIT(A61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11]+[.E612]-[.G612]" office:value-type="float" office:value="723" calcext:value-type="float">
            <text:p>723</text:p>
          </table:table-cell>
          <table:table-cell table:style-name="ce7" table:formula="of:=[.I611]+[.H612]*[.C612]" office:value-type="float" office:value="411754" calcext:value-type="float">
            <text:p>4117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613, &quot;&quot;forward&quot;&quot;), SPLIT(A61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13, &quot;&quot;down&quot;&quot;), SPLIT(A613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613, &quot;&quot;up&quot;&quot;), SPLIT(A61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12]+[.E613]-[.G613]" office:value-type="float" office:value="724" calcext:value-type="float">
            <text:p>724</text:p>
          </table:table-cell>
          <table:table-cell table:style-name="ce7" table:formula="of:=[.I612]+[.H613]*[.C613]" office:value-type="float" office:value="411754" calcext:value-type="float">
            <text:p>4117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4</text:p>
          </table:table-cell>
          <table:table-cell table:style-name="ce5" table:formula="of:=IFERROR(__xludf.dummyfunction(&quot;IF(REGEXMATCH(A614, &quot;&quot;forward&quot;&quot;), SPLIT(A61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14, &quot;&quot;down&quot;&quot;), SPLIT(A61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14, &quot;&quot;up&quot;&quot;), SPLIT(A614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7" table:formula="of:=[.H613]+[.E614]-[.G614]" office:value-type="float" office:value="720" calcext:value-type="float">
            <text:p>720</text:p>
          </table:table-cell>
          <table:table-cell table:style-name="ce7" table:formula="of:=[.I613]+[.H614]*[.C614]" office:value-type="float" office:value="411754" calcext:value-type="float">
            <text:p>4117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8</text:p>
          </table:table-cell>
          <table:table-cell table:style-name="ce5" table:formula="of:=IFERROR(__xludf.dummyfunction(&quot;IF(REGEXMATCH(A615, &quot;&quot;forward&quot;&quot;), SPLIT(A61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15, &quot;&quot;down&quot;&quot;), SPLIT(A61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15, &quot;&quot;up&quot;&quot;), SPLIT(A615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7" table:formula="of:=[.H614]+[.E615]-[.G615]" office:value-type="float" office:value="712" calcext:value-type="float">
            <text:p>712</text:p>
          </table:table-cell>
          <table:table-cell table:style-name="ce7" table:formula="of:=[.I614]+[.H615]*[.C615]" office:value-type="float" office:value="411754" calcext:value-type="float">
            <text:p>4117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9</text:p>
          </table:table-cell>
          <table:table-cell table:style-name="ce5" table:formula="of:=IFERROR(__xludf.dummyfunction(&quot;IF(REGEXMATCH(A616, &quot;&quot;forward&quot;&quot;), SPLIT(A61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16, &quot;&quot;down&quot;&quot;), SPLIT(A616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616, &quot;&quot;up&quot;&quot;), SPLIT(A61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15]+[.E616]-[.G616]" office:value-type="float" office:value="721" calcext:value-type="float">
            <text:p>721</text:p>
          </table:table-cell>
          <table:table-cell table:style-name="ce7" table:formula="of:=[.I615]+[.H616]*[.C616]" office:value-type="float" office:value="411754" calcext:value-type="float">
            <text:p>4117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5</text:p>
          </table:table-cell>
          <table:table-cell table:style-name="ce5" table:formula="of:=IFERROR(__xludf.dummyfunction(&quot;IF(REGEXMATCH(A617, &quot;&quot;forward&quot;&quot;), SPLIT(A61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17, &quot;&quot;down&quot;&quot;), SPLIT(A61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617, &quot;&quot;up&quot;&quot;), SPLIT(A61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16]+[.E617]-[.G617]" office:value-type="float" office:value="726" calcext:value-type="float">
            <text:p>726</text:p>
          </table:table-cell>
          <table:table-cell table:style-name="ce7" table:formula="of:=[.I616]+[.H617]*[.C617]" office:value-type="float" office:value="411754" calcext:value-type="float">
            <text:p>4117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618, &quot;&quot;forward&quot;&quot;), SPLIT(A61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18, &quot;&quot;down&quot;&quot;), SPLIT(A618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618, &quot;&quot;up&quot;&quot;), SPLIT(A61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17]+[.E618]-[.G618]" office:value-type="float" office:value="733" calcext:value-type="float">
            <text:p>733</text:p>
          </table:table-cell>
          <table:table-cell table:style-name="ce7" table:formula="of:=[.I617]+[.H618]*[.C618]" office:value-type="float" office:value="411754" calcext:value-type="float">
            <text:p>4117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4</text:p>
          </table:table-cell>
          <table:table-cell table:style-name="ce5" table:formula="of:=IFERROR(__xludf.dummyfunction(&quot;IF(REGEXMATCH(A619, &quot;&quot;forward&quot;&quot;), SPLIT(A619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619, &quot;&quot;down&quot;&quot;), SPLIT(A61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19, &quot;&quot;up&quot;&quot;), SPLIT(A61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18]+[.E619]-[.G619]" office:value-type="float" office:value="733" calcext:value-type="float">
            <text:p>733</text:p>
          </table:table-cell>
          <table:table-cell table:style-name="ce7" table:formula="of:=[.I618]+[.H619]*[.C619]" office:value-type="float" office:value="414686" calcext:value-type="float">
            <text:p>4146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620, &quot;&quot;forward&quot;&quot;), SPLIT(A62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20, &quot;&quot;down&quot;&quot;), SPLIT(A620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620, &quot;&quot;up&quot;&quot;), SPLIT(A62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19]+[.E620]-[.G620]" office:value-type="float" office:value="734" calcext:value-type="float">
            <text:p>734</text:p>
          </table:table-cell>
          <table:table-cell table:style-name="ce7" table:formula="of:=[.I619]+[.H620]*[.C620]" office:value-type="float" office:value="414686" calcext:value-type="float">
            <text:p>4146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8</text:p>
          </table:table-cell>
          <table:table-cell table:style-name="ce5" table:formula="of:=IFERROR(__xludf.dummyfunction(&quot;IF(REGEXMATCH(A621, &quot;&quot;forward&quot;&quot;), SPLIT(A621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621, &quot;&quot;down&quot;&quot;), SPLIT(A62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21, &quot;&quot;up&quot;&quot;), SPLIT(A62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20]+[.E621]-[.G621]" office:value-type="float" office:value="734" calcext:value-type="float">
            <text:p>734</text:p>
          </table:table-cell>
          <table:table-cell table:style-name="ce7" table:formula="of:=[.I620]+[.H621]*[.C621]" office:value-type="float" office:value="420558" calcext:value-type="float">
            <text:p>4205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5</text:p>
          </table:table-cell>
          <table:table-cell table:style-name="ce5" table:formula="of:=IFERROR(__xludf.dummyfunction(&quot;IF(REGEXMATCH(A622, &quot;&quot;forward&quot;&quot;), SPLIT(A62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22, &quot;&quot;down&quot;&quot;), SPLIT(A622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622, &quot;&quot;up&quot;&quot;), SPLIT(A62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21]+[.E622]-[.G622]" office:value-type="float" office:value="739" calcext:value-type="float">
            <text:p>739</text:p>
          </table:table-cell>
          <table:table-cell table:style-name="ce7" table:formula="of:=[.I621]+[.H622]*[.C622]" office:value-type="float" office:value="420558" calcext:value-type="float">
            <text:p>4205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7</text:p>
          </table:table-cell>
          <table:table-cell table:style-name="ce5" table:formula="of:=IFERROR(__xludf.dummyfunction(&quot;IF(REGEXMATCH(A623, &quot;&quot;forward&quot;&quot;), SPLIT(A623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623, &quot;&quot;down&quot;&quot;), SPLIT(A62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23, &quot;&quot;up&quot;&quot;), SPLIT(A62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22]+[.E623]-[.G623]" office:value-type="float" office:value="739" calcext:value-type="float">
            <text:p>739</text:p>
          </table:table-cell>
          <table:table-cell table:style-name="ce7" table:formula="of:=[.I622]+[.H623]*[.C623]" office:value-type="float" office:value="425731" calcext:value-type="float">
            <text:p>4257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624, &quot;&quot;forward&quot;&quot;), SPLIT(A62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24, &quot;&quot;down&quot;&quot;), SPLIT(A624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624, &quot;&quot;up&quot;&quot;), SPLIT(A62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23]+[.E624]-[.G624]" office:value-type="float" office:value="742" calcext:value-type="float">
            <text:p>742</text:p>
          </table:table-cell>
          <table:table-cell table:style-name="ce7" table:formula="of:=[.I623]+[.H624]*[.C624]" office:value-type="float" office:value="425731" calcext:value-type="float">
            <text:p>4257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2</text:p>
          </table:table-cell>
          <table:table-cell table:style-name="ce5" table:formula="of:=IFERROR(__xludf.dummyfunction(&quot;IF(REGEXMATCH(A625, &quot;&quot;forward&quot;&quot;), SPLIT(A62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25, &quot;&quot;down&quot;&quot;), SPLIT(A62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25, &quot;&quot;up&quot;&quot;), SPLIT(A625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7" table:formula="of:=[.H624]+[.E625]-[.G625]" office:value-type="float" office:value="740" calcext:value-type="float">
            <text:p>740</text:p>
          </table:table-cell>
          <table:table-cell table:style-name="ce7" table:formula="of:=[.I624]+[.H625]*[.C625]" office:value-type="float" office:value="425731" calcext:value-type="float">
            <text:p>4257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4</text:p>
          </table:table-cell>
          <table:table-cell table:style-name="ce5" table:formula="of:=IFERROR(__xludf.dummyfunction(&quot;IF(REGEXMATCH(A626, &quot;&quot;forward&quot;&quot;), SPLIT(A626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626, &quot;&quot;down&quot;&quot;), SPLIT(A62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26, &quot;&quot;up&quot;&quot;), SPLIT(A62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25]+[.E626]-[.G626]" office:value-type="float" office:value="740" calcext:value-type="float">
            <text:p>740</text:p>
          </table:table-cell>
          <table:table-cell table:style-name="ce7" table:formula="of:=[.I625]+[.H626]*[.C626]" office:value-type="float" office:value="428691" calcext:value-type="float">
            <text:p>42869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627, &quot;&quot;forward&quot;&quot;), SPLIT(A62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27, &quot;&quot;down&quot;&quot;), SPLIT(A62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627, &quot;&quot;up&quot;&quot;), SPLIT(A62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26]+[.E627]-[.G627]" office:value-type="float" office:value="741" calcext:value-type="float">
            <text:p>741</text:p>
          </table:table-cell>
          <table:table-cell table:style-name="ce7" table:formula="of:=[.I626]+[.H627]*[.C627]" office:value-type="float" office:value="428691" calcext:value-type="float">
            <text:p>42869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4</text:p>
          </table:table-cell>
          <table:table-cell table:style-name="ce5" table:formula="of:=IFERROR(__xludf.dummyfunction(&quot;IF(REGEXMATCH(A628, &quot;&quot;forward&quot;&quot;), SPLIT(A628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628, &quot;&quot;down&quot;&quot;), SPLIT(A62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28, &quot;&quot;up&quot;&quot;), SPLIT(A62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27]+[.E628]-[.G628]" office:value-type="float" office:value="741" calcext:value-type="float">
            <text:p>741</text:p>
          </table:table-cell>
          <table:table-cell table:style-name="ce7" table:formula="of:=[.I627]+[.H628]*[.C628]" office:value-type="float" office:value="431655" calcext:value-type="float">
            <text:p>4316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5</text:p>
          </table:table-cell>
          <table:table-cell table:style-name="ce5" table:formula="of:=IFERROR(__xludf.dummyfunction(&quot;IF(REGEXMATCH(A629, &quot;&quot;forward&quot;&quot;), SPLIT(A62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29, &quot;&quot;down&quot;&quot;), SPLIT(A62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29, &quot;&quot;up&quot;&quot;), SPLIT(A629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7" table:formula="of:=[.H628]+[.E629]-[.G629]" office:value-type="float" office:value="736" calcext:value-type="float">
            <text:p>736</text:p>
          </table:table-cell>
          <table:table-cell table:style-name="ce7" table:formula="of:=[.I628]+[.H629]*[.C629]" office:value-type="float" office:value="431655" calcext:value-type="float">
            <text:p>4316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630, &quot;&quot;forward&quot;&quot;), SPLIT(A630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630, &quot;&quot;down&quot;&quot;), SPLIT(A63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30, &quot;&quot;up&quot;&quot;), SPLIT(A63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29]+[.E630]-[.G630]" office:value-type="float" office:value="736" calcext:value-type="float">
            <text:p>736</text:p>
          </table:table-cell>
          <table:table-cell table:style-name="ce7" table:formula="of:=[.I629]+[.H630]*[.C630]" office:value-type="float" office:value="438279" calcext:value-type="float">
            <text:p>4382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631, &quot;&quot;forward&quot;&quot;), SPLIT(A63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31, &quot;&quot;down&quot;&quot;), SPLIT(A631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631, &quot;&quot;up&quot;&quot;), SPLIT(A63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30]+[.E631]-[.G631]" office:value-type="float" office:value="737" calcext:value-type="float">
            <text:p>737</text:p>
          </table:table-cell>
          <table:table-cell table:style-name="ce7" table:formula="of:=[.I630]+[.H631]*[.C631]" office:value-type="float" office:value="438279" calcext:value-type="float">
            <text:p>4382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7</text:p>
          </table:table-cell>
          <table:table-cell table:style-name="ce5" table:formula="of:=IFERROR(__xludf.dummyfunction(&quot;IF(REGEXMATCH(A632, &quot;&quot;forward&quot;&quot;), SPLIT(A63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632, &quot;&quot;down&quot;&quot;), SPLIT(A63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32, &quot;&quot;up&quot;&quot;), SPLIT(A63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31]+[.E632]-[.G632]" office:value-type="float" office:value="737" calcext:value-type="float">
            <text:p>737</text:p>
          </table:table-cell>
          <table:table-cell table:style-name="ce7" table:formula="of:=[.I631]+[.H632]*[.C632]" office:value-type="float" office:value="443438" calcext:value-type="float">
            <text:p>4434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3</text:p>
          </table:table-cell>
          <table:table-cell table:style-name="ce5" table:formula="of:=IFERROR(__xludf.dummyfunction(&quot;IF(REGEXMATCH(A633, &quot;&quot;forward&quot;&quot;), SPLIT(A63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33, &quot;&quot;down&quot;&quot;), SPLIT(A63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33, &quot;&quot;up&quot;&quot;), SPLIT(A633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7" table:formula="of:=[.H632]+[.E633]-[.G633]" office:value-type="float" office:value="734" calcext:value-type="float">
            <text:p>734</text:p>
          </table:table-cell>
          <table:table-cell table:style-name="ce7" table:formula="of:=[.I632]+[.H633]*[.C633]" office:value-type="float" office:value="443438" calcext:value-type="float">
            <text:p>4434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9</text:p>
          </table:table-cell>
          <table:table-cell table:style-name="ce5" table:formula="of:=IFERROR(__xludf.dummyfunction(&quot;IF(REGEXMATCH(A634, &quot;&quot;forward&quot;&quot;), SPLIT(A63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34, &quot;&quot;down&quot;&quot;), SPLIT(A63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34, &quot;&quot;up&quot;&quot;), SPLIT(A634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7" table:formula="of:=[.H633]+[.E634]-[.G634]" office:value-type="float" office:value="725" calcext:value-type="float">
            <text:p>725</text:p>
          </table:table-cell>
          <table:table-cell table:style-name="ce7" table:formula="of:=[.I633]+[.H634]*[.C634]" office:value-type="float" office:value="443438" calcext:value-type="float">
            <text:p>4434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4</text:p>
          </table:table-cell>
          <table:table-cell table:style-name="ce5" table:formula="of:=IFERROR(__xludf.dummyfunction(&quot;IF(REGEXMATCH(A635, &quot;&quot;forward&quot;&quot;), SPLIT(A635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635, &quot;&quot;down&quot;&quot;), SPLIT(A63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35, &quot;&quot;up&quot;&quot;), SPLIT(A63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34]+[.E635]-[.G635]" office:value-type="float" office:value="725" calcext:value-type="float">
            <text:p>725</text:p>
          </table:table-cell>
          <table:table-cell table:style-name="ce7" table:formula="of:=[.I634]+[.H635]*[.C635]" office:value-type="float" office:value="446338" calcext:value-type="float">
            <text:p>4463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5</text:p>
          </table:table-cell>
          <table:table-cell table:style-name="ce5" table:formula="of:=IFERROR(__xludf.dummyfunction(&quot;IF(REGEXMATCH(A636, &quot;&quot;forward&quot;&quot;), SPLIT(A63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36, &quot;&quot;down&quot;&quot;), SPLIT(A63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36, &quot;&quot;up&quot;&quot;), SPLIT(A636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7" table:formula="of:=[.H635]+[.E636]-[.G636]" office:value-type="float" office:value="720" calcext:value-type="float">
            <text:p>720</text:p>
          </table:table-cell>
          <table:table-cell table:style-name="ce7" table:formula="of:=[.I635]+[.H636]*[.C636]" office:value-type="float" office:value="446338" calcext:value-type="float">
            <text:p>4463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637, &quot;&quot;forward&quot;&quot;), SPLIT(A63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37, &quot;&quot;down&quot;&quot;), SPLIT(A63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637, &quot;&quot;up&quot;&quot;), SPLIT(A63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36]+[.E637]-[.G637]" office:value-type="float" office:value="726" calcext:value-type="float">
            <text:p>726</text:p>
          </table:table-cell>
          <table:table-cell table:style-name="ce7" table:formula="of:=[.I636]+[.H637]*[.C637]" office:value-type="float" office:value="446338" calcext:value-type="float">
            <text:p>4463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638, &quot;&quot;forward&quot;&quot;), SPLIT(A638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638, &quot;&quot;down&quot;&quot;), SPLIT(A63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38, &quot;&quot;up&quot;&quot;), SPLIT(A63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37]+[.E638]-[.G638]" office:value-type="float" office:value="726" calcext:value-type="float">
            <text:p>726</text:p>
          </table:table-cell>
          <table:table-cell table:style-name="ce7" table:formula="of:=[.I637]+[.H638]*[.C638]" office:value-type="float" office:value="447790" calcext:value-type="float">
            <text:p>44779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639, &quot;&quot;forward&quot;&quot;), SPLIT(A63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39, &quot;&quot;down&quot;&quot;), SPLIT(A639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639, &quot;&quot;up&quot;&quot;), SPLIT(A63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38]+[.E639]-[.G639]" office:value-type="float" office:value="727" calcext:value-type="float">
            <text:p>727</text:p>
          </table:table-cell>
          <table:table-cell table:style-name="ce7" table:formula="of:=[.I638]+[.H639]*[.C639]" office:value-type="float" office:value="447790" calcext:value-type="float">
            <text:p>44779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1</text:p>
          </table:table-cell>
          <table:table-cell table:style-name="ce5" table:formula="of:=IFERROR(__xludf.dummyfunction(&quot;IF(REGEXMATCH(A640, &quot;&quot;forward&quot;&quot;), SPLIT(A640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640, &quot;&quot;down&quot;&quot;), SPLIT(A64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40, &quot;&quot;up&quot;&quot;), SPLIT(A64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39]+[.E640]-[.G640]" office:value-type="float" office:value="727" calcext:value-type="float">
            <text:p>727</text:p>
          </table:table-cell>
          <table:table-cell table:style-name="ce7" table:formula="of:=[.I639]+[.H640]*[.C640]" office:value-type="float" office:value="448517" calcext:value-type="float">
            <text:p>4485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9</text:p>
          </table:table-cell>
          <table:table-cell table:style-name="ce5" table:formula="of:=IFERROR(__xludf.dummyfunction(&quot;IF(REGEXMATCH(A641, &quot;&quot;forward&quot;&quot;), SPLIT(A64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41, &quot;&quot;down&quot;&quot;), SPLIT(A641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641, &quot;&quot;up&quot;&quot;), SPLIT(A64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40]+[.E641]-[.G641]" office:value-type="float" office:value="736" calcext:value-type="float">
            <text:p>736</text:p>
          </table:table-cell>
          <table:table-cell table:style-name="ce7" table:formula="of:=[.I640]+[.H641]*[.C641]" office:value-type="float" office:value="448517" calcext:value-type="float">
            <text:p>4485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5</text:p>
          </table:table-cell>
          <table:table-cell table:style-name="ce5" table:formula="of:=IFERROR(__xludf.dummyfunction(&quot;IF(REGEXMATCH(A642, &quot;&quot;forward&quot;&quot;), SPLIT(A64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642, &quot;&quot;down&quot;&quot;), SPLIT(A64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42, &quot;&quot;up&quot;&quot;), SPLIT(A64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41]+[.E642]-[.G642]" office:value-type="float" office:value="736" calcext:value-type="float">
            <text:p>736</text:p>
          </table:table-cell>
          <table:table-cell table:style-name="ce7" table:formula="of:=[.I641]+[.H642]*[.C642]" office:value-type="float" office:value="452197" calcext:value-type="float">
            <text:p>4521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643, &quot;&quot;forward&quot;&quot;), SPLIT(A64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43, &quot;&quot;down&quot;&quot;), SPLIT(A643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643, &quot;&quot;up&quot;&quot;), SPLIT(A64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42]+[.E643]-[.G643]" office:value-type="float" office:value="738" calcext:value-type="float">
            <text:p>738</text:p>
          </table:table-cell>
          <table:table-cell table:style-name="ce7" table:formula="of:=[.I642]+[.H643]*[.C643]" office:value-type="float" office:value="452197" calcext:value-type="float">
            <text:p>4521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3</text:p>
          </table:table-cell>
          <table:table-cell table:style-name="ce5" table:formula="of:=IFERROR(__xludf.dummyfunction(&quot;IF(REGEXMATCH(A644, &quot;&quot;forward&quot;&quot;), SPLIT(A64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44, &quot;&quot;down&quot;&quot;), SPLIT(A64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44, &quot;&quot;up&quot;&quot;), SPLIT(A644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7" table:formula="of:=[.H643]+[.E644]-[.G644]" office:value-type="float" office:value="735" calcext:value-type="float">
            <text:p>735</text:p>
          </table:table-cell>
          <table:table-cell table:style-name="ce7" table:formula="of:=[.I643]+[.H644]*[.C644]" office:value-type="float" office:value="452197" calcext:value-type="float">
            <text:p>4521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5</text:p>
          </table:table-cell>
          <table:table-cell table:style-name="ce5" table:formula="of:=IFERROR(__xludf.dummyfunction(&quot;IF(REGEXMATCH(A645, &quot;&quot;forward&quot;&quot;), SPLIT(A64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45, &quot;&quot;down&quot;&quot;), SPLIT(A64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645, &quot;&quot;up&quot;&quot;), SPLIT(A64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44]+[.E645]-[.G645]" office:value-type="float" office:value="740" calcext:value-type="float">
            <text:p>740</text:p>
          </table:table-cell>
          <table:table-cell table:style-name="ce7" table:formula="of:=[.I644]+[.H645]*[.C645]" office:value-type="float" office:value="452197" calcext:value-type="float">
            <text:p>4521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4</text:p>
          </table:table-cell>
          <table:table-cell table:style-name="ce5" table:formula="of:=IFERROR(__xludf.dummyfunction(&quot;IF(REGEXMATCH(A646, &quot;&quot;forward&quot;&quot;), SPLIT(A64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46, &quot;&quot;down&quot;&quot;), SPLIT(A64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46, &quot;&quot;up&quot;&quot;), SPLIT(A646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7" table:formula="of:=[.H645]+[.E646]-[.G646]" office:value-type="float" office:value="736" calcext:value-type="float">
            <text:p>736</text:p>
          </table:table-cell>
          <table:table-cell table:style-name="ce7" table:formula="of:=[.I645]+[.H646]*[.C646]" office:value-type="float" office:value="452197" calcext:value-type="float">
            <text:p>4521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5</text:p>
          </table:table-cell>
          <table:table-cell table:style-name="ce5" table:formula="of:=IFERROR(__xludf.dummyfunction(&quot;IF(REGEXMATCH(A647, &quot;&quot;forward&quot;&quot;), SPLIT(A64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47, &quot;&quot;down&quot;&quot;), SPLIT(A64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647, &quot;&quot;up&quot;&quot;), SPLIT(A64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46]+[.E647]-[.G647]" office:value-type="float" office:value="741" calcext:value-type="float">
            <text:p>741</text:p>
          </table:table-cell>
          <table:table-cell table:style-name="ce7" table:formula="of:=[.I646]+[.H647]*[.C647]" office:value-type="float" office:value="452197" calcext:value-type="float">
            <text:p>4521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8</text:p>
          </table:table-cell>
          <table:table-cell table:style-name="ce5" table:formula="of:=IFERROR(__xludf.dummyfunction(&quot;IF(REGEXMATCH(A648, &quot;&quot;forward&quot;&quot;), SPLIT(A64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48, &quot;&quot;down&quot;&quot;), SPLIT(A648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648, &quot;&quot;up&quot;&quot;), SPLIT(A64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47]+[.E648]-[.G648]" office:value-type="float" office:value="749" calcext:value-type="float">
            <text:p>749</text:p>
          </table:table-cell>
          <table:table-cell table:style-name="ce7" table:formula="of:=[.I647]+[.H648]*[.C648]" office:value-type="float" office:value="452197" calcext:value-type="float">
            <text:p>4521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8</text:p>
          </table:table-cell>
          <table:table-cell table:style-name="ce5" table:formula="of:=IFERROR(__xludf.dummyfunction(&quot;IF(REGEXMATCH(A649, &quot;&quot;forward&quot;&quot;), SPLIT(A64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49, &quot;&quot;down&quot;&quot;), SPLIT(A649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649, &quot;&quot;up&quot;&quot;), SPLIT(A64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48]+[.E649]-[.G649]" office:value-type="float" office:value="757" calcext:value-type="float">
            <text:p>757</text:p>
          </table:table-cell>
          <table:table-cell table:style-name="ce7" table:formula="of:=[.I648]+[.H649]*[.C649]" office:value-type="float" office:value="452197" calcext:value-type="float">
            <text:p>4521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650, &quot;&quot;forward&quot;&quot;), SPLIT(A65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50, &quot;&quot;down&quot;&quot;), SPLIT(A650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650, &quot;&quot;up&quot;&quot;), SPLIT(A65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49]+[.E650]-[.G650]" office:value-type="float" office:value="760" calcext:value-type="float">
            <text:p>760</text:p>
          </table:table-cell>
          <table:table-cell table:style-name="ce7" table:formula="of:=[.I649]+[.H650]*[.C650]" office:value-type="float" office:value="452197" calcext:value-type="float">
            <text:p>4521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651, &quot;&quot;forward&quot;&quot;), SPLIT(A651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651, &quot;&quot;down&quot;&quot;), SPLIT(A65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51, &quot;&quot;up&quot;&quot;), SPLIT(A65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50]+[.E651]-[.G651]" office:value-type="float" office:value="760" calcext:value-type="float">
            <text:p>760</text:p>
          </table:table-cell>
          <table:table-cell table:style-name="ce7" table:formula="of:=[.I650]+[.H651]*[.C651]" office:value-type="float" office:value="459037" calcext:value-type="float">
            <text:p>4590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652, &quot;&quot;forward&quot;&quot;), SPLIT(A65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652, &quot;&quot;down&quot;&quot;), SPLIT(A65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52, &quot;&quot;up&quot;&quot;), SPLIT(A65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51]+[.E652]-[.G652]" office:value-type="float" office:value="760" calcext:value-type="float">
            <text:p>760</text:p>
          </table:table-cell>
          <table:table-cell table:style-name="ce7" table:formula="of:=[.I651]+[.H652]*[.C652]" office:value-type="float" office:value="460557" calcext:value-type="float">
            <text:p>4605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653, &quot;&quot;forward&quot;&quot;), SPLIT(A65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53, &quot;&quot;down&quot;&quot;), SPLIT(A653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653, &quot;&quot;up&quot;&quot;), SPLIT(A65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52]+[.E653]-[.G653]" office:value-type="float" office:value="763" calcext:value-type="float">
            <text:p>763</text:p>
          </table:table-cell>
          <table:table-cell table:style-name="ce7" table:formula="of:=[.I652]+[.H653]*[.C653]" office:value-type="float" office:value="460557" calcext:value-type="float">
            <text:p>4605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654, &quot;&quot;forward&quot;&quot;), SPLIT(A65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54, &quot;&quot;down&quot;&quot;), SPLIT(A654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654, &quot;&quot;up&quot;&quot;), SPLIT(A65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53]+[.E654]-[.G654]" office:value-type="float" office:value="766" calcext:value-type="float">
            <text:p>766</text:p>
          </table:table-cell>
          <table:table-cell table:style-name="ce7" table:formula="of:=[.I653]+[.H654]*[.C654]" office:value-type="float" office:value="460557" calcext:value-type="float">
            <text:p>4605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655, &quot;&quot;forward&quot;&quot;), SPLIT(A65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55, &quot;&quot;down&quot;&quot;), SPLIT(A65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655, &quot;&quot;up&quot;&quot;), SPLIT(A65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54]+[.E655]-[.G655]" office:value-type="float" office:value="772" calcext:value-type="float">
            <text:p>772</text:p>
          </table:table-cell>
          <table:table-cell table:style-name="ce7" table:formula="of:=[.I654]+[.H655]*[.C655]" office:value-type="float" office:value="460557" calcext:value-type="float">
            <text:p>4605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8</text:p>
          </table:table-cell>
          <table:table-cell table:style-name="ce5" table:formula="of:=IFERROR(__xludf.dummyfunction(&quot;IF(REGEXMATCH(A656, &quot;&quot;forward&quot;&quot;), SPLIT(A65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56, &quot;&quot;down&quot;&quot;), SPLIT(A656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656, &quot;&quot;up&quot;&quot;), SPLIT(A65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55]+[.E656]-[.G656]" office:value-type="float" office:value="780" calcext:value-type="float">
            <text:p>780</text:p>
          </table:table-cell>
          <table:table-cell table:style-name="ce7" table:formula="of:=[.I655]+[.H656]*[.C656]" office:value-type="float" office:value="460557" calcext:value-type="float">
            <text:p>4605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657, &quot;&quot;forward&quot;&quot;), SPLIT(A657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657, &quot;&quot;down&quot;&quot;), SPLIT(A65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57, &quot;&quot;up&quot;&quot;), SPLIT(A65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56]+[.E657]-[.G657]" office:value-type="float" office:value="780" calcext:value-type="float">
            <text:p>780</text:p>
          </table:table-cell>
          <table:table-cell table:style-name="ce7" table:formula="of:=[.I656]+[.H657]*[.C657]" office:value-type="float" office:value="467577" calcext:value-type="float">
            <text:p>4675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658, &quot;&quot;forward&quot;&quot;), SPLIT(A65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58, &quot;&quot;down&quot;&quot;), SPLIT(A658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658, &quot;&quot;up&quot;&quot;), SPLIT(A65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57]+[.E658]-[.G658]" office:value-type="float" office:value="784" calcext:value-type="float">
            <text:p>784</text:p>
          </table:table-cell>
          <table:table-cell table:style-name="ce7" table:formula="of:=[.I657]+[.H658]*[.C658]" office:value-type="float" office:value="467577" calcext:value-type="float">
            <text:p>4675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659, &quot;&quot;forward&quot;&quot;), SPLIT(A65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59, &quot;&quot;down&quot;&quot;), SPLIT(A659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659, &quot;&quot;up&quot;&quot;), SPLIT(A65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58]+[.E659]-[.G659]" office:value-type="float" office:value="785" calcext:value-type="float">
            <text:p>785</text:p>
          </table:table-cell>
          <table:table-cell table:style-name="ce7" table:formula="of:=[.I658]+[.H659]*[.C659]" office:value-type="float" office:value="467577" calcext:value-type="float">
            <text:p>4675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4</text:p>
          </table:table-cell>
          <table:table-cell table:style-name="ce5" table:formula="of:=IFERROR(__xludf.dummyfunction(&quot;IF(REGEXMATCH(A660, &quot;&quot;forward&quot;&quot;), SPLIT(A660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660, &quot;&quot;down&quot;&quot;), SPLIT(A66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60, &quot;&quot;up&quot;&quot;), SPLIT(A66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59]+[.E660]-[.G660]" office:value-type="float" office:value="785" calcext:value-type="float">
            <text:p>785</text:p>
          </table:table-cell>
          <table:table-cell table:style-name="ce7" table:formula="of:=[.I659]+[.H660]*[.C660]" office:value-type="float" office:value="470717" calcext:value-type="float">
            <text:p>4707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9</text:p>
          </table:table-cell>
          <table:table-cell table:style-name="ce5" table:formula="of:=IFERROR(__xludf.dummyfunction(&quot;IF(REGEXMATCH(A661, &quot;&quot;forward&quot;&quot;), SPLIT(A66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61, &quot;&quot;down&quot;&quot;), SPLIT(A661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661, &quot;&quot;up&quot;&quot;), SPLIT(A66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60]+[.E661]-[.G661]" office:value-type="float" office:value="794" calcext:value-type="float">
            <text:p>794</text:p>
          </table:table-cell>
          <table:table-cell table:style-name="ce7" table:formula="of:=[.I660]+[.H661]*[.C661]" office:value-type="float" office:value="470717" calcext:value-type="float">
            <text:p>4707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1</text:p>
          </table:table-cell>
          <table:table-cell table:style-name="ce5" table:formula="of:=IFERROR(__xludf.dummyfunction(&quot;IF(REGEXMATCH(A662, &quot;&quot;forward&quot;&quot;), SPLIT(A66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662, &quot;&quot;down&quot;&quot;), SPLIT(A66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62, &quot;&quot;up&quot;&quot;), SPLIT(A66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61]+[.E662]-[.G662]" office:value-type="float" office:value="794" calcext:value-type="float">
            <text:p>794</text:p>
          </table:table-cell>
          <table:table-cell table:style-name="ce7" table:formula="of:=[.I661]+[.H662]*[.C662]" office:value-type="float" office:value="471511" calcext:value-type="float">
            <text:p>4715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9</text:p>
          </table:table-cell>
          <table:table-cell table:style-name="ce5" table:formula="of:=IFERROR(__xludf.dummyfunction(&quot;IF(REGEXMATCH(A663, &quot;&quot;forward&quot;&quot;), SPLIT(A66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63, &quot;&quot;down&quot;&quot;), SPLIT(A663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663, &quot;&quot;up&quot;&quot;), SPLIT(A66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62]+[.E663]-[.G663]" office:value-type="float" office:value="803" calcext:value-type="float">
            <text:p>803</text:p>
          </table:table-cell>
          <table:table-cell table:style-name="ce7" table:formula="of:=[.I662]+[.H663]*[.C663]" office:value-type="float" office:value="471511" calcext:value-type="float">
            <text:p>4715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6</text:p>
          </table:table-cell>
          <table:table-cell table:style-name="ce5" table:formula="of:=IFERROR(__xludf.dummyfunction(&quot;IF(REGEXMATCH(A664, &quot;&quot;forward&quot;&quot;), SPLIT(A66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64, &quot;&quot;down&quot;&quot;), SPLIT(A66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64, &quot;&quot;up&quot;&quot;), SPLIT(A664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7" table:formula="of:=[.H663]+[.E664]-[.G664]" office:value-type="float" office:value="797" calcext:value-type="float">
            <text:p>797</text:p>
          </table:table-cell>
          <table:table-cell table:style-name="ce7" table:formula="of:=[.I663]+[.H664]*[.C664]" office:value-type="float" office:value="471511" calcext:value-type="float">
            <text:p>4715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7</text:p>
          </table:table-cell>
          <table:table-cell table:style-name="ce5" table:formula="of:=IFERROR(__xludf.dummyfunction(&quot;IF(REGEXMATCH(A665, &quot;&quot;forward&quot;&quot;), SPLIT(A66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65, &quot;&quot;down&quot;&quot;), SPLIT(A66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65, &quot;&quot;up&quot;&quot;), SPLIT(A665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7" table:formula="of:=[.H664]+[.E665]-[.G665]" office:value-type="float" office:value="790" calcext:value-type="float">
            <text:p>790</text:p>
          </table:table-cell>
          <table:table-cell table:style-name="ce7" table:formula="of:=[.I664]+[.H665]*[.C665]" office:value-type="float" office:value="471511" calcext:value-type="float">
            <text:p>4715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8</text:p>
          </table:table-cell>
          <table:table-cell table:style-name="ce5" table:formula="of:=IFERROR(__xludf.dummyfunction(&quot;IF(REGEXMATCH(A666, &quot;&quot;forward&quot;&quot;), SPLIT(A66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66, &quot;&quot;down&quot;&quot;), SPLIT(A66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66, &quot;&quot;up&quot;&quot;), SPLIT(A666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7" table:formula="of:=[.H665]+[.E666]-[.G666]" office:value-type="float" office:value="782" calcext:value-type="float">
            <text:p>782</text:p>
          </table:table-cell>
          <table:table-cell table:style-name="ce7" table:formula="of:=[.I665]+[.H666]*[.C666]" office:value-type="float" office:value="471511" calcext:value-type="float">
            <text:p>4715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5</text:p>
          </table:table-cell>
          <table:table-cell table:style-name="ce5" table:formula="of:=IFERROR(__xludf.dummyfunction(&quot;IF(REGEXMATCH(A667, &quot;&quot;forward&quot;&quot;), SPLIT(A667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667, &quot;&quot;down&quot;&quot;), SPLIT(A66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67, &quot;&quot;up&quot;&quot;), SPLIT(A66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66]+[.E667]-[.G667]" office:value-type="float" office:value="782" calcext:value-type="float">
            <text:p>782</text:p>
          </table:table-cell>
          <table:table-cell table:style-name="ce7" table:formula="of:=[.I666]+[.H667]*[.C667]" office:value-type="float" office:value="475421" calcext:value-type="float">
            <text:p>4754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668, &quot;&quot;forward&quot;&quot;), SPLIT(A66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68, &quot;&quot;down&quot;&quot;), SPLIT(A668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668, &quot;&quot;up&quot;&quot;), SPLIT(A66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67]+[.E668]-[.G668]" office:value-type="float" office:value="785" calcext:value-type="float">
            <text:p>785</text:p>
          </table:table-cell>
          <table:table-cell table:style-name="ce7" table:formula="of:=[.I667]+[.H668]*[.C668]" office:value-type="float" office:value="475421" calcext:value-type="float">
            <text:p>4754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5</text:p>
          </table:table-cell>
          <table:table-cell table:style-name="ce5" table:formula="of:=IFERROR(__xludf.dummyfunction(&quot;IF(REGEXMATCH(A669, &quot;&quot;forward&quot;&quot;), SPLIT(A66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69, &quot;&quot;down&quot;&quot;), SPLIT(A66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69, &quot;&quot;up&quot;&quot;), SPLIT(A669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7" table:formula="of:=[.H668]+[.E669]-[.G669]" office:value-type="float" office:value="780" calcext:value-type="float">
            <text:p>780</text:p>
          </table:table-cell>
          <table:table-cell table:style-name="ce7" table:formula="of:=[.I668]+[.H669]*[.C669]" office:value-type="float" office:value="475421" calcext:value-type="float">
            <text:p>4754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1</text:p>
          </table:table-cell>
          <table:table-cell table:style-name="ce5" table:formula="of:=IFERROR(__xludf.dummyfunction(&quot;IF(REGEXMATCH(A670, &quot;&quot;forward&quot;&quot;), SPLIT(A67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70, &quot;&quot;down&quot;&quot;), SPLIT(A67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70, &quot;&quot;up&quot;&quot;), SPLIT(A670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7" table:formula="of:=[.H669]+[.E670]-[.G670]" office:value-type="float" office:value="779" calcext:value-type="float">
            <text:p>779</text:p>
          </table:table-cell>
          <table:table-cell table:style-name="ce7" table:formula="of:=[.I669]+[.H670]*[.C670]" office:value-type="float" office:value="475421" calcext:value-type="float">
            <text:p>4754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8</text:p>
          </table:table-cell>
          <table:table-cell table:style-name="ce5" table:formula="of:=IFERROR(__xludf.dummyfunction(&quot;IF(REGEXMATCH(A671, &quot;&quot;forward&quot;&quot;), SPLIT(A67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71, &quot;&quot;down&quot;&quot;), SPLIT(A671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671, &quot;&quot;up&quot;&quot;), SPLIT(A67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70]+[.E671]-[.G671]" office:value-type="float" office:value="787" calcext:value-type="float">
            <text:p>787</text:p>
          </table:table-cell>
          <table:table-cell table:style-name="ce7" table:formula="of:=[.I670]+[.H671]*[.C671]" office:value-type="float" office:value="475421" calcext:value-type="float">
            <text:p>4754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1</text:p>
          </table:table-cell>
          <table:table-cell table:style-name="ce5" table:formula="of:=IFERROR(__xludf.dummyfunction(&quot;IF(REGEXMATCH(A672, &quot;&quot;forward&quot;&quot;), SPLIT(A67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672, &quot;&quot;down&quot;&quot;), SPLIT(A67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72, &quot;&quot;up&quot;&quot;), SPLIT(A67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71]+[.E672]-[.G672]" office:value-type="float" office:value="787" calcext:value-type="float">
            <text:p>787</text:p>
          </table:table-cell>
          <table:table-cell table:style-name="ce7" table:formula="of:=[.I671]+[.H672]*[.C672]" office:value-type="float" office:value="476208" calcext:value-type="float">
            <text:p>4762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7</text:p>
          </table:table-cell>
          <table:table-cell table:style-name="ce5" table:formula="of:=IFERROR(__xludf.dummyfunction(&quot;IF(REGEXMATCH(A673, &quot;&quot;forward&quot;&quot;), SPLIT(A673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673, &quot;&quot;down&quot;&quot;), SPLIT(A67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73, &quot;&quot;up&quot;&quot;), SPLIT(A67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72]+[.E673]-[.G673]" office:value-type="float" office:value="787" calcext:value-type="float">
            <text:p>787</text:p>
          </table:table-cell>
          <table:table-cell table:style-name="ce7" table:formula="of:=[.I672]+[.H673]*[.C673]" office:value-type="float" office:value="481717" calcext:value-type="float">
            <text:p>4817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9</text:p>
          </table:table-cell>
          <table:table-cell table:style-name="ce5" table:formula="of:=IFERROR(__xludf.dummyfunction(&quot;IF(REGEXMATCH(A674, &quot;&quot;forward&quot;&quot;), SPLIT(A67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74, &quot;&quot;down&quot;&quot;), SPLIT(A67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74, &quot;&quot;up&quot;&quot;), SPLIT(A674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7" table:formula="of:=[.H673]+[.E674]-[.G674]" office:value-type="float" office:value="778" calcext:value-type="float">
            <text:p>778</text:p>
          </table:table-cell>
          <table:table-cell table:style-name="ce7" table:formula="of:=[.I673]+[.H674]*[.C674]" office:value-type="float" office:value="481717" calcext:value-type="float">
            <text:p>4817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675, &quot;&quot;forward&quot;&quot;), SPLIT(A67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75, &quot;&quot;down&quot;&quot;), SPLIT(A67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675, &quot;&quot;up&quot;&quot;), SPLIT(A67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74]+[.E675]-[.G675]" office:value-type="float" office:value="785" calcext:value-type="float">
            <text:p>785</text:p>
          </table:table-cell>
          <table:table-cell table:style-name="ce7" table:formula="of:=[.I674]+[.H675]*[.C675]" office:value-type="float" office:value="481717" calcext:value-type="float">
            <text:p>4817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4</text:p>
          </table:table-cell>
          <table:table-cell table:style-name="ce5" table:formula="of:=IFERROR(__xludf.dummyfunction(&quot;IF(REGEXMATCH(A676, &quot;&quot;forward&quot;&quot;), SPLIT(A676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676, &quot;&quot;down&quot;&quot;), SPLIT(A67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76, &quot;&quot;up&quot;&quot;), SPLIT(A67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75]+[.E676]-[.G676]" office:value-type="float" office:value="785" calcext:value-type="float">
            <text:p>785</text:p>
          </table:table-cell>
          <table:table-cell table:style-name="ce7" table:formula="of:=[.I675]+[.H676]*[.C676]" office:value-type="float" office:value="484857" calcext:value-type="float">
            <text:p>4848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5</text:p>
          </table:table-cell>
          <table:table-cell table:style-name="ce5" table:formula="of:=IFERROR(__xludf.dummyfunction(&quot;IF(REGEXMATCH(A677, &quot;&quot;forward&quot;&quot;), SPLIT(A67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77, &quot;&quot;down&quot;&quot;), SPLIT(A67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677, &quot;&quot;up&quot;&quot;), SPLIT(A67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76]+[.E677]-[.G677]" office:value-type="float" office:value="790" calcext:value-type="float">
            <text:p>790</text:p>
          </table:table-cell>
          <table:table-cell table:style-name="ce7" table:formula="of:=[.I676]+[.H677]*[.C677]" office:value-type="float" office:value="484857" calcext:value-type="float">
            <text:p>4848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678, &quot;&quot;forward&quot;&quot;), SPLIT(A678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678, &quot;&quot;down&quot;&quot;), SPLIT(A67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78, &quot;&quot;up&quot;&quot;), SPLIT(A67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77]+[.E678]-[.G678]" office:value-type="float" office:value="790" calcext:value-type="float">
            <text:p>790</text:p>
          </table:table-cell>
          <table:table-cell table:style-name="ce7" table:formula="of:=[.I677]+[.H678]*[.C678]" office:value-type="float" office:value="486437" calcext:value-type="float">
            <text:p>4864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679, &quot;&quot;forward&quot;&quot;), SPLIT(A67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79, &quot;&quot;down&quot;&quot;), SPLIT(A679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679, &quot;&quot;up&quot;&quot;), SPLIT(A67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78]+[.E679]-[.G679]" office:value-type="float" office:value="796" calcext:value-type="float">
            <text:p>796</text:p>
          </table:table-cell>
          <table:table-cell table:style-name="ce7" table:formula="of:=[.I678]+[.H679]*[.C679]" office:value-type="float" office:value="486437" calcext:value-type="float">
            <text:p>4864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8</text:p>
          </table:table-cell>
          <table:table-cell table:style-name="ce5" table:formula="of:=IFERROR(__xludf.dummyfunction(&quot;IF(REGEXMATCH(A680, &quot;&quot;forward&quot;&quot;), SPLIT(A68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80, &quot;&quot;down&quot;&quot;), SPLIT(A68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80, &quot;&quot;up&quot;&quot;), SPLIT(A680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7" table:formula="of:=[.H679]+[.E680]-[.G680]" office:value-type="float" office:value="788" calcext:value-type="float">
            <text:p>788</text:p>
          </table:table-cell>
          <table:table-cell table:style-name="ce7" table:formula="of:=[.I679]+[.H680]*[.C680]" office:value-type="float" office:value="486437" calcext:value-type="float">
            <text:p>4864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681, &quot;&quot;forward&quot;&quot;), SPLIT(A68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81, &quot;&quot;down&quot;&quot;), SPLIT(A681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681, &quot;&quot;up&quot;&quot;), SPLIT(A68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80]+[.E681]-[.G681]" office:value-type="float" office:value="789" calcext:value-type="float">
            <text:p>789</text:p>
          </table:table-cell>
          <table:table-cell table:style-name="ce7" table:formula="of:=[.I680]+[.H681]*[.C681]" office:value-type="float" office:value="486437" calcext:value-type="float">
            <text:p>4864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682, &quot;&quot;forward&quot;&quot;), SPLIT(A68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82, &quot;&quot;down&quot;&quot;), SPLIT(A682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682, &quot;&quot;up&quot;&quot;), SPLIT(A68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81]+[.E682]-[.G682]" office:value-type="float" office:value="795" calcext:value-type="float">
            <text:p>795</text:p>
          </table:table-cell>
          <table:table-cell table:style-name="ce7" table:formula="of:=[.I681]+[.H682]*[.C682]" office:value-type="float" office:value="486437" calcext:value-type="float">
            <text:p>4864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9</text:p>
          </table:table-cell>
          <table:table-cell table:style-name="ce5" table:formula="of:=IFERROR(__xludf.dummyfunction(&quot;IF(REGEXMATCH(A683, &quot;&quot;forward&quot;&quot;), SPLIT(A68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83, &quot;&quot;down&quot;&quot;), SPLIT(A683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683, &quot;&quot;up&quot;&quot;), SPLIT(A68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82]+[.E683]-[.G683]" office:value-type="float" office:value="804" calcext:value-type="float">
            <text:p>804</text:p>
          </table:table-cell>
          <table:table-cell table:style-name="ce7" table:formula="of:=[.I682]+[.H683]*[.C683]" office:value-type="float" office:value="486437" calcext:value-type="float">
            <text:p>4864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8</text:p>
          </table:table-cell>
          <table:table-cell table:style-name="ce5" table:formula="of:=IFERROR(__xludf.dummyfunction(&quot;IF(REGEXMATCH(A684, &quot;&quot;forward&quot;&quot;), SPLIT(A68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84, &quot;&quot;down&quot;&quot;), SPLIT(A684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684, &quot;&quot;up&quot;&quot;), SPLIT(A68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83]+[.E684]-[.G684]" office:value-type="float" office:value="812" calcext:value-type="float">
            <text:p>812</text:p>
          </table:table-cell>
          <table:table-cell table:style-name="ce7" table:formula="of:=[.I683]+[.H684]*[.C684]" office:value-type="float" office:value="486437" calcext:value-type="float">
            <text:p>4864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8</text:p>
          </table:table-cell>
          <table:table-cell table:style-name="ce5" table:formula="of:=IFERROR(__xludf.dummyfunction(&quot;IF(REGEXMATCH(A685, &quot;&quot;forward&quot;&quot;), SPLIT(A685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685, &quot;&quot;down&quot;&quot;), SPLIT(A68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85, &quot;&quot;up&quot;&quot;), SPLIT(A68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84]+[.E685]-[.G685]" office:value-type="float" office:value="812" calcext:value-type="float">
            <text:p>812</text:p>
          </table:table-cell>
          <table:table-cell table:style-name="ce7" table:formula="of:=[.I684]+[.H685]*[.C685]" office:value-type="float" office:value="492933" calcext:value-type="float">
            <text:p>4929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686, &quot;&quot;forward&quot;&quot;), SPLIT(A68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86, &quot;&quot;down&quot;&quot;), SPLIT(A686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686, &quot;&quot;up&quot;&quot;), SPLIT(A68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85]+[.E686]-[.G686]" office:value-type="float" office:value="816" calcext:value-type="float">
            <text:p>816</text:p>
          </table:table-cell>
          <table:table-cell table:style-name="ce7" table:formula="of:=[.I685]+[.H686]*[.C686]" office:value-type="float" office:value="492933" calcext:value-type="float">
            <text:p>4929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2</text:p>
          </table:table-cell>
          <table:table-cell table:style-name="ce5" table:formula="of:=IFERROR(__xludf.dummyfunction(&quot;IF(REGEXMATCH(A687, &quot;&quot;forward&quot;&quot;), SPLIT(A68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87, &quot;&quot;down&quot;&quot;), SPLIT(A68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87, &quot;&quot;up&quot;&quot;), SPLIT(A687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7" table:formula="of:=[.H686]+[.E687]-[.G687]" office:value-type="float" office:value="814" calcext:value-type="float">
            <text:p>814</text:p>
          </table:table-cell>
          <table:table-cell table:style-name="ce7" table:formula="of:=[.I686]+[.H687]*[.C687]" office:value-type="float" office:value="492933" calcext:value-type="float">
            <text:p>4929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688, &quot;&quot;forward&quot;&quot;), SPLIT(A68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88, &quot;&quot;down&quot;&quot;), SPLIT(A688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688, &quot;&quot;up&quot;&quot;), SPLIT(A68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87]+[.E688]-[.G688]" office:value-type="float" office:value="816" calcext:value-type="float">
            <text:p>816</text:p>
          </table:table-cell>
          <table:table-cell table:style-name="ce7" table:formula="of:=[.I687]+[.H688]*[.C688]" office:value-type="float" office:value="492933" calcext:value-type="float">
            <text:p>4929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689, &quot;&quot;forward&quot;&quot;), SPLIT(A689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689, &quot;&quot;down&quot;&quot;), SPLIT(A68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89, &quot;&quot;up&quot;&quot;), SPLIT(A68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88]+[.E689]-[.G689]" office:value-type="float" office:value="816" calcext:value-type="float">
            <text:p>816</text:p>
          </table:table-cell>
          <table:table-cell table:style-name="ce7" table:formula="of:=[.I688]+[.H689]*[.C689]" office:value-type="float" office:value="500277" calcext:value-type="float">
            <text:p>5002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6</text:p>
          </table:table-cell>
          <table:table-cell table:style-name="ce5" table:formula="of:=IFERROR(__xludf.dummyfunction(&quot;IF(REGEXMATCH(A690, &quot;&quot;forward&quot;&quot;), SPLIT(A69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90, &quot;&quot;down&quot;&quot;), SPLIT(A69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90, &quot;&quot;up&quot;&quot;), SPLIT(A690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7" table:formula="of:=[.H689]+[.E690]-[.G690]" office:value-type="float" office:value="810" calcext:value-type="float">
            <text:p>810</text:p>
          </table:table-cell>
          <table:table-cell table:style-name="ce7" table:formula="of:=[.I689]+[.H690]*[.C690]" office:value-type="float" office:value="500277" calcext:value-type="float">
            <text:p>5002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691, &quot;&quot;forward&quot;&quot;), SPLIT(A69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91, &quot;&quot;down&quot;&quot;), SPLIT(A691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691, &quot;&quot;up&quot;&quot;), SPLIT(A69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90]+[.E691]-[.G691]" office:value-type="float" office:value="813" calcext:value-type="float">
            <text:p>813</text:p>
          </table:table-cell>
          <table:table-cell table:style-name="ce7" table:formula="of:=[.I690]+[.H691]*[.C691]" office:value-type="float" office:value="500277" calcext:value-type="float">
            <text:p>5002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5</text:p>
          </table:table-cell>
          <table:table-cell table:style-name="ce5" table:formula="of:=IFERROR(__xludf.dummyfunction(&quot;IF(REGEXMATCH(A692, &quot;&quot;forward&quot;&quot;), SPLIT(A69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692, &quot;&quot;down&quot;&quot;), SPLIT(A69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92, &quot;&quot;up&quot;&quot;), SPLIT(A69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91]+[.E692]-[.G692]" office:value-type="float" office:value="813" calcext:value-type="float">
            <text:p>813</text:p>
          </table:table-cell>
          <table:table-cell table:style-name="ce7" table:formula="of:=[.I691]+[.H692]*[.C692]" office:value-type="float" office:value="504342" calcext:value-type="float">
            <text:p>5043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693, &quot;&quot;forward&quot;&quot;), SPLIT(A693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693, &quot;&quot;down&quot;&quot;), SPLIT(A69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93, &quot;&quot;up&quot;&quot;), SPLIT(A69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92]+[.E693]-[.G693]" office:value-type="float" office:value="813" calcext:value-type="float">
            <text:p>813</text:p>
          </table:table-cell>
          <table:table-cell table:style-name="ce7" table:formula="of:=[.I692]+[.H693]*[.C693]" office:value-type="float" office:value="511659" calcext:value-type="float">
            <text:p>5116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2</text:p>
          </table:table-cell>
          <table:table-cell table:style-name="ce5" table:formula="of:=IFERROR(__xludf.dummyfunction(&quot;IF(REGEXMATCH(A694, &quot;&quot;forward&quot;&quot;), SPLIT(A69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94, &quot;&quot;down&quot;&quot;), SPLIT(A69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94, &quot;&quot;up&quot;&quot;), SPLIT(A694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7" table:formula="of:=[.H693]+[.E694]-[.G694]" office:value-type="float" office:value="811" calcext:value-type="float">
            <text:p>811</text:p>
          </table:table-cell>
          <table:table-cell table:style-name="ce7" table:formula="of:=[.I693]+[.H694]*[.C694]" office:value-type="float" office:value="511659" calcext:value-type="float">
            <text:p>5116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5</text:p>
          </table:table-cell>
          <table:table-cell table:style-name="ce5" table:formula="of:=IFERROR(__xludf.dummyfunction(&quot;IF(REGEXMATCH(A695, &quot;&quot;forward&quot;&quot;), SPLIT(A69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95, &quot;&quot;down&quot;&quot;), SPLIT(A69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95, &quot;&quot;up&quot;&quot;), SPLIT(A695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7" table:formula="of:=[.H694]+[.E695]-[.G695]" office:value-type="float" office:value="806" calcext:value-type="float">
            <text:p>806</text:p>
          </table:table-cell>
          <table:table-cell table:style-name="ce7" table:formula="of:=[.I694]+[.H695]*[.C695]" office:value-type="float" office:value="511659" calcext:value-type="float">
            <text:p>5116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5</text:p>
          </table:table-cell>
          <table:table-cell table:style-name="ce5" table:formula="of:=IFERROR(__xludf.dummyfunction(&quot;IF(REGEXMATCH(A696, &quot;&quot;forward&quot;&quot;), SPLIT(A69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96, &quot;&quot;down&quot;&quot;), SPLIT(A696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696, &quot;&quot;up&quot;&quot;), SPLIT(A69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95]+[.E696]-[.G696]" office:value-type="float" office:value="811" calcext:value-type="float">
            <text:p>811</text:p>
          </table:table-cell>
          <table:table-cell table:style-name="ce7" table:formula="of:=[.I695]+[.H696]*[.C696]" office:value-type="float" office:value="511659" calcext:value-type="float">
            <text:p>5116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697, &quot;&quot;forward&quot;&quot;), SPLIT(A697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697, &quot;&quot;down&quot;&quot;), SPLIT(A69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97, &quot;&quot;up&quot;&quot;), SPLIT(A69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96]+[.E697]-[.G697]" office:value-type="float" office:value="811" calcext:value-type="float">
            <text:p>811</text:p>
          </table:table-cell>
          <table:table-cell table:style-name="ce7" table:formula="of:=[.I696]+[.H697]*[.C697]" office:value-type="float" office:value="513281" calcext:value-type="float">
            <text:p>51328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3</text:p>
          </table:table-cell>
          <table:table-cell table:style-name="ce5" table:formula="of:=IFERROR(__xludf.dummyfunction(&quot;IF(REGEXMATCH(A698, &quot;&quot;forward&quot;&quot;), SPLIT(A698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698, &quot;&quot;down&quot;&quot;), SPLIT(A69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98, &quot;&quot;up&quot;&quot;), SPLIT(A69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97]+[.E698]-[.G698]" office:value-type="float" office:value="811" calcext:value-type="float">
            <text:p>811</text:p>
          </table:table-cell>
          <table:table-cell table:style-name="ce7" table:formula="of:=[.I697]+[.H698]*[.C698]" office:value-type="float" office:value="515714" calcext:value-type="float">
            <text:p>5157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699, &quot;&quot;forward&quot;&quot;), SPLIT(A699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699, &quot;&quot;down&quot;&quot;), SPLIT(A69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699, &quot;&quot;up&quot;&quot;), SPLIT(A69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698]+[.E699]-[.G699]" office:value-type="float" office:value="811" calcext:value-type="float">
            <text:p>811</text:p>
          </table:table-cell>
          <table:table-cell table:style-name="ce7" table:formula="of:=[.I698]+[.H699]*[.C699]" office:value-type="float" office:value="517336" calcext:value-type="float">
            <text:p>5173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2</text:p>
          </table:table-cell>
          <table:table-cell table:style-name="ce5" table:formula="of:=IFERROR(__xludf.dummyfunction(&quot;IF(REGEXMATCH(A700, &quot;&quot;forward&quot;&quot;), SPLIT(A70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00, &quot;&quot;down&quot;&quot;), SPLIT(A70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00, &quot;&quot;up&quot;&quot;), SPLIT(A700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7" table:formula="of:=[.H699]+[.E700]-[.G700]" office:value-type="float" office:value="809" calcext:value-type="float">
            <text:p>809</text:p>
          </table:table-cell>
          <table:table-cell table:style-name="ce7" table:formula="of:=[.I699]+[.H700]*[.C700]" office:value-type="float" office:value="517336" calcext:value-type="float">
            <text:p>5173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701, &quot;&quot;forward&quot;&quot;), SPLIT(A70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01, &quot;&quot;down&quot;&quot;), SPLIT(A701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701, &quot;&quot;up&quot;&quot;), SPLIT(A70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00]+[.E701]-[.G701]" office:value-type="float" office:value="811" calcext:value-type="float">
            <text:p>811</text:p>
          </table:table-cell>
          <table:table-cell table:style-name="ce7" table:formula="of:=[.I700]+[.H701]*[.C701]" office:value-type="float" office:value="517336" calcext:value-type="float">
            <text:p>5173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702, &quot;&quot;forward&quot;&quot;), SPLIT(A70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702, &quot;&quot;down&quot;&quot;), SPLIT(A70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02, &quot;&quot;up&quot;&quot;), SPLIT(A70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01]+[.E702]-[.G702]" office:value-type="float" office:value="811" calcext:value-type="float">
            <text:p>811</text:p>
          </table:table-cell>
          <table:table-cell table:style-name="ce7" table:formula="of:=[.I701]+[.H702]*[.C702]" office:value-type="float" office:value="524635" calcext:value-type="float">
            <text:p>5246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4</text:p>
          </table:table-cell>
          <table:table-cell table:style-name="ce5" table:formula="of:=IFERROR(__xludf.dummyfunction(&quot;IF(REGEXMATCH(A703, &quot;&quot;forward&quot;&quot;), SPLIT(A70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03, &quot;&quot;down&quot;&quot;), SPLIT(A70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03, &quot;&quot;up&quot;&quot;), SPLIT(A703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7" table:formula="of:=[.H702]+[.E703]-[.G703]" office:value-type="float" office:value="807" calcext:value-type="float">
            <text:p>807</text:p>
          </table:table-cell>
          <table:table-cell table:style-name="ce7" table:formula="of:=[.I702]+[.H703]*[.C703]" office:value-type="float" office:value="524635" calcext:value-type="float">
            <text:p>5246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704, &quot;&quot;forward&quot;&quot;), SPLIT(A70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04, &quot;&quot;down&quot;&quot;), SPLIT(A704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704, &quot;&quot;up&quot;&quot;), SPLIT(A70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03]+[.E704]-[.G704]" office:value-type="float" office:value="811" calcext:value-type="float">
            <text:p>811</text:p>
          </table:table-cell>
          <table:table-cell table:style-name="ce7" table:formula="of:=[.I703]+[.H704]*[.C704]" office:value-type="float" office:value="524635" calcext:value-type="float">
            <text:p>5246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1</text:p>
          </table:table-cell>
          <table:table-cell table:style-name="ce5" table:formula="of:=IFERROR(__xludf.dummyfunction(&quot;IF(REGEXMATCH(A705, &quot;&quot;forward&quot;&quot;), SPLIT(A70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05, &quot;&quot;down&quot;&quot;), SPLIT(A70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05, &quot;&quot;up&quot;&quot;), SPLIT(A705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7" table:formula="of:=[.H704]+[.E705]-[.G705]" office:value-type="float" office:value="810" calcext:value-type="float">
            <text:p>810</text:p>
          </table:table-cell>
          <table:table-cell table:style-name="ce7" table:formula="of:=[.I704]+[.H705]*[.C705]" office:value-type="float" office:value="524635" calcext:value-type="float">
            <text:p>5246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706, &quot;&quot;forward&quot;&quot;), SPLIT(A70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06, &quot;&quot;down&quot;&quot;), SPLIT(A706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706, &quot;&quot;up&quot;&quot;), SPLIT(A70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05]+[.E706]-[.G706]" office:value-type="float" office:value="811" calcext:value-type="float">
            <text:p>811</text:p>
          </table:table-cell>
          <table:table-cell table:style-name="ce7" table:formula="of:=[.I705]+[.H706]*[.C706]" office:value-type="float" office:value="524635" calcext:value-type="float">
            <text:p>5246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707, &quot;&quot;forward&quot;&quot;), SPLIT(A70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07, &quot;&quot;down&quot;&quot;), SPLIT(A70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707, &quot;&quot;up&quot;&quot;), SPLIT(A70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06]+[.E707]-[.G707]" office:value-type="float" office:value="817" calcext:value-type="float">
            <text:p>817</text:p>
          </table:table-cell>
          <table:table-cell table:style-name="ce7" table:formula="of:=[.I706]+[.H707]*[.C707]" office:value-type="float" office:value="524635" calcext:value-type="float">
            <text:p>5246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708, &quot;&quot;forward&quot;&quot;), SPLIT(A70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08, &quot;&quot;down&quot;&quot;), SPLIT(A708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708, &quot;&quot;up&quot;&quot;), SPLIT(A70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07]+[.E708]-[.G708]" office:value-type="float" office:value="823" calcext:value-type="float">
            <text:p>823</text:p>
          </table:table-cell>
          <table:table-cell table:style-name="ce7" table:formula="of:=[.I707]+[.H708]*[.C708]" office:value-type="float" office:value="524635" calcext:value-type="float">
            <text:p>5246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709, &quot;&quot;forward&quot;&quot;), SPLIT(A709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709, &quot;&quot;down&quot;&quot;), SPLIT(A70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09, &quot;&quot;up&quot;&quot;), SPLIT(A70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08]+[.E709]-[.G709]" office:value-type="float" office:value="823" calcext:value-type="float">
            <text:p>823</text:p>
          </table:table-cell>
          <table:table-cell table:style-name="ce7" table:formula="of:=[.I708]+[.H709]*[.C709]" office:value-type="float" office:value="526281" calcext:value-type="float">
            <text:p>52628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6</text:p>
          </table:table-cell>
          <table:table-cell table:style-name="ce5" table:formula="of:=IFERROR(__xludf.dummyfunction(&quot;IF(REGEXMATCH(A710, &quot;&quot;forward&quot;&quot;), SPLIT(A71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10, &quot;&quot;down&quot;&quot;), SPLIT(A71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10, &quot;&quot;up&quot;&quot;), SPLIT(A710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7" table:formula="of:=[.H709]+[.E710]-[.G710]" office:value-type="float" office:value="817" calcext:value-type="float">
            <text:p>817</text:p>
          </table:table-cell>
          <table:table-cell table:style-name="ce7" table:formula="of:=[.I709]+[.H710]*[.C710]" office:value-type="float" office:value="526281" calcext:value-type="float">
            <text:p>52628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9</text:p>
          </table:table-cell>
          <table:table-cell table:style-name="ce5" table:formula="of:=IFERROR(__xludf.dummyfunction(&quot;IF(REGEXMATCH(A711, &quot;&quot;forward&quot;&quot;), SPLIT(A71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11, &quot;&quot;down&quot;&quot;), SPLIT(A71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11, &quot;&quot;up&quot;&quot;), SPLIT(A711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7" table:formula="of:=[.H710]+[.E711]-[.G711]" office:value-type="float" office:value="808" calcext:value-type="float">
            <text:p>808</text:p>
          </table:table-cell>
          <table:table-cell table:style-name="ce7" table:formula="of:=[.I710]+[.H711]*[.C711]" office:value-type="float" office:value="526281" calcext:value-type="float">
            <text:p>52628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7</text:p>
          </table:table-cell>
          <table:table-cell table:style-name="ce5" table:formula="of:=IFERROR(__xludf.dummyfunction(&quot;IF(REGEXMATCH(A712, &quot;&quot;forward&quot;&quot;), SPLIT(A71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712, &quot;&quot;down&quot;&quot;), SPLIT(A71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12, &quot;&quot;up&quot;&quot;), SPLIT(A71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11]+[.E712]-[.G712]" office:value-type="float" office:value="808" calcext:value-type="float">
            <text:p>808</text:p>
          </table:table-cell>
          <table:table-cell table:style-name="ce7" table:formula="of:=[.I711]+[.H712]*[.C712]" office:value-type="float" office:value="531937" calcext:value-type="float">
            <text:p>5319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4</text:p>
          </table:table-cell>
          <table:table-cell table:style-name="ce5" table:formula="of:=IFERROR(__xludf.dummyfunction(&quot;IF(REGEXMATCH(A713, &quot;&quot;forward&quot;&quot;), SPLIT(A713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713, &quot;&quot;down&quot;&quot;), SPLIT(A71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13, &quot;&quot;up&quot;&quot;), SPLIT(A71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12]+[.E713]-[.G713]" office:value-type="float" office:value="808" calcext:value-type="float">
            <text:p>808</text:p>
          </table:table-cell>
          <table:table-cell table:style-name="ce7" table:formula="of:=[.I712]+[.H713]*[.C713]" office:value-type="float" office:value="535169" calcext:value-type="float">
            <text:p>5351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714, &quot;&quot;forward&quot;&quot;), SPLIT(A71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14, &quot;&quot;down&quot;&quot;), SPLIT(A714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714, &quot;&quot;up&quot;&quot;), SPLIT(A71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13]+[.E714]-[.G714]" office:value-type="float" office:value="814" calcext:value-type="float">
            <text:p>814</text:p>
          </table:table-cell>
          <table:table-cell table:style-name="ce7" table:formula="of:=[.I713]+[.H714]*[.C714]" office:value-type="float" office:value="535169" calcext:value-type="float">
            <text:p>5351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5</text:p>
          </table:table-cell>
          <table:table-cell table:style-name="ce5" table:formula="of:=IFERROR(__xludf.dummyfunction(&quot;IF(REGEXMATCH(A715, &quot;&quot;forward&quot;&quot;), SPLIT(A71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15, &quot;&quot;down&quot;&quot;), SPLIT(A71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715, &quot;&quot;up&quot;&quot;), SPLIT(A71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14]+[.E715]-[.G715]" office:value-type="float" office:value="819" calcext:value-type="float">
            <text:p>819</text:p>
          </table:table-cell>
          <table:table-cell table:style-name="ce7" table:formula="of:=[.I714]+[.H715]*[.C715]" office:value-type="float" office:value="535169" calcext:value-type="float">
            <text:p>5351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5</text:p>
          </table:table-cell>
          <table:table-cell table:style-name="ce5" table:formula="of:=IFERROR(__xludf.dummyfunction(&quot;IF(REGEXMATCH(A716, &quot;&quot;forward&quot;&quot;), SPLIT(A71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16, &quot;&quot;down&quot;&quot;), SPLIT(A716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716, &quot;&quot;up&quot;&quot;), SPLIT(A71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15]+[.E716]-[.G716]" office:value-type="float" office:value="824" calcext:value-type="float">
            <text:p>824</text:p>
          </table:table-cell>
          <table:table-cell table:style-name="ce7" table:formula="of:=[.I715]+[.H716]*[.C716]" office:value-type="float" office:value="535169" calcext:value-type="float">
            <text:p>5351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9</text:p>
          </table:table-cell>
          <table:table-cell table:style-name="ce5" table:formula="of:=IFERROR(__xludf.dummyfunction(&quot;IF(REGEXMATCH(A717, &quot;&quot;forward&quot;&quot;), SPLIT(A71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17, &quot;&quot;down&quot;&quot;), SPLIT(A71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717, &quot;&quot;up&quot;&quot;), SPLIT(A71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16]+[.E717]-[.G717]" office:value-type="float" office:value="833" calcext:value-type="float">
            <text:p>833</text:p>
          </table:table-cell>
          <table:table-cell table:style-name="ce7" table:formula="of:=[.I716]+[.H717]*[.C717]" office:value-type="float" office:value="535169" calcext:value-type="float">
            <text:p>5351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7</text:p>
          </table:table-cell>
          <table:table-cell table:style-name="ce5" table:formula="of:=IFERROR(__xludf.dummyfunction(&quot;IF(REGEXMATCH(A718, &quot;&quot;forward&quot;&quot;), SPLIT(A718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718, &quot;&quot;down&quot;&quot;), SPLIT(A71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18, &quot;&quot;up&quot;&quot;), SPLIT(A71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17]+[.E718]-[.G718]" office:value-type="float" office:value="833" calcext:value-type="float">
            <text:p>833</text:p>
          </table:table-cell>
          <table:table-cell table:style-name="ce7" table:formula="of:=[.I717]+[.H718]*[.C718]" office:value-type="float" office:value="541000" calcext:value-type="float">
            <text:p>541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719, &quot;&quot;forward&quot;&quot;), SPLIT(A71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19, &quot;&quot;down&quot;&quot;), SPLIT(A719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719, &quot;&quot;up&quot;&quot;), SPLIT(A71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18]+[.E719]-[.G719]" office:value-type="float" office:value="834" calcext:value-type="float">
            <text:p>834</text:p>
          </table:table-cell>
          <table:table-cell table:style-name="ce7" table:formula="of:=[.I718]+[.H719]*[.C719]" office:value-type="float" office:value="541000" calcext:value-type="float">
            <text:p>541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5</text:p>
          </table:table-cell>
          <table:table-cell table:style-name="ce5" table:formula="of:=IFERROR(__xludf.dummyfunction(&quot;IF(REGEXMATCH(A720, &quot;&quot;forward&quot;&quot;), SPLIT(A72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20, &quot;&quot;down&quot;&quot;), SPLIT(A72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20, &quot;&quot;up&quot;&quot;), SPLIT(A720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7" table:formula="of:=[.H719]+[.E720]-[.G720]" office:value-type="float" office:value="829" calcext:value-type="float">
            <text:p>829</text:p>
          </table:table-cell>
          <table:table-cell table:style-name="ce7" table:formula="of:=[.I719]+[.H720]*[.C720]" office:value-type="float" office:value="541000" calcext:value-type="float">
            <text:p>541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4</text:p>
          </table:table-cell>
          <table:table-cell table:style-name="ce5" table:formula="of:=IFERROR(__xludf.dummyfunction(&quot;IF(REGEXMATCH(A721, &quot;&quot;forward&quot;&quot;), SPLIT(A721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721, &quot;&quot;down&quot;&quot;), SPLIT(A72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21, &quot;&quot;up&quot;&quot;), SPLIT(A72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20]+[.E721]-[.G721]" office:value-type="float" office:value="829" calcext:value-type="float">
            <text:p>829</text:p>
          </table:table-cell>
          <table:table-cell table:style-name="ce7" table:formula="of:=[.I720]+[.H721]*[.C721]" office:value-type="float" office:value="544316" calcext:value-type="float">
            <text:p>5443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8</text:p>
          </table:table-cell>
          <table:table-cell table:style-name="ce5" table:formula="of:=IFERROR(__xludf.dummyfunction(&quot;IF(REGEXMATCH(A722, &quot;&quot;forward&quot;&quot;), SPLIT(A72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22, &quot;&quot;down&quot;&quot;), SPLIT(A72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22, &quot;&quot;up&quot;&quot;), SPLIT(A722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7" table:formula="of:=[.H721]+[.E722]-[.G722]" office:value-type="float" office:value="821" calcext:value-type="float">
            <text:p>821</text:p>
          </table:table-cell>
          <table:table-cell table:style-name="ce7" table:formula="of:=[.I721]+[.H722]*[.C722]" office:value-type="float" office:value="544316" calcext:value-type="float">
            <text:p>5443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8</text:p>
          </table:table-cell>
          <table:table-cell table:style-name="ce5" table:formula="of:=IFERROR(__xludf.dummyfunction(&quot;IF(REGEXMATCH(A723, &quot;&quot;forward&quot;&quot;), SPLIT(A72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23, &quot;&quot;down&quot;&quot;), SPLIT(A72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23, &quot;&quot;up&quot;&quot;), SPLIT(A723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7" table:formula="of:=[.H722]+[.E723]-[.G723]" office:value-type="float" office:value="813" calcext:value-type="float">
            <text:p>813</text:p>
          </table:table-cell>
          <table:table-cell table:style-name="ce7" table:formula="of:=[.I722]+[.H723]*[.C723]" office:value-type="float" office:value="544316" calcext:value-type="float">
            <text:p>5443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724, &quot;&quot;forward&quot;&quot;), SPLIT(A72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24, &quot;&quot;down&quot;&quot;), SPLIT(A724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724, &quot;&quot;up&quot;&quot;), SPLIT(A72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23]+[.E724]-[.G724]" office:value-type="float" office:value="817" calcext:value-type="float">
            <text:p>817</text:p>
          </table:table-cell>
          <table:table-cell table:style-name="ce7" table:formula="of:=[.I723]+[.H724]*[.C724]" office:value-type="float" office:value="544316" calcext:value-type="float">
            <text:p>5443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725, &quot;&quot;forward&quot;&quot;), SPLIT(A72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25, &quot;&quot;down&quot;&quot;), SPLIT(A72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725, &quot;&quot;up&quot;&quot;), SPLIT(A72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24]+[.E725]-[.G725]" office:value-type="float" office:value="824" calcext:value-type="float">
            <text:p>824</text:p>
          </table:table-cell>
          <table:table-cell table:style-name="ce7" table:formula="of:=[.I724]+[.H725]*[.C725]" office:value-type="float" office:value="544316" calcext:value-type="float">
            <text:p>5443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1</text:p>
          </table:table-cell>
          <table:table-cell table:style-name="ce5" table:formula="of:=IFERROR(__xludf.dummyfunction(&quot;IF(REGEXMATCH(A726, &quot;&quot;forward&quot;&quot;), SPLIT(A726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726, &quot;&quot;down&quot;&quot;), SPLIT(A72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26, &quot;&quot;up&quot;&quot;), SPLIT(A72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25]+[.E726]-[.G726]" office:value-type="float" office:value="824" calcext:value-type="float">
            <text:p>824</text:p>
          </table:table-cell>
          <table:table-cell table:style-name="ce7" table:formula="of:=[.I725]+[.H726]*[.C726]" office:value-type="float" office:value="545140" calcext:value-type="float">
            <text:p>5451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8</text:p>
          </table:table-cell>
          <table:table-cell table:style-name="ce5" table:formula="of:=IFERROR(__xludf.dummyfunction(&quot;IF(REGEXMATCH(A727, &quot;&quot;forward&quot;&quot;), SPLIT(A727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727, &quot;&quot;down&quot;&quot;), SPLIT(A72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27, &quot;&quot;up&quot;&quot;), SPLIT(A72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26]+[.E727]-[.G727]" office:value-type="float" office:value="824" calcext:value-type="float">
            <text:p>824</text:p>
          </table:table-cell>
          <table:table-cell table:style-name="ce7" table:formula="of:=[.I726]+[.H727]*[.C727]" office:value-type="float" office:value="551732" calcext:value-type="float">
            <text:p>5517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728, &quot;&quot;forward&quot;&quot;), SPLIT(A72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28, &quot;&quot;down&quot;&quot;), SPLIT(A728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728, &quot;&quot;up&quot;&quot;), SPLIT(A72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27]+[.E728]-[.G728]" office:value-type="float" office:value="827" calcext:value-type="float">
            <text:p>827</text:p>
          </table:table-cell>
          <table:table-cell table:style-name="ce7" table:formula="of:=[.I727]+[.H728]*[.C728]" office:value-type="float" office:value="551732" calcext:value-type="float">
            <text:p>5517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3</text:p>
          </table:table-cell>
          <table:table-cell table:style-name="ce5" table:formula="of:=IFERROR(__xludf.dummyfunction(&quot;IF(REGEXMATCH(A729, &quot;&quot;forward&quot;&quot;), SPLIT(A72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29, &quot;&quot;down&quot;&quot;), SPLIT(A72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29, &quot;&quot;up&quot;&quot;), SPLIT(A729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7" table:formula="of:=[.H728]+[.E729]-[.G729]" office:value-type="float" office:value="824" calcext:value-type="float">
            <text:p>824</text:p>
          </table:table-cell>
          <table:table-cell table:style-name="ce7" table:formula="of:=[.I728]+[.H729]*[.C729]" office:value-type="float" office:value="551732" calcext:value-type="float">
            <text:p>5517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3</text:p>
          </table:table-cell>
          <table:table-cell table:style-name="ce5" table:formula="of:=IFERROR(__xludf.dummyfunction(&quot;IF(REGEXMATCH(A730, &quot;&quot;forward&quot;&quot;), SPLIT(A73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30, &quot;&quot;down&quot;&quot;), SPLIT(A73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30, &quot;&quot;up&quot;&quot;), SPLIT(A730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7" table:formula="of:=[.H729]+[.E730]-[.G730]" office:value-type="float" office:value="821" calcext:value-type="float">
            <text:p>821</text:p>
          </table:table-cell>
          <table:table-cell table:style-name="ce7" table:formula="of:=[.I729]+[.H730]*[.C730]" office:value-type="float" office:value="551732" calcext:value-type="float">
            <text:p>5517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4</text:p>
          </table:table-cell>
          <table:table-cell table:style-name="ce5" table:formula="of:=IFERROR(__xludf.dummyfunction(&quot;IF(REGEXMATCH(A731, &quot;&quot;forward&quot;&quot;), SPLIT(A73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31, &quot;&quot;down&quot;&quot;), SPLIT(A73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31, &quot;&quot;up&quot;&quot;), SPLIT(A731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7" table:formula="of:=[.H730]+[.E731]-[.G731]" office:value-type="float" office:value="817" calcext:value-type="float">
            <text:p>817</text:p>
          </table:table-cell>
          <table:table-cell table:style-name="ce7" table:formula="of:=[.I730]+[.H731]*[.C731]" office:value-type="float" office:value="551732" calcext:value-type="float">
            <text:p>5517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732, &quot;&quot;forward&quot;&quot;), SPLIT(A73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32, &quot;&quot;down&quot;&quot;), SPLIT(A732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732, &quot;&quot;up&quot;&quot;), SPLIT(A73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31]+[.E732]-[.G732]" office:value-type="float" office:value="818" calcext:value-type="float">
            <text:p>818</text:p>
          </table:table-cell>
          <table:table-cell table:style-name="ce7" table:formula="of:=[.I731]+[.H732]*[.C732]" office:value-type="float" office:value="551732" calcext:value-type="float">
            <text:p>5517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8</text:p>
          </table:table-cell>
          <table:table-cell table:style-name="ce5" table:formula="of:=IFERROR(__xludf.dummyfunction(&quot;IF(REGEXMATCH(A733, &quot;&quot;forward&quot;&quot;), SPLIT(A73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33, &quot;&quot;down&quot;&quot;), SPLIT(A733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733, &quot;&quot;up&quot;&quot;), SPLIT(A73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32]+[.E733]-[.G733]" office:value-type="float" office:value="826" calcext:value-type="float">
            <text:p>826</text:p>
          </table:table-cell>
          <table:table-cell table:style-name="ce7" table:formula="of:=[.I732]+[.H733]*[.C733]" office:value-type="float" office:value="551732" calcext:value-type="float">
            <text:p>5517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6</text:p>
          </table:table-cell>
          <table:table-cell table:style-name="ce5" table:formula="of:=IFERROR(__xludf.dummyfunction(&quot;IF(REGEXMATCH(A734, &quot;&quot;forward&quot;&quot;), SPLIT(A73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34, &quot;&quot;down&quot;&quot;), SPLIT(A73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34, &quot;&quot;up&quot;&quot;), SPLIT(A734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7" table:formula="of:=[.H733]+[.E734]-[.G734]" office:value-type="float" office:value="820" calcext:value-type="float">
            <text:p>820</text:p>
          </table:table-cell>
          <table:table-cell table:style-name="ce7" table:formula="of:=[.I733]+[.H734]*[.C734]" office:value-type="float" office:value="551732" calcext:value-type="float">
            <text:p>5517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8</text:p>
          </table:table-cell>
          <table:table-cell table:style-name="ce5" table:formula="of:=IFERROR(__xludf.dummyfunction(&quot;IF(REGEXMATCH(A735, &quot;&quot;forward&quot;&quot;), SPLIT(A73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35, &quot;&quot;down&quot;&quot;), SPLIT(A73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35, &quot;&quot;up&quot;&quot;), SPLIT(A735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7" table:formula="of:=[.H734]+[.E735]-[.G735]" office:value-type="float" office:value="812" calcext:value-type="float">
            <text:p>812</text:p>
          </table:table-cell>
          <table:table-cell table:style-name="ce7" table:formula="of:=[.I734]+[.H735]*[.C735]" office:value-type="float" office:value="551732" calcext:value-type="float">
            <text:p>5517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736, &quot;&quot;forward&quot;&quot;), SPLIT(A736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736, &quot;&quot;down&quot;&quot;), SPLIT(A73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36, &quot;&quot;up&quot;&quot;), SPLIT(A73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35]+[.E736]-[.G736]" office:value-type="float" office:value="812" calcext:value-type="float">
            <text:p>812</text:p>
          </table:table-cell>
          <table:table-cell table:style-name="ce7" table:formula="of:=[.I735]+[.H736]*[.C736]" office:value-type="float" office:value="553356" calcext:value-type="float">
            <text:p>5533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737, &quot;&quot;forward&quot;&quot;), SPLIT(A73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37, &quot;&quot;down&quot;&quot;), SPLIT(A73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737, &quot;&quot;up&quot;&quot;), SPLIT(A73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36]+[.E737]-[.G737]" office:value-type="float" office:value="814" calcext:value-type="float">
            <text:p>814</text:p>
          </table:table-cell>
          <table:table-cell table:style-name="ce7" table:formula="of:=[.I736]+[.H737]*[.C737]" office:value-type="float" office:value="553356" calcext:value-type="float">
            <text:p>5533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738, &quot;&quot;forward&quot;&quot;), SPLIT(A73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38, &quot;&quot;down&quot;&quot;), SPLIT(A738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738, &quot;&quot;up&quot;&quot;), SPLIT(A73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37]+[.E738]-[.G738]" office:value-type="float" office:value="817" calcext:value-type="float">
            <text:p>817</text:p>
          </table:table-cell>
          <table:table-cell table:style-name="ce7" table:formula="of:=[.I737]+[.H738]*[.C738]" office:value-type="float" office:value="553356" calcext:value-type="float">
            <text:p>5533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4</text:p>
          </table:table-cell>
          <table:table-cell table:style-name="ce5" table:formula="of:=IFERROR(__xludf.dummyfunction(&quot;IF(REGEXMATCH(A739, &quot;&quot;forward&quot;&quot;), SPLIT(A739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739, &quot;&quot;down&quot;&quot;), SPLIT(A73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39, &quot;&quot;up&quot;&quot;), SPLIT(A73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38]+[.E739]-[.G739]" office:value-type="float" office:value="817" calcext:value-type="float">
            <text:p>817</text:p>
          </table:table-cell>
          <table:table-cell table:style-name="ce7" table:formula="of:=[.I738]+[.H739]*[.C739]" office:value-type="float" office:value="556624" calcext:value-type="float">
            <text:p>55662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3</text:p>
          </table:table-cell>
          <table:table-cell table:style-name="ce5" table:formula="of:=IFERROR(__xludf.dummyfunction(&quot;IF(REGEXMATCH(A740, &quot;&quot;forward&quot;&quot;), SPLIT(A740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740, &quot;&quot;down&quot;&quot;), SPLIT(A74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40, &quot;&quot;up&quot;&quot;), SPLIT(A74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39]+[.E740]-[.G740]" office:value-type="float" office:value="817" calcext:value-type="float">
            <text:p>817</text:p>
          </table:table-cell>
          <table:table-cell table:style-name="ce7" table:formula="of:=[.I739]+[.H740]*[.C740]" office:value-type="float" office:value="559075" calcext:value-type="float">
            <text:p>5590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6</text:p>
          </table:table-cell>
          <table:table-cell table:style-name="ce5" table:formula="of:=IFERROR(__xludf.dummyfunction(&quot;IF(REGEXMATCH(A741, &quot;&quot;forward&quot;&quot;), SPLIT(A741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741, &quot;&quot;down&quot;&quot;), SPLIT(A74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41, &quot;&quot;up&quot;&quot;), SPLIT(A74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40]+[.E741]-[.G741]" office:value-type="float" office:value="817" calcext:value-type="float">
            <text:p>817</text:p>
          </table:table-cell>
          <table:table-cell table:style-name="ce7" table:formula="of:=[.I740]+[.H741]*[.C741]" office:value-type="float" office:value="563977" calcext:value-type="float">
            <text:p>5639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742, &quot;&quot;forward&quot;&quot;), SPLIT(A74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42, &quot;&quot;down&quot;&quot;), SPLIT(A742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742, &quot;&quot;up&quot;&quot;), SPLIT(A74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41]+[.E742]-[.G742]" office:value-type="float" office:value="818" calcext:value-type="float">
            <text:p>818</text:p>
          </table:table-cell>
          <table:table-cell table:style-name="ce7" table:formula="of:=[.I741]+[.H742]*[.C742]" office:value-type="float" office:value="563977" calcext:value-type="float">
            <text:p>5639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6</text:p>
          </table:table-cell>
          <table:table-cell table:style-name="ce5" table:formula="of:=IFERROR(__xludf.dummyfunction(&quot;IF(REGEXMATCH(A743, &quot;&quot;forward&quot;&quot;), SPLIT(A74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43, &quot;&quot;down&quot;&quot;), SPLIT(A74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43, &quot;&quot;up&quot;&quot;), SPLIT(A743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7" table:formula="of:=[.H742]+[.E743]-[.G743]" office:value-type="float" office:value="812" calcext:value-type="float">
            <text:p>812</text:p>
          </table:table-cell>
          <table:table-cell table:style-name="ce7" table:formula="of:=[.I742]+[.H743]*[.C743]" office:value-type="float" office:value="563977" calcext:value-type="float">
            <text:p>5639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744, &quot;&quot;forward&quot;&quot;), SPLIT(A744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744, &quot;&quot;down&quot;&quot;), SPLIT(A74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44, &quot;&quot;up&quot;&quot;), SPLIT(A74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43]+[.E744]-[.G744]" office:value-type="float" office:value="812" calcext:value-type="float">
            <text:p>812</text:p>
          </table:table-cell>
          <table:table-cell table:style-name="ce7" table:formula="of:=[.I743]+[.H744]*[.C744]" office:value-type="float" office:value="565601" calcext:value-type="float">
            <text:p>5656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6</text:p>
          </table:table-cell>
          <table:table-cell table:style-name="ce5" table:formula="of:=IFERROR(__xludf.dummyfunction(&quot;IF(REGEXMATCH(A745, &quot;&quot;forward&quot;&quot;), SPLIT(A745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745, &quot;&quot;down&quot;&quot;), SPLIT(A74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45, &quot;&quot;up&quot;&quot;), SPLIT(A74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44]+[.E745]-[.G745]" office:value-type="float" office:value="812" calcext:value-type="float">
            <text:p>812</text:p>
          </table:table-cell>
          <table:table-cell table:style-name="ce7" table:formula="of:=[.I744]+[.H745]*[.C745]" office:value-type="float" office:value="570473" calcext:value-type="float">
            <text:p>5704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746, &quot;&quot;forward&quot;&quot;), SPLIT(A746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746, &quot;&quot;down&quot;&quot;), SPLIT(A74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46, &quot;&quot;up&quot;&quot;), SPLIT(A74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45]+[.E746]-[.G746]" office:value-type="float" office:value="812" calcext:value-type="float">
            <text:p>812</text:p>
          </table:table-cell>
          <table:table-cell table:style-name="ce7" table:formula="of:=[.I745]+[.H746]*[.C746]" office:value-type="float" office:value="572097" calcext:value-type="float">
            <text:p>5720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5</text:p>
          </table:table-cell>
          <table:table-cell table:style-name="ce5" table:formula="of:=IFERROR(__xludf.dummyfunction(&quot;IF(REGEXMATCH(A747, &quot;&quot;forward&quot;&quot;), SPLIT(A747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747, &quot;&quot;down&quot;&quot;), SPLIT(A74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47, &quot;&quot;up&quot;&quot;), SPLIT(A74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46]+[.E747]-[.G747]" office:value-type="float" office:value="812" calcext:value-type="float">
            <text:p>812</text:p>
          </table:table-cell>
          <table:table-cell table:style-name="ce7" table:formula="of:=[.I746]+[.H747]*[.C747]" office:value-type="float" office:value="576157" calcext:value-type="float">
            <text:p>5761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748, &quot;&quot;forward&quot;&quot;), SPLIT(A74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48, &quot;&quot;down&quot;&quot;), SPLIT(A748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748, &quot;&quot;up&quot;&quot;), SPLIT(A74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47]+[.E748]-[.G748]" office:value-type="float" office:value="813" calcext:value-type="float">
            <text:p>813</text:p>
          </table:table-cell>
          <table:table-cell table:style-name="ce7" table:formula="of:=[.I747]+[.H748]*[.C748]" office:value-type="float" office:value="576157" calcext:value-type="float">
            <text:p>5761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4</text:p>
          </table:table-cell>
          <table:table-cell table:style-name="ce5" table:formula="of:=IFERROR(__xludf.dummyfunction(&quot;IF(REGEXMATCH(A749, &quot;&quot;forward&quot;&quot;), SPLIT(A74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49, &quot;&quot;down&quot;&quot;), SPLIT(A74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49, &quot;&quot;up&quot;&quot;), SPLIT(A749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7" table:formula="of:=[.H748]+[.E749]-[.G749]" office:value-type="float" office:value="809" calcext:value-type="float">
            <text:p>809</text:p>
          </table:table-cell>
          <table:table-cell table:style-name="ce7" table:formula="of:=[.I748]+[.H749]*[.C749]" office:value-type="float" office:value="576157" calcext:value-type="float">
            <text:p>5761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7</text:p>
          </table:table-cell>
          <table:table-cell table:style-name="ce5" table:formula="of:=IFERROR(__xludf.dummyfunction(&quot;IF(REGEXMATCH(A750, &quot;&quot;forward&quot;&quot;), SPLIT(A750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750, &quot;&quot;down&quot;&quot;), SPLIT(A75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50, &quot;&quot;up&quot;&quot;), SPLIT(A75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49]+[.E750]-[.G750]" office:value-type="float" office:value="809" calcext:value-type="float">
            <text:p>809</text:p>
          </table:table-cell>
          <table:table-cell table:style-name="ce7" table:formula="of:=[.I749]+[.H750]*[.C750]" office:value-type="float" office:value="581820" calcext:value-type="float">
            <text:p>58182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751, &quot;&quot;forward&quot;&quot;), SPLIT(A75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51, &quot;&quot;down&quot;&quot;), SPLIT(A751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751, &quot;&quot;up&quot;&quot;), SPLIT(A75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50]+[.E751]-[.G751]" office:value-type="float" office:value="815" calcext:value-type="float">
            <text:p>815</text:p>
          </table:table-cell>
          <table:table-cell table:style-name="ce7" table:formula="of:=[.I750]+[.H751]*[.C751]" office:value-type="float" office:value="581820" calcext:value-type="float">
            <text:p>58182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8</text:p>
          </table:table-cell>
          <table:table-cell table:style-name="ce5" table:formula="of:=IFERROR(__xludf.dummyfunction(&quot;IF(REGEXMATCH(A752, &quot;&quot;forward&quot;&quot;), SPLIT(A75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752, &quot;&quot;down&quot;&quot;), SPLIT(A75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52, &quot;&quot;up&quot;&quot;), SPLIT(A75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51]+[.E752]-[.G752]" office:value-type="float" office:value="815" calcext:value-type="float">
            <text:p>815</text:p>
          </table:table-cell>
          <table:table-cell table:style-name="ce7" table:formula="of:=[.I751]+[.H752]*[.C752]" office:value-type="float" office:value="588340" calcext:value-type="float">
            <text:p>5883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9</text:p>
          </table:table-cell>
          <table:table-cell table:style-name="ce5" table:formula="of:=IFERROR(__xludf.dummyfunction(&quot;IF(REGEXMATCH(A753, &quot;&quot;forward&quot;&quot;), SPLIT(A75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53, &quot;&quot;down&quot;&quot;), SPLIT(A75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53, &quot;&quot;up&quot;&quot;), SPLIT(A753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7" table:formula="of:=[.H752]+[.E753]-[.G753]" office:value-type="float" office:value="806" calcext:value-type="float">
            <text:p>806</text:p>
          </table:table-cell>
          <table:table-cell table:style-name="ce7" table:formula="of:=[.I752]+[.H753]*[.C753]" office:value-type="float" office:value="588340" calcext:value-type="float">
            <text:p>5883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5</text:p>
          </table:table-cell>
          <table:table-cell table:style-name="ce5" table:formula="of:=IFERROR(__xludf.dummyfunction(&quot;IF(REGEXMATCH(A754, &quot;&quot;forward&quot;&quot;), SPLIT(A75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54, &quot;&quot;down&quot;&quot;), SPLIT(A754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754, &quot;&quot;up&quot;&quot;), SPLIT(A75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53]+[.E754]-[.G754]" office:value-type="float" office:value="811" calcext:value-type="float">
            <text:p>811</text:p>
          </table:table-cell>
          <table:table-cell table:style-name="ce7" table:formula="of:=[.I753]+[.H754]*[.C754]" office:value-type="float" office:value="588340" calcext:value-type="float">
            <text:p>5883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3</text:p>
          </table:table-cell>
          <table:table-cell table:style-name="ce5" table:formula="of:=IFERROR(__xludf.dummyfunction(&quot;IF(REGEXMATCH(A755, &quot;&quot;forward&quot;&quot;), SPLIT(A75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55, &quot;&quot;down&quot;&quot;), SPLIT(A75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55, &quot;&quot;up&quot;&quot;), SPLIT(A755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7" table:formula="of:=[.H754]+[.E755]-[.G755]" office:value-type="float" office:value="808" calcext:value-type="float">
            <text:p>808</text:p>
          </table:table-cell>
          <table:table-cell table:style-name="ce7" table:formula="of:=[.I754]+[.H755]*[.C755]" office:value-type="float" office:value="588340" calcext:value-type="float">
            <text:p>5883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8</text:p>
          </table:table-cell>
          <table:table-cell table:style-name="ce5" table:formula="of:=IFERROR(__xludf.dummyfunction(&quot;IF(REGEXMATCH(A756, &quot;&quot;forward&quot;&quot;), SPLIT(A756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756, &quot;&quot;down&quot;&quot;), SPLIT(A75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56, &quot;&quot;up&quot;&quot;), SPLIT(A75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55]+[.E756]-[.G756]" office:value-type="float" office:value="808" calcext:value-type="float">
            <text:p>808</text:p>
          </table:table-cell>
          <table:table-cell table:style-name="ce7" table:formula="of:=[.I755]+[.H756]*[.C756]" office:value-type="float" office:value="594804" calcext:value-type="float">
            <text:p>5948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1</text:p>
          </table:table-cell>
          <table:table-cell table:style-name="ce5" table:formula="of:=IFERROR(__xludf.dummyfunction(&quot;IF(REGEXMATCH(A757, &quot;&quot;forward&quot;&quot;), SPLIT(A757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757, &quot;&quot;down&quot;&quot;), SPLIT(A75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57, &quot;&quot;up&quot;&quot;), SPLIT(A75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56]+[.E757]-[.G757]" office:value-type="float" office:value="808" calcext:value-type="float">
            <text:p>808</text:p>
          </table:table-cell>
          <table:table-cell table:style-name="ce7" table:formula="of:=[.I756]+[.H757]*[.C757]" office:value-type="float" office:value="595612" calcext:value-type="float">
            <text:p>59561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758, &quot;&quot;forward&quot;&quot;), SPLIT(A758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758, &quot;&quot;down&quot;&quot;), SPLIT(A75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58, &quot;&quot;up&quot;&quot;), SPLIT(A75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57]+[.E758]-[.G758]" office:value-type="float" office:value="808" calcext:value-type="float">
            <text:p>808</text:p>
          </table:table-cell>
          <table:table-cell table:style-name="ce7" table:formula="of:=[.I757]+[.H758]*[.C758]" office:value-type="float" office:value="602884" calcext:value-type="float">
            <text:p>60288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9</text:p>
          </table:table-cell>
          <table:table-cell table:style-name="ce5" table:formula="of:=IFERROR(__xludf.dummyfunction(&quot;IF(REGEXMATCH(A759, &quot;&quot;forward&quot;&quot;), SPLIT(A75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59, &quot;&quot;down&quot;&quot;), SPLIT(A75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59, &quot;&quot;up&quot;&quot;), SPLIT(A759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7" table:formula="of:=[.H758]+[.E759]-[.G759]" office:value-type="float" office:value="799" calcext:value-type="float">
            <text:p>799</text:p>
          </table:table-cell>
          <table:table-cell table:style-name="ce7" table:formula="of:=[.I758]+[.H759]*[.C759]" office:value-type="float" office:value="602884" calcext:value-type="float">
            <text:p>60288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4</text:p>
          </table:table-cell>
          <table:table-cell table:style-name="ce5" table:formula="of:=IFERROR(__xludf.dummyfunction(&quot;IF(REGEXMATCH(A760, &quot;&quot;forward&quot;&quot;), SPLIT(A760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760, &quot;&quot;down&quot;&quot;), SPLIT(A76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60, &quot;&quot;up&quot;&quot;), SPLIT(A76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59]+[.E760]-[.G760]" office:value-type="float" office:value="799" calcext:value-type="float">
            <text:p>799</text:p>
          </table:table-cell>
          <table:table-cell table:style-name="ce7" table:formula="of:=[.I759]+[.H760]*[.C760]" office:value-type="float" office:value="606080" calcext:value-type="float">
            <text:p>60608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5</text:p>
          </table:table-cell>
          <table:table-cell table:style-name="ce5" table:formula="of:=IFERROR(__xludf.dummyfunction(&quot;IF(REGEXMATCH(A761, &quot;&quot;forward&quot;&quot;), SPLIT(A761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761, &quot;&quot;down&quot;&quot;), SPLIT(A76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61, &quot;&quot;up&quot;&quot;), SPLIT(A76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60]+[.E761]-[.G761]" office:value-type="float" office:value="799" calcext:value-type="float">
            <text:p>799</text:p>
          </table:table-cell>
          <table:table-cell table:style-name="ce7" table:formula="of:=[.I760]+[.H761]*[.C761]" office:value-type="float" office:value="610075" calcext:value-type="float">
            <text:p>6100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762, &quot;&quot;forward&quot;&quot;), SPLIT(A76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62, &quot;&quot;down&quot;&quot;), SPLIT(A762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762, &quot;&quot;up&quot;&quot;), SPLIT(A76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61]+[.E762]-[.G762]" office:value-type="float" office:value="800" calcext:value-type="float">
            <text:p>800</text:p>
          </table:table-cell>
          <table:table-cell table:style-name="ce7" table:formula="of:=[.I761]+[.H762]*[.C762]" office:value-type="float" office:value="610075" calcext:value-type="float">
            <text:p>6100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9</text:p>
          </table:table-cell>
          <table:table-cell table:style-name="ce5" table:formula="of:=IFERROR(__xludf.dummyfunction(&quot;IF(REGEXMATCH(A763, &quot;&quot;forward&quot;&quot;), SPLIT(A76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63, &quot;&quot;down&quot;&quot;), SPLIT(A76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63, &quot;&quot;up&quot;&quot;), SPLIT(A763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7" table:formula="of:=[.H762]+[.E763]-[.G763]" office:value-type="float" office:value="791" calcext:value-type="float">
            <text:p>791</text:p>
          </table:table-cell>
          <table:table-cell table:style-name="ce7" table:formula="of:=[.I762]+[.H763]*[.C763]" office:value-type="float" office:value="610075" calcext:value-type="float">
            <text:p>6100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5</text:p>
          </table:table-cell>
          <table:table-cell table:style-name="ce5" table:formula="of:=IFERROR(__xludf.dummyfunction(&quot;IF(REGEXMATCH(A764, &quot;&quot;forward&quot;&quot;), SPLIT(A76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64, &quot;&quot;down&quot;&quot;), SPLIT(A764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764, &quot;&quot;up&quot;&quot;), SPLIT(A76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63]+[.E764]-[.G764]" office:value-type="float" office:value="796" calcext:value-type="float">
            <text:p>796</text:p>
          </table:table-cell>
          <table:table-cell table:style-name="ce7" table:formula="of:=[.I763]+[.H764]*[.C764]" office:value-type="float" office:value="610075" calcext:value-type="float">
            <text:p>6100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765, &quot;&quot;forward&quot;&quot;), SPLIT(A76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65, &quot;&quot;down&quot;&quot;), SPLIT(A76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765, &quot;&quot;up&quot;&quot;), SPLIT(A76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64]+[.E765]-[.G765]" office:value-type="float" office:value="803" calcext:value-type="float">
            <text:p>803</text:p>
          </table:table-cell>
          <table:table-cell table:style-name="ce7" table:formula="of:=[.I764]+[.H765]*[.C765]" office:value-type="float" office:value="610075" calcext:value-type="float">
            <text:p>6100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8</text:p>
          </table:table-cell>
          <table:table-cell table:style-name="ce5" table:formula="of:=IFERROR(__xludf.dummyfunction(&quot;IF(REGEXMATCH(A766, &quot;&quot;forward&quot;&quot;), SPLIT(A766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766, &quot;&quot;down&quot;&quot;), SPLIT(A76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66, &quot;&quot;up&quot;&quot;), SPLIT(A76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65]+[.E766]-[.G766]" office:value-type="float" office:value="803" calcext:value-type="float">
            <text:p>803</text:p>
          </table:table-cell>
          <table:table-cell table:style-name="ce7" table:formula="of:=[.I765]+[.H766]*[.C766]" office:value-type="float" office:value="616499" calcext:value-type="float">
            <text:p>6164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767, &quot;&quot;forward&quot;&quot;), SPLIT(A76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67, &quot;&quot;down&quot;&quot;), SPLIT(A76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767, &quot;&quot;up&quot;&quot;), SPLIT(A76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66]+[.E767]-[.G767]" office:value-type="float" office:value="804" calcext:value-type="float">
            <text:p>804</text:p>
          </table:table-cell>
          <table:table-cell table:style-name="ce7" table:formula="of:=[.I766]+[.H767]*[.C767]" office:value-type="float" office:value="616499" calcext:value-type="float">
            <text:p>6164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3</text:p>
          </table:table-cell>
          <table:table-cell table:style-name="ce5" table:formula="of:=IFERROR(__xludf.dummyfunction(&quot;IF(REGEXMATCH(A768, &quot;&quot;forward&quot;&quot;), SPLIT(A768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768, &quot;&quot;down&quot;&quot;), SPLIT(A76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68, &quot;&quot;up&quot;&quot;), SPLIT(A76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67]+[.E768]-[.G768]" office:value-type="float" office:value="804" calcext:value-type="float">
            <text:p>804</text:p>
          </table:table-cell>
          <table:table-cell table:style-name="ce7" table:formula="of:=[.I767]+[.H768]*[.C768]" office:value-type="float" office:value="618911" calcext:value-type="float">
            <text:p>6189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769, &quot;&quot;forward&quot;&quot;), SPLIT(A769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769, &quot;&quot;down&quot;&quot;), SPLIT(A76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69, &quot;&quot;up&quot;&quot;), SPLIT(A76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68]+[.E769]-[.G769]" office:value-type="float" office:value="804" calcext:value-type="float">
            <text:p>804</text:p>
          </table:table-cell>
          <table:table-cell table:style-name="ce7" table:formula="of:=[.I768]+[.H769]*[.C769]" office:value-type="float" office:value="620519" calcext:value-type="float">
            <text:p>6205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9</text:p>
          </table:table-cell>
          <table:table-cell table:style-name="ce5" table:formula="of:=IFERROR(__xludf.dummyfunction(&quot;IF(REGEXMATCH(A770, &quot;&quot;forward&quot;&quot;), SPLIT(A77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70, &quot;&quot;down&quot;&quot;), SPLIT(A770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770, &quot;&quot;up&quot;&quot;), SPLIT(A77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69]+[.E770]-[.G770]" office:value-type="float" office:value="813" calcext:value-type="float">
            <text:p>813</text:p>
          </table:table-cell>
          <table:table-cell table:style-name="ce7" table:formula="of:=[.I769]+[.H770]*[.C770]" office:value-type="float" office:value="620519" calcext:value-type="float">
            <text:p>6205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771, &quot;&quot;forward&quot;&quot;), SPLIT(A77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71, &quot;&quot;down&quot;&quot;), SPLIT(A771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771, &quot;&quot;up&quot;&quot;), SPLIT(A77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70]+[.E771]-[.G771]" office:value-type="float" office:value="814" calcext:value-type="float">
            <text:p>814</text:p>
          </table:table-cell>
          <table:table-cell table:style-name="ce7" table:formula="of:=[.I770]+[.H771]*[.C771]" office:value-type="float" office:value="620519" calcext:value-type="float">
            <text:p>6205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5</text:p>
          </table:table-cell>
          <table:table-cell table:style-name="ce5" table:formula="of:=IFERROR(__xludf.dummyfunction(&quot;IF(REGEXMATCH(A772, &quot;&quot;forward&quot;&quot;), SPLIT(A77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772, &quot;&quot;down&quot;&quot;), SPLIT(A77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72, &quot;&quot;up&quot;&quot;), SPLIT(A77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71]+[.E772]-[.G772]" office:value-type="float" office:value="814" calcext:value-type="float">
            <text:p>814</text:p>
          </table:table-cell>
          <table:table-cell table:style-name="ce7" table:formula="of:=[.I771]+[.H772]*[.C772]" office:value-type="float" office:value="624589" calcext:value-type="float">
            <text:p>62458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6</text:p>
          </table:table-cell>
          <table:table-cell table:style-name="ce5" table:formula="of:=IFERROR(__xludf.dummyfunction(&quot;IF(REGEXMATCH(A773, &quot;&quot;forward&quot;&quot;), SPLIT(A77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73, &quot;&quot;down&quot;&quot;), SPLIT(A77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73, &quot;&quot;up&quot;&quot;), SPLIT(A773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7" table:formula="of:=[.H772]+[.E773]-[.G773]" office:value-type="float" office:value="808" calcext:value-type="float">
            <text:p>808</text:p>
          </table:table-cell>
          <table:table-cell table:style-name="ce7" table:formula="of:=[.I772]+[.H773]*[.C773]" office:value-type="float" office:value="624589" calcext:value-type="float">
            <text:p>62458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774, &quot;&quot;forward&quot;&quot;), SPLIT(A77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74, &quot;&quot;down&quot;&quot;), SPLIT(A774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774, &quot;&quot;up&quot;&quot;), SPLIT(A77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73]+[.E774]-[.G774]" office:value-type="float" office:value="815" calcext:value-type="float">
            <text:p>815</text:p>
          </table:table-cell>
          <table:table-cell table:style-name="ce7" table:formula="of:=[.I773]+[.H774]*[.C774]" office:value-type="float" office:value="624589" calcext:value-type="float">
            <text:p>62458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4</text:p>
          </table:table-cell>
          <table:table-cell table:style-name="ce5" table:formula="of:=IFERROR(__xludf.dummyfunction(&quot;IF(REGEXMATCH(A775, &quot;&quot;forward&quot;&quot;), SPLIT(A775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775, &quot;&quot;down&quot;&quot;), SPLIT(A77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75, &quot;&quot;up&quot;&quot;), SPLIT(A77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74]+[.E775]-[.G775]" office:value-type="float" office:value="815" calcext:value-type="float">
            <text:p>815</text:p>
          </table:table-cell>
          <table:table-cell table:style-name="ce7" table:formula="of:=[.I774]+[.H775]*[.C775]" office:value-type="float" office:value="627849" calcext:value-type="float">
            <text:p>6278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776, &quot;&quot;forward&quot;&quot;), SPLIT(A77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76, &quot;&quot;down&quot;&quot;), SPLIT(A776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776, &quot;&quot;up&quot;&quot;), SPLIT(A77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75]+[.E776]-[.G776]" office:value-type="float" office:value="821" calcext:value-type="float">
            <text:p>821</text:p>
          </table:table-cell>
          <table:table-cell table:style-name="ce7" table:formula="of:=[.I775]+[.H776]*[.C776]" office:value-type="float" office:value="627849" calcext:value-type="float">
            <text:p>6278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1</text:p>
          </table:table-cell>
          <table:table-cell table:style-name="ce5" table:formula="of:=IFERROR(__xludf.dummyfunction(&quot;IF(REGEXMATCH(A777, &quot;&quot;forward&quot;&quot;), SPLIT(A777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777, &quot;&quot;down&quot;&quot;), SPLIT(A77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77, &quot;&quot;up&quot;&quot;), SPLIT(A77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76]+[.E777]-[.G777]" office:value-type="float" office:value="821" calcext:value-type="float">
            <text:p>821</text:p>
          </table:table-cell>
          <table:table-cell table:style-name="ce7" table:formula="of:=[.I776]+[.H777]*[.C777]" office:value-type="float" office:value="628670" calcext:value-type="float">
            <text:p>6286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8</text:p>
          </table:table-cell>
          <table:table-cell table:style-name="ce5" table:formula="of:=IFERROR(__xludf.dummyfunction(&quot;IF(REGEXMATCH(A778, &quot;&quot;forward&quot;&quot;), SPLIT(A778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778, &quot;&quot;down&quot;&quot;), SPLIT(A77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78, &quot;&quot;up&quot;&quot;), SPLIT(A77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77]+[.E778]-[.G778]" office:value-type="float" office:value="821" calcext:value-type="float">
            <text:p>821</text:p>
          </table:table-cell>
          <table:table-cell table:style-name="ce7" table:formula="of:=[.I777]+[.H778]*[.C778]" office:value-type="float" office:value="635238" calcext:value-type="float">
            <text:p>6352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4</text:p>
          </table:table-cell>
          <table:table-cell table:style-name="ce5" table:formula="of:=IFERROR(__xludf.dummyfunction(&quot;IF(REGEXMATCH(A779, &quot;&quot;forward&quot;&quot;), SPLIT(A77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79, &quot;&quot;down&quot;&quot;), SPLIT(A77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79, &quot;&quot;up&quot;&quot;), SPLIT(A779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7" table:formula="of:=[.H778]+[.E779]-[.G779]" office:value-type="float" office:value="817" calcext:value-type="float">
            <text:p>817</text:p>
          </table:table-cell>
          <table:table-cell table:style-name="ce7" table:formula="of:=[.I778]+[.H779]*[.C779]" office:value-type="float" office:value="635238" calcext:value-type="float">
            <text:p>6352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5</text:p>
          </table:table-cell>
          <table:table-cell table:style-name="ce5" table:formula="of:=IFERROR(__xludf.dummyfunction(&quot;IF(REGEXMATCH(A780, &quot;&quot;forward&quot;&quot;), SPLIT(A780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780, &quot;&quot;down&quot;&quot;), SPLIT(A78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80, &quot;&quot;up&quot;&quot;), SPLIT(A78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79]+[.E780]-[.G780]" office:value-type="float" office:value="817" calcext:value-type="float">
            <text:p>817</text:p>
          </table:table-cell>
          <table:table-cell table:style-name="ce7" table:formula="of:=[.I779]+[.H780]*[.C780]" office:value-type="float" office:value="639323" calcext:value-type="float">
            <text:p>6393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8</text:p>
          </table:table-cell>
          <table:table-cell table:style-name="ce5" table:formula="of:=IFERROR(__xludf.dummyfunction(&quot;IF(REGEXMATCH(A781, &quot;&quot;forward&quot;&quot;), SPLIT(A78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81, &quot;&quot;down&quot;&quot;), SPLIT(A781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781, &quot;&quot;up&quot;&quot;), SPLIT(A78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80]+[.E781]-[.G781]" office:value-type="float" office:value="825" calcext:value-type="float">
            <text:p>825</text:p>
          </table:table-cell>
          <table:table-cell table:style-name="ce7" table:formula="of:=[.I780]+[.H781]*[.C781]" office:value-type="float" office:value="639323" calcext:value-type="float">
            <text:p>6393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6</text:p>
          </table:table-cell>
          <table:table-cell table:style-name="ce5" table:formula="of:=IFERROR(__xludf.dummyfunction(&quot;IF(REGEXMATCH(A782, &quot;&quot;forward&quot;&quot;), SPLIT(A78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782, &quot;&quot;down&quot;&quot;), SPLIT(A78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82, &quot;&quot;up&quot;&quot;), SPLIT(A78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81]+[.E782]-[.G782]" office:value-type="float" office:value="825" calcext:value-type="float">
            <text:p>825</text:p>
          </table:table-cell>
          <table:table-cell table:style-name="ce7" table:formula="of:=[.I781]+[.H782]*[.C782]" office:value-type="float" office:value="644273" calcext:value-type="float">
            <text:p>6442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2</text:p>
          </table:table-cell>
          <table:table-cell table:style-name="ce5" table:formula="of:=IFERROR(__xludf.dummyfunction(&quot;IF(REGEXMATCH(A783, &quot;&quot;forward&quot;&quot;), SPLIT(A78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83, &quot;&quot;down&quot;&quot;), SPLIT(A78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83, &quot;&quot;up&quot;&quot;), SPLIT(A783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7" table:formula="of:=[.H782]+[.E783]-[.G783]" office:value-type="float" office:value="823" calcext:value-type="float">
            <text:p>823</text:p>
          </table:table-cell>
          <table:table-cell table:style-name="ce7" table:formula="of:=[.I782]+[.H783]*[.C783]" office:value-type="float" office:value="644273" calcext:value-type="float">
            <text:p>6442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3</text:p>
          </table:table-cell>
          <table:table-cell table:style-name="ce5" table:formula="of:=IFERROR(__xludf.dummyfunction(&quot;IF(REGEXMATCH(A784, &quot;&quot;forward&quot;&quot;), SPLIT(A784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784, &quot;&quot;down&quot;&quot;), SPLIT(A78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84, &quot;&quot;up&quot;&quot;), SPLIT(A78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83]+[.E784]-[.G784]" office:value-type="float" office:value="823" calcext:value-type="float">
            <text:p>823</text:p>
          </table:table-cell>
          <table:table-cell table:style-name="ce7" table:formula="of:=[.I783]+[.H784]*[.C784]" office:value-type="float" office:value="646742" calcext:value-type="float">
            <text:p>6467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5</text:p>
          </table:table-cell>
          <table:table-cell table:style-name="ce5" table:formula="of:=IFERROR(__xludf.dummyfunction(&quot;IF(REGEXMATCH(A785, &quot;&quot;forward&quot;&quot;), SPLIT(A785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785, &quot;&quot;down&quot;&quot;), SPLIT(A78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85, &quot;&quot;up&quot;&quot;), SPLIT(A78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84]+[.E785]-[.G785]" office:value-type="float" office:value="823" calcext:value-type="float">
            <text:p>823</text:p>
          </table:table-cell>
          <table:table-cell table:style-name="ce7" table:formula="of:=[.I784]+[.H785]*[.C785]" office:value-type="float" office:value="650857" calcext:value-type="float">
            <text:p>6508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6</text:p>
          </table:table-cell>
          <table:table-cell table:style-name="ce5" table:formula="of:=IFERROR(__xludf.dummyfunction(&quot;IF(REGEXMATCH(A786, &quot;&quot;forward&quot;&quot;), SPLIT(A78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86, &quot;&quot;down&quot;&quot;), SPLIT(A78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86, &quot;&quot;up&quot;&quot;), SPLIT(A786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7" table:formula="of:=[.H785]+[.E786]-[.G786]" office:value-type="float" office:value="817" calcext:value-type="float">
            <text:p>817</text:p>
          </table:table-cell>
          <table:table-cell table:style-name="ce7" table:formula="of:=[.I785]+[.H786]*[.C786]" office:value-type="float" office:value="650857" calcext:value-type="float">
            <text:p>6508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8</text:p>
          </table:table-cell>
          <table:table-cell table:style-name="ce5" table:formula="of:=IFERROR(__xludf.dummyfunction(&quot;IF(REGEXMATCH(A787, &quot;&quot;forward&quot;&quot;), SPLIT(A78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87, &quot;&quot;down&quot;&quot;), SPLIT(A78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87, &quot;&quot;up&quot;&quot;), SPLIT(A787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7" table:formula="of:=[.H786]+[.E787]-[.G787]" office:value-type="float" office:value="809" calcext:value-type="float">
            <text:p>809</text:p>
          </table:table-cell>
          <table:table-cell table:style-name="ce7" table:formula="of:=[.I786]+[.H787]*[.C787]" office:value-type="float" office:value="650857" calcext:value-type="float">
            <text:p>6508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4</text:p>
          </table:table-cell>
          <table:table-cell table:style-name="ce5" table:formula="of:=IFERROR(__xludf.dummyfunction(&quot;IF(REGEXMATCH(A788, &quot;&quot;forward&quot;&quot;), SPLIT(A78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88, &quot;&quot;down&quot;&quot;), SPLIT(A78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88, &quot;&quot;up&quot;&quot;), SPLIT(A788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7" table:formula="of:=[.H787]+[.E788]-[.G788]" office:value-type="float" office:value="805" calcext:value-type="float">
            <text:p>805</text:p>
          </table:table-cell>
          <table:table-cell table:style-name="ce7" table:formula="of:=[.I787]+[.H788]*[.C788]" office:value-type="float" office:value="650857" calcext:value-type="float">
            <text:p>6508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6</text:p>
          </table:table-cell>
          <table:table-cell table:style-name="ce5" table:formula="of:=IFERROR(__xludf.dummyfunction(&quot;IF(REGEXMATCH(A789, &quot;&quot;forward&quot;&quot;), SPLIT(A789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789, &quot;&quot;down&quot;&quot;), SPLIT(A78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89, &quot;&quot;up&quot;&quot;), SPLIT(A78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88]+[.E789]-[.G789]" office:value-type="float" office:value="805" calcext:value-type="float">
            <text:p>805</text:p>
          </table:table-cell>
          <table:table-cell table:style-name="ce7" table:formula="of:=[.I788]+[.H789]*[.C789]" office:value-type="float" office:value="655687" calcext:value-type="float">
            <text:p>6556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790, &quot;&quot;forward&quot;&quot;), SPLIT(A79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90, &quot;&quot;down&quot;&quot;), SPLIT(A790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790, &quot;&quot;up&quot;&quot;), SPLIT(A79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89]+[.E790]-[.G790]" office:value-type="float" office:value="807" calcext:value-type="float">
            <text:p>807</text:p>
          </table:table-cell>
          <table:table-cell table:style-name="ce7" table:formula="of:=[.I789]+[.H790]*[.C790]" office:value-type="float" office:value="655687" calcext:value-type="float">
            <text:p>6556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791, &quot;&quot;forward&quot;&quot;), SPLIT(A79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91, &quot;&quot;down&quot;&quot;), SPLIT(A791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791, &quot;&quot;up&quot;&quot;), SPLIT(A79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90]+[.E791]-[.G791]" office:value-type="float" office:value="813" calcext:value-type="float">
            <text:p>813</text:p>
          </table:table-cell>
          <table:table-cell table:style-name="ce7" table:formula="of:=[.I790]+[.H791]*[.C791]" office:value-type="float" office:value="655687" calcext:value-type="float">
            <text:p>6556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5</text:p>
          </table:table-cell>
          <table:table-cell table:style-name="ce5" table:formula="of:=IFERROR(__xludf.dummyfunction(&quot;IF(REGEXMATCH(A792, &quot;&quot;forward&quot;&quot;), SPLIT(A79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92, &quot;&quot;down&quot;&quot;), SPLIT(A792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792, &quot;&quot;up&quot;&quot;), SPLIT(A79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91]+[.E792]-[.G792]" office:value-type="float" office:value="818" calcext:value-type="float">
            <text:p>818</text:p>
          </table:table-cell>
          <table:table-cell table:style-name="ce7" table:formula="of:=[.I791]+[.H792]*[.C792]" office:value-type="float" office:value="655687" calcext:value-type="float">
            <text:p>6556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2</text:p>
          </table:table-cell>
          <table:table-cell table:style-name="ce5" table:formula="of:=IFERROR(__xludf.dummyfunction(&quot;IF(REGEXMATCH(A793, &quot;&quot;forward&quot;&quot;), SPLIT(A79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93, &quot;&quot;down&quot;&quot;), SPLIT(A79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93, &quot;&quot;up&quot;&quot;), SPLIT(A793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7" table:formula="of:=[.H792]+[.E793]-[.G793]" office:value-type="float" office:value="816" calcext:value-type="float">
            <text:p>816</text:p>
          </table:table-cell>
          <table:table-cell table:style-name="ce7" table:formula="of:=[.I792]+[.H793]*[.C793]" office:value-type="float" office:value="655687" calcext:value-type="float">
            <text:p>6556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794, &quot;&quot;forward&quot;&quot;), SPLIT(A79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94, &quot;&quot;down&quot;&quot;), SPLIT(A794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794, &quot;&quot;up&quot;&quot;), SPLIT(A79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93]+[.E794]-[.G794]" office:value-type="float" office:value="819" calcext:value-type="float">
            <text:p>819</text:p>
          </table:table-cell>
          <table:table-cell table:style-name="ce7" table:formula="of:=[.I793]+[.H794]*[.C794]" office:value-type="float" office:value="655687" calcext:value-type="float">
            <text:p>6556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795, &quot;&quot;forward&quot;&quot;), SPLIT(A79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95, &quot;&quot;down&quot;&quot;), SPLIT(A79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795, &quot;&quot;up&quot;&quot;), SPLIT(A79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94]+[.E795]-[.G795]" office:value-type="float" office:value="826" calcext:value-type="float">
            <text:p>826</text:p>
          </table:table-cell>
          <table:table-cell table:style-name="ce7" table:formula="of:=[.I794]+[.H795]*[.C795]" office:value-type="float" office:value="655687" calcext:value-type="float">
            <text:p>6556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6</text:p>
          </table:table-cell>
          <table:table-cell table:style-name="ce5" table:formula="of:=IFERROR(__xludf.dummyfunction(&quot;IF(REGEXMATCH(A796, &quot;&quot;forward&quot;&quot;), SPLIT(A79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96, &quot;&quot;down&quot;&quot;), SPLIT(A79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96, &quot;&quot;up&quot;&quot;), SPLIT(A796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7" table:formula="of:=[.H795]+[.E796]-[.G796]" office:value-type="float" office:value="820" calcext:value-type="float">
            <text:p>820</text:p>
          </table:table-cell>
          <table:table-cell table:style-name="ce7" table:formula="of:=[.I795]+[.H796]*[.C796]" office:value-type="float" office:value="655687" calcext:value-type="float">
            <text:p>6556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797, &quot;&quot;forward&quot;&quot;), SPLIT(A797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797, &quot;&quot;down&quot;&quot;), SPLIT(A79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97, &quot;&quot;up&quot;&quot;), SPLIT(A79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96]+[.E797]-[.G797]" office:value-type="float" office:value="820" calcext:value-type="float">
            <text:p>820</text:p>
          </table:table-cell>
          <table:table-cell table:style-name="ce7" table:formula="of:=[.I796]+[.H797]*[.C797]" office:value-type="float" office:value="657327" calcext:value-type="float">
            <text:p>65732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3</text:p>
          </table:table-cell>
          <table:table-cell table:style-name="ce5" table:formula="of:=IFERROR(__xludf.dummyfunction(&quot;IF(REGEXMATCH(A798, &quot;&quot;forward&quot;&quot;), SPLIT(A798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798, &quot;&quot;down&quot;&quot;), SPLIT(A79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98, &quot;&quot;up&quot;&quot;), SPLIT(A79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97]+[.E798]-[.G798]" office:value-type="float" office:value="820" calcext:value-type="float">
            <text:p>820</text:p>
          </table:table-cell>
          <table:table-cell table:style-name="ce7" table:formula="of:=[.I797]+[.H798]*[.C798]" office:value-type="float" office:value="659787" calcext:value-type="float">
            <text:p>6597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6</text:p>
          </table:table-cell>
          <table:table-cell table:style-name="ce5" table:formula="of:=IFERROR(__xludf.dummyfunction(&quot;IF(REGEXMATCH(A799, &quot;&quot;forward&quot;&quot;), SPLIT(A79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99, &quot;&quot;down&quot;&quot;), SPLIT(A79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799, &quot;&quot;up&quot;&quot;), SPLIT(A799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7" table:formula="of:=[.H798]+[.E799]-[.G799]" office:value-type="float" office:value="814" calcext:value-type="float">
            <text:p>814</text:p>
          </table:table-cell>
          <table:table-cell table:style-name="ce7" table:formula="of:=[.I798]+[.H799]*[.C799]" office:value-type="float" office:value="659787" calcext:value-type="float">
            <text:p>6597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3</text:p>
          </table:table-cell>
          <table:table-cell table:style-name="ce5" table:formula="of:=IFERROR(__xludf.dummyfunction(&quot;IF(REGEXMATCH(A800, &quot;&quot;forward&quot;&quot;), SPLIT(A800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800, &quot;&quot;down&quot;&quot;), SPLIT(A80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00, &quot;&quot;up&quot;&quot;), SPLIT(A80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799]+[.E800]-[.G800]" office:value-type="float" office:value="814" calcext:value-type="float">
            <text:p>814</text:p>
          </table:table-cell>
          <table:table-cell table:style-name="ce7" table:formula="of:=[.I799]+[.H800]*[.C800]" office:value-type="float" office:value="662229" calcext:value-type="float">
            <text:p>6622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8</text:p>
          </table:table-cell>
          <table:table-cell table:style-name="ce5" table:formula="of:=IFERROR(__xludf.dummyfunction(&quot;IF(REGEXMATCH(A801, &quot;&quot;forward&quot;&quot;), SPLIT(A80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01, &quot;&quot;down&quot;&quot;), SPLIT(A80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01, &quot;&quot;up&quot;&quot;), SPLIT(A801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7" table:formula="of:=[.H800]+[.E801]-[.G801]" office:value-type="float" office:value="806" calcext:value-type="float">
            <text:p>806</text:p>
          </table:table-cell>
          <table:table-cell table:style-name="ce7" table:formula="of:=[.I800]+[.H801]*[.C801]" office:value-type="float" office:value="662229" calcext:value-type="float">
            <text:p>6622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6</text:p>
          </table:table-cell>
          <table:table-cell table:style-name="ce5" table:formula="of:=IFERROR(__xludf.dummyfunction(&quot;IF(REGEXMATCH(A802, &quot;&quot;forward&quot;&quot;), SPLIT(A80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802, &quot;&quot;down&quot;&quot;), SPLIT(A80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02, &quot;&quot;up&quot;&quot;), SPLIT(A80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01]+[.E802]-[.G802]" office:value-type="float" office:value="806" calcext:value-type="float">
            <text:p>806</text:p>
          </table:table-cell>
          <table:table-cell table:style-name="ce7" table:formula="of:=[.I801]+[.H802]*[.C802]" office:value-type="float" office:value="667065" calcext:value-type="float">
            <text:p>6670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8</text:p>
          </table:table-cell>
          <table:table-cell table:style-name="ce5" table:formula="of:=IFERROR(__xludf.dummyfunction(&quot;IF(REGEXMATCH(A803, &quot;&quot;forward&quot;&quot;), SPLIT(A80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03, &quot;&quot;down&quot;&quot;), SPLIT(A803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803, &quot;&quot;up&quot;&quot;), SPLIT(A80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02]+[.E803]-[.G803]" office:value-type="float" office:value="814" calcext:value-type="float">
            <text:p>814</text:p>
          </table:table-cell>
          <table:table-cell table:style-name="ce7" table:formula="of:=[.I802]+[.H803]*[.C803]" office:value-type="float" office:value="667065" calcext:value-type="float">
            <text:p>6670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804, &quot;&quot;forward&quot;&quot;), SPLIT(A80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04, &quot;&quot;down&quot;&quot;), SPLIT(A804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804, &quot;&quot;up&quot;&quot;), SPLIT(A80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03]+[.E804]-[.G804]" office:value-type="float" office:value="821" calcext:value-type="float">
            <text:p>821</text:p>
          </table:table-cell>
          <table:table-cell table:style-name="ce7" table:formula="of:=[.I803]+[.H804]*[.C804]" office:value-type="float" office:value="667065" calcext:value-type="float">
            <text:p>6670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805, &quot;&quot;forward&quot;&quot;), SPLIT(A80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05, &quot;&quot;down&quot;&quot;), SPLIT(A80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805, &quot;&quot;up&quot;&quot;), SPLIT(A80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04]+[.E805]-[.G805]" office:value-type="float" office:value="822" calcext:value-type="float">
            <text:p>822</text:p>
          </table:table-cell>
          <table:table-cell table:style-name="ce7" table:formula="of:=[.I804]+[.H805]*[.C805]" office:value-type="float" office:value="667065" calcext:value-type="float">
            <text:p>6670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806, &quot;&quot;forward&quot;&quot;), SPLIT(A80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06, &quot;&quot;down&quot;&quot;), SPLIT(A806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806, &quot;&quot;up&quot;&quot;), SPLIT(A80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05]+[.E806]-[.G806]" office:value-type="float" office:value="828" calcext:value-type="float">
            <text:p>828</text:p>
          </table:table-cell>
          <table:table-cell table:style-name="ce7" table:formula="of:=[.I805]+[.H806]*[.C806]" office:value-type="float" office:value="667065" calcext:value-type="float">
            <text:p>6670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8</text:p>
          </table:table-cell>
          <table:table-cell table:style-name="ce5" table:formula="of:=IFERROR(__xludf.dummyfunction(&quot;IF(REGEXMATCH(A807, &quot;&quot;forward&quot;&quot;), SPLIT(A80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07, &quot;&quot;down&quot;&quot;), SPLIT(A80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07, &quot;&quot;up&quot;&quot;), SPLIT(A807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7" table:formula="of:=[.H806]+[.E807]-[.G807]" office:value-type="float" office:value="820" calcext:value-type="float">
            <text:p>820</text:p>
          </table:table-cell>
          <table:table-cell table:style-name="ce7" table:formula="of:=[.I806]+[.H807]*[.C807]" office:value-type="float" office:value="667065" calcext:value-type="float">
            <text:p>6670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9</text:p>
          </table:table-cell>
          <table:table-cell table:style-name="ce5" table:formula="of:=IFERROR(__xludf.dummyfunction(&quot;IF(REGEXMATCH(A808, &quot;&quot;forward&quot;&quot;), SPLIT(A80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08, &quot;&quot;down&quot;&quot;), SPLIT(A80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08, &quot;&quot;up&quot;&quot;), SPLIT(A808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7" table:formula="of:=[.H807]+[.E808]-[.G808]" office:value-type="float" office:value="811" calcext:value-type="float">
            <text:p>811</text:p>
          </table:table-cell>
          <table:table-cell table:style-name="ce7" table:formula="of:=[.I807]+[.H808]*[.C808]" office:value-type="float" office:value="667065" calcext:value-type="float">
            <text:p>6670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809, &quot;&quot;forward&quot;&quot;), SPLIT(A80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09, &quot;&quot;down&quot;&quot;), SPLIT(A809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809, &quot;&quot;up&quot;&quot;), SPLIT(A80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08]+[.E809]-[.G809]" office:value-type="float" office:value="815" calcext:value-type="float">
            <text:p>815</text:p>
          </table:table-cell>
          <table:table-cell table:style-name="ce7" table:formula="of:=[.I808]+[.H809]*[.C809]" office:value-type="float" office:value="667065" calcext:value-type="float">
            <text:p>6670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810, &quot;&quot;forward&quot;&quot;), SPLIT(A810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810, &quot;&quot;down&quot;&quot;), SPLIT(A81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10, &quot;&quot;up&quot;&quot;), SPLIT(A81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09]+[.E810]-[.G810]" office:value-type="float" office:value="815" calcext:value-type="float">
            <text:p>815</text:p>
          </table:table-cell>
          <table:table-cell table:style-name="ce7" table:formula="of:=[.I809]+[.H810]*[.C810]" office:value-type="float" office:value="668695" calcext:value-type="float">
            <text:p>6686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7</text:p>
          </table:table-cell>
          <table:table-cell table:style-name="ce5" table:formula="of:=IFERROR(__xludf.dummyfunction(&quot;IF(REGEXMATCH(A811, &quot;&quot;forward&quot;&quot;), SPLIT(A811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811, &quot;&quot;down&quot;&quot;), SPLIT(A81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11, &quot;&quot;up&quot;&quot;), SPLIT(A81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10]+[.E811]-[.G811]" office:value-type="float" office:value="815" calcext:value-type="float">
            <text:p>815</text:p>
          </table:table-cell>
          <table:table-cell table:style-name="ce7" table:formula="of:=[.I810]+[.H811]*[.C811]" office:value-type="float" office:value="674400" calcext:value-type="float">
            <text:p>6744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8</text:p>
          </table:table-cell>
          <table:table-cell table:style-name="ce5" table:formula="of:=IFERROR(__xludf.dummyfunction(&quot;IF(REGEXMATCH(A812, &quot;&quot;forward&quot;&quot;), SPLIT(A81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12, &quot;&quot;down&quot;&quot;), SPLIT(A812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812, &quot;&quot;up&quot;&quot;), SPLIT(A81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11]+[.E812]-[.G812]" office:value-type="float" office:value="823" calcext:value-type="float">
            <text:p>823</text:p>
          </table:table-cell>
          <table:table-cell table:style-name="ce7" table:formula="of:=[.I811]+[.H812]*[.C812]" office:value-type="float" office:value="674400" calcext:value-type="float">
            <text:p>6744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6</text:p>
          </table:table-cell>
          <table:table-cell table:style-name="ce5" table:formula="of:=IFERROR(__xludf.dummyfunction(&quot;IF(REGEXMATCH(A813, &quot;&quot;forward&quot;&quot;), SPLIT(A81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13, &quot;&quot;down&quot;&quot;), SPLIT(A81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13, &quot;&quot;up&quot;&quot;), SPLIT(A813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7" table:formula="of:=[.H812]+[.E813]-[.G813]" office:value-type="float" office:value="817" calcext:value-type="float">
            <text:p>817</text:p>
          </table:table-cell>
          <table:table-cell table:style-name="ce7" table:formula="of:=[.I812]+[.H813]*[.C813]" office:value-type="float" office:value="674400" calcext:value-type="float">
            <text:p>6744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8</text:p>
          </table:table-cell>
          <table:table-cell table:style-name="ce5" table:formula="of:=IFERROR(__xludf.dummyfunction(&quot;IF(REGEXMATCH(A814, &quot;&quot;forward&quot;&quot;), SPLIT(A81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14, &quot;&quot;down&quot;&quot;), SPLIT(A81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14, &quot;&quot;up&quot;&quot;), SPLIT(A814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7" table:formula="of:=[.H813]+[.E814]-[.G814]" office:value-type="float" office:value="809" calcext:value-type="float">
            <text:p>809</text:p>
          </table:table-cell>
          <table:table-cell table:style-name="ce7" table:formula="of:=[.I813]+[.H814]*[.C814]" office:value-type="float" office:value="674400" calcext:value-type="float">
            <text:p>6744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8</text:p>
          </table:table-cell>
          <table:table-cell table:style-name="ce5" table:formula="of:=IFERROR(__xludf.dummyfunction(&quot;IF(REGEXMATCH(A815, &quot;&quot;forward&quot;&quot;), SPLIT(A81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15, &quot;&quot;down&quot;&quot;), SPLIT(A81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15, &quot;&quot;up&quot;&quot;), SPLIT(A815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7" table:formula="of:=[.H814]+[.E815]-[.G815]" office:value-type="float" office:value="801" calcext:value-type="float">
            <text:p>801</text:p>
          </table:table-cell>
          <table:table-cell table:style-name="ce7" table:formula="of:=[.I814]+[.H815]*[.C815]" office:value-type="float" office:value="674400" calcext:value-type="float">
            <text:p>6744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816, &quot;&quot;forward&quot;&quot;), SPLIT(A81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16, &quot;&quot;down&quot;&quot;), SPLIT(A816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816, &quot;&quot;up&quot;&quot;), SPLIT(A81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15]+[.E816]-[.G816]" office:value-type="float" office:value="805" calcext:value-type="float">
            <text:p>805</text:p>
          </table:table-cell>
          <table:table-cell table:style-name="ce7" table:formula="of:=[.I815]+[.H816]*[.C816]" office:value-type="float" office:value="674400" calcext:value-type="float">
            <text:p>6744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817, &quot;&quot;forward&quot;&quot;), SPLIT(A817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817, &quot;&quot;down&quot;&quot;), SPLIT(A81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17, &quot;&quot;up&quot;&quot;), SPLIT(A81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16]+[.E817]-[.G817]" office:value-type="float" office:value="805" calcext:value-type="float">
            <text:p>805</text:p>
          </table:table-cell>
          <table:table-cell table:style-name="ce7" table:formula="of:=[.I816]+[.H817]*[.C817]" office:value-type="float" office:value="681645" calcext:value-type="float">
            <text:p>6816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5</text:p>
          </table:table-cell>
          <table:table-cell table:style-name="ce5" table:formula="of:=IFERROR(__xludf.dummyfunction(&quot;IF(REGEXMATCH(A818, &quot;&quot;forward&quot;&quot;), SPLIT(A81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18, &quot;&quot;down&quot;&quot;), SPLIT(A818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818, &quot;&quot;up&quot;&quot;), SPLIT(A81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17]+[.E818]-[.G818]" office:value-type="float" office:value="810" calcext:value-type="float">
            <text:p>810</text:p>
          </table:table-cell>
          <table:table-cell table:style-name="ce7" table:formula="of:=[.I817]+[.H818]*[.C818]" office:value-type="float" office:value="681645" calcext:value-type="float">
            <text:p>6816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5</text:p>
          </table:table-cell>
          <table:table-cell table:style-name="ce5" table:formula="of:=IFERROR(__xludf.dummyfunction(&quot;IF(REGEXMATCH(A819, &quot;&quot;forward&quot;&quot;), SPLIT(A819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819, &quot;&quot;down&quot;&quot;), SPLIT(A81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19, &quot;&quot;up&quot;&quot;), SPLIT(A81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18]+[.E819]-[.G819]" office:value-type="float" office:value="810" calcext:value-type="float">
            <text:p>810</text:p>
          </table:table-cell>
          <table:table-cell table:style-name="ce7" table:formula="of:=[.I818]+[.H819]*[.C819]" office:value-type="float" office:value="685695" calcext:value-type="float">
            <text:p>6856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3</text:p>
          </table:table-cell>
          <table:table-cell table:style-name="ce5" table:formula="of:=IFERROR(__xludf.dummyfunction(&quot;IF(REGEXMATCH(A820, &quot;&quot;forward&quot;&quot;), SPLIT(A820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820, &quot;&quot;down&quot;&quot;), SPLIT(A82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20, &quot;&quot;up&quot;&quot;), SPLIT(A82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19]+[.E820]-[.G820]" office:value-type="float" office:value="810" calcext:value-type="float">
            <text:p>810</text:p>
          </table:table-cell>
          <table:table-cell table:style-name="ce7" table:formula="of:=[.I819]+[.H820]*[.C820]" office:value-type="float" office:value="688125" calcext:value-type="float">
            <text:p>68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821, &quot;&quot;forward&quot;&quot;), SPLIT(A82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21, &quot;&quot;down&quot;&quot;), SPLIT(A821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821, &quot;&quot;up&quot;&quot;), SPLIT(A82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20]+[.E821]-[.G821]" office:value-type="float" office:value="811" calcext:value-type="float">
            <text:p>811</text:p>
          </table:table-cell>
          <table:table-cell table:style-name="ce7" table:formula="of:=[.I820]+[.H821]*[.C821]" office:value-type="float" office:value="688125" calcext:value-type="float">
            <text:p>68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1</text:p>
          </table:table-cell>
          <table:table-cell table:style-name="ce5" table:formula="of:=IFERROR(__xludf.dummyfunction(&quot;IF(REGEXMATCH(A822, &quot;&quot;forward&quot;&quot;), SPLIT(A82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822, &quot;&quot;down&quot;&quot;), SPLIT(A82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22, &quot;&quot;up&quot;&quot;), SPLIT(A82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21]+[.E822]-[.G822]" office:value-type="float" office:value="811" calcext:value-type="float">
            <text:p>811</text:p>
          </table:table-cell>
          <table:table-cell table:style-name="ce7" table:formula="of:=[.I821]+[.H822]*[.C822]" office:value-type="float" office:value="688936" calcext:value-type="float">
            <text:p>6889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9</text:p>
          </table:table-cell>
          <table:table-cell table:style-name="ce5" table:formula="of:=IFERROR(__xludf.dummyfunction(&quot;IF(REGEXMATCH(A823, &quot;&quot;forward&quot;&quot;), SPLIT(A82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23, &quot;&quot;down&quot;&quot;), SPLIT(A82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23, &quot;&quot;up&quot;&quot;), SPLIT(A823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7" table:formula="of:=[.H822]+[.E823]-[.G823]" office:value-type="float" office:value="802" calcext:value-type="float">
            <text:p>802</text:p>
          </table:table-cell>
          <table:table-cell table:style-name="ce7" table:formula="of:=[.I822]+[.H823]*[.C823]" office:value-type="float" office:value="688936" calcext:value-type="float">
            <text:p>6889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824, &quot;&quot;forward&quot;&quot;), SPLIT(A82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24, &quot;&quot;down&quot;&quot;), SPLIT(A824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824, &quot;&quot;up&quot;&quot;), SPLIT(A82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23]+[.E824]-[.G824]" office:value-type="float" office:value="803" calcext:value-type="float">
            <text:p>803</text:p>
          </table:table-cell>
          <table:table-cell table:style-name="ce7" table:formula="of:=[.I823]+[.H824]*[.C824]" office:value-type="float" office:value="688936" calcext:value-type="float">
            <text:p>6889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825, &quot;&quot;forward&quot;&quot;), SPLIT(A82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25, &quot;&quot;down&quot;&quot;), SPLIT(A82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825, &quot;&quot;up&quot;&quot;), SPLIT(A82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24]+[.E825]-[.G825]" office:value-type="float" office:value="809" calcext:value-type="float">
            <text:p>809</text:p>
          </table:table-cell>
          <table:table-cell table:style-name="ce7" table:formula="of:=[.I824]+[.H825]*[.C825]" office:value-type="float" office:value="688936" calcext:value-type="float">
            <text:p>6889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6</text:p>
          </table:table-cell>
          <table:table-cell table:style-name="ce5" table:formula="of:=IFERROR(__xludf.dummyfunction(&quot;IF(REGEXMATCH(A826, &quot;&quot;forward&quot;&quot;), SPLIT(A82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26, &quot;&quot;down&quot;&quot;), SPLIT(A82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26, &quot;&quot;up&quot;&quot;), SPLIT(A826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7" table:formula="of:=[.H825]+[.E826]-[.G826]" office:value-type="float" office:value="803" calcext:value-type="float">
            <text:p>803</text:p>
          </table:table-cell>
          <table:table-cell table:style-name="ce7" table:formula="of:=[.I825]+[.H826]*[.C826]" office:value-type="float" office:value="688936" calcext:value-type="float">
            <text:p>6889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7</text:p>
          </table:table-cell>
          <table:table-cell table:style-name="ce5" table:formula="of:=IFERROR(__xludf.dummyfunction(&quot;IF(REGEXMATCH(A827, &quot;&quot;forward&quot;&quot;), SPLIT(A827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827, &quot;&quot;down&quot;&quot;), SPLIT(A82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27, &quot;&quot;up&quot;&quot;), SPLIT(A82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26]+[.E827]-[.G827]" office:value-type="float" office:value="803" calcext:value-type="float">
            <text:p>803</text:p>
          </table:table-cell>
          <table:table-cell table:style-name="ce7" table:formula="of:=[.I826]+[.H827]*[.C827]" office:value-type="float" office:value="694557" calcext:value-type="float">
            <text:p>6945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1</text:p>
          </table:table-cell>
          <table:table-cell table:style-name="ce5" table:formula="of:=IFERROR(__xludf.dummyfunction(&quot;IF(REGEXMATCH(A828, &quot;&quot;forward&quot;&quot;), SPLIT(A828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828, &quot;&quot;down&quot;&quot;), SPLIT(A82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28, &quot;&quot;up&quot;&quot;), SPLIT(A82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27]+[.E828]-[.G828]" office:value-type="float" office:value="803" calcext:value-type="float">
            <text:p>803</text:p>
          </table:table-cell>
          <table:table-cell table:style-name="ce7" table:formula="of:=[.I827]+[.H828]*[.C828]" office:value-type="float" office:value="695360" calcext:value-type="float">
            <text:p>6953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5</text:p>
          </table:table-cell>
          <table:table-cell table:style-name="ce5" table:formula="of:=IFERROR(__xludf.dummyfunction(&quot;IF(REGEXMATCH(A829, &quot;&quot;forward&quot;&quot;), SPLIT(A82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29, &quot;&quot;down&quot;&quot;), SPLIT(A829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829, &quot;&quot;up&quot;&quot;), SPLIT(A82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28]+[.E829]-[.G829]" office:value-type="float" office:value="808" calcext:value-type="float">
            <text:p>808</text:p>
          </table:table-cell>
          <table:table-cell table:style-name="ce7" table:formula="of:=[.I828]+[.H829]*[.C829]" office:value-type="float" office:value="695360" calcext:value-type="float">
            <text:p>6953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830, &quot;&quot;forward&quot;&quot;), SPLIT(A83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30, &quot;&quot;down&quot;&quot;), SPLIT(A830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830, &quot;&quot;up&quot;&quot;), SPLIT(A83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29]+[.E830]-[.G830]" office:value-type="float" office:value="810" calcext:value-type="float">
            <text:p>810</text:p>
          </table:table-cell>
          <table:table-cell table:style-name="ce7" table:formula="of:=[.I829]+[.H830]*[.C830]" office:value-type="float" office:value="695360" calcext:value-type="float">
            <text:p>6953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5</text:p>
          </table:table-cell>
          <table:table-cell table:style-name="ce5" table:formula="of:=IFERROR(__xludf.dummyfunction(&quot;IF(REGEXMATCH(A831, &quot;&quot;forward&quot;&quot;), SPLIT(A831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831, &quot;&quot;down&quot;&quot;), SPLIT(A83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31, &quot;&quot;up&quot;&quot;), SPLIT(A83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30]+[.E831]-[.G831]" office:value-type="float" office:value="810" calcext:value-type="float">
            <text:p>810</text:p>
          </table:table-cell>
          <table:table-cell table:style-name="ce7" table:formula="of:=[.I830]+[.H831]*[.C831]" office:value-type="float" office:value="699410" calcext:value-type="float">
            <text:p>6994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832, &quot;&quot;forward&quot;&quot;), SPLIT(A83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32, &quot;&quot;down&quot;&quot;), SPLIT(A832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832, &quot;&quot;up&quot;&quot;), SPLIT(A83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31]+[.E832]-[.G832]" office:value-type="float" office:value="813" calcext:value-type="float">
            <text:p>813</text:p>
          </table:table-cell>
          <table:table-cell table:style-name="ce7" table:formula="of:=[.I831]+[.H832]*[.C832]" office:value-type="float" office:value="699410" calcext:value-type="float">
            <text:p>6994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833, &quot;&quot;forward&quot;&quot;), SPLIT(A83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33, &quot;&quot;down&quot;&quot;), SPLIT(A833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833, &quot;&quot;up&quot;&quot;), SPLIT(A83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32]+[.E833]-[.G833]" office:value-type="float" office:value="817" calcext:value-type="float">
            <text:p>817</text:p>
          </table:table-cell>
          <table:table-cell table:style-name="ce7" table:formula="of:=[.I832]+[.H833]*[.C833]" office:value-type="float" office:value="699410" calcext:value-type="float">
            <text:p>6994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6</text:p>
          </table:table-cell>
          <table:table-cell table:style-name="ce5" table:formula="of:=IFERROR(__xludf.dummyfunction(&quot;IF(REGEXMATCH(A834, &quot;&quot;forward&quot;&quot;), SPLIT(A834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834, &quot;&quot;down&quot;&quot;), SPLIT(A83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34, &quot;&quot;up&quot;&quot;), SPLIT(A83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33]+[.E834]-[.G834]" office:value-type="float" office:value="817" calcext:value-type="float">
            <text:p>817</text:p>
          </table:table-cell>
          <table:table-cell table:style-name="ce7" table:formula="of:=[.I833]+[.H834]*[.C834]" office:value-type="float" office:value="704312" calcext:value-type="float">
            <text:p>70431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6</text:p>
          </table:table-cell>
          <table:table-cell table:style-name="ce5" table:formula="of:=IFERROR(__xludf.dummyfunction(&quot;IF(REGEXMATCH(A835, &quot;&quot;forward&quot;&quot;), SPLIT(A83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35, &quot;&quot;down&quot;&quot;), SPLIT(A83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35, &quot;&quot;up&quot;&quot;), SPLIT(A835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7" table:formula="of:=[.H834]+[.E835]-[.G835]" office:value-type="float" office:value="811" calcext:value-type="float">
            <text:p>811</text:p>
          </table:table-cell>
          <table:table-cell table:style-name="ce7" table:formula="of:=[.I834]+[.H835]*[.C835]" office:value-type="float" office:value="704312" calcext:value-type="float">
            <text:p>70431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9</text:p>
          </table:table-cell>
          <table:table-cell table:style-name="ce5" table:formula="of:=IFERROR(__xludf.dummyfunction(&quot;IF(REGEXMATCH(A836, &quot;&quot;forward&quot;&quot;), SPLIT(A83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36, &quot;&quot;down&quot;&quot;), SPLIT(A836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836, &quot;&quot;up&quot;&quot;), SPLIT(A83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35]+[.E836]-[.G836]" office:value-type="float" office:value="820" calcext:value-type="float">
            <text:p>820</text:p>
          </table:table-cell>
          <table:table-cell table:style-name="ce7" table:formula="of:=[.I835]+[.H836]*[.C836]" office:value-type="float" office:value="704312" calcext:value-type="float">
            <text:p>70431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3</text:p>
          </table:table-cell>
          <table:table-cell table:style-name="ce5" table:formula="of:=IFERROR(__xludf.dummyfunction(&quot;IF(REGEXMATCH(A837, &quot;&quot;forward&quot;&quot;), SPLIT(A83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37, &quot;&quot;down&quot;&quot;), SPLIT(A83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37, &quot;&quot;up&quot;&quot;), SPLIT(A837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7" table:formula="of:=[.H836]+[.E837]-[.G837]" office:value-type="float" office:value="817" calcext:value-type="float">
            <text:p>817</text:p>
          </table:table-cell>
          <table:table-cell table:style-name="ce7" table:formula="of:=[.I836]+[.H837]*[.C837]" office:value-type="float" office:value="704312" calcext:value-type="float">
            <text:p>70431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1</text:p>
          </table:table-cell>
          <table:table-cell table:style-name="ce5" table:formula="of:=IFERROR(__xludf.dummyfunction(&quot;IF(REGEXMATCH(A838, &quot;&quot;forward&quot;&quot;), SPLIT(A838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838, &quot;&quot;down&quot;&quot;), SPLIT(A83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38, &quot;&quot;up&quot;&quot;), SPLIT(A83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37]+[.E838]-[.G838]" office:value-type="float" office:value="817" calcext:value-type="float">
            <text:p>817</text:p>
          </table:table-cell>
          <table:table-cell table:style-name="ce7" table:formula="of:=[.I837]+[.H838]*[.C838]" office:value-type="float" office:value="705129" calcext:value-type="float">
            <text:p>7051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3</text:p>
          </table:table-cell>
          <table:table-cell table:style-name="ce5" table:formula="of:=IFERROR(__xludf.dummyfunction(&quot;IF(REGEXMATCH(A839, &quot;&quot;forward&quot;&quot;), SPLIT(A83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39, &quot;&quot;down&quot;&quot;), SPLIT(A83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39, &quot;&quot;up&quot;&quot;), SPLIT(A839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7" table:formula="of:=[.H838]+[.E839]-[.G839]" office:value-type="float" office:value="814" calcext:value-type="float">
            <text:p>814</text:p>
          </table:table-cell>
          <table:table-cell table:style-name="ce7" table:formula="of:=[.I838]+[.H839]*[.C839]" office:value-type="float" office:value="705129" calcext:value-type="float">
            <text:p>7051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5</text:p>
          </table:table-cell>
          <table:table-cell table:style-name="ce5" table:formula="of:=IFERROR(__xludf.dummyfunction(&quot;IF(REGEXMATCH(A840, &quot;&quot;forward&quot;&quot;), SPLIT(A84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40, &quot;&quot;down&quot;&quot;), SPLIT(A840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840, &quot;&quot;up&quot;&quot;), SPLIT(A84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39]+[.E840]-[.G840]" office:value-type="float" office:value="819" calcext:value-type="float">
            <text:p>819</text:p>
          </table:table-cell>
          <table:table-cell table:style-name="ce7" table:formula="of:=[.I839]+[.H840]*[.C840]" office:value-type="float" office:value="705129" calcext:value-type="float">
            <text:p>7051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4</text:p>
          </table:table-cell>
          <table:table-cell table:style-name="ce5" table:formula="of:=IFERROR(__xludf.dummyfunction(&quot;IF(REGEXMATCH(A841, &quot;&quot;forward&quot;&quot;), SPLIT(A84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41, &quot;&quot;down&quot;&quot;), SPLIT(A84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41, &quot;&quot;up&quot;&quot;), SPLIT(A841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7" table:formula="of:=[.H840]+[.E841]-[.G841]" office:value-type="float" office:value="815" calcext:value-type="float">
            <text:p>815</text:p>
          </table:table-cell>
          <table:table-cell table:style-name="ce7" table:formula="of:=[.I840]+[.H841]*[.C841]" office:value-type="float" office:value="705129" calcext:value-type="float">
            <text:p>7051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842, &quot;&quot;forward&quot;&quot;), SPLIT(A84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42, &quot;&quot;down&quot;&quot;), SPLIT(A842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842, &quot;&quot;up&quot;&quot;), SPLIT(A84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41]+[.E842]-[.G842]" office:value-type="float" office:value="819" calcext:value-type="float">
            <text:p>819</text:p>
          </table:table-cell>
          <table:table-cell table:style-name="ce7" table:formula="of:=[.I841]+[.H842]*[.C842]" office:value-type="float" office:value="705129" calcext:value-type="float">
            <text:p>7051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843, &quot;&quot;forward&quot;&quot;), SPLIT(A843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843, &quot;&quot;down&quot;&quot;), SPLIT(A84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43, &quot;&quot;up&quot;&quot;), SPLIT(A84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42]+[.E843]-[.G843]" office:value-type="float" office:value="819" calcext:value-type="float">
            <text:p>819</text:p>
          </table:table-cell>
          <table:table-cell table:style-name="ce7" table:formula="of:=[.I842]+[.H843]*[.C843]" office:value-type="float" office:value="712500" calcext:value-type="float">
            <text:p>7125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5</text:p>
          </table:table-cell>
          <table:table-cell table:style-name="ce5" table:formula="of:=IFERROR(__xludf.dummyfunction(&quot;IF(REGEXMATCH(A844, &quot;&quot;forward&quot;&quot;), SPLIT(A84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44, &quot;&quot;down&quot;&quot;), SPLIT(A84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44, &quot;&quot;up&quot;&quot;), SPLIT(A844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7" table:formula="of:=[.H843]+[.E844]-[.G844]" office:value-type="float" office:value="814" calcext:value-type="float">
            <text:p>814</text:p>
          </table:table-cell>
          <table:table-cell table:style-name="ce7" table:formula="of:=[.I843]+[.H844]*[.C844]" office:value-type="float" office:value="712500" calcext:value-type="float">
            <text:p>7125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845, &quot;&quot;forward&quot;&quot;), SPLIT(A84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45, &quot;&quot;down&quot;&quot;), SPLIT(A84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845, &quot;&quot;up&quot;&quot;), SPLIT(A84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44]+[.E845]-[.G845]" office:value-type="float" office:value="815" calcext:value-type="float">
            <text:p>815</text:p>
          </table:table-cell>
          <table:table-cell table:style-name="ce7" table:formula="of:=[.I844]+[.H845]*[.C845]" office:value-type="float" office:value="712500" calcext:value-type="float">
            <text:p>7125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4</text:p>
          </table:table-cell>
          <table:table-cell table:style-name="ce5" table:formula="of:=IFERROR(__xludf.dummyfunction(&quot;IF(REGEXMATCH(A846, &quot;&quot;forward&quot;&quot;), SPLIT(A846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846, &quot;&quot;down&quot;&quot;), SPLIT(A84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46, &quot;&quot;up&quot;&quot;), SPLIT(A84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45]+[.E846]-[.G846]" office:value-type="float" office:value="815" calcext:value-type="float">
            <text:p>815</text:p>
          </table:table-cell>
          <table:table-cell table:style-name="ce7" table:formula="of:=[.I845]+[.H846]*[.C846]" office:value-type="float" office:value="715760" calcext:value-type="float">
            <text:p>7157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8</text:p>
          </table:table-cell>
          <table:table-cell table:style-name="ce5" table:formula="of:=IFERROR(__xludf.dummyfunction(&quot;IF(REGEXMATCH(A847, &quot;&quot;forward&quot;&quot;), SPLIT(A84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47, &quot;&quot;down&quot;&quot;), SPLIT(A84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847, &quot;&quot;up&quot;&quot;), SPLIT(A84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46]+[.E847]-[.G847]" office:value-type="float" office:value="823" calcext:value-type="float">
            <text:p>823</text:p>
          </table:table-cell>
          <table:table-cell table:style-name="ce7" table:formula="of:=[.I846]+[.H847]*[.C847]" office:value-type="float" office:value="715760" calcext:value-type="float">
            <text:p>7157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1</text:p>
          </table:table-cell>
          <table:table-cell table:style-name="ce5" table:formula="of:=IFERROR(__xludf.dummyfunction(&quot;IF(REGEXMATCH(A848, &quot;&quot;forward&quot;&quot;), SPLIT(A84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48, &quot;&quot;down&quot;&quot;), SPLIT(A84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48, &quot;&quot;up&quot;&quot;), SPLIT(A848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7" table:formula="of:=[.H847]+[.E848]-[.G848]" office:value-type="float" office:value="822" calcext:value-type="float">
            <text:p>822</text:p>
          </table:table-cell>
          <table:table-cell table:style-name="ce7" table:formula="of:=[.I847]+[.H848]*[.C848]" office:value-type="float" office:value="715760" calcext:value-type="float">
            <text:p>7157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849, &quot;&quot;forward&quot;&quot;), SPLIT(A849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849, &quot;&quot;down&quot;&quot;), SPLIT(A84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49, &quot;&quot;up&quot;&quot;), SPLIT(A84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48]+[.E849]-[.G849]" office:value-type="float" office:value="822" calcext:value-type="float">
            <text:p>822</text:p>
          </table:table-cell>
          <table:table-cell table:style-name="ce7" table:formula="of:=[.I848]+[.H849]*[.C849]" office:value-type="float" office:value="723158" calcext:value-type="float">
            <text:p>7231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8</text:p>
          </table:table-cell>
          <table:table-cell table:style-name="ce5" table:formula="of:=IFERROR(__xludf.dummyfunction(&quot;IF(REGEXMATCH(A850, &quot;&quot;forward&quot;&quot;), SPLIT(A850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850, &quot;&quot;down&quot;&quot;), SPLIT(A85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50, &quot;&quot;up&quot;&quot;), SPLIT(A85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49]+[.E850]-[.G850]" office:value-type="float" office:value="822" calcext:value-type="float">
            <text:p>822</text:p>
          </table:table-cell>
          <table:table-cell table:style-name="ce7" table:formula="of:=[.I849]+[.H850]*[.C850]" office:value-type="float" office:value="729734" calcext:value-type="float">
            <text:p>7297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4</text:p>
          </table:table-cell>
          <table:table-cell table:style-name="ce5" table:formula="of:=IFERROR(__xludf.dummyfunction(&quot;IF(REGEXMATCH(A851, &quot;&quot;forward&quot;&quot;), SPLIT(A85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51, &quot;&quot;down&quot;&quot;), SPLIT(A85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51, &quot;&quot;up&quot;&quot;), SPLIT(A851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7" table:formula="of:=[.H850]+[.E851]-[.G851]" office:value-type="float" office:value="818" calcext:value-type="float">
            <text:p>818</text:p>
          </table:table-cell>
          <table:table-cell table:style-name="ce7" table:formula="of:=[.I850]+[.H851]*[.C851]" office:value-type="float" office:value="729734" calcext:value-type="float">
            <text:p>7297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3</text:p>
          </table:table-cell>
          <table:table-cell table:style-name="ce5" table:formula="of:=IFERROR(__xludf.dummyfunction(&quot;IF(REGEXMATCH(A852, &quot;&quot;forward&quot;&quot;), SPLIT(A85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52, &quot;&quot;down&quot;&quot;), SPLIT(A85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52, &quot;&quot;up&quot;&quot;), SPLIT(A852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7" table:formula="of:=[.H851]+[.E852]-[.G852]" office:value-type="float" office:value="815" calcext:value-type="float">
            <text:p>815</text:p>
          </table:table-cell>
          <table:table-cell table:style-name="ce7" table:formula="of:=[.I851]+[.H852]*[.C852]" office:value-type="float" office:value="729734" calcext:value-type="float">
            <text:p>7297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5</text:p>
          </table:table-cell>
          <table:table-cell table:style-name="ce5" table:formula="of:=IFERROR(__xludf.dummyfunction(&quot;IF(REGEXMATCH(A853, &quot;&quot;forward&quot;&quot;), SPLIT(A85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53, &quot;&quot;down&quot;&quot;), SPLIT(A85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53, &quot;&quot;up&quot;&quot;), SPLIT(A853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7" table:formula="of:=[.H852]+[.E853]-[.G853]" office:value-type="float" office:value="810" calcext:value-type="float">
            <text:p>810</text:p>
          </table:table-cell>
          <table:table-cell table:style-name="ce7" table:formula="of:=[.I852]+[.H853]*[.C853]" office:value-type="float" office:value="729734" calcext:value-type="float">
            <text:p>7297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5</text:p>
          </table:table-cell>
          <table:table-cell table:style-name="ce5" table:formula="of:=IFERROR(__xludf.dummyfunction(&quot;IF(REGEXMATCH(A854, &quot;&quot;forward&quot;&quot;), SPLIT(A854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854, &quot;&quot;down&quot;&quot;), SPLIT(A85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54, &quot;&quot;up&quot;&quot;), SPLIT(A85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53]+[.E854]-[.G854]" office:value-type="float" office:value="810" calcext:value-type="float">
            <text:p>810</text:p>
          </table:table-cell>
          <table:table-cell table:style-name="ce7" table:formula="of:=[.I853]+[.H854]*[.C854]" office:value-type="float" office:value="733784" calcext:value-type="float">
            <text:p>73378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7</text:p>
          </table:table-cell>
          <table:table-cell table:style-name="ce5" table:formula="of:=IFERROR(__xludf.dummyfunction(&quot;IF(REGEXMATCH(A855, &quot;&quot;forward&quot;&quot;), SPLIT(A85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55, &quot;&quot;down&quot;&quot;), SPLIT(A85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55, &quot;&quot;up&quot;&quot;), SPLIT(A855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7" table:formula="of:=[.H854]+[.E855]-[.G855]" office:value-type="float" office:value="803" calcext:value-type="float">
            <text:p>803</text:p>
          </table:table-cell>
          <table:table-cell table:style-name="ce7" table:formula="of:=[.I854]+[.H855]*[.C855]" office:value-type="float" office:value="733784" calcext:value-type="float">
            <text:p>73378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5</text:p>
          </table:table-cell>
          <table:table-cell table:style-name="ce5" table:formula="of:=IFERROR(__xludf.dummyfunction(&quot;IF(REGEXMATCH(A856, &quot;&quot;forward&quot;&quot;), SPLIT(A856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856, &quot;&quot;down&quot;&quot;), SPLIT(A85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56, &quot;&quot;up&quot;&quot;), SPLIT(A85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55]+[.E856]-[.G856]" office:value-type="float" office:value="803" calcext:value-type="float">
            <text:p>803</text:p>
          </table:table-cell>
          <table:table-cell table:style-name="ce7" table:formula="of:=[.I855]+[.H856]*[.C856]" office:value-type="float" office:value="737799" calcext:value-type="float">
            <text:p>7377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4</text:p>
          </table:table-cell>
          <table:table-cell table:style-name="ce5" table:formula="of:=IFERROR(__xludf.dummyfunction(&quot;IF(REGEXMATCH(A857, &quot;&quot;forward&quot;&quot;), SPLIT(A857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857, &quot;&quot;down&quot;&quot;), SPLIT(A85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57, &quot;&quot;up&quot;&quot;), SPLIT(A85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56]+[.E857]-[.G857]" office:value-type="float" office:value="803" calcext:value-type="float">
            <text:p>803</text:p>
          </table:table-cell>
          <table:table-cell table:style-name="ce7" table:formula="of:=[.I856]+[.H857]*[.C857]" office:value-type="float" office:value="741011" calcext:value-type="float">
            <text:p>7410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6</text:p>
          </table:table-cell>
          <table:table-cell table:style-name="ce5" table:formula="of:=IFERROR(__xludf.dummyfunction(&quot;IF(REGEXMATCH(A858, &quot;&quot;forward&quot;&quot;), SPLIT(A858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858, &quot;&quot;down&quot;&quot;), SPLIT(A85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58, &quot;&quot;up&quot;&quot;), SPLIT(A85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57]+[.E858]-[.G858]" office:value-type="float" office:value="803" calcext:value-type="float">
            <text:p>803</text:p>
          </table:table-cell>
          <table:table-cell table:style-name="ce7" table:formula="of:=[.I857]+[.H858]*[.C858]" office:value-type="float" office:value="745829" calcext:value-type="float">
            <text:p>7458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859, &quot;&quot;forward&quot;&quot;), SPLIT(A859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859, &quot;&quot;down&quot;&quot;), SPLIT(A85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59, &quot;&quot;up&quot;&quot;), SPLIT(A85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58]+[.E859]-[.G859]" office:value-type="float" office:value="803" calcext:value-type="float">
            <text:p>803</text:p>
          </table:table-cell>
          <table:table-cell table:style-name="ce7" table:formula="of:=[.I858]+[.H859]*[.C859]" office:value-type="float" office:value="753056" calcext:value-type="float">
            <text:p>7530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860, &quot;&quot;forward&quot;&quot;), SPLIT(A86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60, &quot;&quot;down&quot;&quot;), SPLIT(A860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860, &quot;&quot;up&quot;&quot;), SPLIT(A86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59]+[.E860]-[.G860]" office:value-type="float" office:value="809" calcext:value-type="float">
            <text:p>809</text:p>
          </table:table-cell>
          <table:table-cell table:style-name="ce7" table:formula="of:=[.I859]+[.H860]*[.C860]" office:value-type="float" office:value="753056" calcext:value-type="float">
            <text:p>7530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861, &quot;&quot;forward&quot;&quot;), SPLIT(A86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61, &quot;&quot;down&quot;&quot;), SPLIT(A861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861, &quot;&quot;up&quot;&quot;), SPLIT(A86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60]+[.E861]-[.G861]" office:value-type="float" office:value="812" calcext:value-type="float">
            <text:p>812</text:p>
          </table:table-cell>
          <table:table-cell table:style-name="ce7" table:formula="of:=[.I860]+[.H861]*[.C861]" office:value-type="float" office:value="753056" calcext:value-type="float">
            <text:p>7530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5</text:p>
          </table:table-cell>
          <table:table-cell table:style-name="ce5" table:formula="of:=IFERROR(__xludf.dummyfunction(&quot;IF(REGEXMATCH(A862, &quot;&quot;forward&quot;&quot;), SPLIT(A86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62, &quot;&quot;down&quot;&quot;), SPLIT(A86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62, &quot;&quot;up&quot;&quot;), SPLIT(A862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7" table:formula="of:=[.H861]+[.E862]-[.G862]" office:value-type="float" office:value="807" calcext:value-type="float">
            <text:p>807</text:p>
          </table:table-cell>
          <table:table-cell table:style-name="ce7" table:formula="of:=[.I861]+[.H862]*[.C862]" office:value-type="float" office:value="753056" calcext:value-type="float">
            <text:p>7530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863, &quot;&quot;forward&quot;&quot;), SPLIT(A863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863, &quot;&quot;down&quot;&quot;), SPLIT(A86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63, &quot;&quot;up&quot;&quot;), SPLIT(A86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62]+[.E863]-[.G863]" office:value-type="float" office:value="807" calcext:value-type="float">
            <text:p>807</text:p>
          </table:table-cell>
          <table:table-cell table:style-name="ce7" table:formula="of:=[.I862]+[.H863]*[.C863]" office:value-type="float" office:value="754670" calcext:value-type="float">
            <text:p>7546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9</text:p>
          </table:table-cell>
          <table:table-cell table:style-name="ce5" table:formula="of:=IFERROR(__xludf.dummyfunction(&quot;IF(REGEXMATCH(A864, &quot;&quot;forward&quot;&quot;), SPLIT(A86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64, &quot;&quot;down&quot;&quot;), SPLIT(A86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64, &quot;&quot;up&quot;&quot;), SPLIT(A864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7" table:formula="of:=[.H863]+[.E864]-[.G864]" office:value-type="float" office:value="798" calcext:value-type="float">
            <text:p>798</text:p>
          </table:table-cell>
          <table:table-cell table:style-name="ce7" table:formula="of:=[.I863]+[.H864]*[.C864]" office:value-type="float" office:value="754670" calcext:value-type="float">
            <text:p>7546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865, &quot;&quot;forward&quot;&quot;), SPLIT(A86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65, &quot;&quot;down&quot;&quot;), SPLIT(A86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865, &quot;&quot;up&quot;&quot;), SPLIT(A86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64]+[.E865]-[.G865]" office:value-type="float" office:value="802" calcext:value-type="float">
            <text:p>802</text:p>
          </table:table-cell>
          <table:table-cell table:style-name="ce7" table:formula="of:=[.I864]+[.H865]*[.C865]" office:value-type="float" office:value="754670" calcext:value-type="float">
            <text:p>7546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866, &quot;&quot;forward&quot;&quot;), SPLIT(A86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66, &quot;&quot;down&quot;&quot;), SPLIT(A866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866, &quot;&quot;up&quot;&quot;), SPLIT(A86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65]+[.E866]-[.G866]" office:value-type="float" office:value="804" calcext:value-type="float">
            <text:p>804</text:p>
          </table:table-cell>
          <table:table-cell table:style-name="ce7" table:formula="of:=[.I865]+[.H866]*[.C866]" office:value-type="float" office:value="754670" calcext:value-type="float">
            <text:p>7546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5</text:p>
          </table:table-cell>
          <table:table-cell table:style-name="ce5" table:formula="of:=IFERROR(__xludf.dummyfunction(&quot;IF(REGEXMATCH(A867, &quot;&quot;forward&quot;&quot;), SPLIT(A867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867, &quot;&quot;down&quot;&quot;), SPLIT(A86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67, &quot;&quot;up&quot;&quot;), SPLIT(A86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66]+[.E867]-[.G867]" office:value-type="float" office:value="804" calcext:value-type="float">
            <text:p>804</text:p>
          </table:table-cell>
          <table:table-cell table:style-name="ce7" table:formula="of:=[.I866]+[.H867]*[.C867]" office:value-type="float" office:value="758690" calcext:value-type="float">
            <text:p>75869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6</text:p>
          </table:table-cell>
          <table:table-cell table:style-name="ce5" table:formula="of:=IFERROR(__xludf.dummyfunction(&quot;IF(REGEXMATCH(A868, &quot;&quot;forward&quot;&quot;), SPLIT(A86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68, &quot;&quot;down&quot;&quot;), SPLIT(A86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68, &quot;&quot;up&quot;&quot;), SPLIT(A868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7" table:formula="of:=[.H867]+[.E868]-[.G868]" office:value-type="float" office:value="798" calcext:value-type="float">
            <text:p>798</text:p>
          </table:table-cell>
          <table:table-cell table:style-name="ce7" table:formula="of:=[.I867]+[.H868]*[.C868]" office:value-type="float" office:value="758690" calcext:value-type="float">
            <text:p>75869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1</text:p>
          </table:table-cell>
          <table:table-cell table:style-name="ce5" table:formula="of:=IFERROR(__xludf.dummyfunction(&quot;IF(REGEXMATCH(A869, &quot;&quot;forward&quot;&quot;), SPLIT(A869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869, &quot;&quot;down&quot;&quot;), SPLIT(A86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69, &quot;&quot;up&quot;&quot;), SPLIT(A86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68]+[.E869]-[.G869]" office:value-type="float" office:value="798" calcext:value-type="float">
            <text:p>798</text:p>
          </table:table-cell>
          <table:table-cell table:style-name="ce7" table:formula="of:=[.I868]+[.H869]*[.C869]" office:value-type="float" office:value="759488" calcext:value-type="float">
            <text:p>75948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5</text:p>
          </table:table-cell>
          <table:table-cell table:style-name="ce5" table:formula="of:=IFERROR(__xludf.dummyfunction(&quot;IF(REGEXMATCH(A870, &quot;&quot;forward&quot;&quot;), SPLIT(A87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70, &quot;&quot;down&quot;&quot;), SPLIT(A87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70, &quot;&quot;up&quot;&quot;), SPLIT(A870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7" table:formula="of:=[.H869]+[.E870]-[.G870]" office:value-type="float" office:value="793" calcext:value-type="float">
            <text:p>793</text:p>
          </table:table-cell>
          <table:table-cell table:style-name="ce7" table:formula="of:=[.I869]+[.H870]*[.C870]" office:value-type="float" office:value="759488" calcext:value-type="float">
            <text:p>75948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3</text:p>
          </table:table-cell>
          <table:table-cell table:style-name="ce5" table:formula="of:=IFERROR(__xludf.dummyfunction(&quot;IF(REGEXMATCH(A871, &quot;&quot;forward&quot;&quot;), SPLIT(A87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71, &quot;&quot;down&quot;&quot;), SPLIT(A87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71, &quot;&quot;up&quot;&quot;), SPLIT(A871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7" table:formula="of:=[.H870]+[.E871]-[.G871]" office:value-type="float" office:value="790" calcext:value-type="float">
            <text:p>790</text:p>
          </table:table-cell>
          <table:table-cell table:style-name="ce7" table:formula="of:=[.I870]+[.H871]*[.C871]" office:value-type="float" office:value="759488" calcext:value-type="float">
            <text:p>75948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872, &quot;&quot;forward&quot;&quot;), SPLIT(A87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72, &quot;&quot;down&quot;&quot;), SPLIT(A872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872, &quot;&quot;up&quot;&quot;), SPLIT(A87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71]+[.E872]-[.G872]" office:value-type="float" office:value="794" calcext:value-type="float">
            <text:p>794</text:p>
          </table:table-cell>
          <table:table-cell table:style-name="ce7" table:formula="of:=[.I871]+[.H872]*[.C872]" office:value-type="float" office:value="759488" calcext:value-type="float">
            <text:p>75948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3</text:p>
          </table:table-cell>
          <table:table-cell table:style-name="ce5" table:formula="of:=IFERROR(__xludf.dummyfunction(&quot;IF(REGEXMATCH(A873, &quot;&quot;forward&quot;&quot;), SPLIT(A873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873, &quot;&quot;down&quot;&quot;), SPLIT(A87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73, &quot;&quot;up&quot;&quot;), SPLIT(A87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72]+[.E873]-[.G873]" office:value-type="float" office:value="794" calcext:value-type="float">
            <text:p>794</text:p>
          </table:table-cell>
          <table:table-cell table:style-name="ce7" table:formula="of:=[.I872]+[.H873]*[.C873]" office:value-type="float" office:value="761870" calcext:value-type="float">
            <text:p>7618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6</text:p>
          </table:table-cell>
          <table:table-cell table:style-name="ce5" table:formula="of:=IFERROR(__xludf.dummyfunction(&quot;IF(REGEXMATCH(A874, &quot;&quot;forward&quot;&quot;), SPLIT(A874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874, &quot;&quot;down&quot;&quot;), SPLIT(A87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74, &quot;&quot;up&quot;&quot;), SPLIT(A87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73]+[.E874]-[.G874]" office:value-type="float" office:value="794" calcext:value-type="float">
            <text:p>794</text:p>
          </table:table-cell>
          <table:table-cell table:style-name="ce7" table:formula="of:=[.I873]+[.H874]*[.C874]" office:value-type="float" office:value="766634" calcext:value-type="float">
            <text:p>7666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4</text:p>
          </table:table-cell>
          <table:table-cell table:style-name="ce5" table:formula="of:=IFERROR(__xludf.dummyfunction(&quot;IF(REGEXMATCH(A875, &quot;&quot;forward&quot;&quot;), SPLIT(A87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75, &quot;&quot;down&quot;&quot;), SPLIT(A87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75, &quot;&quot;up&quot;&quot;), SPLIT(A875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7" table:formula="of:=[.H874]+[.E875]-[.G875]" office:value-type="float" office:value="790" calcext:value-type="float">
            <text:p>790</text:p>
          </table:table-cell>
          <table:table-cell table:style-name="ce7" table:formula="of:=[.I874]+[.H875]*[.C875]" office:value-type="float" office:value="766634" calcext:value-type="float">
            <text:p>7666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6</text:p>
          </table:table-cell>
          <table:table-cell table:style-name="ce5" table:formula="of:=IFERROR(__xludf.dummyfunction(&quot;IF(REGEXMATCH(A876, &quot;&quot;forward&quot;&quot;), SPLIT(A87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76, &quot;&quot;down&quot;&quot;), SPLIT(A87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76, &quot;&quot;up&quot;&quot;), SPLIT(A876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7" table:formula="of:=[.H875]+[.E876]-[.G876]" office:value-type="float" office:value="784" calcext:value-type="float">
            <text:p>784</text:p>
          </table:table-cell>
          <table:table-cell table:style-name="ce7" table:formula="of:=[.I875]+[.H876]*[.C876]" office:value-type="float" office:value="766634" calcext:value-type="float">
            <text:p>7666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877, &quot;&quot;forward&quot;&quot;), SPLIT(A87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77, &quot;&quot;down&quot;&quot;), SPLIT(A87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877, &quot;&quot;up&quot;&quot;), SPLIT(A87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76]+[.E877]-[.G877]" office:value-type="float" office:value="787" calcext:value-type="float">
            <text:p>787</text:p>
          </table:table-cell>
          <table:table-cell table:style-name="ce7" table:formula="of:=[.I876]+[.H877]*[.C877]" office:value-type="float" office:value="766634" calcext:value-type="float">
            <text:p>7666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878, &quot;&quot;forward&quot;&quot;), SPLIT(A87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78, &quot;&quot;down&quot;&quot;), SPLIT(A878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878, &quot;&quot;up&quot;&quot;), SPLIT(A87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77]+[.E878]-[.G878]" office:value-type="float" office:value="789" calcext:value-type="float">
            <text:p>789</text:p>
          </table:table-cell>
          <table:table-cell table:style-name="ce7" table:formula="of:=[.I877]+[.H878]*[.C878]" office:value-type="float" office:value="766634" calcext:value-type="float">
            <text:p>7666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3</text:p>
          </table:table-cell>
          <table:table-cell table:style-name="ce5" table:formula="of:=IFERROR(__xludf.dummyfunction(&quot;IF(REGEXMATCH(A879, &quot;&quot;forward&quot;&quot;), SPLIT(A87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79, &quot;&quot;down&quot;&quot;), SPLIT(A87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79, &quot;&quot;up&quot;&quot;), SPLIT(A879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7" table:formula="of:=[.H878]+[.E879]-[.G879]" office:value-type="float" office:value="786" calcext:value-type="float">
            <text:p>786</text:p>
          </table:table-cell>
          <table:table-cell table:style-name="ce7" table:formula="of:=[.I878]+[.H879]*[.C879]" office:value-type="float" office:value="766634" calcext:value-type="float">
            <text:p>7666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9</text:p>
          </table:table-cell>
          <table:table-cell table:style-name="ce5" table:formula="of:=IFERROR(__xludf.dummyfunction(&quot;IF(REGEXMATCH(A880, &quot;&quot;forward&quot;&quot;), SPLIT(A88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80, &quot;&quot;down&quot;&quot;), SPLIT(A880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880, &quot;&quot;up&quot;&quot;), SPLIT(A88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79]+[.E880]-[.G880]" office:value-type="float" office:value="795" calcext:value-type="float">
            <text:p>795</text:p>
          </table:table-cell>
          <table:table-cell table:style-name="ce7" table:formula="of:=[.I879]+[.H880]*[.C880]" office:value-type="float" office:value="766634" calcext:value-type="float">
            <text:p>7666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7</text:p>
          </table:table-cell>
          <table:table-cell table:style-name="ce5" table:formula="of:=IFERROR(__xludf.dummyfunction(&quot;IF(REGEXMATCH(A881, &quot;&quot;forward&quot;&quot;), SPLIT(A88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81, &quot;&quot;down&quot;&quot;), SPLIT(A88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81, &quot;&quot;up&quot;&quot;), SPLIT(A881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7" table:formula="of:=[.H880]+[.E881]-[.G881]" office:value-type="float" office:value="788" calcext:value-type="float">
            <text:p>788</text:p>
          </table:table-cell>
          <table:table-cell table:style-name="ce7" table:formula="of:=[.I880]+[.H881]*[.C881]" office:value-type="float" office:value="766634" calcext:value-type="float">
            <text:p>7666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6</text:p>
          </table:table-cell>
          <table:table-cell table:style-name="ce5" table:formula="of:=IFERROR(__xludf.dummyfunction(&quot;IF(REGEXMATCH(A882, &quot;&quot;forward&quot;&quot;), SPLIT(A88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882, &quot;&quot;down&quot;&quot;), SPLIT(A88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82, &quot;&quot;up&quot;&quot;), SPLIT(A88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81]+[.E882]-[.G882]" office:value-type="float" office:value="788" calcext:value-type="float">
            <text:p>788</text:p>
          </table:table-cell>
          <table:table-cell table:style-name="ce7" table:formula="of:=[.I881]+[.H882]*[.C882]" office:value-type="float" office:value="771362" calcext:value-type="float">
            <text:p>7713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4</text:p>
          </table:table-cell>
          <table:table-cell table:style-name="ce5" table:formula="of:=IFERROR(__xludf.dummyfunction(&quot;IF(REGEXMATCH(A883, &quot;&quot;forward&quot;&quot;), SPLIT(A88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83, &quot;&quot;down&quot;&quot;), SPLIT(A88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83, &quot;&quot;up&quot;&quot;), SPLIT(A883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7" table:formula="of:=[.H882]+[.E883]-[.G883]" office:value-type="float" office:value="784" calcext:value-type="float">
            <text:p>784</text:p>
          </table:table-cell>
          <table:table-cell table:style-name="ce7" table:formula="of:=[.I882]+[.H883]*[.C883]" office:value-type="float" office:value="771362" calcext:value-type="float">
            <text:p>7713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7</text:p>
          </table:table-cell>
          <table:table-cell table:style-name="ce5" table:formula="of:=IFERROR(__xludf.dummyfunction(&quot;IF(REGEXMATCH(A884, &quot;&quot;forward&quot;&quot;), SPLIT(A884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884, &quot;&quot;down&quot;&quot;), SPLIT(A88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84, &quot;&quot;up&quot;&quot;), SPLIT(A88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83]+[.E884]-[.G884]" office:value-type="float" office:value="784" calcext:value-type="float">
            <text:p>784</text:p>
          </table:table-cell>
          <table:table-cell table:style-name="ce7" table:formula="of:=[.I883]+[.H884]*[.C884]" office:value-type="float" office:value="776850" calcext:value-type="float">
            <text:p>7768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885, &quot;&quot;forward&quot;&quot;), SPLIT(A88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85, &quot;&quot;down&quot;&quot;), SPLIT(A88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885, &quot;&quot;up&quot;&quot;), SPLIT(A88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84]+[.E885]-[.G885]" office:value-type="float" office:value="788" calcext:value-type="float">
            <text:p>788</text:p>
          </table:table-cell>
          <table:table-cell table:style-name="ce7" table:formula="of:=[.I884]+[.H885]*[.C885]" office:value-type="float" office:value="776850" calcext:value-type="float">
            <text:p>7768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6</text:p>
          </table:table-cell>
          <table:table-cell table:style-name="ce5" table:formula="of:=IFERROR(__xludf.dummyfunction(&quot;IF(REGEXMATCH(A886, &quot;&quot;forward&quot;&quot;), SPLIT(A88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86, &quot;&quot;down&quot;&quot;), SPLIT(A88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86, &quot;&quot;up&quot;&quot;), SPLIT(A886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7" table:formula="of:=[.H885]+[.E886]-[.G886]" office:value-type="float" office:value="782" calcext:value-type="float">
            <text:p>782</text:p>
          </table:table-cell>
          <table:table-cell table:style-name="ce7" table:formula="of:=[.I885]+[.H886]*[.C886]" office:value-type="float" office:value="776850" calcext:value-type="float">
            <text:p>7768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887, &quot;&quot;forward&quot;&quot;), SPLIT(A88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87, &quot;&quot;down&quot;&quot;), SPLIT(A88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887, &quot;&quot;up&quot;&quot;), SPLIT(A88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86]+[.E887]-[.G887]" office:value-type="float" office:value="788" calcext:value-type="float">
            <text:p>788</text:p>
          </table:table-cell>
          <table:table-cell table:style-name="ce7" table:formula="of:=[.I886]+[.H887]*[.C887]" office:value-type="float" office:value="776850" calcext:value-type="float">
            <text:p>7768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888, &quot;&quot;forward&quot;&quot;), SPLIT(A888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888, &quot;&quot;down&quot;&quot;), SPLIT(A88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88, &quot;&quot;up&quot;&quot;), SPLIT(A88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87]+[.E888]-[.G888]" office:value-type="float" office:value="788" calcext:value-type="float">
            <text:p>788</text:p>
          </table:table-cell>
          <table:table-cell table:style-name="ce7" table:formula="of:=[.I887]+[.H888]*[.C888]" office:value-type="float" office:value="783942" calcext:value-type="float">
            <text:p>7839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4</text:p>
          </table:table-cell>
          <table:table-cell table:style-name="ce5" table:formula="of:=IFERROR(__xludf.dummyfunction(&quot;IF(REGEXMATCH(A889, &quot;&quot;forward&quot;&quot;), SPLIT(A889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889, &quot;&quot;down&quot;&quot;), SPLIT(A88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89, &quot;&quot;up&quot;&quot;), SPLIT(A88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88]+[.E889]-[.G889]" office:value-type="float" office:value="788" calcext:value-type="float">
            <text:p>788</text:p>
          </table:table-cell>
          <table:table-cell table:style-name="ce7" table:formula="of:=[.I888]+[.H889]*[.C889]" office:value-type="float" office:value="787094" calcext:value-type="float">
            <text:p>7870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2</text:p>
          </table:table-cell>
          <table:table-cell table:style-name="ce5" table:formula="of:=IFERROR(__xludf.dummyfunction(&quot;IF(REGEXMATCH(A890, &quot;&quot;forward&quot;&quot;), SPLIT(A89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90, &quot;&quot;down&quot;&quot;), SPLIT(A89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90, &quot;&quot;up&quot;&quot;), SPLIT(A890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7" table:formula="of:=[.H889]+[.E890]-[.G890]" office:value-type="float" office:value="786" calcext:value-type="float">
            <text:p>786</text:p>
          </table:table-cell>
          <table:table-cell table:style-name="ce7" table:formula="of:=[.I889]+[.H890]*[.C890]" office:value-type="float" office:value="787094" calcext:value-type="float">
            <text:p>7870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7</text:p>
          </table:table-cell>
          <table:table-cell table:style-name="ce5" table:formula="of:=IFERROR(__xludf.dummyfunction(&quot;IF(REGEXMATCH(A891, &quot;&quot;forward&quot;&quot;), SPLIT(A891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891, &quot;&quot;down&quot;&quot;), SPLIT(A89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91, &quot;&quot;up&quot;&quot;), SPLIT(A89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90]+[.E891]-[.G891]" office:value-type="float" office:value="786" calcext:value-type="float">
            <text:p>786</text:p>
          </table:table-cell>
          <table:table-cell table:style-name="ce7" table:formula="of:=[.I890]+[.H891]*[.C891]" office:value-type="float" office:value="792596" calcext:value-type="float">
            <text:p>7925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5</text:p>
          </table:table-cell>
          <table:table-cell table:style-name="ce5" table:formula="of:=IFERROR(__xludf.dummyfunction(&quot;IF(REGEXMATCH(A892, &quot;&quot;forward&quot;&quot;), SPLIT(A89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92, &quot;&quot;down&quot;&quot;), SPLIT(A89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92, &quot;&quot;up&quot;&quot;), SPLIT(A892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7" table:formula="of:=[.H891]+[.E892]-[.G892]" office:value-type="float" office:value="781" calcext:value-type="float">
            <text:p>781</text:p>
          </table:table-cell>
          <table:table-cell table:style-name="ce7" table:formula="of:=[.I891]+[.H892]*[.C892]" office:value-type="float" office:value="792596" calcext:value-type="float">
            <text:p>7925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893, &quot;&quot;forward&quot;&quot;), SPLIT(A893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893, &quot;&quot;down&quot;&quot;), SPLIT(A89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93, &quot;&quot;up&quot;&quot;), SPLIT(A89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92]+[.E893]-[.G893]" office:value-type="float" office:value="781" calcext:value-type="float">
            <text:p>781</text:p>
          </table:table-cell>
          <table:table-cell table:style-name="ce7" table:formula="of:=[.I892]+[.H893]*[.C893]" office:value-type="float" office:value="794158" calcext:value-type="float">
            <text:p>7941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894, &quot;&quot;forward&quot;&quot;), SPLIT(A894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894, &quot;&quot;down&quot;&quot;), SPLIT(A89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94, &quot;&quot;up&quot;&quot;), SPLIT(A89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93]+[.E894]-[.G894]" office:value-type="float" office:value="781" calcext:value-type="float">
            <text:p>781</text:p>
          </table:table-cell>
          <table:table-cell table:style-name="ce7" table:formula="of:=[.I893]+[.H894]*[.C894]" office:value-type="float" office:value="795720" calcext:value-type="float">
            <text:p>79572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895, &quot;&quot;forward&quot;&quot;), SPLIT(A89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95, &quot;&quot;down&quot;&quot;), SPLIT(A89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895, &quot;&quot;up&quot;&quot;), SPLIT(A89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94]+[.E895]-[.G895]" office:value-type="float" office:value="785" calcext:value-type="float">
            <text:p>785</text:p>
          </table:table-cell>
          <table:table-cell table:style-name="ce7" table:formula="of:=[.I894]+[.H895]*[.C895]" office:value-type="float" office:value="795720" calcext:value-type="float">
            <text:p>79572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896, &quot;&quot;forward&quot;&quot;), SPLIT(A89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96, &quot;&quot;down&quot;&quot;), SPLIT(A896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896, &quot;&quot;up&quot;&quot;), SPLIT(A89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95]+[.E896]-[.G896]" office:value-type="float" office:value="789" calcext:value-type="float">
            <text:p>789</text:p>
          </table:table-cell>
          <table:table-cell table:style-name="ce7" table:formula="of:=[.I895]+[.H896]*[.C896]" office:value-type="float" office:value="795720" calcext:value-type="float">
            <text:p>79572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3</text:p>
          </table:table-cell>
          <table:table-cell table:style-name="ce5" table:formula="of:=IFERROR(__xludf.dummyfunction(&quot;IF(REGEXMATCH(A897, &quot;&quot;forward&quot;&quot;), SPLIT(A897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897, &quot;&quot;down&quot;&quot;), SPLIT(A89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97, &quot;&quot;up&quot;&quot;), SPLIT(A89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96]+[.E897]-[.G897]" office:value-type="float" office:value="789" calcext:value-type="float">
            <text:p>789</text:p>
          </table:table-cell>
          <table:table-cell table:style-name="ce7" table:formula="of:=[.I896]+[.H897]*[.C897]" office:value-type="float" office:value="798087" calcext:value-type="float">
            <text:p>7980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898, &quot;&quot;forward&quot;&quot;), SPLIT(A89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98, &quot;&quot;down&quot;&quot;), SPLIT(A898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898, &quot;&quot;up&quot;&quot;), SPLIT(A89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97]+[.E898]-[.G898]" office:value-type="float" office:value="793" calcext:value-type="float">
            <text:p>793</text:p>
          </table:table-cell>
          <table:table-cell table:style-name="ce7" table:formula="of:=[.I897]+[.H898]*[.C898]" office:value-type="float" office:value="798087" calcext:value-type="float">
            <text:p>7980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3</text:p>
          </table:table-cell>
          <table:table-cell table:style-name="ce5" table:formula="of:=IFERROR(__xludf.dummyfunction(&quot;IF(REGEXMATCH(A899, &quot;&quot;forward&quot;&quot;), SPLIT(A89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99, &quot;&quot;down&quot;&quot;), SPLIT(A89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899, &quot;&quot;up&quot;&quot;), SPLIT(A899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7" table:formula="of:=[.H898]+[.E899]-[.G899]" office:value-type="float" office:value="790" calcext:value-type="float">
            <text:p>790</text:p>
          </table:table-cell>
          <table:table-cell table:style-name="ce7" table:formula="of:=[.I898]+[.H899]*[.C899]" office:value-type="float" office:value="798087" calcext:value-type="float">
            <text:p>7980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900, &quot;&quot;forward&quot;&quot;), SPLIT(A900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900, &quot;&quot;down&quot;&quot;), SPLIT(A90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00, &quot;&quot;up&quot;&quot;), SPLIT(A90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899]+[.E900]-[.G900]" office:value-type="float" office:value="790" calcext:value-type="float">
            <text:p>790</text:p>
          </table:table-cell>
          <table:table-cell table:style-name="ce7" table:formula="of:=[.I899]+[.H900]*[.C900]" office:value-type="float" office:value="805197" calcext:value-type="float">
            <text:p>8051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5</text:p>
          </table:table-cell>
          <table:table-cell table:style-name="ce5" table:formula="of:=IFERROR(__xludf.dummyfunction(&quot;IF(REGEXMATCH(A901, &quot;&quot;forward&quot;&quot;), SPLIT(A90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01, &quot;&quot;down&quot;&quot;), SPLIT(A901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901, &quot;&quot;up&quot;&quot;), SPLIT(A90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00]+[.E901]-[.G901]" office:value-type="float" office:value="795" calcext:value-type="float">
            <text:p>795</text:p>
          </table:table-cell>
          <table:table-cell table:style-name="ce7" table:formula="of:=[.I900]+[.H901]*[.C901]" office:value-type="float" office:value="805197" calcext:value-type="float">
            <text:p>8051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6</text:p>
          </table:table-cell>
          <table:table-cell table:style-name="ce5" table:formula="of:=IFERROR(__xludf.dummyfunction(&quot;IF(REGEXMATCH(A902, &quot;&quot;forward&quot;&quot;), SPLIT(A90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902, &quot;&quot;down&quot;&quot;), SPLIT(A90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02, &quot;&quot;up&quot;&quot;), SPLIT(A90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01]+[.E902]-[.G902]" office:value-type="float" office:value="795" calcext:value-type="float">
            <text:p>795</text:p>
          </table:table-cell>
          <table:table-cell table:style-name="ce7" table:formula="of:=[.I901]+[.H902]*[.C902]" office:value-type="float" office:value="809967" calcext:value-type="float">
            <text:p>8099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903, &quot;&quot;forward&quot;&quot;), SPLIT(A903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903, &quot;&quot;down&quot;&quot;), SPLIT(A90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03, &quot;&quot;up&quot;&quot;), SPLIT(A90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02]+[.E903]-[.G903]" office:value-type="float" office:value="795" calcext:value-type="float">
            <text:p>795</text:p>
          </table:table-cell>
          <table:table-cell table:style-name="ce7" table:formula="of:=[.I902]+[.H903]*[.C903]" office:value-type="float" office:value="817122" calcext:value-type="float">
            <text:p>8171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904, &quot;&quot;forward&quot;&quot;), SPLIT(A904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904, &quot;&quot;down&quot;&quot;), SPLIT(A90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04, &quot;&quot;up&quot;&quot;), SPLIT(A90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03]+[.E904]-[.G904]" office:value-type="float" office:value="795" calcext:value-type="float">
            <text:p>795</text:p>
          </table:table-cell>
          <table:table-cell table:style-name="ce7" table:formula="of:=[.I903]+[.H904]*[.C904]" office:value-type="float" office:value="824277" calcext:value-type="float">
            <text:p>8242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6</text:p>
          </table:table-cell>
          <table:table-cell table:style-name="ce5" table:formula="of:=IFERROR(__xludf.dummyfunction(&quot;IF(REGEXMATCH(A905, &quot;&quot;forward&quot;&quot;), SPLIT(A90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05, &quot;&quot;down&quot;&quot;), SPLIT(A90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05, &quot;&quot;up&quot;&quot;), SPLIT(A905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7" table:formula="of:=[.H904]+[.E905]-[.G905]" office:value-type="float" office:value="789" calcext:value-type="float">
            <text:p>789</text:p>
          </table:table-cell>
          <table:table-cell table:style-name="ce7" table:formula="of:=[.I904]+[.H905]*[.C905]" office:value-type="float" office:value="824277" calcext:value-type="float">
            <text:p>8242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9</text:p>
          </table:table-cell>
          <table:table-cell table:style-name="ce5" table:formula="of:=IFERROR(__xludf.dummyfunction(&quot;IF(REGEXMATCH(A906, &quot;&quot;forward&quot;&quot;), SPLIT(A90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06, &quot;&quot;down&quot;&quot;), SPLIT(A906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906, &quot;&quot;up&quot;&quot;), SPLIT(A90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05]+[.E906]-[.G906]" office:value-type="float" office:value="798" calcext:value-type="float">
            <text:p>798</text:p>
          </table:table-cell>
          <table:table-cell table:style-name="ce7" table:formula="of:=[.I905]+[.H906]*[.C906]" office:value-type="float" office:value="824277" calcext:value-type="float">
            <text:p>8242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8</text:p>
          </table:table-cell>
          <table:table-cell table:style-name="ce5" table:formula="of:=IFERROR(__xludf.dummyfunction(&quot;IF(REGEXMATCH(A907, &quot;&quot;forward&quot;&quot;), SPLIT(A907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907, &quot;&quot;down&quot;&quot;), SPLIT(A90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07, &quot;&quot;up&quot;&quot;), SPLIT(A90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06]+[.E907]-[.G907]" office:value-type="float" office:value="798" calcext:value-type="float">
            <text:p>798</text:p>
          </table:table-cell>
          <table:table-cell table:style-name="ce7" table:formula="of:=[.I906]+[.H907]*[.C907]" office:value-type="float" office:value="830661" calcext:value-type="float">
            <text:p>8306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7</text:p>
          </table:table-cell>
          <table:table-cell table:style-name="ce5" table:formula="of:=IFERROR(__xludf.dummyfunction(&quot;IF(REGEXMATCH(A908, &quot;&quot;forward&quot;&quot;), SPLIT(A90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08, &quot;&quot;down&quot;&quot;), SPLIT(A90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08, &quot;&quot;up&quot;&quot;), SPLIT(A908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7" table:formula="of:=[.H907]+[.E908]-[.G908]" office:value-type="float" office:value="791" calcext:value-type="float">
            <text:p>791</text:p>
          </table:table-cell>
          <table:table-cell table:style-name="ce7" table:formula="of:=[.I907]+[.H908]*[.C908]" office:value-type="float" office:value="830661" calcext:value-type="float">
            <text:p>8306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5</text:p>
          </table:table-cell>
          <table:table-cell table:style-name="ce5" table:formula="of:=IFERROR(__xludf.dummyfunction(&quot;IF(REGEXMATCH(A909, &quot;&quot;forward&quot;&quot;), SPLIT(A90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09, &quot;&quot;down&quot;&quot;), SPLIT(A90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09, &quot;&quot;up&quot;&quot;), SPLIT(A909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7" table:formula="of:=[.H908]+[.E909]-[.G909]" office:value-type="float" office:value="786" calcext:value-type="float">
            <text:p>786</text:p>
          </table:table-cell>
          <table:table-cell table:style-name="ce7" table:formula="of:=[.I908]+[.H909]*[.C909]" office:value-type="float" office:value="830661" calcext:value-type="float">
            <text:p>8306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910, &quot;&quot;forward&quot;&quot;), SPLIT(A91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10, &quot;&quot;down&quot;&quot;), SPLIT(A910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910, &quot;&quot;up&quot;&quot;), SPLIT(A91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09]+[.E910]-[.G910]" office:value-type="float" office:value="792" calcext:value-type="float">
            <text:p>792</text:p>
          </table:table-cell>
          <table:table-cell table:style-name="ce7" table:formula="of:=[.I909]+[.H910]*[.C910]" office:value-type="float" office:value="830661" calcext:value-type="float">
            <text:p>8306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6</text:p>
          </table:table-cell>
          <table:table-cell table:style-name="ce5" table:formula="of:=IFERROR(__xludf.dummyfunction(&quot;IF(REGEXMATCH(A911, &quot;&quot;forward&quot;&quot;), SPLIT(A911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911, &quot;&quot;down&quot;&quot;), SPLIT(A91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11, &quot;&quot;up&quot;&quot;), SPLIT(A91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10]+[.E911]-[.G911]" office:value-type="float" office:value="792" calcext:value-type="float">
            <text:p>792</text:p>
          </table:table-cell>
          <table:table-cell table:style-name="ce7" table:formula="of:=[.I910]+[.H911]*[.C911]" office:value-type="float" office:value="835413" calcext:value-type="float">
            <text:p>8354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1</text:p>
          </table:table-cell>
          <table:table-cell table:style-name="ce5" table:formula="of:=IFERROR(__xludf.dummyfunction(&quot;IF(REGEXMATCH(A912, &quot;&quot;forward&quot;&quot;), SPLIT(A91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912, &quot;&quot;down&quot;&quot;), SPLIT(A91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12, &quot;&quot;up&quot;&quot;), SPLIT(A91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11]+[.E912]-[.G912]" office:value-type="float" office:value="792" calcext:value-type="float">
            <text:p>792</text:p>
          </table:table-cell>
          <table:table-cell table:style-name="ce7" table:formula="of:=[.I911]+[.H912]*[.C912]" office:value-type="float" office:value="836205" calcext:value-type="float">
            <text:p>8362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913, &quot;&quot;forward&quot;&quot;), SPLIT(A91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13, &quot;&quot;down&quot;&quot;), SPLIT(A913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913, &quot;&quot;up&quot;&quot;), SPLIT(A91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12]+[.E913]-[.G913]" office:value-type="float" office:value="798" calcext:value-type="float">
            <text:p>798</text:p>
          </table:table-cell>
          <table:table-cell table:style-name="ce7" table:formula="of:=[.I912]+[.H913]*[.C913]" office:value-type="float" office:value="836205" calcext:value-type="float">
            <text:p>8362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5</text:p>
          </table:table-cell>
          <table:table-cell table:style-name="ce5" table:formula="of:=IFERROR(__xludf.dummyfunction(&quot;IF(REGEXMATCH(A914, &quot;&quot;forward&quot;&quot;), SPLIT(A914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914, &quot;&quot;down&quot;&quot;), SPLIT(A91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14, &quot;&quot;up&quot;&quot;), SPLIT(A91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13]+[.E914]-[.G914]" office:value-type="float" office:value="798" calcext:value-type="float">
            <text:p>798</text:p>
          </table:table-cell>
          <table:table-cell table:style-name="ce7" table:formula="of:=[.I913]+[.H914]*[.C914]" office:value-type="float" office:value="840195" calcext:value-type="float">
            <text:p>8401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915, &quot;&quot;forward&quot;&quot;), SPLIT(A91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15, &quot;&quot;down&quot;&quot;), SPLIT(A91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915, &quot;&quot;up&quot;&quot;), SPLIT(A91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14]+[.E915]-[.G915]" office:value-type="float" office:value="800" calcext:value-type="float">
            <text:p>800</text:p>
          </table:table-cell>
          <table:table-cell table:style-name="ce7" table:formula="of:=[.I914]+[.H915]*[.C915]" office:value-type="float" office:value="840195" calcext:value-type="float">
            <text:p>8401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916, &quot;&quot;forward&quot;&quot;), SPLIT(A91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16, &quot;&quot;down&quot;&quot;), SPLIT(A916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916, &quot;&quot;up&quot;&quot;), SPLIT(A91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15]+[.E916]-[.G916]" office:value-type="float" office:value="801" calcext:value-type="float">
            <text:p>801</text:p>
          </table:table-cell>
          <table:table-cell table:style-name="ce7" table:formula="of:=[.I915]+[.H916]*[.C916]" office:value-type="float" office:value="840195" calcext:value-type="float">
            <text:p>8401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6</text:p>
          </table:table-cell>
          <table:table-cell table:style-name="ce5" table:formula="of:=IFERROR(__xludf.dummyfunction(&quot;IF(REGEXMATCH(A917, &quot;&quot;forward&quot;&quot;), SPLIT(A917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917, &quot;&quot;down&quot;&quot;), SPLIT(A91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17, &quot;&quot;up&quot;&quot;), SPLIT(A91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16]+[.E917]-[.G917]" office:value-type="float" office:value="801" calcext:value-type="float">
            <text:p>801</text:p>
          </table:table-cell>
          <table:table-cell table:style-name="ce7" table:formula="of:=[.I916]+[.H917]*[.C917]" office:value-type="float" office:value="845001" calcext:value-type="float">
            <text:p>8450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918, &quot;&quot;forward&quot;&quot;), SPLIT(A91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18, &quot;&quot;down&quot;&quot;), SPLIT(A918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918, &quot;&quot;up&quot;&quot;), SPLIT(A91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17]+[.E918]-[.G918]" office:value-type="float" office:value="807" calcext:value-type="float">
            <text:p>807</text:p>
          </table:table-cell>
          <table:table-cell table:style-name="ce7" table:formula="of:=[.I917]+[.H918]*[.C918]" office:value-type="float" office:value="845001" calcext:value-type="float">
            <text:p>8450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9</text:p>
          </table:table-cell>
          <table:table-cell table:style-name="ce5" table:formula="of:=IFERROR(__xludf.dummyfunction(&quot;IF(REGEXMATCH(A919, &quot;&quot;forward&quot;&quot;), SPLIT(A91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19, &quot;&quot;down&quot;&quot;), SPLIT(A919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919, &quot;&quot;up&quot;&quot;), SPLIT(A91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18]+[.E919]-[.G919]" office:value-type="float" office:value="816" calcext:value-type="float">
            <text:p>816</text:p>
          </table:table-cell>
          <table:table-cell table:style-name="ce7" table:formula="of:=[.I918]+[.H919]*[.C919]" office:value-type="float" office:value="845001" calcext:value-type="float">
            <text:p>8450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5</text:p>
          </table:table-cell>
          <table:table-cell table:style-name="ce5" table:formula="of:=IFERROR(__xludf.dummyfunction(&quot;IF(REGEXMATCH(A920, &quot;&quot;forward&quot;&quot;), SPLIT(A92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20, &quot;&quot;down&quot;&quot;), SPLIT(A920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920, &quot;&quot;up&quot;&quot;), SPLIT(A92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19]+[.E920]-[.G920]" office:value-type="float" office:value="821" calcext:value-type="float">
            <text:p>821</text:p>
          </table:table-cell>
          <table:table-cell table:style-name="ce7" table:formula="of:=[.I919]+[.H920]*[.C920]" office:value-type="float" office:value="845001" calcext:value-type="float">
            <text:p>8450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1</text:p>
          </table:table-cell>
          <table:table-cell table:style-name="ce5" table:formula="of:=IFERROR(__xludf.dummyfunction(&quot;IF(REGEXMATCH(A921, &quot;&quot;forward&quot;&quot;), SPLIT(A921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921, &quot;&quot;down&quot;&quot;), SPLIT(A92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21, &quot;&quot;up&quot;&quot;), SPLIT(A92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20]+[.E921]-[.G921]" office:value-type="float" office:value="821" calcext:value-type="float">
            <text:p>821</text:p>
          </table:table-cell>
          <table:table-cell table:style-name="ce7" table:formula="of:=[.I920]+[.H921]*[.C921]" office:value-type="float" office:value="845822" calcext:value-type="float">
            <text:p>8458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922, &quot;&quot;forward&quot;&quot;), SPLIT(A92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22, &quot;&quot;down&quot;&quot;), SPLIT(A922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922, &quot;&quot;up&quot;&quot;), SPLIT(A92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21]+[.E922]-[.G922]" office:value-type="float" office:value="828" calcext:value-type="float">
            <text:p>828</text:p>
          </table:table-cell>
          <table:table-cell table:style-name="ce7" table:formula="of:=[.I921]+[.H922]*[.C922]" office:value-type="float" office:value="845822" calcext:value-type="float">
            <text:p>8458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923, &quot;&quot;forward&quot;&quot;), SPLIT(A92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23, &quot;&quot;down&quot;&quot;), SPLIT(A923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923, &quot;&quot;up&quot;&quot;), SPLIT(A92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22]+[.E923]-[.G923]" office:value-type="float" office:value="835" calcext:value-type="float">
            <text:p>835</text:p>
          </table:table-cell>
          <table:table-cell table:style-name="ce7" table:formula="of:=[.I922]+[.H923]*[.C923]" office:value-type="float" office:value="845822" calcext:value-type="float">
            <text:p>8458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924, &quot;&quot;forward&quot;&quot;), SPLIT(A92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24, &quot;&quot;down&quot;&quot;), SPLIT(A924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924, &quot;&quot;up&quot;&quot;), SPLIT(A92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23]+[.E924]-[.G924]" office:value-type="float" office:value="839" calcext:value-type="float">
            <text:p>839</text:p>
          </table:table-cell>
          <table:table-cell table:style-name="ce7" table:formula="of:=[.I923]+[.H924]*[.C924]" office:value-type="float" office:value="845822" calcext:value-type="float">
            <text:p>8458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7</text:p>
          </table:table-cell>
          <table:table-cell table:style-name="ce5" table:formula="of:=IFERROR(__xludf.dummyfunction(&quot;IF(REGEXMATCH(A925, &quot;&quot;forward&quot;&quot;), SPLIT(A925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925, &quot;&quot;down&quot;&quot;), SPLIT(A92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25, &quot;&quot;up&quot;&quot;), SPLIT(A92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24]+[.E925]-[.G925]" office:value-type="float" office:value="839" calcext:value-type="float">
            <text:p>839</text:p>
          </table:table-cell>
          <table:table-cell table:style-name="ce7" table:formula="of:=[.I924]+[.H925]*[.C925]" office:value-type="float" office:value="851695" calcext:value-type="float">
            <text:p>8516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5</text:p>
          </table:table-cell>
          <table:table-cell table:style-name="ce5" table:formula="of:=IFERROR(__xludf.dummyfunction(&quot;IF(REGEXMATCH(A926, &quot;&quot;forward&quot;&quot;), SPLIT(A92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26, &quot;&quot;down&quot;&quot;), SPLIT(A92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26, &quot;&quot;up&quot;&quot;), SPLIT(A926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7" table:formula="of:=[.H925]+[.E926]-[.G926]" office:value-type="float" office:value="834" calcext:value-type="float">
            <text:p>834</text:p>
          </table:table-cell>
          <table:table-cell table:style-name="ce7" table:formula="of:=[.I925]+[.H926]*[.C926]" office:value-type="float" office:value="851695" calcext:value-type="float">
            <text:p>8516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1</text:p>
          </table:table-cell>
          <table:table-cell table:style-name="ce5" table:formula="of:=IFERROR(__xludf.dummyfunction(&quot;IF(REGEXMATCH(A927, &quot;&quot;forward&quot;&quot;), SPLIT(A92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27, &quot;&quot;down&quot;&quot;), SPLIT(A92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27, &quot;&quot;up&quot;&quot;), SPLIT(A927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7" table:formula="of:=[.H926]+[.E927]-[.G927]" office:value-type="float" office:value="833" calcext:value-type="float">
            <text:p>833</text:p>
          </table:table-cell>
          <table:table-cell table:style-name="ce7" table:formula="of:=[.I926]+[.H927]*[.C927]" office:value-type="float" office:value="851695" calcext:value-type="float">
            <text:p>8516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2</text:p>
          </table:table-cell>
          <table:table-cell table:style-name="ce5" table:formula="of:=IFERROR(__xludf.dummyfunction(&quot;IF(REGEXMATCH(A928, &quot;&quot;forward&quot;&quot;), SPLIT(A92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28, &quot;&quot;down&quot;&quot;), SPLIT(A92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28, &quot;&quot;up&quot;&quot;), SPLIT(A928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7" table:formula="of:=[.H927]+[.E928]-[.G928]" office:value-type="float" office:value="831" calcext:value-type="float">
            <text:p>831</text:p>
          </table:table-cell>
          <table:table-cell table:style-name="ce7" table:formula="of:=[.I927]+[.H928]*[.C928]" office:value-type="float" office:value="851695" calcext:value-type="float">
            <text:p>8516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5</text:p>
          </table:table-cell>
          <table:table-cell table:style-name="ce5" table:formula="of:=IFERROR(__xludf.dummyfunction(&quot;IF(REGEXMATCH(A929, &quot;&quot;forward&quot;&quot;), SPLIT(A92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29, &quot;&quot;down&quot;&quot;), SPLIT(A92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29, &quot;&quot;up&quot;&quot;), SPLIT(A929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7" table:formula="of:=[.H928]+[.E929]-[.G929]" office:value-type="float" office:value="826" calcext:value-type="float">
            <text:p>826</text:p>
          </table:table-cell>
          <table:table-cell table:style-name="ce7" table:formula="of:=[.I928]+[.H929]*[.C929]" office:value-type="float" office:value="851695" calcext:value-type="float">
            <text:p>8516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930, &quot;&quot;forward&quot;&quot;), SPLIT(A93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30, &quot;&quot;down&quot;&quot;), SPLIT(A930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930, &quot;&quot;up&quot;&quot;), SPLIT(A93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29]+[.E930]-[.G930]" office:value-type="float" office:value="829" calcext:value-type="float">
            <text:p>829</text:p>
          </table:table-cell>
          <table:table-cell table:style-name="ce7" table:formula="of:=[.I929]+[.H930]*[.C930]" office:value-type="float" office:value="851695" calcext:value-type="float">
            <text:p>8516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931, &quot;&quot;forward&quot;&quot;), SPLIT(A931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931, &quot;&quot;down&quot;&quot;), SPLIT(A93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31, &quot;&quot;up&quot;&quot;), SPLIT(A93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30]+[.E931]-[.G931]" office:value-type="float" office:value="829" calcext:value-type="float">
            <text:p>829</text:p>
          </table:table-cell>
          <table:table-cell table:style-name="ce7" table:formula="of:=[.I930]+[.H931]*[.C931]" office:value-type="float" office:value="859156" calcext:value-type="float">
            <text:p>8591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932, &quot;&quot;forward&quot;&quot;), SPLIT(A93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932, &quot;&quot;down&quot;&quot;), SPLIT(A93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32, &quot;&quot;up&quot;&quot;), SPLIT(A93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31]+[.E932]-[.G932]" office:value-type="float" office:value="829" calcext:value-type="float">
            <text:p>829</text:p>
          </table:table-cell>
          <table:table-cell table:style-name="ce7" table:formula="of:=[.I931]+[.H932]*[.C932]" office:value-type="float" office:value="860814" calcext:value-type="float">
            <text:p>8608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8</text:p>
          </table:table-cell>
          <table:table-cell table:style-name="ce5" table:formula="of:=IFERROR(__xludf.dummyfunction(&quot;IF(REGEXMATCH(A933, &quot;&quot;forward&quot;&quot;), SPLIT(A933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933, &quot;&quot;down&quot;&quot;), SPLIT(A93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33, &quot;&quot;up&quot;&quot;), SPLIT(A93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32]+[.E933]-[.G933]" office:value-type="float" office:value="829" calcext:value-type="float">
            <text:p>829</text:p>
          </table:table-cell>
          <table:table-cell table:style-name="ce7" table:formula="of:=[.I932]+[.H933]*[.C933]" office:value-type="float" office:value="867446" calcext:value-type="float">
            <text:p>8674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4</text:p>
          </table:table-cell>
          <table:table-cell table:style-name="ce5" table:formula="of:=IFERROR(__xludf.dummyfunction(&quot;IF(REGEXMATCH(A934, &quot;&quot;forward&quot;&quot;), SPLIT(A93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34, &quot;&quot;down&quot;&quot;), SPLIT(A93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34, &quot;&quot;up&quot;&quot;), SPLIT(A934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7" table:formula="of:=[.H933]+[.E934]-[.G934]" office:value-type="float" office:value="825" calcext:value-type="float">
            <text:p>825</text:p>
          </table:table-cell>
          <table:table-cell table:style-name="ce7" table:formula="of:=[.I933]+[.H934]*[.C934]" office:value-type="float" office:value="867446" calcext:value-type="float">
            <text:p>8674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7</text:p>
          </table:table-cell>
          <table:table-cell table:style-name="ce5" table:formula="of:=IFERROR(__xludf.dummyfunction(&quot;IF(REGEXMATCH(A935, &quot;&quot;forward&quot;&quot;), SPLIT(A935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935, &quot;&quot;down&quot;&quot;), SPLIT(A93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35, &quot;&quot;up&quot;&quot;), SPLIT(A93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34]+[.E935]-[.G935]" office:value-type="float" office:value="825" calcext:value-type="float">
            <text:p>825</text:p>
          </table:table-cell>
          <table:table-cell table:style-name="ce7" table:formula="of:=[.I934]+[.H935]*[.C935]" office:value-type="float" office:value="873221" calcext:value-type="float">
            <text:p>8732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6</text:p>
          </table:table-cell>
          <table:table-cell table:style-name="ce5" table:formula="of:=IFERROR(__xludf.dummyfunction(&quot;IF(REGEXMATCH(A936, &quot;&quot;forward&quot;&quot;), SPLIT(A936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936, &quot;&quot;down&quot;&quot;), SPLIT(A93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36, &quot;&quot;up&quot;&quot;), SPLIT(A93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35]+[.E936]-[.G936]" office:value-type="float" office:value="825" calcext:value-type="float">
            <text:p>825</text:p>
          </table:table-cell>
          <table:table-cell table:style-name="ce7" table:formula="of:=[.I935]+[.H936]*[.C936]" office:value-type="float" office:value="878171" calcext:value-type="float">
            <text:p>8781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937, &quot;&quot;forward&quot;&quot;), SPLIT(A937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937, &quot;&quot;down&quot;&quot;), SPLIT(A93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37, &quot;&quot;up&quot;&quot;), SPLIT(A93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36]+[.E937]-[.G937]" office:value-type="float" office:value="825" calcext:value-type="float">
            <text:p>825</text:p>
          </table:table-cell>
          <table:table-cell table:style-name="ce7" table:formula="of:=[.I936]+[.H937]*[.C937]" office:value-type="float" office:value="885596" calcext:value-type="float">
            <text:p>8855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938, &quot;&quot;forward&quot;&quot;), SPLIT(A93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38, &quot;&quot;down&quot;&quot;), SPLIT(A938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938, &quot;&quot;up&quot;&quot;), SPLIT(A93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37]+[.E938]-[.G938]" office:value-type="float" office:value="827" calcext:value-type="float">
            <text:p>827</text:p>
          </table:table-cell>
          <table:table-cell table:style-name="ce7" table:formula="of:=[.I937]+[.H938]*[.C938]" office:value-type="float" office:value="885596" calcext:value-type="float">
            <text:p>8855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939, &quot;&quot;forward&quot;&quot;), SPLIT(A93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39, &quot;&quot;down&quot;&quot;), SPLIT(A939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939, &quot;&quot;up&quot;&quot;), SPLIT(A93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38]+[.E939]-[.G939]" office:value-type="float" office:value="833" calcext:value-type="float">
            <text:p>833</text:p>
          </table:table-cell>
          <table:table-cell table:style-name="ce7" table:formula="of:=[.I938]+[.H939]*[.C939]" office:value-type="float" office:value="885596" calcext:value-type="float">
            <text:p>8855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4</text:p>
          </table:table-cell>
          <table:table-cell table:style-name="ce5" table:formula="of:=IFERROR(__xludf.dummyfunction(&quot;IF(REGEXMATCH(A940, &quot;&quot;forward&quot;&quot;), SPLIT(A940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940, &quot;&quot;down&quot;&quot;), SPLIT(A94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40, &quot;&quot;up&quot;&quot;), SPLIT(A94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39]+[.E940]-[.G940]" office:value-type="float" office:value="833" calcext:value-type="float">
            <text:p>833</text:p>
          </table:table-cell>
          <table:table-cell table:style-name="ce7" table:formula="of:=[.I939]+[.H940]*[.C940]" office:value-type="float" office:value="888928" calcext:value-type="float">
            <text:p>8889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9</text:p>
          </table:table-cell>
          <table:table-cell table:style-name="ce5" table:formula="of:=IFERROR(__xludf.dummyfunction(&quot;IF(REGEXMATCH(A941, &quot;&quot;forward&quot;&quot;), SPLIT(A94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41, &quot;&quot;down&quot;&quot;), SPLIT(A941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941, &quot;&quot;up&quot;&quot;), SPLIT(A94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40]+[.E941]-[.G941]" office:value-type="float" office:value="842" calcext:value-type="float">
            <text:p>842</text:p>
          </table:table-cell>
          <table:table-cell table:style-name="ce7" table:formula="of:=[.I940]+[.H941]*[.C941]" office:value-type="float" office:value="888928" calcext:value-type="float">
            <text:p>8889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9</text:p>
          </table:table-cell>
          <table:table-cell table:style-name="ce5" table:formula="of:=IFERROR(__xludf.dummyfunction(&quot;IF(REGEXMATCH(A942, &quot;&quot;forward&quot;&quot;), SPLIT(A94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42, &quot;&quot;down&quot;&quot;), SPLIT(A942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942, &quot;&quot;up&quot;&quot;), SPLIT(A94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41]+[.E942]-[.G942]" office:value-type="float" office:value="851" calcext:value-type="float">
            <text:p>851</text:p>
          </table:table-cell>
          <table:table-cell table:style-name="ce7" table:formula="of:=[.I941]+[.H942]*[.C942]" office:value-type="float" office:value="888928" calcext:value-type="float">
            <text:p>8889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3</text:p>
          </table:table-cell>
          <table:table-cell table:style-name="ce5" table:formula="of:=IFERROR(__xludf.dummyfunction(&quot;IF(REGEXMATCH(A943, &quot;&quot;forward&quot;&quot;), SPLIT(A94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43, &quot;&quot;down&quot;&quot;), SPLIT(A94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43, &quot;&quot;up&quot;&quot;), SPLIT(A943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7" table:formula="of:=[.H942]+[.E943]-[.G943]" office:value-type="float" office:value="848" calcext:value-type="float">
            <text:p>848</text:p>
          </table:table-cell>
          <table:table-cell table:style-name="ce7" table:formula="of:=[.I942]+[.H943]*[.C943]" office:value-type="float" office:value="888928" calcext:value-type="float">
            <text:p>8889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944, &quot;&quot;forward&quot;&quot;), SPLIT(A944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944, &quot;&quot;down&quot;&quot;), SPLIT(A94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44, &quot;&quot;up&quot;&quot;), SPLIT(A94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43]+[.E944]-[.G944]" office:value-type="float" office:value="848" calcext:value-type="float">
            <text:p>848</text:p>
          </table:table-cell>
          <table:table-cell table:style-name="ce7" table:formula="of:=[.I943]+[.H944]*[.C944]" office:value-type="float" office:value="890624" calcext:value-type="float">
            <text:p>89062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1</text:p>
          </table:table-cell>
          <table:table-cell table:style-name="ce5" table:formula="of:=IFERROR(__xludf.dummyfunction(&quot;IF(REGEXMATCH(A945, &quot;&quot;forward&quot;&quot;), SPLIT(A945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945, &quot;&quot;down&quot;&quot;), SPLIT(A94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45, &quot;&quot;up&quot;&quot;), SPLIT(A94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44]+[.E945]-[.G945]" office:value-type="float" office:value="848" calcext:value-type="float">
            <text:p>848</text:p>
          </table:table-cell>
          <table:table-cell table:style-name="ce7" table:formula="of:=[.I944]+[.H945]*[.C945]" office:value-type="float" office:value="891472" calcext:value-type="float">
            <text:p>8914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5</text:p>
          </table:table-cell>
          <table:table-cell table:style-name="ce5" table:formula="of:=IFERROR(__xludf.dummyfunction(&quot;IF(REGEXMATCH(A946, &quot;&quot;forward&quot;&quot;), SPLIT(A94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46, &quot;&quot;down&quot;&quot;), SPLIT(A946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946, &quot;&quot;up&quot;&quot;), SPLIT(A94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45]+[.E946]-[.G946]" office:value-type="float" office:value="853" calcext:value-type="float">
            <text:p>853</text:p>
          </table:table-cell>
          <table:table-cell table:style-name="ce7" table:formula="of:=[.I945]+[.H946]*[.C946]" office:value-type="float" office:value="891472" calcext:value-type="float">
            <text:p>8914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9</text:p>
          </table:table-cell>
          <table:table-cell table:style-name="ce5" table:formula="of:=IFERROR(__xludf.dummyfunction(&quot;IF(REGEXMATCH(A947, &quot;&quot;forward&quot;&quot;), SPLIT(A94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47, &quot;&quot;down&quot;&quot;), SPLIT(A94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47, &quot;&quot;up&quot;&quot;), SPLIT(A947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7" table:formula="of:=[.H946]+[.E947]-[.G947]" office:value-type="float" office:value="844" calcext:value-type="float">
            <text:p>844</text:p>
          </table:table-cell>
          <table:table-cell table:style-name="ce7" table:formula="of:=[.I946]+[.H947]*[.C947]" office:value-type="float" office:value="891472" calcext:value-type="float">
            <text:p>8914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948, &quot;&quot;forward&quot;&quot;), SPLIT(A94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48, &quot;&quot;down&quot;&quot;), SPLIT(A948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948, &quot;&quot;up&quot;&quot;), SPLIT(A94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47]+[.E948]-[.G948]" office:value-type="float" office:value="850" calcext:value-type="float">
            <text:p>850</text:p>
          </table:table-cell>
          <table:table-cell table:style-name="ce7" table:formula="of:=[.I947]+[.H948]*[.C948]" office:value-type="float" office:value="891472" calcext:value-type="float">
            <text:p>8914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6</text:p>
          </table:table-cell>
          <table:table-cell table:style-name="ce5" table:formula="of:=IFERROR(__xludf.dummyfunction(&quot;IF(REGEXMATCH(A949, &quot;&quot;forward&quot;&quot;), SPLIT(A949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949, &quot;&quot;down&quot;&quot;), SPLIT(A94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49, &quot;&quot;up&quot;&quot;), SPLIT(A94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48]+[.E949]-[.G949]" office:value-type="float" office:value="850" calcext:value-type="float">
            <text:p>850</text:p>
          </table:table-cell>
          <table:table-cell table:style-name="ce7" table:formula="of:=[.I948]+[.H949]*[.C949]" office:value-type="float" office:value="896572" calcext:value-type="float">
            <text:p>8965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8</text:p>
          </table:table-cell>
          <table:table-cell table:style-name="ce5" table:formula="of:=IFERROR(__xludf.dummyfunction(&quot;IF(REGEXMATCH(A950, &quot;&quot;forward&quot;&quot;), SPLIT(A95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50, &quot;&quot;down&quot;&quot;), SPLIT(A950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950, &quot;&quot;up&quot;&quot;), SPLIT(A95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49]+[.E950]-[.G950]" office:value-type="float" office:value="858" calcext:value-type="float">
            <text:p>858</text:p>
          </table:table-cell>
          <table:table-cell table:style-name="ce7" table:formula="of:=[.I949]+[.H950]*[.C950]" office:value-type="float" office:value="896572" calcext:value-type="float">
            <text:p>8965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3</text:p>
          </table:table-cell>
          <table:table-cell table:style-name="ce5" table:formula="of:=IFERROR(__xludf.dummyfunction(&quot;IF(REGEXMATCH(A951, &quot;&quot;forward&quot;&quot;), SPLIT(A951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951, &quot;&quot;down&quot;&quot;), SPLIT(A95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51, &quot;&quot;up&quot;&quot;), SPLIT(A95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50]+[.E951]-[.G951]" office:value-type="float" office:value="858" calcext:value-type="float">
            <text:p>858</text:p>
          </table:table-cell>
          <table:table-cell table:style-name="ce7" table:formula="of:=[.I950]+[.H951]*[.C951]" office:value-type="float" office:value="899146" calcext:value-type="float">
            <text:p>8991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5</text:p>
          </table:table-cell>
          <table:table-cell table:style-name="ce5" table:formula="of:=IFERROR(__xludf.dummyfunction(&quot;IF(REGEXMATCH(A952, &quot;&quot;forward&quot;&quot;), SPLIT(A95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952, &quot;&quot;down&quot;&quot;), SPLIT(A95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52, &quot;&quot;up&quot;&quot;), SPLIT(A95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51]+[.E952]-[.G952]" office:value-type="float" office:value="858" calcext:value-type="float">
            <text:p>858</text:p>
          </table:table-cell>
          <table:table-cell table:style-name="ce7" table:formula="of:=[.I951]+[.H952]*[.C952]" office:value-type="float" office:value="903436" calcext:value-type="float">
            <text:p>9034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3</text:p>
          </table:table-cell>
          <table:table-cell table:style-name="ce5" table:formula="of:=IFERROR(__xludf.dummyfunction(&quot;IF(REGEXMATCH(A953, &quot;&quot;forward&quot;&quot;), SPLIT(A953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953, &quot;&quot;down&quot;&quot;), SPLIT(A95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53, &quot;&quot;up&quot;&quot;), SPLIT(A95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52]+[.E953]-[.G953]" office:value-type="float" office:value="858" calcext:value-type="float">
            <text:p>858</text:p>
          </table:table-cell>
          <table:table-cell table:style-name="ce7" table:formula="of:=[.I952]+[.H953]*[.C953]" office:value-type="float" office:value="906010" calcext:value-type="float">
            <text:p>9060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954, &quot;&quot;forward&quot;&quot;), SPLIT(A954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954, &quot;&quot;down&quot;&quot;), SPLIT(A95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54, &quot;&quot;up&quot;&quot;), SPLIT(A95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53]+[.E954]-[.G954]" office:value-type="float" office:value="858" calcext:value-type="float">
            <text:p>858</text:p>
          </table:table-cell>
          <table:table-cell table:style-name="ce7" table:formula="of:=[.I953]+[.H954]*[.C954]" office:value-type="float" office:value="907726" calcext:value-type="float">
            <text:p>9077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955, &quot;&quot;forward&quot;&quot;), SPLIT(A95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55, &quot;&quot;down&quot;&quot;), SPLIT(A95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955, &quot;&quot;up&quot;&quot;), SPLIT(A95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54]+[.E955]-[.G955]" office:value-type="float" office:value="865" calcext:value-type="float">
            <text:p>865</text:p>
          </table:table-cell>
          <table:table-cell table:style-name="ce7" table:formula="of:=[.I954]+[.H955]*[.C955]" office:value-type="float" office:value="907726" calcext:value-type="float">
            <text:p>9077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956, &quot;&quot;forward&quot;&quot;), SPLIT(A95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56, &quot;&quot;down&quot;&quot;), SPLIT(A956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956, &quot;&quot;up&quot;&quot;), SPLIT(A95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55]+[.E956]-[.G956]" office:value-type="float" office:value="867" calcext:value-type="float">
            <text:p>867</text:p>
          </table:table-cell>
          <table:table-cell table:style-name="ce7" table:formula="of:=[.I955]+[.H956]*[.C956]" office:value-type="float" office:value="907726" calcext:value-type="float">
            <text:p>9077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8</text:p>
          </table:table-cell>
          <table:table-cell table:style-name="ce5" table:formula="of:=IFERROR(__xludf.dummyfunction(&quot;IF(REGEXMATCH(A957, &quot;&quot;forward&quot;&quot;), SPLIT(A95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57, &quot;&quot;down&quot;&quot;), SPLIT(A95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57, &quot;&quot;up&quot;&quot;), SPLIT(A957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7" table:formula="of:=[.H956]+[.E957]-[.G957]" office:value-type="float" office:value="859" calcext:value-type="float">
            <text:p>859</text:p>
          </table:table-cell>
          <table:table-cell table:style-name="ce7" table:formula="of:=[.I956]+[.H957]*[.C957]" office:value-type="float" office:value="907726" calcext:value-type="float">
            <text:p>9077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958, &quot;&quot;forward&quot;&quot;), SPLIT(A958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958, &quot;&quot;down&quot;&quot;), SPLIT(A95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58, &quot;&quot;up&quot;&quot;), SPLIT(A95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57]+[.E958]-[.G958]" office:value-type="float" office:value="859" calcext:value-type="float">
            <text:p>859</text:p>
          </table:table-cell>
          <table:table-cell table:style-name="ce7" table:formula="of:=[.I957]+[.H958]*[.C958]" office:value-type="float" office:value="915457" calcext:value-type="float">
            <text:p>9154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8</text:p>
          </table:table-cell>
          <table:table-cell table:style-name="ce5" table:formula="of:=IFERROR(__xludf.dummyfunction(&quot;IF(REGEXMATCH(A959, &quot;&quot;forward&quot;&quot;), SPLIT(A95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59, &quot;&quot;down&quot;&quot;), SPLIT(A959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959, &quot;&quot;up&quot;&quot;), SPLIT(A95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58]+[.E959]-[.G959]" office:value-type="float" office:value="867" calcext:value-type="float">
            <text:p>867</text:p>
          </table:table-cell>
          <table:table-cell table:style-name="ce7" table:formula="of:=[.I958]+[.H959]*[.C959]" office:value-type="float" office:value="915457" calcext:value-type="float">
            <text:p>9154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7</text:p>
          </table:table-cell>
          <table:table-cell table:style-name="ce5" table:formula="of:=IFERROR(__xludf.dummyfunction(&quot;IF(REGEXMATCH(A960, &quot;&quot;forward&quot;&quot;), SPLIT(A96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60, &quot;&quot;down&quot;&quot;), SPLIT(A96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60, &quot;&quot;up&quot;&quot;), SPLIT(A960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7" table:formula="of:=[.H959]+[.E960]-[.G960]" office:value-type="float" office:value="860" calcext:value-type="float">
            <text:p>860</text:p>
          </table:table-cell>
          <table:table-cell table:style-name="ce7" table:formula="of:=[.I959]+[.H960]*[.C960]" office:value-type="float" office:value="915457" calcext:value-type="float">
            <text:p>9154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961, &quot;&quot;forward&quot;&quot;), SPLIT(A96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61, &quot;&quot;down&quot;&quot;), SPLIT(A961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961, &quot;&quot;up&quot;&quot;), SPLIT(A96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60]+[.E961]-[.G961]" office:value-type="float" office:value="864" calcext:value-type="float">
            <text:p>864</text:p>
          </table:table-cell>
          <table:table-cell table:style-name="ce7" table:formula="of:=[.I960]+[.H961]*[.C961]" office:value-type="float" office:value="915457" calcext:value-type="float">
            <text:p>9154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3</text:p>
          </table:table-cell>
          <table:table-cell table:style-name="ce5" table:formula="of:=IFERROR(__xludf.dummyfunction(&quot;IF(REGEXMATCH(A962, &quot;&quot;forward&quot;&quot;), SPLIT(A96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62, &quot;&quot;down&quot;&quot;), SPLIT(A96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62, &quot;&quot;up&quot;&quot;), SPLIT(A962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7" table:formula="of:=[.H961]+[.E962]-[.G962]" office:value-type="float" office:value="861" calcext:value-type="float">
            <text:p>861</text:p>
          </table:table-cell>
          <table:table-cell table:style-name="ce7" table:formula="of:=[.I961]+[.H962]*[.C962]" office:value-type="float" office:value="915457" calcext:value-type="float">
            <text:p>9154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6</text:p>
          </table:table-cell>
          <table:table-cell table:style-name="ce5" table:formula="of:=IFERROR(__xludf.dummyfunction(&quot;IF(REGEXMATCH(A963, &quot;&quot;forward&quot;&quot;), SPLIT(A963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963, &quot;&quot;down&quot;&quot;), SPLIT(A96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63, &quot;&quot;up&quot;&quot;), SPLIT(A96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62]+[.E963]-[.G963]" office:value-type="float" office:value="861" calcext:value-type="float">
            <text:p>861</text:p>
          </table:table-cell>
          <table:table-cell table:style-name="ce7" table:formula="of:=[.I962]+[.H963]*[.C963]" office:value-type="float" office:value="920623" calcext:value-type="float">
            <text:p>9206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964, &quot;&quot;forward&quot;&quot;), SPLIT(A96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64, &quot;&quot;down&quot;&quot;), SPLIT(A964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964, &quot;&quot;up&quot;&quot;), SPLIT(A96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63]+[.E964]-[.G964]" office:value-type="float" office:value="864" calcext:value-type="float">
            <text:p>864</text:p>
          </table:table-cell>
          <table:table-cell table:style-name="ce7" table:formula="of:=[.I963]+[.H964]*[.C964]" office:value-type="float" office:value="920623" calcext:value-type="float">
            <text:p>9206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3</text:p>
          </table:table-cell>
          <table:table-cell table:style-name="ce5" table:formula="of:=IFERROR(__xludf.dummyfunction(&quot;IF(REGEXMATCH(A965, &quot;&quot;forward&quot;&quot;), SPLIT(A96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65, &quot;&quot;down&quot;&quot;), SPLIT(A96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65, &quot;&quot;up&quot;&quot;), SPLIT(A965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7" table:formula="of:=[.H964]+[.E965]-[.G965]" office:value-type="float" office:value="861" calcext:value-type="float">
            <text:p>861</text:p>
          </table:table-cell>
          <table:table-cell table:style-name="ce7" table:formula="of:=[.I964]+[.H965]*[.C965]" office:value-type="float" office:value="920623" calcext:value-type="float">
            <text:p>9206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966, &quot;&quot;forward&quot;&quot;), SPLIT(A96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66, &quot;&quot;down&quot;&quot;), SPLIT(A966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966, &quot;&quot;up&quot;&quot;), SPLIT(A96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65]+[.E966]-[.G966]" office:value-type="float" office:value="867" calcext:value-type="float">
            <text:p>867</text:p>
          </table:table-cell>
          <table:table-cell table:style-name="ce7" table:formula="of:=[.I965]+[.H966]*[.C966]" office:value-type="float" office:value="920623" calcext:value-type="float">
            <text:p>9206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967, &quot;&quot;forward&quot;&quot;), SPLIT(A96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67, &quot;&quot;down&quot;&quot;), SPLIT(A96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967, &quot;&quot;up&quot;&quot;), SPLIT(A96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66]+[.E967]-[.G967]" office:value-type="float" office:value="870" calcext:value-type="float">
            <text:p>870</text:p>
          </table:table-cell>
          <table:table-cell table:style-name="ce7" table:formula="of:=[.I966]+[.H967]*[.C967]" office:value-type="float" office:value="920623" calcext:value-type="float">
            <text:p>9206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2</text:p>
          </table:table-cell>
          <table:table-cell table:style-name="ce5" table:formula="of:=IFERROR(__xludf.dummyfunction(&quot;IF(REGEXMATCH(A968, &quot;&quot;forward&quot;&quot;), SPLIT(A96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68, &quot;&quot;down&quot;&quot;), SPLIT(A96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68, &quot;&quot;up&quot;&quot;), SPLIT(A968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7" table:formula="of:=[.H967]+[.E968]-[.G968]" office:value-type="float" office:value="868" calcext:value-type="float">
            <text:p>868</text:p>
          </table:table-cell>
          <table:table-cell table:style-name="ce7" table:formula="of:=[.I967]+[.H968]*[.C968]" office:value-type="float" office:value="920623" calcext:value-type="float">
            <text:p>9206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969, &quot;&quot;forward&quot;&quot;), SPLIT(A96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69, &quot;&quot;down&quot;&quot;), SPLIT(A969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969, &quot;&quot;up&quot;&quot;), SPLIT(A96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68]+[.E969]-[.G969]" office:value-type="float" office:value="872" calcext:value-type="float">
            <text:p>872</text:p>
          </table:table-cell>
          <table:table-cell table:style-name="ce7" table:formula="of:=[.I968]+[.H969]*[.C969]" office:value-type="float" office:value="920623" calcext:value-type="float">
            <text:p>9206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970, &quot;&quot;forward&quot;&quot;), SPLIT(A97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70, &quot;&quot;down&quot;&quot;), SPLIT(A970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970, &quot;&quot;up&quot;&quot;), SPLIT(A97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69]+[.E970]-[.G970]" office:value-type="float" office:value="876" calcext:value-type="float">
            <text:p>876</text:p>
          </table:table-cell>
          <table:table-cell table:style-name="ce7" table:formula="of:=[.I969]+[.H970]*[.C970]" office:value-type="float" office:value="920623" calcext:value-type="float">
            <text:p>9206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2</text:p>
          </table:table-cell>
          <table:table-cell table:style-name="ce5" table:formula="of:=IFERROR(__xludf.dummyfunction(&quot;IF(REGEXMATCH(A971, &quot;&quot;forward&quot;&quot;), SPLIT(A97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71, &quot;&quot;down&quot;&quot;), SPLIT(A97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71, &quot;&quot;up&quot;&quot;), SPLIT(A971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7" table:formula="of:=[.H970]+[.E971]-[.G971]" office:value-type="float" office:value="874" calcext:value-type="float">
            <text:p>874</text:p>
          </table:table-cell>
          <table:table-cell table:style-name="ce7" table:formula="of:=[.I970]+[.H971]*[.C971]" office:value-type="float" office:value="920623" calcext:value-type="float">
            <text:p>9206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972, &quot;&quot;forward&quot;&quot;), SPLIT(A97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72, &quot;&quot;down&quot;&quot;), SPLIT(A972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972, &quot;&quot;up&quot;&quot;), SPLIT(A97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71]+[.E972]-[.G972]" office:value-type="float" office:value="880" calcext:value-type="float">
            <text:p>880</text:p>
          </table:table-cell>
          <table:table-cell table:style-name="ce7" table:formula="of:=[.I971]+[.H972]*[.C972]" office:value-type="float" office:value="920623" calcext:value-type="float">
            <text:p>9206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5</text:p>
          </table:table-cell>
          <table:table-cell table:style-name="ce5" table:formula="of:=IFERROR(__xludf.dummyfunction(&quot;IF(REGEXMATCH(A973, &quot;&quot;forward&quot;&quot;), SPLIT(A97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73, &quot;&quot;down&quot;&quot;), SPLIT(A973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973, &quot;&quot;up&quot;&quot;), SPLIT(A97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72]+[.E973]-[.G973]" office:value-type="float" office:value="885" calcext:value-type="float">
            <text:p>885</text:p>
          </table:table-cell>
          <table:table-cell table:style-name="ce7" table:formula="of:=[.I972]+[.H973]*[.C973]" office:value-type="float" office:value="920623" calcext:value-type="float">
            <text:p>9206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9</text:p>
          </table:table-cell>
          <table:table-cell table:style-name="ce5" table:formula="of:=IFERROR(__xludf.dummyfunction(&quot;IF(REGEXMATCH(A974, &quot;&quot;forward&quot;&quot;), SPLIT(A97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74, &quot;&quot;down&quot;&quot;), SPLIT(A974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974, &quot;&quot;up&quot;&quot;), SPLIT(A97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73]+[.E974]-[.G974]" office:value-type="float" office:value="894" calcext:value-type="float">
            <text:p>894</text:p>
          </table:table-cell>
          <table:table-cell table:style-name="ce7" table:formula="of:=[.I973]+[.H974]*[.C974]" office:value-type="float" office:value="920623" calcext:value-type="float">
            <text:p>9206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975, &quot;&quot;forward&quot;&quot;), SPLIT(A97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75, &quot;&quot;down&quot;&quot;), SPLIT(A97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975, &quot;&quot;up&quot;&quot;), SPLIT(A97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74]+[.E975]-[.G975]" office:value-type="float" office:value="895" calcext:value-type="float">
            <text:p>895</text:p>
          </table:table-cell>
          <table:table-cell table:style-name="ce7" table:formula="of:=[.I974]+[.H975]*[.C975]" office:value-type="float" office:value="920623" calcext:value-type="float">
            <text:p>9206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7</text:p>
          </table:table-cell>
          <table:table-cell table:style-name="ce5" table:formula="of:=IFERROR(__xludf.dummyfunction(&quot;IF(REGEXMATCH(A976, &quot;&quot;forward&quot;&quot;), SPLIT(A97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76, &quot;&quot;down&quot;&quot;), SPLIT(A976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table:formula="of:=IFERROR(__xludf.dummyfunction(&quot;IF(REGEXMATCH(A976, &quot;&quot;up&quot;&quot;), SPLIT(A97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75]+[.E976]-[.G976]" office:value-type="float" office:value="902" calcext:value-type="float">
            <text:p>902</text:p>
          </table:table-cell>
          <table:table-cell table:style-name="ce7" table:formula="of:=[.I975]+[.H976]*[.C976]" office:value-type="float" office:value="920623" calcext:value-type="float">
            <text:p>9206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9</text:p>
          </table:table-cell>
          <table:table-cell table:style-name="ce5" table:formula="of:=IFERROR(__xludf.dummyfunction(&quot;IF(REGEXMATCH(A977, &quot;&quot;forward&quot;&quot;), SPLIT(A97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77, &quot;&quot;down&quot;&quot;), SPLIT(A97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77, &quot;&quot;up&quot;&quot;), SPLIT(A977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7" table:formula="of:=[.H976]+[.E977]-[.G977]" office:value-type="float" office:value="893" calcext:value-type="float">
            <text:p>893</text:p>
          </table:table-cell>
          <table:table-cell table:style-name="ce7" table:formula="of:=[.I976]+[.H977]*[.C977]" office:value-type="float" office:value="920623" calcext:value-type="float">
            <text:p>9206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4</text:p>
          </table:table-cell>
          <table:table-cell table:style-name="ce5" table:formula="of:=IFERROR(__xludf.dummyfunction(&quot;IF(REGEXMATCH(A978, &quot;&quot;forward&quot;&quot;), SPLIT(A97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78, &quot;&quot;down&quot;&quot;), SPLIT(A978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978, &quot;&quot;up&quot;&quot;), SPLIT(A97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77]+[.E978]-[.G978]" office:value-type="float" office:value="897" calcext:value-type="float">
            <text:p>897</text:p>
          </table:table-cell>
          <table:table-cell table:style-name="ce7" table:formula="of:=[.I977]+[.H978]*[.C978]" office:value-type="float" office:value="920623" calcext:value-type="float">
            <text:p>9206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6</text:p>
          </table:table-cell>
          <table:table-cell table:style-name="ce5" table:formula="of:=IFERROR(__xludf.dummyfunction(&quot;IF(REGEXMATCH(A979, &quot;&quot;forward&quot;&quot;), SPLIT(A97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79, &quot;&quot;down&quot;&quot;), SPLIT(A97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79, &quot;&quot;up&quot;&quot;), SPLIT(A979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7" table:formula="of:=[.H978]+[.E979]-[.G979]" office:value-type="float" office:value="891" calcext:value-type="float">
            <text:p>891</text:p>
          </table:table-cell>
          <table:table-cell table:style-name="ce7" table:formula="of:=[.I978]+[.H979]*[.C979]" office:value-type="float" office:value="920623" calcext:value-type="float">
            <text:p>9206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6</text:p>
          </table:table-cell>
          <table:table-cell table:style-name="ce5" table:formula="of:=IFERROR(__xludf.dummyfunction(&quot;IF(REGEXMATCH(A980, &quot;&quot;forward&quot;&quot;), SPLIT(A98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80, &quot;&quot;down&quot;&quot;), SPLIT(A980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table:formula="of:=IFERROR(__xludf.dummyfunction(&quot;IF(REGEXMATCH(A980, &quot;&quot;up&quot;&quot;), SPLIT(A98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79]+[.E980]-[.G980]" office:value-type="float" office:value="897" calcext:value-type="float">
            <text:p>897</text:p>
          </table:table-cell>
          <table:table-cell table:style-name="ce7" table:formula="of:=[.I979]+[.H980]*[.C980]" office:value-type="float" office:value="920623" calcext:value-type="float">
            <text:p>9206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981, &quot;&quot;forward&quot;&quot;), SPLIT(A981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981, &quot;&quot;down&quot;&quot;), SPLIT(A98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81, &quot;&quot;up&quot;&quot;), SPLIT(A98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80]+[.E981]-[.G981]" office:value-type="float" office:value="897" calcext:value-type="float">
            <text:p>897</text:p>
          </table:table-cell>
          <table:table-cell table:style-name="ce7" table:formula="of:=[.I980]+[.H981]*[.C981]" office:value-type="float" office:value="928696" calcext:value-type="float">
            <text:p>9286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2</text:p>
          </table:table-cell>
          <table:table-cell table:style-name="ce5" table:formula="of:=IFERROR(__xludf.dummyfunction(&quot;IF(REGEXMATCH(A982, &quot;&quot;forward&quot;&quot;), SPLIT(A98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982, &quot;&quot;down&quot;&quot;), SPLIT(A98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82, &quot;&quot;up&quot;&quot;), SPLIT(A98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81]+[.E982]-[.G982]" office:value-type="float" office:value="897" calcext:value-type="float">
            <text:p>897</text:p>
          </table:table-cell>
          <table:table-cell table:style-name="ce7" table:formula="of:=[.I981]+[.H982]*[.C982]" office:value-type="float" office:value="930490" calcext:value-type="float">
            <text:p>93049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8</text:p>
          </table:table-cell>
          <table:table-cell table:style-name="ce5" table:formula="of:=IFERROR(__xludf.dummyfunction(&quot;IF(REGEXMATCH(A983, &quot;&quot;forward&quot;&quot;), SPLIT(A98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83, &quot;&quot;down&quot;&quot;), SPLIT(A983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983, &quot;&quot;up&quot;&quot;), SPLIT(A983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82]+[.E983]-[.G983]" office:value-type="float" office:value="905" calcext:value-type="float">
            <text:p>905</text:p>
          </table:table-cell>
          <table:table-cell table:style-name="ce7" table:formula="of:=[.I982]+[.H983]*[.C983]" office:value-type="float" office:value="930490" calcext:value-type="float">
            <text:p>93049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3</text:p>
          </table:table-cell>
          <table:table-cell table:style-name="ce5" table:formula="of:=IFERROR(__xludf.dummyfunction(&quot;IF(REGEXMATCH(A984, &quot;&quot;forward&quot;&quot;), SPLIT(A98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84, &quot;&quot;down&quot;&quot;), SPLIT(A984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IF(REGEXMATCH(A984, &quot;&quot;up&quot;&quot;), SPLIT(A98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83]+[.E984]-[.G984]" office:value-type="float" office:value="908" calcext:value-type="float">
            <text:p>908</text:p>
          </table:table-cell>
          <table:table-cell table:style-name="ce7" table:formula="of:=[.I983]+[.H984]*[.C984]" office:value-type="float" office:value="930490" calcext:value-type="float">
            <text:p>93049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4</text:p>
          </table:table-cell>
          <table:table-cell table:style-name="ce5" table:formula="of:=IFERROR(__xludf.dummyfunction(&quot;IF(REGEXMATCH(A985, &quot;&quot;forward&quot;&quot;), SPLIT(A985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985, &quot;&quot;down&quot;&quot;), SPLIT(A98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85, &quot;&quot;up&quot;&quot;), SPLIT(A98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84]+[.E985]-[.G985]" office:value-type="float" office:value="908" calcext:value-type="float">
            <text:p>908</text:p>
          </table:table-cell>
          <table:table-cell table:style-name="ce7" table:formula="of:=[.I984]+[.H985]*[.C985]" office:value-type="float" office:value="934122" calcext:value-type="float">
            <text:p>9341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4</text:p>
          </table:table-cell>
          <table:table-cell table:style-name="ce5" table:formula="of:=IFERROR(__xludf.dummyfunction(&quot;IF(REGEXMATCH(A986, &quot;&quot;forward&quot;&quot;), SPLIT(A986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986, &quot;&quot;down&quot;&quot;), SPLIT(A98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86, &quot;&quot;up&quot;&quot;), SPLIT(A986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85]+[.E986]-[.G986]" office:value-type="float" office:value="908" calcext:value-type="float">
            <text:p>908</text:p>
          </table:table-cell>
          <table:table-cell table:style-name="ce7" table:formula="of:=[.I985]+[.H986]*[.C986]" office:value-type="float" office:value="937754" calcext:value-type="float">
            <text:p>9377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5</text:p>
          </table:table-cell>
          <table:table-cell table:style-name="ce5" table:formula="of:=IFERROR(__xludf.dummyfunction(&quot;IF(REGEXMATCH(A987, &quot;&quot;forward&quot;&quot;), SPLIT(A987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987, &quot;&quot;down&quot;&quot;), SPLIT(A98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87, &quot;&quot;up&quot;&quot;), SPLIT(A98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86]+[.E987]-[.G987]" office:value-type="float" office:value="908" calcext:value-type="float">
            <text:p>908</text:p>
          </table:table-cell>
          <table:table-cell table:style-name="ce7" table:formula="of:=[.I986]+[.H987]*[.C987]" office:value-type="float" office:value="942294" calcext:value-type="float">
            <text:p>9422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988, &quot;&quot;forward&quot;&quot;), SPLIT(A98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88, &quot;&quot;down&quot;&quot;), SPLIT(A988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988, &quot;&quot;up&quot;&quot;), SPLIT(A98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87]+[.E988]-[.G988]" office:value-type="float" office:value="910" calcext:value-type="float">
            <text:p>910</text:p>
          </table:table-cell>
          <table:table-cell table:style-name="ce7" table:formula="of:=[.I987]+[.H988]*[.C988]" office:value-type="float" office:value="942294" calcext:value-type="float">
            <text:p>9422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8</text:p>
          </table:table-cell>
          <table:table-cell table:style-name="ce5" table:formula="of:=IFERROR(__xludf.dummyfunction(&quot;IF(REGEXMATCH(A989, &quot;&quot;forward&quot;&quot;), SPLIT(A98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89, &quot;&quot;down&quot;&quot;), SPLIT(A989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989, &quot;&quot;up&quot;&quot;), SPLIT(A98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88]+[.E989]-[.G989]" office:value-type="float" office:value="918" calcext:value-type="float">
            <text:p>918</text:p>
          </table:table-cell>
          <table:table-cell table:style-name="ce7" table:formula="of:=[.I988]+[.H989]*[.C989]" office:value-type="float" office:value="942294" calcext:value-type="float">
            <text:p>9422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1</text:p>
          </table:table-cell>
          <table:table-cell table:style-name="ce5" table:formula="of:=IFERROR(__xludf.dummyfunction(&quot;IF(REGEXMATCH(A990, &quot;&quot;forward&quot;&quot;), SPLIT(A99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90, &quot;&quot;down&quot;&quot;), SPLIT(A990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IF(REGEXMATCH(A990, &quot;&quot;up&quot;&quot;), SPLIT(A99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89]+[.E990]-[.G990]" office:value-type="float" office:value="919" calcext:value-type="float">
            <text:p>919</text:p>
          </table:table-cell>
          <table:table-cell table:style-name="ce7" table:formula="of:=[.I989]+[.H990]*[.C990]" office:value-type="float" office:value="942294" calcext:value-type="float">
            <text:p>9422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4</text:p>
          </table:table-cell>
          <table:table-cell table:style-name="ce5" table:formula="of:=IFERROR(__xludf.dummyfunction(&quot;IF(REGEXMATCH(A991, &quot;&quot;forward&quot;&quot;), SPLIT(A99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91, &quot;&quot;down&quot;&quot;), SPLIT(A99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91, &quot;&quot;up&quot;&quot;), SPLIT(A991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7" table:formula="of:=[.H990]+[.E991]-[.G991]" office:value-type="float" office:value="915" calcext:value-type="float">
            <text:p>915</text:p>
          </table:table-cell>
          <table:table-cell table:style-name="ce7" table:formula="of:=[.I990]+[.H991]*[.C991]" office:value-type="float" office:value="942294" calcext:value-type="float">
            <text:p>9422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9</text:p>
          </table:table-cell>
          <table:table-cell table:style-name="ce5" table:formula="of:=IFERROR(__xludf.dummyfunction(&quot;IF(REGEXMATCH(A992, &quot;&quot;forward&quot;&quot;), SPLIT(A992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table:formula="of:=IFERROR(__xludf.dummyfunction(&quot;IF(REGEXMATCH(A992, &quot;&quot;down&quot;&quot;), SPLIT(A992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92, &quot;&quot;up&quot;&quot;), SPLIT(A992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91]+[.E992]-[.G992]" office:value-type="float" office:value="915" calcext:value-type="float">
            <text:p>915</text:p>
          </table:table-cell>
          <table:table-cell table:style-name="ce7" table:formula="of:=[.I991]+[.H992]*[.C992]" office:value-type="float" office:value="950529" calcext:value-type="float">
            <text:p>9505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7</text:p>
          </table:table-cell>
          <table:table-cell table:style-name="ce5" table:formula="of:=IFERROR(__xludf.dummyfunction(&quot;IF(REGEXMATCH(A993, &quot;&quot;forward&quot;&quot;), SPLIT(A99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93, &quot;&quot;down&quot;&quot;), SPLIT(A993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93, &quot;&quot;up&quot;&quot;), SPLIT(A993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7" table:formula="of:=[.H992]+[.E993]-[.G993]" office:value-type="float" office:value="908" calcext:value-type="float">
            <text:p>908</text:p>
          </table:table-cell>
          <table:table-cell table:style-name="ce7" table:formula="of:=[.I992]+[.H993]*[.C993]" office:value-type="float" office:value="950529" calcext:value-type="float">
            <text:p>9505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5</text:p>
          </table:table-cell>
          <table:table-cell table:style-name="ce5" table:formula="of:=IFERROR(__xludf.dummyfunction(&quot;IF(REGEXMATCH(A994, &quot;&quot;forward&quot;&quot;), SPLIT(A994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994, &quot;&quot;down&quot;&quot;), SPLIT(A994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94, &quot;&quot;up&quot;&quot;), SPLIT(A994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93]+[.E994]-[.G994]" office:value-type="float" office:value="908" calcext:value-type="float">
            <text:p>908</text:p>
          </table:table-cell>
          <table:table-cell table:style-name="ce7" table:formula="of:=[.I993]+[.H994]*[.C994]" office:value-type="float" office:value="955069" calcext:value-type="float">
            <text:p>9550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5</text:p>
          </table:table-cell>
          <table:table-cell table:style-name="ce5" table:formula="of:=IFERROR(__xludf.dummyfunction(&quot;IF(REGEXMATCH(A995, &quot;&quot;forward&quot;&quot;), SPLIT(A995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95, &quot;&quot;down&quot;&quot;), SPLIT(A995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5" table:formula="of:=IFERROR(__xludf.dummyfunction(&quot;IF(REGEXMATCH(A995, &quot;&quot;up&quot;&quot;), SPLIT(A995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94]+[.E995]-[.G995]" office:value-type="float" office:value="913" calcext:value-type="float">
            <text:p>913</text:p>
          </table:table-cell>
          <table:table-cell table:style-name="ce7" table:formula="of:=[.I994]+[.H995]*[.C995]" office:value-type="float" office:value="955069" calcext:value-type="float">
            <text:p>9550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 9</text:p>
          </table:table-cell>
          <table:table-cell table:style-name="ce5" table:formula="of:=IFERROR(__xludf.dummyfunction(&quot;IF(REGEXMATCH(A996, &quot;&quot;forward&quot;&quot;), SPLIT(A99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96, &quot;&quot;down&quot;&quot;), SPLIT(A996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96, &quot;&quot;up&quot;&quot;), SPLIT(A996,&quot;&quot; &quot;&quot;), 0)&quot;);&quot;up&quot;)" office:value-type="string" office:string-value="up" calcext:value-type="string">
            <text:p>up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7" table:formula="of:=[.H995]+[.E996]-[.G996]" office:value-type="float" office:value="904" calcext:value-type="float">
            <text:p>904</text:p>
          </table:table-cell>
          <table:table-cell table:style-name="ce7" table:formula="of:=[.I995]+[.H996]*[.C996]" office:value-type="float" office:value="955069" calcext:value-type="float">
            <text:p>9550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997, &quot;&quot;forward&quot;&quot;), SPLIT(A997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97, &quot;&quot;down&quot;&quot;), SPLIT(A997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997, &quot;&quot;up&quot;&quot;), SPLIT(A997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96]+[.E997]-[.G997]" office:value-type="float" office:value="906" calcext:value-type="float">
            <text:p>906</text:p>
          </table:table-cell>
          <table:table-cell table:style-name="ce7" table:formula="of:=[.I996]+[.H997]*[.C997]" office:value-type="float" office:value="955069" calcext:value-type="float">
            <text:p>9550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 2</text:p>
          </table:table-cell>
          <table:table-cell table:style-name="ce5" table:formula="of:=IFERROR(__xludf.dummyfunction(&quot;IF(REGEXMATCH(A998, &quot;&quot;forward&quot;&quot;), SPLIT(A998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98, &quot;&quot;down&quot;&quot;), SPLIT(A998,&quot;&quot; &quot;&quot;), 0)&quot;);&quot;down&quot;)" office:value-type="string" office:string-value="down" calcext:value-type="string">
            <text:p>down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IF(REGEXMATCH(A998, &quot;&quot;up&quot;&quot;), SPLIT(A998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97]+[.E998]-[.G998]" office:value-type="float" office:value="908" calcext:value-type="float">
            <text:p>908</text:p>
          </table:table-cell>
          <table:table-cell table:style-name="ce7" table:formula="of:=[.I997]+[.H998]*[.C998]" office:value-type="float" office:value="955069" calcext:value-type="float">
            <text:p>9550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4</text:p>
          </table:table-cell>
          <table:table-cell table:style-name="ce5" table:formula="of:=IFERROR(__xludf.dummyfunction(&quot;IF(REGEXMATCH(A999, &quot;&quot;forward&quot;&quot;), SPLIT(A999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999, &quot;&quot;down&quot;&quot;), SPLIT(A999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999, &quot;&quot;up&quot;&quot;), SPLIT(A999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98]+[.E999]-[.G999]" office:value-type="float" office:value="908" calcext:value-type="float">
            <text:p>908</text:p>
          </table:table-cell>
          <table:table-cell table:style-name="ce7" table:formula="of:=[.I998]+[.H999]*[.C999]" office:value-type="float" office:value="958701" calcext:value-type="float">
            <text:p>9587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ward 4</text:p>
          </table:table-cell>
          <table:table-cell table:style-name="ce5" table:formula="of:=IFERROR(__xludf.dummyfunction(&quot;IF(REGEXMATCH(A1000, &quot;&quot;forward&quot;&quot;), SPLIT(A1000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table:formula="of:=IFERROR(__xludf.dummyfunction(&quot;IF(REGEXMATCH(A1000, &quot;&quot;down&quot;&quot;), SPLIT(A1000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000, &quot;&quot;up&quot;&quot;), SPLIT(A1000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999]+[.E1000]-[.G1000]" office:value-type="float" office:value="908" calcext:value-type="float">
            <text:p>908</text:p>
          </table:table-cell>
          <table:table-cell table:style-name="ce7" table:formula="of:=[.I999]+[.H1000]*[.C1000]" office:value-type="float" office:value="962333" calcext:value-type="float">
            <text:p>96233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orward 8</text:p>
          </table:table-cell>
          <table:table-cell table:style-name="ce5" table:formula="of:=IFERROR(__xludf.dummyfunction(&quot;IF(REGEXMATCH(A1001, &quot;&quot;forward&quot;&quot;), SPLIT(A1001,&quot;&quot; &quot;&quot;), 0)&quot;);&quot;forward&quot;)" office:value-type="string" office:string-value="forward" calcext:value-type="string">
            <text:p>forward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table:formula="of:=IFERROR(__xludf.dummyfunction(&quot;IF(REGEXMATCH(A1001, &quot;&quot;down&quot;&quot;), SPLIT(A1001,&quot;&quot; &quot;&quot;), 0)&quot;);0)" office:value-type="float" office:value="0" calcext:value-type="float">
            <text:p>0</text:p>
          </table:table-cell>
          <table:table-cell table:style-name="ce6"/>
          <table:table-cell table:style-name="ce5" table:formula="of:=IFERROR(__xludf.dummyfunction(&quot;IF(REGEXMATCH(A1001, &quot;&quot;up&quot;&quot;), SPLIT(A1001,&quot;&quot; &quot;&quot;), 0)&quot;);0)" office:value-type="float" office:value="0" calcext:value-type="float">
            <text:p>0</text:p>
          </table:table-cell>
          <table:table-cell table:style-name="ce6"/>
          <table:table-cell table:style-name="ce7" table:formula="of:=[.H1000]+[.E1001]-[.G1001]" office:value-type="float" office:value="908" calcext:value-type="float">
            <text:p>908</text:p>
          </table:table-cell>
          <table:table-cell table:style-name="ce7" table:formula="of:=[.I1000]+[.H1001]*[.C1001]" office:value-type="float" office:value="969597" calcext:value-type="float">
            <text:p>969597</text:p>
          </table:table-cell>
          <table:table-cell table:number-columns-repeated="1015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y_20_2" style:display-name="PageStyle_Day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019" meta:object-count="0"/>
    <meta:generator>LibreOfficeDev/6.0.5.2$Linux_X86_64 LibreOffice_project/</meta:generator>
  </office:meta>
</office:document-meta>
</file>